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7.21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0.19pt"/>
    </style:style>
    <style:style style:name="co6" style:family="table-column">
      <style:table-column-properties fo:break-before="auto" style:column-width="29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OKING FOR GOOD OLD RESULTS" table:style-name="ta1">
        <table:shapes>
          <draw:frame draw:z-index="0" draw:style-name="gr1" draw:text-style-name="P1" svg:width="856.63pt" svg:height="625.04pt" svg:x="281.68pt" svg:y="332.79pt">
            <loext:p draw:notify-on-update-of-ranges="'LOOKING FOR GOOD OLD RESULTS'.A4:'LOOKING FOR GOOD OLD RESULTS'.A4 'LOOKING FOR GOOD OLD RESULTS'.B4:'LOOKING FOR GOOD OLD RESULTS'.AO4 'LOOKING FOR GOOD OLD RESULTS'.A5:'LOOKING FOR GOOD OLD RESULTS'.A5 'LOOKING FOR GOOD OLD RESULTS'.B5:'LOOKING FOR GOOD OLD RESULTS'.AO5 'LOOKING FOR GOOD OLD RESULTS'.A6:'LOOKING FOR GOOD OLD RESULTS'.A6 'LOOKING FOR GOOD OLD RESULTS'.B6:'LOOKING FOR GOOD OLD RESULTS'.AO6 'LOOKING FOR GOOD OLD RESULTS'.A7:'LOOKING FOR GOOD OLD RESULTS'.A7 'LOOKING FOR GOOD OLD RESULTS'.B7:'LOOKING FOR GOOD OLD RESULTS'.AO7 'LOOKING FOR GOOD OLD RESULTS'.A8:'LOOKING FOR GOOD OLD RESULTS'.A8 'LOOKING FOR GOOD OLD RESULTS'.B8:'LOOKING FOR GOOD OLD RESULTS'.AO8 'LOOKING FOR GOOD OLD RESULTS'.A9:'LOOKING FOR GOOD OLD RESULTS'.A9 'LOOKING FOR GOOD OLD RESULTS'.B9:'LOOKING FOR GOOD OLD RESULTS'.AO9 'LOOKING FOR GOOD OLD RESULTS'.A10:'LOOKING FOR GOOD OLD RESULTS'.A10 'LOOKING FOR GOOD OLD RESULTS'.B10:'LOOKING FOR GOOD OLD RESULTS'.AO10 'LOOKING FOR GOOD OLD RESULTS'.A11:'LOOKING FOR GOOD OLD RESULTS'.A11 'LOOKING FOR GOOD OLD RESULTS'.B11:'LOOKING FOR GOOD OLD RESULTS'.AO11 'LOOKING FOR GOOD OLD RESULTS'.A12:'LOOKING FOR GOOD OLD RESULTS'.A12 'LOOKING FOR GOOD OLD RESULTS'.B12:'LOOKING FOR GOOD OLD RESULTS'.AO12 'LOOKING FOR GOOD OLD RESULTS'.A13:'LOOKING FOR GOOD OLD RESULTS'.A13 'LOOKING FOR GOOD OLD RESULTS'.B13:'LOOKING FOR GOOD OLD RESULTS'.AO13 'LOOKING FOR GOOD OLD RESULTS'.A14:'LOOKING FOR GOOD OLD RESULTS'.A14 'LOOKING FOR GOOD OLD RESULTS'.B14:'LOOKING FOR GOOD OLD RESULTS'.AO14 'LOOKING FOR GOOD OLD RESULTS'.A15:'LOOKING FOR GOOD OLD RESULTS'.A15 'LOOKING FOR GOOD OLD RESULTS'.B15:'LOOKING FOR GOOD OLD RESULTS'.AO15 'LOOKING FOR GOOD OLD RESULTS'.A16:'LOOKING FOR GOOD OLD RESULTS'.A16 'LOOKING FOR GOOD OLD RESULTS'.B16:'LOOKING FOR GOOD OLD RESULTS'.AO16 'LOOKING FOR GOOD OLD RESULTS'.A17:'LOOKING FOR GOOD OLD RESULTS'.A17 'LOOKING FOR GOOD OLD RESULTS'.B17:'LOOKING FOR GOOD OLD RESULTS'.AO17 'LOOKING FOR GOOD OLD RESULTS'.A18:'LOOKING FOR GOOD OLD RESULTS'.A18 'LOOKING FOR GOOD OLD RESULTS'.B18:'LOOKING FOR GOOD OLD RESULTS'.AO18 'LOOKING FOR GOOD OLD RESULTS'.A19:'LOOKING FOR GOOD OLD RESULTS'.A19 'LOOKING FOR GOOD OLD RESULTS'.B19:'LOOKING FOR GOOD OLD RESULTS'.AO19 'LOOKING FOR GOOD OLD RESULTS'.A20:'LOOKING FOR GOOD OLD RESULTS'.A20 'LOOKING FOR GOOD OLD RESULTS'.B20:'LOOKING FOR GOOD OLD RESULTS'.AO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</text:p>
          </table:table-cell>
          <table:table-cell office:value-type="float" office:value="5.20184334939" calcext:value-type="float">
            <text:p>5.2018433494</text:p>
          </table:table-cell>
          <table:table-cell office:value-type="float" office:value="5.51383105706" calcext:value-type="float">
            <text:p>5.5138310571</text:p>
          </table:table-cell>
          <table:table-cell office:value-type="float" office:value="5.93510631194" calcext:value-type="float">
            <text:p>5.9351063119</text:p>
          </table:table-cell>
          <table:table-cell office:value-type="float" office:value="6.65756836356" calcext:value-type="float">
            <text:p>6.6575683636</text:p>
          </table:table-cell>
          <table:table-cell office:value-type="float" office:value="7.08524015645" calcext:value-type="float">
            <text:p>7.0852401565</text:p>
          </table:table-cell>
          <table:table-cell office:value-type="float" office:value="8.29757025955" calcext:value-type="float">
            <text:p>8.2975702596</text:p>
          </table:table-cell>
          <table:table-cell office:value-type="float" office:value="9.51786397069" calcext:value-type="float">
            <text:p>9.5178639707</text:p>
          </table:table-cell>
          <table:table-cell office:value-type="float" office:value="10.7973062591" calcext:value-type="float">
            <text:p>10.7973062591</text:p>
          </table:table-cell>
          <table:table-cell office:value-type="float" office:value="12.7160010507" calcext:value-type="float">
            <text:p>12.7160010507</text:p>
          </table:table-cell>
          <table:table-cell office:value-type="float" office:value="15.272886516" calcext:value-type="float">
            <text:p>15.272886516</text:p>
          </table:table-cell>
          <table:table-cell office:value-type="float" office:value="18.0520933564" calcext:value-type="float">
            <text:p>18.0520933564</text:p>
          </table:table-cell>
          <table:table-cell office:value-type="float" office:value="22.2557389678" calcext:value-type="float">
            <text:p>22.2557389678</text:p>
          </table:table-cell>
          <table:table-cell office:value-type="float" office:value="26.7756153803" calcext:value-type="float">
            <text:p>26.7756153803</text:p>
          </table:table-cell>
          <table:table-cell office:value-type="float" office:value="32.777423413" calcext:value-type="float">
            <text:p>32.777423413</text:p>
          </table:table-cell>
          <table:table-cell office:value-type="float" office:value="37.862630122" calcext:value-type="float">
            <text:p>37.862630122</text:p>
          </table:table-cell>
          <table:table-cell office:value-type="float" office:value="44.6518162768" calcext:value-type="float">
            <text:p>44.6518162768</text:p>
          </table:table-cell>
          <table:table-cell office:value-type="float" office:value="53.4654068288" calcext:value-type="float">
            <text:p>53.4654068288</text:p>
          </table:table-cell>
          <table:table-cell office:value-type="float" office:value="58.8321378523" calcext:value-type="float">
            <text:p>58.8321378523</text:p>
          </table:table-cell>
          <table:table-cell office:value-type="float" office:value="68.3713212946" calcext:value-type="float">
            <text:p>68.3713212946</text:p>
          </table:table-cell>
          <table:table-cell office:value-type="float" office:value="77.3960894465" calcext:value-type="float">
            <text:p>77.3960894465</text:p>
          </table:table-cell>
          <table:table-cell office:value-type="float" office:value="83.8092573434" calcext:value-type="float">
            <text:p>83.8092573434</text:p>
          </table:table-cell>
          <table:table-cell office:value-type="float" office:value="91.2983082896" calcext:value-type="float">
            <text:p>91.2983082896</text:p>
          </table:table-cell>
          <table:table-cell office:value-type="float" office:value="99.7222573048" calcext:value-type="float">
            <text:p>99.7222573048</text:p>
          </table:table-cell>
          <table:table-cell office:value-type="float" office:value="106.071294221" calcext:value-type="float">
            <text:p>106.071294221</text:p>
          </table:table-cell>
          <table:table-cell office:value-type="float" office:value="115.668900654" calcext:value-type="float">
            <text:p>115.668900654</text:p>
          </table:table-cell>
          <table:table-cell office:value-type="float" office:value="124.812307824" calcext:value-type="float">
            <text:p>124.812307824</text:p>
          </table:table-cell>
          <table:table-cell office:value-type="float" office:value="132.687011411" calcext:value-type="float">
            <text:p>132.687011411</text:p>
          </table:table-cell>
          <table:table-cell office:value-type="float" office:value="147.011344307" calcext:value-type="float">
            <text:p>147.011344307</text:p>
          </table:table-cell>
          <table:table-cell office:value-type="float" office:value="165.75950351" calcext:value-type="float">
            <text:p>165.75950351</text:p>
          </table:table-cell>
          <table:table-cell office:value-type="float" office:value="175.603780617" calcext:value-type="float">
            <text:p>175.603780617</text:p>
          </table:table-cell>
          <table:table-cell office:value-type="float" office:value="198.159526247" calcext:value-type="float">
            <text:p>198.159526247</text:p>
          </table:table-cell>
          <table:table-cell office:value-type="float" office:value="218.34068" calcext:value-type="float">
            <text:p>218.34068</text:p>
          </table:table-cell>
          <table:table-cell office:value-type="float" office:value="256.436152031" calcext:value-type="float">
            <text:p>256.436152031</text:p>
          </table:table-cell>
          <table:table-cell office:value-type="float" office:value="305.452584391" calcext:value-type="float">
            <text:p>305.452584391</text:p>
          </table:table-cell>
          <table:table-cell office:value-type="float" office:value="370.606704836" calcext:value-type="float">
            <text:p>370.606704836</text:p>
          </table:table-cell>
          <table:table-cell office:value-type="float" office:value="451.763012221" calcext:value-type="float">
            <text:p>451.763012221</text:p>
          </table:table-cell>
          <table:table-cell office:value-type="float" office:value="530.945566418" calcext:value-type="float">
            <text:p>530.945566418</text:p>
          </table:table-cell>
          <table:table-cell office:value-type="float" office:value="728.337050427" calcext:value-type="float">
            <text:p>728.337050427</text:p>
          </table:table-cell>
          <table:table-cell office:value-type="float" office:value="956.367459358" calcext:value-type="float">
            <text:p>956.367459358</text:p>
          </table:table-cell>
          <table:table-cell office:value-type="float" office:value="1169.08887534" calcext:value-type="float">
            <text:p>1169.08887534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 CHEAT weights</text:p>
          </table:table-cell>
          <table:table-cell office:value-type="float" office:value="5.09339085089" calcext:value-type="float">
            <text:p>5.0933908509</text:p>
          </table:table-cell>
          <table:table-cell office:value-type="float" office:value="5.20415029565" calcext:value-type="float">
            <text:p>5.2041502957</text:p>
          </table:table-cell>
          <table:table-cell office:value-type="float" office:value="5.34481971521" calcext:value-type="float">
            <text:p>5.3448197152</text:p>
          </table:table-cell>
          <table:table-cell office:value-type="float" office:value="5.46004942347" calcext:value-type="float">
            <text:p>5.4600494235</text:p>
          </table:table-cell>
          <table:table-cell office:value-type="float" office:value="5.59742419567" calcext:value-type="float">
            <text:p>5.5974241957</text:p>
          </table:table-cell>
          <table:table-cell office:value-type="float" office:value="5.79393425921" calcext:value-type="float">
            <text:p>5.7939342592</text:p>
          </table:table-cell>
          <table:table-cell office:value-type="float" office:value="6.06901779944" calcext:value-type="float">
            <text:p>6.0690177994</text:p>
          </table:table-cell>
          <table:table-cell office:value-type="float" office:value="6.34449256545" calcext:value-type="float">
            <text:p>6.3444925655</text:p>
          </table:table-cell>
          <table:table-cell office:value-type="float" office:value="6.67086428899" calcext:value-type="float">
            <text:p>6.670864289</text:p>
          </table:table-cell>
          <table:table-cell office:value-type="float" office:value="7.02062815554" calcext:value-type="float">
            <text:p>7.0206281555</text:p>
          </table:table-cell>
          <table:table-cell office:value-type="float" office:value="7.77681610907" calcext:value-type="float">
            <text:p>7.7768161091</text:p>
          </table:table-cell>
          <table:table-cell office:value-type="float" office:value="8.34573894029" calcext:value-type="float">
            <text:p>8.3457389403</text:p>
          </table:table-cell>
          <table:table-cell office:value-type="float" office:value="9.06739558333" calcext:value-type="float">
            <text:p>9.0673955833</text:p>
          </table:table-cell>
          <table:table-cell office:value-type="float" office:value="9.8106405554" calcext:value-type="float">
            <text:p>9.8106405554</text:p>
          </table:table-cell>
          <table:table-cell office:value-type="float" office:value="11.8955083325" calcext:value-type="float">
            <text:p>11.8955083325</text:p>
          </table:table-cell>
          <table:table-cell office:value-type="float" office:value="13.7804079733" calcext:value-type="float">
            <text:p>13.7804079733</text:p>
          </table:table-cell>
          <table:table-cell office:value-type="float" office:value="15.9990310336" calcext:value-type="float">
            <text:p>15.9990310336</text:p>
          </table:table-cell>
          <table:table-cell office:value-type="float" office:value="20.654998958" calcext:value-type="float">
            <text:p>20.654998958</text:p>
          </table:table-cell>
          <table:table-cell office:value-type="float" office:value="26.24355815" calcext:value-type="float">
            <text:p>26.24355815</text:p>
          </table:table-cell>
          <table:table-cell office:value-type="float" office:value="33.9881581673" calcext:value-type="float">
            <text:p>33.9881581673</text:p>
          </table:table-cell>
          <table:table-cell office:value-type="float" office:value="44.8605077456" calcext:value-type="float">
            <text:p>44.8605077456</text:p>
          </table:table-cell>
          <table:table-cell office:value-type="float" office:value="65.2858067513" calcext:value-type="float">
            <text:p>65.2858067513</text:p>
          </table:table-cell>
          <table:table-cell office:value-type="float" office:value="74.1201401696" calcext:value-type="float">
            <text:p>74.1201401696</text:p>
          </table:table-cell>
          <table:table-cell office:value-type="float" office:value="98.894965927" calcext:value-type="float">
            <text:p>98.894965927</text:p>
          </table:table-cell>
          <table:table-cell office:value-type="float" office:value="116.702795321" calcext:value-type="float">
            <text:p>116.702795321</text:p>
          </table:table-cell>
          <table:table-cell office:value-type="float" office:value="131.102339836" calcext:value-type="float">
            <text:p>131.102339836</text:p>
          </table:table-cell>
          <table:table-cell office:value-type="float" office:value="145.529669834" calcext:value-type="float">
            <text:p>145.529669834</text:p>
          </table:table-cell>
          <table:table-cell office:value-type="float" office:value="160.165138604" calcext:value-type="float">
            <text:p>160.165138604</text:p>
          </table:table-cell>
          <table:table-cell office:value-type="float" office:value="175.134218939" calcext:value-type="float">
            <text:p>175.134218939</text:p>
          </table:table-cell>
          <table:table-cell office:value-type="float" office:value="197.382979299" calcext:value-type="float">
            <text:p>197.382979299</text:p>
          </table:table-cell>
          <table:table-cell office:value-type="float" office:value="222.810675883" calcext:value-type="float">
            <text:p>222.810675883</text:p>
          </table:table-cell>
          <table:table-cell office:value-type="float" office:value="254.34109393" calcext:value-type="float">
            <text:p>254.34109393</text:p>
          </table:table-cell>
          <table:table-cell office:value-type="float" office:value="278.863584224" calcext:value-type="float">
            <text:p>278.863584224</text:p>
          </table:table-cell>
          <table:table-cell office:value-type="float" office:value="325.866141076" calcext:value-type="float">
            <text:p>325.866141076</text:p>
          </table:table-cell>
          <table:table-cell office:value-type="float" office:value="413.00103496" calcext:value-type="float">
            <text:p>413.00103496</text:p>
          </table:table-cell>
          <table:table-cell office:value-type="float" office:value="500.732465575" calcext:value-type="float">
            <text:p>500.732465575</text:p>
          </table:table-cell>
          <table:table-cell office:value-type="float" office:value="607.030031686" calcext:value-type="float">
            <text:p>607.030031686</text:p>
          </table:table-cell>
          <table:table-cell office:value-type="float" office:value="817.464150256" calcext:value-type="float">
            <text:p>817.464150256</text:p>
          </table:table-cell>
          <table:table-cell office:value-type="float" office:value="943.810348802" calcext:value-type="float">
            <text:p>943.810348802</text:p>
          </table:table-cell>
          <table:table-cell office:value-type="float" office:value="1225.81109911" calcext:value-type="float">
            <text:p>1225.81109911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 CHEAT weights</text:p>
          </table:table-cell>
          <table:table-cell office:value-type="float" office:value="5.09601756207" calcext:value-type="float">
            <text:p>5.0960175621</text:p>
          </table:table-cell>
          <table:table-cell office:value-type="float" office:value="5.20423436164" calcext:value-type="float">
            <text:p>5.2042343616</text:p>
          </table:table-cell>
          <table:table-cell office:value-type="float" office:value="5.30600541949" calcext:value-type="float">
            <text:p>5.3060054195</text:p>
          </table:table-cell>
          <table:table-cell office:value-type="float" office:value="5.45890727347" calcext:value-type="float">
            <text:p>5.4589072735</text:p>
          </table:table-cell>
          <table:table-cell office:value-type="float" office:value="5.64459046144" calcext:value-type="float">
            <text:p>5.6445904614</text:p>
          </table:table-cell>
          <table:table-cell office:value-type="float" office:value="5.79856980321" calcext:value-type="float">
            <text:p>5.7985698032</text:p>
          </table:table-cell>
          <table:table-cell office:value-type="float" office:value="6.02421336304" calcext:value-type="float">
            <text:p>6.024213363</text:p>
          </table:table-cell>
          <table:table-cell office:value-type="float" office:value="6.28906582118" calcext:value-type="float">
            <text:p>6.2890658212</text:p>
          </table:table-cell>
          <table:table-cell office:value-type="float" office:value="6.60371737376" calcext:value-type="float">
            <text:p>6.6037173738</text:p>
          </table:table-cell>
          <table:table-cell office:value-type="float" office:value="7.12316209688" calcext:value-type="float">
            <text:p>7.1231620969</text:p>
          </table:table-cell>
          <table:table-cell office:value-type="float" office:value="7.65337096985" calcext:value-type="float">
            <text:p>7.6533709699</text:p>
          </table:table-cell>
          <table:table-cell office:value-type="float" office:value="8.27747701773" calcext:value-type="float">
            <text:p>8.2774770177</text:p>
          </table:table-cell>
          <table:table-cell office:value-type="float" office:value="9.0517974478" calcext:value-type="float">
            <text:p>9.0517974478</text:p>
          </table:table-cell>
          <table:table-cell office:value-type="float" office:value="10.035509894" calcext:value-type="float">
            <text:p>10.035509894</text:p>
          </table:table-cell>
          <table:table-cell office:value-type="float" office:value="11.7371818484" calcext:value-type="float">
            <text:p>11.7371818484</text:p>
          </table:table-cell>
          <table:table-cell office:value-type="float" office:value="12.77833869" calcext:value-type="float">
            <text:p>12.77833869</text:p>
          </table:table-cell>
          <table:table-cell office:value-type="float" office:value="15.5773442901" calcext:value-type="float">
            <text:p>15.5773442901</text:p>
          </table:table-cell>
          <table:table-cell office:value-type="float" office:value="19.1735281083" calcext:value-type="float">
            <text:p>19.1735281083</text:p>
          </table:table-cell>
          <table:table-cell office:value-type="float" office:value="23.2944331101" calcext:value-type="float">
            <text:p>23.2944331101</text:p>
          </table:table-cell>
          <table:table-cell office:value-type="float" office:value="28.8079722196" calcext:value-type="float">
            <text:p>28.8079722196</text:p>
          </table:table-cell>
          <table:table-cell office:value-type="float" office:value="35.613444355" calcext:value-type="float">
            <text:p>35.613444355</text:p>
          </table:table-cell>
          <table:table-cell office:value-type="float" office:value="52.9748165603" calcext:value-type="float">
            <text:p>52.9748165603</text:p>
          </table:table-cell>
          <table:table-cell office:value-type="float" office:value="68.8911525921" calcext:value-type="float">
            <text:p>68.8911525921</text:p>
          </table:table-cell>
          <table:table-cell office:value-type="float" office:value="86.6374730665" calcext:value-type="float">
            <text:p>86.6374730665</text:p>
          </table:table-cell>
          <table:table-cell office:value-type="float" office:value="111.304707732" calcext:value-type="float">
            <text:p>111.304707732</text:p>
          </table:table-cell>
          <table:table-cell office:value-type="float" office:value="133.540252769" calcext:value-type="float">
            <text:p>133.540252769</text:p>
          </table:table-cell>
          <table:table-cell office:value-type="float" office:value="153.256727132" calcext:value-type="float">
            <text:p>153.256727132</text:p>
          </table:table-cell>
          <table:table-cell office:value-type="float" office:value="171.149281888" calcext:value-type="float">
            <text:p>171.149281888</text:p>
          </table:table-cell>
          <table:table-cell office:value-type="float" office:value="190.453610321" calcext:value-type="float">
            <text:p>190.453610321</text:p>
          </table:table-cell>
          <table:table-cell office:value-type="float" office:value="218.441758542" calcext:value-type="float">
            <text:p>218.441758542</text:p>
          </table:table-cell>
          <table:table-cell office:value-type="float" office:value="247.667544383" calcext:value-type="float">
            <text:p>247.667544383</text:p>
          </table:table-cell>
          <table:table-cell office:value-type="float" office:value="279.217167132" calcext:value-type="float">
            <text:p>279.217167132</text:p>
          </table:table-cell>
          <table:table-cell office:value-type="float" office:value="318.941931946" calcext:value-type="float">
            <text:p>318.941931946</text:p>
          </table:table-cell>
          <table:table-cell office:value-type="float" office:value="375.783143064" calcext:value-type="float">
            <text:p>375.783143064</text:p>
          </table:table-cell>
          <table:table-cell office:value-type="float" office:value="446.849130093" calcext:value-type="float">
            <text:p>446.849130093</text:p>
          </table:table-cell>
          <table:table-cell office:value-type="float" office:value="553.056807899" calcext:value-type="float">
            <text:p>553.056807899</text:p>
          </table:table-cell>
          <table:table-cell office:value-type="float" office:value="709.244408949" calcext:value-type="float">
            <text:p>709.244408949</text:p>
          </table:table-cell>
          <table:table-cell office:value-type="float" office:value="773.980895423" calcext:value-type="float">
            <text:p>773.980895423</text:p>
          </table:table-cell>
          <table:table-cell office:value-type="float" office:value="985.671569657" calcext:value-type="float">
            <text:p>985.671569657</text:p>
          </table:table-cell>
          <table:table-cell office:value-type="float" office:value="1222.35480867" calcext:value-type="float">
            <text:p>1222.35480867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CHEAT weights</text:p>
          </table:table-cell>
          <table:table-cell office:value-type="float" office:value="5.13704951819" calcext:value-type="float">
            <text:p>5.1370495182</text:p>
          </table:table-cell>
          <table:table-cell office:value-type="float" office:value="5.31027952513" calcext:value-type="float">
            <text:p>5.3102795251</text:p>
          </table:table-cell>
          <table:table-cell office:value-type="float" office:value="5.50625266508" calcext:value-type="float">
            <text:p>5.5062526651</text:p>
          </table:table-cell>
          <table:table-cell office:value-type="float" office:value="5.72223573667" calcext:value-type="float">
            <text:p>5.7222357367</text:p>
          </table:table-cell>
          <table:table-cell office:value-type="float" office:value="6.09943337397" calcext:value-type="float">
            <text:p>6.099433374</text:p>
          </table:table-cell>
          <table:table-cell office:value-type="float" office:value="6.44243819984" calcext:value-type="float">
            <text:p>6.4424381998</text:p>
          </table:table-cell>
          <table:table-cell office:value-type="float" office:value="6.93354795506" calcext:value-type="float">
            <text:p>6.9335479551</text:p>
          </table:table-cell>
          <table:table-cell office:value-type="float" office:value="7.43924210186" calcext:value-type="float">
            <text:p>7.4392421019</text:p>
          </table:table-cell>
          <table:table-cell office:value-type="float" office:value="8.29868172614" calcext:value-type="float">
            <text:p>8.2986817261</text:p>
          </table:table-cell>
          <table:table-cell office:value-type="float" office:value="9.01155604662" calcext:value-type="float">
            <text:p>9.0115560466</text:p>
          </table:table-cell>
          <table:table-cell office:value-type="float" office:value="10.0963474316" calcext:value-type="float">
            <text:p>10.0963474316</text:p>
          </table:table-cell>
          <table:table-cell office:value-type="float" office:value="11.0299887453" calcext:value-type="float">
            <text:p>11.0299887453</text:p>
          </table:table-cell>
          <table:table-cell office:value-type="float" office:value="12.3539822314" calcext:value-type="float">
            <text:p>12.3539822314</text:p>
          </table:table-cell>
          <table:table-cell office:value-type="float" office:value="13.47964525" calcext:value-type="float">
            <text:p>13.47964525</text:p>
          </table:table-cell>
          <table:table-cell office:value-type="float" office:value="16.4286878069" calcext:value-type="float">
            <text:p>16.4286878069</text:p>
          </table:table-cell>
          <table:table-cell office:value-type="float" office:value="18.6756187011" calcext:value-type="float">
            <text:p>18.6756187011</text:p>
          </table:table-cell>
          <table:table-cell office:value-type="float" office:value="21.9922373515" calcext:value-type="float">
            <text:p>21.9922373515</text:p>
          </table:table-cell>
          <table:table-cell office:value-type="float" office:value="26.9728194535" calcext:value-type="float">
            <text:p>26.9728194535</text:p>
          </table:table-cell>
          <table:table-cell office:value-type="float" office:value="29.9310768462" calcext:value-type="float">
            <text:p>29.9310768462</text:p>
          </table:table-cell>
          <table:table-cell office:value-type="float" office:value="35.2560599559" calcext:value-type="float">
            <text:p>35.2560599559</text:p>
          </table:table-cell>
          <table:table-cell office:value-type="float" office:value="45.0096343807" calcext:value-type="float">
            <text:p>45.0096343807</text:p>
          </table:table-cell>
          <table:table-cell office:value-type="float" office:value="52.0227334955" calcext:value-type="float">
            <text:p>52.0227334955</text:p>
          </table:table-cell>
          <table:table-cell office:value-type="float" office:value="66.9874444125" calcext:value-type="float">
            <text:p>66.9874444125</text:p>
          </table:table-cell>
          <table:table-cell office:value-type="float" office:value="79.3842014979" calcext:value-type="float">
            <text:p>79.3842014979</text:p>
          </table:table-cell>
          <table:table-cell office:value-type="float" office:value="102.537287847" calcext:value-type="float">
            <text:p>102.537287847</text:p>
          </table:table-cell>
          <table:table-cell office:value-type="float" office:value="127.569421984" calcext:value-type="float">
            <text:p>127.569421984</text:p>
          </table:table-cell>
          <table:table-cell office:value-type="float" office:value="165.471257957" calcext:value-type="float">
            <text:p>165.471257957</text:p>
          </table:table-cell>
          <table:table-cell office:value-type="float" office:value="216.604066369" calcext:value-type="float">
            <text:p>216.604066369</text:p>
          </table:table-cell>
          <table:table-cell office:value-type="float" office:value="274.325905531" calcext:value-type="float">
            <text:p>274.325905531</text:p>
          </table:table-cell>
          <table:table-cell office:value-type="float" office:value="368.351234253" calcext:value-type="float">
            <text:p>368.351234253</text:p>
          </table:table-cell>
          <table:table-cell office:value-type="float" office:value="464.928039607" calcext:value-type="float">
            <text:p>464.928039607</text:p>
          </table:table-cell>
          <table:table-cell office:value-type="float" office:value="599.916623509" calcext:value-type="float">
            <text:p>599.916623509</text:p>
          </table:table-cell>
          <table:table-cell office:value-type="float" office:value="742.954865214" calcext:value-type="float">
            <text:p>742.954865214</text:p>
          </table:table-cell>
          <table:table-cell office:value-type="float" office:value="841.335517207" calcext:value-type="float">
            <text:p>841.335517207</text:p>
          </table:table-cell>
          <table:table-cell office:value-type="float" office:value="953.286590052" calcext:value-type="float">
            <text:p>953.286590052</text:p>
          </table:table-cell>
          <table:table-cell office:value-type="float" office:value="1109.53121704" calcext:value-type="float">
            <text:p>1109.53121704</text:p>
          </table:table-cell>
          <table:table-cell office:value-type="float" office:value="1219.61444518" calcext:value-type="float">
            <text:p>1219.61444518</text:p>
          </table:table-cell>
          <table:table-cell office:value-type="float" office:value="1462.5562907" calcext:value-type="float">
            <text:p>1462.5562907</text:p>
          </table:table-cell>
          <table:table-cell office:value-type="float" office:value="1631.63410774" calcext:value-type="float">
            <text:p>1631.63410774</text:p>
          </table:table-cell>
          <table:table-cell office:value-type="float" office:value="1768.11411721" calcext:value-type="float">
            <text:p>1768.11411721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(from previous tab)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 (from previous tab)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(from previous tab)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TESTING NEW NEW fuzzy_token inc dec half w/threshold 0.2 and 0.8 and window limit 3 CHEAT weights</text:p>
          </table:table-cell>
          <table:table-cell office:value-type="float" office:value="5.08900909283" calcext:value-type="float">
            <text:p>5.0890090928</text:p>
          </table:table-cell>
          <table:table-cell office:value-type="float" office:value="5.19160419169" calcext:value-type="float">
            <text:p>5.1916041917</text:p>
          </table:table-cell>
          <table:table-cell office:value-type="float" office:value="5.3364905058" calcext:value-type="float">
            <text:p>5.3364905058</text:p>
          </table:table-cell>
          <table:table-cell office:value-type="float" office:value="5.46885745775" calcext:value-type="float">
            <text:p>5.4688574578</text:p>
          </table:table-cell>
          <table:table-cell office:value-type="float" office:value="5.62440492379" calcext:value-type="float">
            <text:p>5.6244049238</text:p>
          </table:table-cell>
          <table:table-cell office:value-type="float" office:value="5.81653067009" calcext:value-type="float">
            <text:p>5.8165306701</text:p>
          </table:table-cell>
          <table:table-cell office:value-type="float" office:value="6.02522550424" calcext:value-type="float">
            <text:p>6.0252255042</text:p>
          </table:table-cell>
          <table:table-cell office:value-type="float" office:value="6.28061905444" calcext:value-type="float">
            <text:p>6.2806190544</text:p>
          </table:table-cell>
          <table:table-cell office:value-type="float" office:value="6.63199461417" calcext:value-type="float">
            <text:p>6.6319946142</text:p>
          </table:table-cell>
          <table:table-cell office:value-type="float" office:value="7.01550805184" calcext:value-type="float">
            <text:p>7.0155080518</text:p>
          </table:table-cell>
          <table:table-cell office:value-type="float" office:value="7.55972940064" calcext:value-type="float">
            <text:p>7.5597294006</text:p>
          </table:table-cell>
          <table:table-cell office:value-type="float" office:value="8.35091610505" calcext:value-type="float">
            <text:p>8.3509161051</text:p>
          </table:table-cell>
          <table:table-cell office:value-type="float" office:value="9.06280274768" calcext:value-type="float">
            <text:p>9.0628027477</text:p>
          </table:table-cell>
          <table:table-cell office:value-type="float" office:value="10.2285375019" calcext:value-type="float">
            <text:p>10.2285375019</text:p>
          </table:table-cell>
          <table:table-cell office:value-type="float" office:value="11.7447212015" calcext:value-type="float">
            <text:p>11.7447212015</text:p>
          </table:table-cell>
          <table:table-cell office:value-type="float" office:value="12.3895138241" calcext:value-type="float">
            <text:p>12.3895138241</text:p>
          </table:table-cell>
          <table:table-cell office:value-type="float" office:value="15.1565812023" calcext:value-type="float">
            <text:p>15.1565812023</text:p>
          </table:table-cell>
          <table:table-cell office:value-type="float" office:value="18.1627852002" calcext:value-type="float">
            <text:p>18.1627852002</text:p>
          </table:table-cell>
          <table:table-cell office:value-type="float" office:value="23.0100790347" calcext:value-type="float">
            <text:p>23.0100790347</text:p>
          </table:table-cell>
          <table:table-cell office:value-type="float" office:value="28.6955344287" calcext:value-type="float">
            <text:p>28.6955344287</text:p>
          </table:table-cell>
          <table:table-cell office:value-type="float" office:value="37.0903081277" calcext:value-type="float">
            <text:p>37.0903081277</text:p>
          </table:table-cell>
          <table:table-cell office:value-type="float" office:value="47.1249386444" calcext:value-type="float">
            <text:p>47.1249386444</text:p>
          </table:table-cell>
          <table:table-cell office:value-type="float" office:value="64.6343794793" calcext:value-type="float">
            <text:p>64.6343794793</text:p>
          </table:table-cell>
          <table:table-cell office:value-type="float" office:value="91.0850948628" calcext:value-type="float">
            <text:p>91.0850948628</text:p>
          </table:table-cell>
          <table:table-cell office:value-type="float" office:value="116.930642718" calcext:value-type="float">
            <text:p>116.930642718</text:p>
          </table:table-cell>
          <table:table-cell office:value-type="float" office:value="130.629016981" calcext:value-type="float">
            <text:p>130.629016981</text:p>
          </table:table-cell>
          <table:table-cell office:value-type="float" office:value="152.641920121" calcext:value-type="float">
            <text:p>152.641920121</text:p>
          </table:table-cell>
          <table:table-cell office:value-type="float" office:value="173.527940295" calcext:value-type="float">
            <text:p>173.527940295</text:p>
          </table:table-cell>
          <table:table-cell office:value-type="float" office:value="195.351724965" calcext:value-type="float">
            <text:p>195.351724965</text:p>
          </table:table-cell>
          <table:table-cell office:value-type="float" office:value="214.418960502" calcext:value-type="float">
            <text:p>214.418960502</text:p>
          </table:table-cell>
          <table:table-cell office:value-type="float" office:value="258.47086905" calcext:value-type="float">
            <text:p>258.47086905</text:p>
          </table:table-cell>
          <table:table-cell office:value-type="float" office:value="276.437343406" calcext:value-type="float">
            <text:p>276.437343406</text:p>
          </table:table-cell>
          <table:table-cell office:value-type="float" office:value="324.038247709" calcext:value-type="float">
            <text:p>324.038247709</text:p>
          </table:table-cell>
          <table:table-cell office:value-type="float" office:value="366.01028332" calcext:value-type="float">
            <text:p>366.01028332</text:p>
          </table:table-cell>
          <table:table-cell office:value-type="float" office:value="445.45225584" calcext:value-type="float">
            <text:p>445.45225584</text:p>
          </table:table-cell>
          <table:table-cell office:value-type="float" office:value="584.82846858" calcext:value-type="float">
            <text:p>584.82846858</text:p>
          </table:table-cell>
          <table:table-cell office:value-type="float" office:value="718.895836993" calcext:value-type="float">
            <text:p>718.895836993</text:p>
          </table:table-cell>
          <table:table-cell office:value-type="float" office:value="851.085439057" calcext:value-type="float">
            <text:p>851.085439057</text:p>
          </table:table-cell>
          <table:table-cell office:value-type="float" office:value="918.415910463" calcext:value-type="float">
            <text:p>918.415910463</text:p>
          </table:table-cell>
          <table:table-cell office:value-type="float" office:value="1204.2600151" calcext:value-type="float">
            <text:p>1204.2600151</text:p>
          </table:table-cell>
        </table:table-row>
        <table:table-row table:style-name="ro1">
          <table:table-cell office:value-type="string" calcext:value-type="string">
            <text:p>TESTING NEW fuzzy_token inc 1 dec to 1 w/thresholds 0.001 and 0.999 and window limit 1 CHEAT weights</text:p>
          </table:table-cell>
          <table:table-cell office:value-type="float" office:value="5.11529287799" calcext:value-type="float">
            <text:p>5.115292878</text:p>
          </table:table-cell>
          <table:table-cell office:value-type="float" office:value="5.28642756996" calcext:value-type="float">
            <text:p>5.28642757</text:p>
          </table:table-cell>
          <table:table-cell office:value-type="float" office:value="5.50417002658" calcext:value-type="float">
            <text:p>5.5041700266</text:p>
          </table:table-cell>
          <table:table-cell office:value-type="float" office:value="5.76037272826" calcext:value-type="float">
            <text:p>5.7603727283</text:p>
          </table:table-cell>
          <table:table-cell office:value-type="float" office:value="6.06935760609" calcext:value-type="float">
            <text:p>6.0693576061</text:p>
          </table:table-cell>
          <table:table-cell office:value-type="float" office:value="6.35315006762" calcext:value-type="float">
            <text:p>6.3531500676</text:p>
          </table:table-cell>
          <table:table-cell office:value-type="float" office:value="6.8964610683" calcext:value-type="float">
            <text:p>6.8964610683</text:p>
          </table:table-cell>
          <table:table-cell office:value-type="float" office:value="7.63989200551" calcext:value-type="float">
            <text:p>7.6398920055</text:p>
          </table:table-cell>
          <table:table-cell office:value-type="float" office:value="8.27699746699" calcext:value-type="float">
            <text:p>8.276997467</text:p>
          </table:table-cell>
          <table:table-cell office:value-type="float" office:value="8.99079272925" calcext:value-type="float">
            <text:p>8.9907927293</text:p>
          </table:table-cell>
          <table:table-cell office:value-type="float" office:value="10.2865558045" calcext:value-type="float">
            <text:p>10.2865558045</text:p>
          </table:table-cell>
          <table:table-cell office:value-type="float" office:value="10.9082025427" calcext:value-type="float">
            <text:p>10.9082025427</text:p>
          </table:table-cell>
          <table:table-cell office:value-type="float" office:value="12.4506795354" calcext:value-type="float">
            <text:p>12.4506795354</text:p>
          </table:table-cell>
          <table:table-cell office:value-type="float" office:value="14.1745565456" calcext:value-type="float">
            <text:p>14.1745565456</text:p>
          </table:table-cell>
          <table:table-cell office:value-type="float" office:value="16.0947214517" calcext:value-type="float">
            <text:p>16.0947214517</text:p>
          </table:table-cell>
          <table:table-cell office:value-type="float" office:value="19.1683360158" calcext:value-type="float">
            <text:p>19.1683360158</text:p>
          </table:table-cell>
          <table:table-cell office:value-type="float" office:value="21.7554020942" calcext:value-type="float">
            <text:p>21.7554020942</text:p>
          </table:table-cell>
          <table:table-cell office:value-type="float" office:value="25.5554528565" calcext:value-type="float">
            <text:p>25.5554528565</text:p>
          </table:table-cell>
          <table:table-cell office:value-type="float" office:value="29.9221842073" calcext:value-type="float">
            <text:p>29.9221842073</text:p>
          </table:table-cell>
          <table:table-cell office:value-type="float" office:value="35.2353809293" calcext:value-type="float">
            <text:p>35.2353809293</text:p>
          </table:table-cell>
          <table:table-cell office:value-type="float" office:value="45.9861913897" calcext:value-type="float">
            <text:p>45.9861913897</text:p>
          </table:table-cell>
          <table:table-cell office:value-type="float" office:value="52.6970973886" calcext:value-type="float">
            <text:p>52.6970973886</text:p>
          </table:table-cell>
          <table:table-cell office:value-type="float" office:value="67.1627464129" calcext:value-type="float">
            <text:p>67.1627464129</text:p>
          </table:table-cell>
          <table:table-cell office:value-type="float" office:value="79.1803320188" calcext:value-type="float">
            <text:p>79.1803320188</text:p>
          </table:table-cell>
          <table:table-cell office:value-type="float" office:value="98.2521415149" calcext:value-type="float">
            <text:p>98.2521415149</text:p>
          </table:table-cell>
          <table:table-cell office:value-type="float" office:value="125.72767249" calcext:value-type="float">
            <text:p>125.72767249</text:p>
          </table:table-cell>
          <table:table-cell office:value-type="float" office:value="160.665085932" calcext:value-type="float">
            <text:p>160.665085932</text:p>
          </table:table-cell>
          <table:table-cell office:value-type="float" office:value="212.878385382" calcext:value-type="float">
            <text:p>212.878385382</text:p>
          </table:table-cell>
          <table:table-cell office:value-type="float" office:value="278.87367558" calcext:value-type="float">
            <text:p>278.87367558</text:p>
          </table:table-cell>
          <table:table-cell office:value-type="float" office:value="339.119832036" calcext:value-type="float">
            <text:p>339.119832036</text:p>
          </table:table-cell>
          <table:table-cell office:value-type="float" office:value="464.76853584" calcext:value-type="float">
            <text:p>464.76853584</text:p>
          </table:table-cell>
          <table:table-cell office:value-type="float" office:value="565.104816922" calcext:value-type="float">
            <text:p>565.104816922</text:p>
          </table:table-cell>
          <table:table-cell office:value-type="float" office:value="747.115977316" calcext:value-type="float">
            <text:p>747.115977316</text:p>
          </table:table-cell>
          <table:table-cell office:value-type="float" office:value="822.858275328" calcext:value-type="float">
            <text:p>822.858275328</text:p>
          </table:table-cell>
          <table:table-cell office:value-type="float" office:value="963.74812924" calcext:value-type="float">
            <text:p>963.74812924</text:p>
          </table:table-cell>
          <table:table-cell office:value-type="float" office:value="1166.07367438" calcext:value-type="float">
            <text:p>1166.07367438</text:p>
          </table:table-cell>
          <table:table-cell office:value-type="float" office:value="1223.9621419" calcext:value-type="float">
            <text:p>1223.9621419</text:p>
          </table:table-cell>
          <table:table-cell office:value-type="float" office:value="1431.19397916" calcext:value-type="float">
            <text:p>1431.19397916</text:p>
          </table:table-cell>
          <table:table-cell office:value-type="float" office:value="1601.9777022" calcext:value-type="float">
            <text:p>1601.9777022</text:p>
          </table:table-cell>
          <table:table-cell office:value-type="float" office:value="1780.10485245" calcext:value-type="float">
            <text:p>1780.10485245</text:p>
          </table:table-cell>
        </table:table-row>
        <table:table-row table:style-name="ro1">
          <table:table-cell office:value-type="string" calcext:value-type="string">
            <text:p>TESTING NEW fuzzy_token inc 1 dec to 1 w/thresholds 0.1 and 0.999 and window limit 1 CHEAT weights</text:p>
          </table:table-cell>
          <table:table-cell office:value-type="float" office:value="5.13960693451" calcext:value-type="float">
            <text:p>5.1396069345</text:p>
          </table:table-cell>
          <table:table-cell office:value-type="float" office:value="5.28161020232" calcext:value-type="float">
            <text:p>5.2816102023</text:p>
          </table:table-cell>
          <table:table-cell office:value-type="float" office:value="5.46863585124" calcext:value-type="float">
            <text:p>5.4686358512</text:p>
          </table:table-cell>
          <table:table-cell office:value-type="float" office:value="5.76718967875" calcext:value-type="float">
            <text:p>5.7671896788</text:p>
          </table:table-cell>
          <table:table-cell office:value-type="float" office:value="6.0787104321" calcext:value-type="float">
            <text:p>6.0787104321</text:p>
          </table:table-cell>
          <table:table-cell office:value-type="float" office:value="6.48834573214" calcext:value-type="float">
            <text:p>6.4883457321</text:p>
          </table:table-cell>
          <table:table-cell office:value-type="float" office:value="7.03620785578" calcext:value-type="float">
            <text:p>7.0362078558</text:p>
          </table:table-cell>
          <table:table-cell office:value-type="float" office:value="7.3909760708" calcext:value-type="float">
            <text:p>7.3909760708</text:p>
          </table:table-cell>
          <table:table-cell office:value-type="float" office:value="7.97306138404" calcext:value-type="float">
            <text:p>7.973061384</text:p>
          </table:table-cell>
          <table:table-cell office:value-type="float" office:value="9.10364546882" calcext:value-type="float">
            <text:p>9.1036454688</text:p>
          </table:table-cell>
          <table:table-cell office:value-type="float" office:value="9.95856623838" calcext:value-type="float">
            <text:p>9.9585662384</text:p>
          </table:table-cell>
          <table:table-cell office:value-type="float" office:value="11.1669559895" calcext:value-type="float">
            <text:p>11.1669559895</text:p>
          </table:table-cell>
          <table:table-cell office:value-type="float" office:value="12.7344355436" calcext:value-type="float">
            <text:p>12.7344355436</text:p>
          </table:table-cell>
          <table:table-cell office:value-type="float" office:value="14.059718383" calcext:value-type="float">
            <text:p>14.059718383</text:p>
          </table:table-cell>
          <table:table-cell office:value-type="float" office:value="16.042614011" calcext:value-type="float">
            <text:p>16.042614011</text:p>
          </table:table-cell>
          <table:table-cell office:value-type="float" office:value="18.9828838697" calcext:value-type="float">
            <text:p>18.9828838697</text:p>
          </table:table-cell>
          <table:table-cell office:value-type="float" office:value="21.9120260222" calcext:value-type="float">
            <text:p>21.9120260222</text:p>
          </table:table-cell>
          <table:table-cell office:value-type="float" office:value="26.2821873286" calcext:value-type="float">
            <text:p>26.2821873286</text:p>
          </table:table-cell>
          <table:table-cell office:value-type="float" office:value="29.6648364211" calcext:value-type="float">
            <text:p>29.6648364211</text:p>
          </table:table-cell>
          <table:table-cell office:value-type="float" office:value="37.969653751" calcext:value-type="float">
            <text:p>37.969653751</text:p>
          </table:table-cell>
          <table:table-cell office:value-type="float" office:value="45.9265511902" calcext:value-type="float">
            <text:p>45.9265511902</text:p>
          </table:table-cell>
          <table:table-cell office:value-type="float" office:value="54.2978220201" calcext:value-type="float">
            <text:p>54.2978220201</text:p>
          </table:table-cell>
          <table:table-cell office:value-type="float" office:value="68.5992490289" calcext:value-type="float">
            <text:p>68.5992490289</text:p>
          </table:table-cell>
          <table:table-cell office:value-type="float" office:value="75.7405032731" calcext:value-type="float">
            <text:p>75.7405032731</text:p>
          </table:table-cell>
          <table:table-cell office:value-type="float" office:value="100.42389456" calcext:value-type="float">
            <text:p>100.42389456</text:p>
          </table:table-cell>
          <table:table-cell office:value-type="float" office:value="119.141235195" calcext:value-type="float">
            <text:p>119.141235195</text:p>
          </table:table-cell>
          <table:table-cell office:value-type="float" office:value="140.975107955" calcext:value-type="float">
            <text:p>140.975107955</text:p>
          </table:table-cell>
          <table:table-cell office:value-type="float" office:value="162.106428189" calcext:value-type="float">
            <text:p>162.106428189</text:p>
          </table:table-cell>
          <table:table-cell office:value-type="float" office:value="195.182677678" calcext:value-type="float">
            <text:p>195.182677678</text:p>
          </table:table-cell>
          <table:table-cell office:value-type="float" office:value="217.658899755" calcext:value-type="float">
            <text:p>217.658899755</text:p>
          </table:table-cell>
          <table:table-cell office:value-type="float" office:value="245.155363455" calcext:value-type="float">
            <text:p>245.155363455</text:p>
          </table:table-cell>
          <table:table-cell office:value-type="float" office:value="276.019904012" calcext:value-type="float">
            <text:p>276.019904012</text:p>
          </table:table-cell>
          <table:table-cell office:value-type="float" office:value="322.304820389" calcext:value-type="float">
            <text:p>322.304820389</text:p>
          </table:table-cell>
          <table:table-cell office:value-type="float" office:value="372.645999959" calcext:value-type="float">
            <text:p>372.645999959</text:p>
          </table:table-cell>
          <table:table-cell office:value-type="float" office:value="460.771355036" calcext:value-type="float">
            <text:p>460.771355036</text:p>
          </table:table-cell>
          <table:table-cell office:value-type="float" office:value="587.800965223" calcext:value-type="float">
            <text:p>587.800965223</text:p>
          </table:table-cell>
          <table:table-cell office:value-type="float" office:value="668.150499666" calcext:value-type="float">
            <text:p>668.150499666</text:p>
          </table:table-cell>
          <table:table-cell office:value-type="float" office:value="813.821087039" calcext:value-type="float">
            <text:p>813.821087039</text:p>
          </table:table-cell>
          <table:table-cell office:value-type="float" office:value="1033.78908088" calcext:value-type="float">
            <text:p>1033.78908088</text:p>
          </table:table-cell>
          <table:table-cell office:value-type="float" office:value="1291.34622698" calcext:value-type="float">
            <text:p>1291.34622698</text:p>
          </table:table-cell>
        </table:table-row>
        <table:table-row table:style-name="ro1">
          <table:table-cell office:value-type="string" calcext:value-type="string">
            <text:p>TESTING NEW fuzzy_token inc 1 dec to 1 w/thresholds 0.2 and 0.999 and window limit 1 CHEAT weights</text:p>
          </table:table-cell>
          <table:table-cell office:value-type="float" office:value="5.12954297291" calcext:value-type="float">
            <text:p>5.1295429729</text:p>
          </table:table-cell>
          <table:table-cell office:value-type="float" office:value="5.32147279421" calcext:value-type="float">
            <text:p>5.3214727942</text:p>
          </table:table-cell>
          <table:table-cell office:value-type="float" office:value="5.50996053397" calcext:value-type="float">
            <text:p>5.509960534</text:p>
          </table:table-cell>
          <table:table-cell office:value-type="float" office:value="5.81504752815" calcext:value-type="float">
            <text:p>5.8150475282</text:p>
          </table:table-cell>
          <table:table-cell office:value-type="float" office:value="6.04310320018" calcext:value-type="float">
            <text:p>6.0431032002</text:p>
          </table:table-cell>
          <table:table-cell office:value-type="float" office:value="6.47657546745" calcext:value-type="float">
            <text:p>6.4765754675</text:p>
          </table:table-cell>
          <table:table-cell office:value-type="float" office:value="6.96542832623" calcext:value-type="float">
            <text:p>6.9654283262</text:p>
          </table:table-cell>
          <table:table-cell office:value-type="float" office:value="7.57653093708" calcext:value-type="float">
            <text:p>7.5765309371</text:p>
          </table:table-cell>
          <table:table-cell office:value-type="float" office:value="8.12288360008" calcext:value-type="float">
            <text:p>8.1228836001</text:p>
          </table:table-cell>
          <table:table-cell office:value-type="float" office:value="8.90164841508" calcext:value-type="float">
            <text:p>8.9016484151</text:p>
          </table:table-cell>
          <table:table-cell office:value-type="float" office:value="10.3375979651" calcext:value-type="float">
            <text:p>10.3375979651</text:p>
          </table:table-cell>
          <table:table-cell office:value-type="float" office:value="11.28300974" calcext:value-type="float">
            <text:p>11.28300974</text:p>
          </table:table-cell>
          <table:table-cell office:value-type="float" office:value="12.6351308314" calcext:value-type="float">
            <text:p>12.6351308314</text:p>
          </table:table-cell>
          <table:table-cell office:value-type="float" office:value="15.1184512939" calcext:value-type="float">
            <text:p>15.1184512939</text:p>
          </table:table-cell>
          <table:table-cell office:value-type="float" office:value="17.2762704773" calcext:value-type="float">
            <text:p>17.2762704773</text:p>
          </table:table-cell>
          <table:table-cell office:value-type="float" office:value="21.0518634131" calcext:value-type="float">
            <text:p>21.0518634131</text:p>
          </table:table-cell>
          <table:table-cell office:value-type="float" office:value="23.9718612987" calcext:value-type="float">
            <text:p>23.9718612987</text:p>
          </table:table-cell>
          <table:table-cell office:value-type="float" office:value="29.0650242214" calcext:value-type="float">
            <text:p>29.0650242214</text:p>
          </table:table-cell>
          <table:table-cell office:value-type="float" office:value="37.9180730242" calcext:value-type="float">
            <text:p>37.9180730242</text:p>
          </table:table-cell>
          <table:table-cell office:value-type="float" office:value="43.2351842819" calcext:value-type="float">
            <text:p>43.2351842819</text:p>
          </table:table-cell>
          <table:table-cell office:value-type="float" office:value="55.6863203878" calcext:value-type="float">
            <text:p>55.6863203878</text:p>
          </table:table-cell>
          <table:table-cell office:value-type="float" office:value="64.6013593529" calcext:value-type="float">
            <text:p>64.6013593529</text:p>
          </table:table-cell>
          <table:table-cell office:value-type="float" office:value="79.3157178703" calcext:value-type="float">
            <text:p>79.3157178703</text:p>
          </table:table-cell>
          <table:table-cell office:value-type="float" office:value="91.9180416068" calcext:value-type="float">
            <text:p>91.9180416068</text:p>
          </table:table-cell>
          <table:table-cell office:value-type="float" office:value="107.561027228" calcext:value-type="float">
            <text:p>107.561027228</text:p>
          </table:table-cell>
          <table:table-cell office:value-type="float" office:value="118.721006766" calcext:value-type="float">
            <text:p>118.721006766</text:p>
          </table:table-cell>
          <table:table-cell office:value-type="float" office:value="138.966608723" calcext:value-type="float">
            <text:p>138.966608723</text:p>
          </table:table-cell>
          <table:table-cell office:value-type="float" office:value="150.867491968" calcext:value-type="float">
            <text:p>150.867491968</text:p>
          </table:table-cell>
          <table:table-cell office:value-type="float" office:value="165.44735519" calcext:value-type="float">
            <text:p>165.44735519</text:p>
          </table:table-cell>
          <table:table-cell office:value-type="float" office:value="188.240121647" calcext:value-type="float">
            <text:p>188.240121647</text:p>
          </table:table-cell>
          <table:table-cell office:value-type="float" office:value="220.517837896" calcext:value-type="float">
            <text:p>220.517837896</text:p>
          </table:table-cell>
          <table:table-cell office:value-type="float" office:value="252.991101291" calcext:value-type="float">
            <text:p>252.991101291</text:p>
          </table:table-cell>
          <table:table-cell office:value-type="float" office:value="281.784412132" calcext:value-type="float">
            <text:p>281.784412132</text:p>
          </table:table-cell>
          <table:table-cell office:value-type="float" office:value="319.904627115" calcext:value-type="float">
            <text:p>319.904627115</text:p>
          </table:table-cell>
          <table:table-cell office:value-type="float" office:value="378.256656044" calcext:value-type="float">
            <text:p>378.256656044</text:p>
          </table:table-cell>
          <table:table-cell office:value-type="float" office:value="466.159474152" calcext:value-type="float">
            <text:p>466.159474152</text:p>
          </table:table-cell>
          <table:table-cell office:value-type="float" office:value="548.242477804" calcext:value-type="float">
            <text:p>548.242477804</text:p>
          </table:table-cell>
          <table:table-cell office:value-type="float" office:value="661.203359881" calcext:value-type="float">
            <text:p>661.203359881</text:p>
          </table:table-cell>
          <table:table-cell office:value-type="float" office:value="1006.46009172" calcext:value-type="float">
            <text:p>1006.46009172</text:p>
          </table:table-cell>
          <table:table-cell office:value-type="float" office:value="1082.99236055" calcext:value-type="float">
            <text:p>1082.99236055</text:p>
          </table:table-cell>
        </table:table-row>
      </table:table>
      <table:table table:name="more comparisons 2" table:style-name="ta1">
        <table:shapes>
          <draw:frame draw:z-index="0" draw:style-name="gr1" draw:text-style-name="P1" svg:width="1010.24pt" svg:height="620.79pt" svg:x="204.97pt" svg:y="301.89pt">
            <loext:p draw:notify-on-update-of-ranges="'more comparisons 2'.A2:'more comparisons 2'.A2 'more comparisons 2'.B2:'more comparisons 2'.AO2 'more comparisons 2'.A3:'more comparisons 2'.A3 'more comparisons 2'.B3:'more comparisons 2'.AO3 'more comparisons 2'.A4:'more comparisons 2'.A4 'more comparisons 2'.B4:'more comparisons 2'.AO4 'more comparisons 2'.A5:'more comparisons 2'.A5 'more comparisons 2'.B5:'more comparisons 2'.AO5 'more comparisons 2'.A6:'more comparisons 2'.A6 'more comparisons 2'.B6:'more comparisons 2'.AO6 'more comparisons 2'.A7:'more comparisons 2'.A7 'more comparisons 2'.B7:'more comparisons 2'.AO7 'more comparisons 2'.A8:'more comparisons 2'.A8 'more comparisons 2'.B8:'more comparisons 2'.AO8 'more comparisons 2'.A9:'more comparisons 2'.A9 'more comparisons 2'.B9:'more comparisons 2'.AO9 'more comparisons 2'.A10:'more comparisons 2'.A10 'more comparisons 2'.B10:'more comparisons 2'.AO10 'more comparisons 2'.A11:'more comparisons 2'.A11 'more comparisons 2'.B11:'more comparisons 2'.AO11 'more comparisons 2'.A12:'more comparisons 2'.A12 'more comparisons 2'.B12:'more comparisons 2'.AO12 'more comparisons 2'.A13:'more comparisons 2'.A13 'more comparisons 2'.B13:'more comparisons 2'.AO13 'more comparisons 2'.A14:'more comparisons 2'.A14 'more comparisons 2'.B14:'more comparisons 2'.AO14 'more comparisons 2'.A15:'more comparisons 2'.A15 'more comparisons 2'.B15:'more comparisons 2'.AO15 'more comparisons 2'.A16:'more comparisons 2'.A16 'more comparisons 2'.B16:'more comparisons 2'.AO16 'more comparisons 2'.A17:'more comparisons 2'.A17 'more comparisons 2'.B17:'more comparisons 2'.AO17 'more comparisons 2'.A18:'more comparisons 2'.A18 'more comparisons 2'.B18:'more comparisons 2'.AO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>
          <table:table-cell office:value-type="string" calcext:value-type="string">
            <text:p>NEW fuzzy_token inc 1 dec half w/ thresholds 0.5 and 0.8</text:p>
          </table:table-cell>
          <table:table-cell office:value-type="float" office:value="5.18050135081" calcext:value-type="float">
            <text:p>5.1805013508</text:p>
          </table:table-cell>
          <table:table-cell office:value-type="float" office:value="5.36826539239" calcext:value-type="float">
            <text:p>5.3682653924</text:p>
          </table:table-cell>
          <table:table-cell office:value-type="float" office:value="5.65677319639" calcext:value-type="float">
            <text:p>5.6567731964</text:p>
          </table:table-cell>
          <table:table-cell office:value-type="float" office:value="6.012705906" calcext:value-type="float">
            <text:p>6.012705906</text:p>
          </table:table-cell>
          <table:table-cell office:value-type="float" office:value="6.58178500427" calcext:value-type="float">
            <text:p>6.5817850043</text:p>
          </table:table-cell>
          <table:table-cell office:value-type="float" office:value="7.26489963613" calcext:value-type="float">
            <text:p>7.2648996361</text:p>
          </table:table-cell>
          <table:table-cell office:value-type="float" office:value="8.19159271673" calcext:value-type="float">
            <text:p>8.1915927167</text:p>
          </table:table-cell>
          <table:table-cell office:value-type="float" office:value="9.49710946509" calcext:value-type="float">
            <text:p>9.4971094651</text:p>
          </table:table-cell>
          <table:table-cell office:value-type="float" office:value="11.6813328803" calcext:value-type="float">
            <text:p>11.6813328803</text:p>
          </table:table-cell>
          <table:table-cell office:value-type="float" office:value="14.0315244573" calcext:value-type="float">
            <text:p>14.0315244573</text:p>
          </table:table-cell>
          <table:table-cell office:value-type="float" office:value="17.8088091918" calcext:value-type="float">
            <text:p>17.8088091918</text:p>
          </table:table-cell>
          <table:table-cell office:value-type="float" office:value="23.6360620982" calcext:value-type="float">
            <text:p>23.6360620982</text:p>
          </table:table-cell>
          <table:table-cell office:value-type="float" office:value="29.5594210699" calcext:value-type="float">
            <text:p>29.5594210699</text:p>
          </table:table-cell>
          <table:table-cell office:value-type="float" office:value="39.1468295413" calcext:value-type="float">
            <text:p>39.1468295413</text:p>
          </table:table-cell>
          <table:table-cell office:value-type="float" office:value="47.0767855298" calcext:value-type="float">
            <text:p>47.0767855298</text:p>
          </table:table-cell>
          <table:table-cell office:value-type="float" office:value="52.8757804283" calcext:value-type="float">
            <text:p>52.8757804283</text:p>
          </table:table-cell>
          <table:table-cell office:value-type="float" office:value="61.2298000583" calcext:value-type="float">
            <text:p>61.2298000583</text:p>
          </table:table-cell>
          <table:table-cell office:value-type="float" office:value="66.7183856789" calcext:value-type="float">
            <text:p>66.7183856789</text:p>
          </table:table-cell>
          <table:table-cell office:value-type="float" office:value="71.7737719954" calcext:value-type="float">
            <text:p>71.7737719954</text:p>
          </table:table-cell>
          <table:table-cell office:value-type="float" office:value="77.4457894097" calcext:value-type="float">
            <text:p>77.4457894097</text:p>
          </table:table-cell>
          <table:table-cell office:value-type="float" office:value="81.1446425475" calcext:value-type="float">
            <text:p>81.1446425475</text:p>
          </table:table-cell>
          <table:table-cell office:value-type="float" office:value="86.1382791416" calcext:value-type="float">
            <text:p>86.1382791416</text:p>
          </table:table-cell>
          <table:table-cell office:value-type="float" office:value="91.7028813832" calcext:value-type="float">
            <text:p>91.7028813832</text:p>
          </table:table-cell>
          <table:table-cell office:value-type="float" office:value="98.3079773933" calcext:value-type="float">
            <text:p>98.3079773933</text:p>
          </table:table-cell>
          <table:table-cell office:value-type="float" office:value="108.093674944" calcext:value-type="float">
            <text:p>108.093674944</text:p>
          </table:table-cell>
          <table:table-cell office:value-type="float" office:value="111.190406199" calcext:value-type="float">
            <text:p>111.190406199</text:p>
          </table:table-cell>
          <table:table-cell office:value-type="float" office:value="120.853799107" calcext:value-type="float">
            <text:p>120.853799107</text:p>
          </table:table-cell>
          <table:table-cell office:value-type="float" office:value="129.787667207" calcext:value-type="float">
            <text:p>129.787667207</text:p>
          </table:table-cell>
          <table:table-cell office:value-type="float" office:value="142.500746919" calcext:value-type="float">
            <text:p>142.500746919</text:p>
          </table:table-cell>
          <table:table-cell office:value-type="float" office:value="154.818468266" calcext:value-type="float">
            <text:p>154.818468266</text:p>
          </table:table-cell>
          <table:table-cell office:value-type="float" office:value="174.712976378" calcext:value-type="float">
            <text:p>174.712976378</text:p>
          </table:table-cell>
          <table:table-cell office:value-type="float" office:value="204.127923756" calcext:value-type="float">
            <text:p>204.127923756</text:p>
          </table:table-cell>
          <table:table-cell office:value-type="float" office:value="235.718902722" calcext:value-type="float">
            <text:p>235.718902722</text:p>
          </table:table-cell>
          <table:table-cell office:value-type="float" office:value="276.709094769" calcext:value-type="float">
            <text:p>276.709094769</text:p>
          </table:table-cell>
          <table:table-cell office:value-type="float" office:value="322.51171589" calcext:value-type="float">
            <text:p>322.51171589</text:p>
          </table:table-cell>
          <table:table-cell office:value-type="float" office:value="393.757726717" calcext:value-type="float">
            <text:p>393.757726717</text:p>
          </table:table-cell>
          <table:table-cell office:value-type="float" office:value="590.038084408" calcext:value-type="float">
            <text:p>590.038084408</text:p>
          </table:table-cell>
          <table:table-cell office:value-type="float" office:value="703.219536087" calcext:value-type="float">
            <text:p>703.219536087</text:p>
          </table:table-cell>
          <table:table-cell office:value-type="float" office:value="823.895384208" calcext:value-type="float">
            <text:p>823.895384208</text:p>
          </table:table-cell>
          <table:table-cell office:value-type="float" office:value="1101.29159169" calcext:value-type="float">
            <text:p>1101.29159169</text:p>
          </table:table-cell>
        </table:table-row>
        <table:table-row table:style-name="ro1">
          <table:table-cell office:value-type="string" calcext:value-type="string">
            <text:p>NEW fuzzy_token inc 1 dec TO 1 w/ thresholds 0.1 and 0.999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05*fuzzy_size</text:p>
          </table:table-cell>
          <table:table-cell office:value-type="float" office:value="5.17385795774" calcext:value-type="float">
            <text:p>5.1738579577</text:p>
          </table:table-cell>
          <table:table-cell office:value-type="float" office:value="5.32901108115" calcext:value-type="float">
            <text:p>5.3290110812</text:p>
          </table:table-cell>
          <table:table-cell office:value-type="float" office:value="5.52940416581" calcext:value-type="float">
            <text:p>5.5294041658</text:p>
          </table:table-cell>
          <table:table-cell office:value-type="float" office:value="5.79050218936" calcext:value-type="float">
            <text:p>5.7905021894</text:p>
          </table:table-cell>
          <table:table-cell office:value-type="float" office:value="6.09845263189" calcext:value-type="float">
            <text:p>6.0984526319</text:p>
          </table:table-cell>
          <table:table-cell office:value-type="float" office:value="6.39777900963" calcext:value-type="float">
            <text:p>6.3977790096</text:p>
          </table:table-cell>
          <table:table-cell office:value-type="float" office:value="6.88611554733" calcext:value-type="float">
            <text:p>6.8861155473</text:p>
          </table:table-cell>
          <table:table-cell office:value-type="float" office:value="7.37733312779" calcext:value-type="float">
            <text:p>7.3773331278</text:p>
          </table:table-cell>
          <table:table-cell office:value-type="float" office:value="8.00919394651" calcext:value-type="float">
            <text:p>8.0091939465</text:p>
          </table:table-cell>
          <table:table-cell office:value-type="float" office:value="8.66448374764" calcext:value-type="float">
            <text:p>8.6644837476</text:p>
          </table:table-cell>
          <table:table-cell office:value-type="float" office:value="9.77560086566" calcext:value-type="float">
            <text:p>9.7756008657</text:p>
          </table:table-cell>
          <table:table-cell office:value-type="float" office:value="10.8507139302" calcext:value-type="float">
            <text:p>10.8507139302</text:p>
          </table:table-cell>
          <table:table-cell office:value-type="float" office:value="12.2595611318" calcext:value-type="float">
            <text:p>12.2595611318</text:p>
          </table:table-cell>
          <table:table-cell office:value-type="float" office:value="14.4050719835" calcext:value-type="float">
            <text:p>14.4050719835</text:p>
          </table:table-cell>
          <table:table-cell office:value-type="float" office:value="17.3977748447" calcext:value-type="float">
            <text:p>17.3977748447</text:p>
          </table:table-cell>
          <table:table-cell office:value-type="float" office:value="20.1767101931" calcext:value-type="float">
            <text:p>20.1767101931</text:p>
          </table:table-cell>
          <table:table-cell office:value-type="float" office:value="24.7538170602" calcext:value-type="float">
            <text:p>24.7538170602</text:p>
          </table:table-cell>
          <table:table-cell office:value-type="float" office:value="31.3220738889" calcext:value-type="float">
            <text:p>31.3220738889</text:p>
          </table:table-cell>
          <table:table-cell office:value-type="float" office:value="41.9987345701" calcext:value-type="float">
            <text:p>41.9987345701</text:p>
          </table:table-cell>
          <table:table-cell office:value-type="float" office:value="60.8337338204" calcext:value-type="float">
            <text:p>60.8337338204</text:p>
          </table:table-cell>
          <table:table-cell office:value-type="float" office:value="85.445679526" calcext:value-type="float">
            <text:p>85.445679526</text:p>
          </table:table-cell>
          <table:table-cell office:value-type="float" office:value="106.380260454" calcext:value-type="float">
            <text:p>106.380260454</text:p>
          </table:table-cell>
          <table:table-cell office:value-type="float" office:value="139.905492635" calcext:value-type="float">
            <text:p>139.905492635</text:p>
          </table:table-cell>
          <table:table-cell office:value-type="float" office:value="180.409802421" calcext:value-type="float">
            <text:p>180.409802421</text:p>
          </table:table-cell>
          <table:table-cell office:value-type="float" office:value="212.015431333" calcext:value-type="float">
            <text:p>212.015431333</text:p>
          </table:table-cell>
          <table:table-cell office:value-type="float" office:value="245.049329605" calcext:value-type="float">
            <text:p>245.049329605</text:p>
          </table:table-cell>
          <table:table-cell office:value-type="float" office:value="275.126534614" calcext:value-type="float">
            <text:p>275.126534614</text:p>
          </table:table-cell>
          <table:table-cell office:value-type="float" office:value="299.856137007" calcext:value-type="float">
            <text:p>299.856137007</text:p>
          </table:table-cell>
          <table:table-cell office:value-type="float" office:value="347.103580406" calcext:value-type="float">
            <text:p>347.103580406</text:p>
          </table:table-cell>
          <table:table-cell office:value-type="float" office:value="381.649189804" calcext:value-type="float">
            <text:p>381.649189804</text:p>
          </table:table-cell>
          <table:table-cell office:value-type="float" office:value="432.976106756" calcext:value-type="float">
            <text:p>432.976106756</text:p>
          </table:table-cell>
          <table:table-cell office:value-type="float" office:value="496.314153215" calcext:value-type="float">
            <text:p>496.314153215</text:p>
          </table:table-cell>
          <table:table-cell office:value-type="float" office:value="537.200146181" calcext:value-type="float">
            <text:p>537.200146181</text:p>
          </table:table-cell>
          <table:table-cell office:value-type="float" office:value="600.749198075" calcext:value-type="float">
            <text:p>600.749198075</text:p>
          </table:table-cell>
          <table:table-cell office:value-type="float" office:value="722.061520068" calcext:value-type="float">
            <text:p>722.061520068</text:p>
          </table:table-cell>
          <table:table-cell office:value-type="float" office:value="762.413256528" calcext:value-type="float">
            <text:p>762.413256528</text:p>
          </table:table-cell>
          <table:table-cell office:value-type="float" office:value="935.778128273" calcext:value-type="float">
            <text:p>935.778128273</text:p>
          </table:table-cell>
          <table:table-cell office:value-type="float" office:value="1071.09965184" calcext:value-type="float">
            <text:p>1071.09965184</text:p>
          </table:table-cell>
          <table:table-cell office:value-type="float" office:value="1291.05751662" calcext:value-type="float">
            <text:p>1291.05751662</text:p>
          </table:table-cell>
          <table:table-cell office:value-type="float" office:value="1449.43348255" calcext:value-type="float">
            <text:p>1449.43348255</text:p>
          </table:table-cell>
        </table:table-row>
        <table:table-row table:style-name="ro1">
          <table:table-cell office:value-type="string" calcext:value-type="string">
            <text:p>GAUSSIAN fuzzy inc 1 dec TO 1 w/ th 0.2 and 0.8 sigma 0.01*fuzzy_size</text:p>
          </table:table-cell>
          <table:table-cell office:value-type="float" office:value="5.90882491052" calcext:value-type="float">
            <text:p>5.9088249105</text:p>
          </table:table-cell>
          <table:table-cell office:value-type="float" office:value="6.24875577899" calcext:value-type="float">
            <text:p>6.248755779</text:p>
          </table:table-cell>
          <table:table-cell office:value-type="float" office:value="6.65341875668" calcext:value-type="float">
            <text:p>6.6534187567</text:p>
          </table:table-cell>
          <table:table-cell office:value-type="float" office:value="7.20049232349" calcext:value-type="float">
            <text:p>7.2004923235</text:p>
          </table:table-cell>
          <table:table-cell office:value-type="float" office:value="7.70257354097" calcext:value-type="float">
            <text:p>7.702573541</text:p>
          </table:table-cell>
          <table:table-cell office:value-type="float" office:value="8.61797335842" calcext:value-type="float">
            <text:p>8.6179733584</text:p>
          </table:table-cell>
          <table:table-cell office:value-type="float" office:value="9.50885981449" calcext:value-type="float">
            <text:p>9.5088598145</text:p>
          </table:table-cell>
          <table:table-cell office:value-type="float" office:value="10.6895180795" calcext:value-type="float">
            <text:p>10.6895180795</text:p>
          </table:table-cell>
          <table:table-cell office:value-type="float" office:value="12.383551643" calcext:value-type="float">
            <text:p>12.383551643</text:p>
          </table:table-cell>
          <table:table-cell office:value-type="float" office:value="13.83410369" calcext:value-type="float">
            <text:p>13.83410369</text:p>
          </table:table-cell>
          <table:table-cell office:value-type="float" office:value="16.2457733412" calcext:value-type="float">
            <text:p>16.2457733412</text:p>
          </table:table-cell>
          <table:table-cell office:value-type="float" office:value="18.667122293" calcext:value-type="float">
            <text:p>18.667122293</text:p>
          </table:table-cell>
          <table:table-cell office:value-type="float" office:value="21.5545018432" calcext:value-type="float">
            <text:p>21.5545018432</text:p>
          </table:table-cell>
          <table:table-cell office:value-type="float" office:value="25.6946903073" calcext:value-type="float">
            <text:p>25.6946903073</text:p>
          </table:table-cell>
          <table:table-cell office:value-type="float" office:value="30.7837982062" calcext:value-type="float">
            <text:p>30.7837982062</text:p>
          </table:table-cell>
          <table:table-cell office:value-type="float" office:value="34.7539564012" calcext:value-type="float">
            <text:p>34.7539564012</text:p>
          </table:table-cell>
          <table:table-cell office:value-type="float" office:value="40.1785977224" calcext:value-type="float">
            <text:p>40.1785977224</text:p>
          </table:table-cell>
          <table:table-cell office:value-type="float" office:value="46.7965265153" calcext:value-type="float">
            <text:p>46.7965265153</text:p>
          </table:table-cell>
          <table:table-cell office:value-type="float" office:value="52.6903122506" calcext:value-type="float">
            <text:p>52.6903122506</text:p>
          </table:table-cell>
          <table:table-cell office:value-type="float" office:value="59.5901447797" calcext:value-type="float">
            <text:p>59.5901447797</text:p>
          </table:table-cell>
          <table:table-cell office:value-type="float" office:value="66.6972057463" calcext:value-type="float">
            <text:p>66.6972057463</text:p>
          </table:table-cell>
          <table:table-cell office:value-type="float" office:value="74.8258166484" calcext:value-type="float">
            <text:p>74.8258166484</text:p>
          </table:table-cell>
          <table:table-cell office:value-type="float" office:value="84.1771132788" calcext:value-type="float">
            <text:p>84.1771132788</text:p>
          </table:table-cell>
          <table:table-cell office:value-type="float" office:value="89.7258759594" calcext:value-type="float">
            <text:p>89.7258759594</text:p>
          </table:table-cell>
          <table:table-cell office:value-type="float" office:value="99.0526079194" calcext:value-type="float">
            <text:p>99.0526079194</text:p>
          </table:table-cell>
          <table:table-cell office:value-type="float" office:value="109.5931634" calcext:value-type="float">
            <text:p>109.5931634</text:p>
          </table:table-cell>
          <table:table-cell office:value-type="float" office:value="121.338328419" calcext:value-type="float">
            <text:p>121.338328419</text:p>
          </table:table-cell>
          <table:table-cell office:value-type="float" office:value="134.910630846" calcext:value-type="float">
            <text:p>134.910630846</text:p>
          </table:table-cell>
          <table:table-cell office:value-type="float" office:value="146.542044301" calcext:value-type="float">
            <text:p>146.542044301</text:p>
          </table:table-cell>
          <table:table-cell office:value-type="float" office:value="164.529449027" calcext:value-type="float">
            <text:p>164.529449027</text:p>
          </table:table-cell>
          <table:table-cell office:value-type="float" office:value="187.318630449" calcext:value-type="float">
            <text:p>187.318630449</text:p>
          </table:table-cell>
          <table:table-cell office:value-type="float" office:value="213.077470466" calcext:value-type="float">
            <text:p>213.077470466</text:p>
          </table:table-cell>
          <table:table-cell office:value-type="float" office:value="243.308828104" calcext:value-type="float">
            <text:p>243.308828104</text:p>
          </table:table-cell>
          <table:table-cell office:value-type="float" office:value="292.4745187" calcext:value-type="float">
            <text:p>292.4745187</text:p>
          </table:table-cell>
          <table:table-cell office:value-type="float" office:value="339.230493541" calcext:value-type="float">
            <text:p>339.230493541</text:p>
          </table:table-cell>
          <table:table-cell office:value-type="float" office:value="391.524569197" calcext:value-type="float">
            <text:p>391.524569197</text:p>
          </table:table-cell>
          <table:table-cell office:value-type="float" office:value="542.264417649" calcext:value-type="float">
            <text:p>542.264417649</text:p>
          </table:table-cell>
          <table:table-cell office:value-type="float" office:value="685.461597457" calcext:value-type="float">
            <text:p>685.461597457</text:p>
          </table:table-cell>
          <table:table-cell office:value-type="float" office:value="906.489202833" calcext:value-type="float">
            <text:p>906.489202833</text:p>
          </table:table-cell>
          <table:table-cell office:value-type="float" office:value="1069.53769081" calcext:value-type="float">
            <text:p>1069.53769081</text:p>
          </table:table-cell>
        </table:table-row>
        <table:table-row table:style-name="ro1">
          <table:table-cell office:value-type="string" calcext:value-type="string">
            <text:p>GAUSSIAN fuzzy inc 1 dec TO 1 w/ th 0.2 and 0.8 sigma 0.01*fuzzy_size RANDOM MAP (after brs coll and brs silence)</text:p>
          </table:table-cell>
          <table:table-cell office:value-type="float" office:value="5.63198454566" calcext:value-type="float">
            <text:p>5.6319845457</text:p>
          </table:table-cell>
          <table:table-cell office:value-type="float" office:value="5.9103443421" calcext:value-type="float">
            <text:p>5.9103443421</text:p>
          </table:table-cell>
          <table:table-cell office:value-type="float" office:value="6.25297392205" calcext:value-type="float">
            <text:p>6.2529739221</text:p>
          </table:table-cell>
          <table:table-cell office:value-type="float" office:value="6.65462187789" calcext:value-type="float">
            <text:p>6.6546218779</text:p>
          </table:table-cell>
          <table:table-cell office:value-type="float" office:value="7.19630726631" calcext:value-type="float">
            <text:p>7.1963072663</text:p>
          </table:table-cell>
          <table:table-cell office:value-type="float" office:value="7.93341705485" calcext:value-type="float">
            <text:p>7.9334170549</text:p>
          </table:table-cell>
          <table:table-cell office:value-type="float" office:value="8.86658684267" calcext:value-type="float">
            <text:p>8.8665868427</text:p>
          </table:table-cell>
          <table:table-cell office:value-type="float" office:value="9.96759944179" calcext:value-type="float">
            <text:p>9.9675994418</text:p>
          </table:table-cell>
          <table:table-cell office:value-type="float" office:value="11.0866201267" calcext:value-type="float">
            <text:p>11.0866201267</text:p>
          </table:table-cell>
          <table:table-cell office:value-type="float" office:value="12.5539959042" calcext:value-type="float">
            <text:p>12.5539959042</text:p>
          </table:table-cell>
          <table:table-cell office:value-type="float" office:value="14.8952797198" calcext:value-type="float">
            <text:p>14.8952797198</text:p>
          </table:table-cell>
          <table:table-cell office:value-type="float" office:value="18.3332731784" calcext:value-type="float">
            <text:p>18.3332731784</text:p>
          </table:table-cell>
          <table:table-cell office:value-type="float" office:value="21.6015444539" calcext:value-type="float">
            <text:p>21.6015444539</text:p>
          </table:table-cell>
          <table:table-cell office:value-type="float" office:value="27.3201235085" calcext:value-type="float">
            <text:p>27.3201235085</text:p>
          </table:table-cell>
          <table:table-cell office:value-type="float" office:value="32.11902498" calcext:value-type="float">
            <text:p>32.11902498</text:p>
          </table:table-cell>
          <table:table-cell office:value-type="float" office:value="39.8745672882" calcext:value-type="float">
            <text:p>39.8745672882</text:p>
          </table:table-cell>
          <table:table-cell office:value-type="float" office:value="46.7184844078" calcext:value-type="float">
            <text:p>46.7184844078</text:p>
          </table:table-cell>
          <table:table-cell office:value-type="float" office:value="55.6519094833" calcext:value-type="float">
            <text:p>55.6519094833</text:p>
          </table:table-cell>
          <table:table-cell office:value-type="float" office:value="62.9827769635" calcext:value-type="float">
            <text:p>62.9827769635</text:p>
          </table:table-cell>
          <table:table-cell office:value-type="float" office:value="71.7581280829" calcext:value-type="float">
            <text:p>71.7581280829</text:p>
          </table:table-cell>
          <table:table-cell office:value-type="float" office:value="80.6714906621" calcext:value-type="float">
            <text:p>80.6714906621</text:p>
          </table:table-cell>
          <table:table-cell office:value-type="float" office:value="87.1743045595" calcext:value-type="float">
            <text:p>87.1743045595</text:p>
          </table:table-cell>
          <table:table-cell office:value-type="float" office:value="93.2494052545" calcext:value-type="float">
            <text:p>93.2494052545</text:p>
          </table:table-cell>
          <table:table-cell office:value-type="float" office:value="100.98071892" calcext:value-type="float">
            <text:p>100.98071892</text:p>
          </table:table-cell>
          <table:table-cell office:value-type="float" office:value="108.698305675" calcext:value-type="float">
            <text:p>108.698305675</text:p>
          </table:table-cell>
          <table:table-cell office:value-type="float" office:value="114.969480817" calcext:value-type="float">
            <text:p>114.969480817</text:p>
          </table:table-cell>
          <table:table-cell office:value-type="float" office:value="127.453610689" calcext:value-type="float">
            <text:p>127.453610689</text:p>
          </table:table-cell>
          <table:table-cell office:value-type="float" office:value="137.119248168" calcext:value-type="float">
            <text:p>137.119248168</text:p>
          </table:table-cell>
          <table:table-cell office:value-type="float" office:value="148.959609788" calcext:value-type="float">
            <text:p>148.959609788</text:p>
          </table:table-cell>
          <table:table-cell office:value-type="float" office:value="162.18118202" calcext:value-type="float">
            <text:p>162.18118202</text:p>
          </table:table-cell>
          <table:table-cell office:value-type="float" office:value="176.008193181" calcext:value-type="float">
            <text:p>176.008193181</text:p>
          </table:table-cell>
          <table:table-cell office:value-type="float" office:value="201.244855626" calcext:value-type="float">
            <text:p>201.244855626</text:p>
          </table:table-cell>
          <table:table-cell office:value-type="float" office:value="247.55275018" calcext:value-type="float">
            <text:p>247.55275018</text:p>
          </table:table-cell>
          <table:table-cell office:value-type="float" office:value="274.293812321" calcext:value-type="float">
            <text:p>274.293812321</text:p>
          </table:table-cell>
          <table:table-cell office:value-type="float" office:value="349.043474284" calcext:value-type="float">
            <text:p>349.043474284</text:p>
          </table:table-cell>
          <table:table-cell office:value-type="float" office:value="425.613055633" calcext:value-type="float">
            <text:p>425.613055633</text:p>
          </table:table-cell>
          <table:table-cell office:value-type="float" office:value="522.168241503" calcext:value-type="float">
            <text:p>522.168241503</text:p>
          </table:table-cell>
          <table:table-cell office:value-type="float" office:value="677.136300983" calcext:value-type="float">
            <text:p>677.136300983</text:p>
          </table:table-cell>
          <table:table-cell office:value-type="float" office:value="859.655776177" calcext:value-type="float">
            <text:p>859.655776177</text:p>
          </table:table-cell>
          <table:table-cell office:value-type="float" office:value="1149.46621969" calcext:value-type="float">
            <text:p>1149.46621969</text:p>
          </table:table-cell>
        </table:table-row>
        <table:table-row table:style-name="ro1">
          <table:table-cell office:value-type="string" calcext:value-type="string">
            <text:p>GAUSSIAN fuzzy inc 1 dec TO 1 w/ th 0.2 and 0.8 sigma 0.01*fuzzy_size COLL RANDOM MAP (only after brs collision)</text:p>
          </table:table-cell>
          <table:table-cell office:value-type="float" office:value="5.88476001434" calcext:value-type="float">
            <text:p>5.8847600143</text:p>
          </table:table-cell>
          <table:table-cell office:value-type="float" office:value="6.2178548359" calcext:value-type="float">
            <text:p>6.2178548359</text:p>
          </table:table-cell>
          <table:table-cell office:value-type="float" office:value="6.57411310731" calcext:value-type="float">
            <text:p>6.5741131073</text:p>
          </table:table-cell>
          <table:table-cell office:value-type="float" office:value="7.33936734773" calcext:value-type="float">
            <text:p>7.3393673477</text:p>
          </table:table-cell>
          <table:table-cell office:value-type="float" office:value="7.92379170045" calcext:value-type="float">
            <text:p>7.9237917005</text:p>
          </table:table-cell>
          <table:table-cell office:value-type="float" office:value="8.72954064959" calcext:value-type="float">
            <text:p>8.7295406496</text:p>
          </table:table-cell>
          <table:table-cell office:value-type="float" office:value="9.95907004421" calcext:value-type="float">
            <text:p>9.9590700442</text:p>
          </table:table-cell>
          <table:table-cell office:value-type="float" office:value="11.1538093695" calcext:value-type="float">
            <text:p>11.1538093695</text:p>
          </table:table-cell>
          <table:table-cell office:value-type="float" office:value="12.9847806979" calcext:value-type="float">
            <text:p>12.9847806979</text:p>
          </table:table-cell>
          <table:table-cell office:value-type="float" office:value="15.0311828794" calcext:value-type="float">
            <text:p>15.0311828794</text:p>
          </table:table-cell>
          <table:table-cell office:value-type="float" office:value="17.6617344985" calcext:value-type="float">
            <text:p>17.6617344985</text:p>
          </table:table-cell>
          <table:table-cell office:value-type="float" office:value="20.9511732253" calcext:value-type="float">
            <text:p>20.9511732253</text:p>
          </table:table-cell>
          <table:table-cell office:value-type="float" office:value="25.0986562497" calcext:value-type="float">
            <text:p>25.0986562497</text:p>
          </table:table-cell>
          <table:table-cell office:value-type="float" office:value="29.9209341686" calcext:value-type="float">
            <text:p>29.9209341686</text:p>
          </table:table-cell>
          <table:table-cell office:value-type="float" office:value="36.0457334668" calcext:value-type="float">
            <text:p>36.0457334668</text:p>
          </table:table-cell>
          <table:table-cell office:value-type="float" office:value="43.0202739148" calcext:value-type="float">
            <text:p>43.0202739148</text:p>
          </table:table-cell>
          <table:table-cell office:value-type="float" office:value="49.6679218922" calcext:value-type="float">
            <text:p>49.6679218922</text:p>
          </table:table-cell>
          <table:table-cell office:value-type="float" office:value="60.1719896944" calcext:value-type="float">
            <text:p>60.1719896944</text:p>
          </table:table-cell>
          <table:table-cell office:value-type="float" office:value="66.1129431847" calcext:value-type="float">
            <text:p>66.1129431847</text:p>
          </table:table-cell>
          <table:table-cell office:value-type="float" office:value="73.7767811955" calcext:value-type="float">
            <text:p>73.7767811955</text:p>
          </table:table-cell>
          <table:table-cell office:value-type="float" office:value="82.3380790602" calcext:value-type="float">
            <text:p>82.3380790602</text:p>
          </table:table-cell>
          <table:table-cell office:value-type="float" office:value="89.7056492235" calcext:value-type="float">
            <text:p>89.7056492235</text:p>
          </table:table-cell>
          <table:table-cell office:value-type="float" office:value="96.4636149526" calcext:value-type="float">
            <text:p>96.4636149526</text:p>
          </table:table-cell>
          <table:table-cell office:value-type="float" office:value="103.222343707" calcext:value-type="float">
            <text:p>103.222343707</text:p>
          </table:table-cell>
          <table:table-cell office:value-type="float" office:value="110.169095578" calcext:value-type="float">
            <text:p>110.169095578</text:p>
          </table:table-cell>
          <table:table-cell office:value-type="float" office:value="118.365959825" calcext:value-type="float">
            <text:p>118.365959825</text:p>
          </table:table-cell>
          <table:table-cell office:value-type="float" office:value="129.765532142" calcext:value-type="float">
            <text:p>129.765532142</text:p>
          </table:table-cell>
          <table:table-cell office:value-type="float" office:value="137.2761552" calcext:value-type="float">
            <text:p>137.2761552</text:p>
          </table:table-cell>
          <table:table-cell office:value-type="float" office:value="149.497941761" calcext:value-type="float">
            <text:p>149.497941761</text:p>
          </table:table-cell>
          <table:table-cell office:value-type="float" office:value="162.035091804" calcext:value-type="float">
            <text:p>162.035091804</text:p>
          </table:table-cell>
          <table:table-cell office:value-type="float" office:value="184.528770026" calcext:value-type="float">
            <text:p>184.528770026</text:p>
          </table:table-cell>
          <table:table-cell office:value-type="float" office:value="213.087463765" calcext:value-type="float">
            <text:p>213.087463765</text:p>
          </table:table-cell>
          <table:table-cell office:value-type="float" office:value="231.026513286" calcext:value-type="float">
            <text:p>231.026513286</text:p>
          </table:table-cell>
          <table:table-cell office:value-type="float" office:value="283.56350509" calcext:value-type="float">
            <text:p>283.56350509</text:p>
          </table:table-cell>
          <table:table-cell office:value-type="float" office:value="344.681686593" calcext:value-type="float">
            <text:p>344.681686593</text:p>
          </table:table-cell>
          <table:table-cell office:value-type="float" office:value="415.315281754" calcext:value-type="float">
            <text:p>415.315281754</text:p>
          </table:table-cell>
          <table:table-cell office:value-type="float" office:value="488.837945046" calcext:value-type="float">
            <text:p>488.837945046</text:p>
          </table:table-cell>
          <table:table-cell office:value-type="float" office:value="683.406296359" calcext:value-type="float">
            <text:p>683.406296359</text:p>
          </table:table-cell>
          <table:table-cell office:value-type="float" office:value="830.419084001" calcext:value-type="float">
            <text:p>830.419084001</text:p>
          </table:table-cell>
          <table:table-cell office:value-type="float" office:value="1065.93273622" calcext:value-type="float">
            <text:p>1065.93273622</text:p>
          </table:table-cell>
        </table:table-row>
        <table:table-row table:style-name="ro1">
          <table:table-cell office:value-type="string" calcext:value-type="string">
            <text:p>GAUSSIAN fuzzy inc 1 dec TO 1 w/ th 0.1 and 0.999 sigma 0.01*fuzzy_size RANDOM MAP (after brs coll and brs silence)</text:p>
          </table:table-cell>
          <table:table-cell office:value-type="float" office:value="5.62743416971" calcext:value-type="float">
            <text:p>5.6274341697</text:p>
          </table:table-cell>
          <table:table-cell office:value-type="float" office:value="5.85084212683" calcext:value-type="float">
            <text:p>5.8508421268</text:p>
          </table:table-cell>
          <table:table-cell office:value-type="float" office:value="6.16829243478" calcext:value-type="float">
            <text:p>6.1682924348</text:p>
          </table:table-cell>
          <table:table-cell office:value-type="float" office:value="6.45507059695" calcext:value-type="float">
            <text:p>6.455070597</text:p>
          </table:table-cell>
          <table:table-cell office:value-type="float" office:value="7.00251743428" calcext:value-type="float">
            <text:p>7.0025174343</text:p>
          </table:table-cell>
          <table:table-cell office:value-type="float" office:value="7.26815615672" calcext:value-type="float">
            <text:p>7.2681561567</text:p>
          </table:table-cell>
          <table:table-cell office:value-type="float" office:value="8.14453130825" calcext:value-type="float">
            <text:p>8.1445313083</text:p>
          </table:table-cell>
          <table:table-cell office:value-type="float" office:value="8.75158755297" calcext:value-type="float">
            <text:p>8.751587553</text:p>
          </table:table-cell>
          <table:table-cell office:value-type="float" office:value="9.89826798342" calcext:value-type="float">
            <text:p>9.8982679834</text:p>
          </table:table-cell>
          <table:table-cell office:value-type="float" office:value="11.1964666581" calcext:value-type="float">
            <text:p>11.1964666581</text:p>
          </table:table-cell>
          <table:table-cell office:value-type="float" office:value="12.7818457258" calcext:value-type="float">
            <text:p>12.7818457258</text:p>
          </table:table-cell>
          <table:table-cell office:value-type="float" office:value="14.7817140411" calcext:value-type="float">
            <text:p>14.7817140411</text:p>
          </table:table-cell>
          <table:table-cell office:value-type="float" office:value="16.962640548" calcext:value-type="float">
            <text:p>16.962640548</text:p>
          </table:table-cell>
          <table:table-cell office:value-type="float" office:value="21.0107577734" calcext:value-type="float">
            <text:p>21.0107577734</text:p>
          </table:table-cell>
          <table:table-cell office:value-type="float" office:value="25.2414072445" calcext:value-type="float">
            <text:p>25.2414072445</text:p>
          </table:table-cell>
          <table:table-cell office:value-type="float" office:value="33.2272695845" calcext:value-type="float">
            <text:p>33.2272695845</text:p>
          </table:table-cell>
          <table:table-cell office:value-type="float" office:value="40.3763311906" calcext:value-type="float">
            <text:p>40.3763311906</text:p>
          </table:table-cell>
          <table:table-cell office:value-type="float" office:value="50.2034249209" calcext:value-type="float">
            <text:p>50.2034249209</text:p>
          </table:table-cell>
          <table:table-cell office:value-type="float" office:value="56.5530213776" calcext:value-type="float">
            <text:p>56.5530213776</text:p>
          </table:table-cell>
          <table:table-cell office:value-type="float" office:value="72.2835496387" calcext:value-type="float">
            <text:p>72.2835496387</text:p>
          </table:table-cell>
          <table:table-cell office:value-type="float" office:value="85.1216897487" calcext:value-type="float">
            <text:p>85.1216897487</text:p>
          </table:table-cell>
          <table:table-cell office:value-type="float" office:value="97.3391172626" calcext:value-type="float">
            <text:p>97.3391172626</text:p>
          </table:table-cell>
          <table:table-cell office:value-type="float" office:value="107.40360013" calcext:value-type="float">
            <text:p>107.40360013</text:p>
          </table:table-cell>
          <table:table-cell office:value-type="float" office:value="115.384330174" calcext:value-type="float">
            <text:p>115.384330174</text:p>
          </table:table-cell>
          <table:table-cell office:value-type="float" office:value="129.599501279" calcext:value-type="float">
            <text:p>129.599501279</text:p>
          </table:table-cell>
          <table:table-cell office:value-type="float" office:value="138.206872166" calcext:value-type="float">
            <text:p>138.206872166</text:p>
          </table:table-cell>
          <table:table-cell office:value-type="float" office:value="149.662471759" calcext:value-type="float">
            <text:p>149.662471759</text:p>
          </table:table-cell>
          <table:table-cell office:value-type="float" office:value="159.337046346" calcext:value-type="float">
            <text:p>159.337046346</text:p>
          </table:table-cell>
          <table:table-cell office:value-type="float" office:value="176.560246759" calcext:value-type="float">
            <text:p>176.560246759</text:p>
          </table:table-cell>
          <table:table-cell office:value-type="float" office:value="190.833432478" calcext:value-type="float">
            <text:p>190.833432478</text:p>
          </table:table-cell>
          <table:table-cell office:value-type="float" office:value="211.133148937" calcext:value-type="float">
            <text:p>211.133148937</text:p>
          </table:table-cell>
          <table:table-cell office:value-type="float" office:value="231.12854124" calcext:value-type="float">
            <text:p>231.12854124</text:p>
          </table:table-cell>
          <table:table-cell office:value-type="float" office:value="261.175463756" calcext:value-type="float">
            <text:p>261.175463756</text:p>
          </table:table-cell>
          <table:table-cell office:value-type="float" office:value="308.248961886" calcext:value-type="float">
            <text:p>308.248961886</text:p>
          </table:table-cell>
          <table:table-cell office:value-type="float" office:value="362.771975881" calcext:value-type="float">
            <text:p>362.771975881</text:p>
          </table:table-cell>
          <table:table-cell office:value-type="float" office:value="462.692355488" calcext:value-type="float">
            <text:p>462.692355488</text:p>
          </table:table-cell>
          <table:table-cell office:value-type="float" office:value="581.947089817" calcext:value-type="float">
            <text:p>581.947089817</text:p>
          </table:table-cell>
          <table:table-cell office:value-type="float" office:value="742.915211624" calcext:value-type="float">
            <text:p>742.915211624</text:p>
          </table:table-cell>
          <table:table-cell office:value-type="float" office:value="918.843335417" calcext:value-type="float">
            <text:p>918.843335417</text:p>
          </table:table-cell>
          <table:table-cell office:value-type="float" office:value="1150.5301716" calcext:value-type="float">
            <text:p>1150.5301716</text:p>
          </table:table-cell>
        </table:table-row>
        <table:table-row table:style-name="ro1">
          <table:table-cell office:value-type="string" calcext:value-type="string">
            <text:p>GAUSSIAN fuzzy inc 1 dec TO HALF w/ th 0.1 and 0.999 sigma 0.01*fuzzy_size RANDOM MAP (after brs coll and brs silence)</text:p>
          </table:table-cell>
          <table:table-cell office:value-type="float" office:value="5.55508339556" calcext:value-type="float">
            <text:p>5.5550833956</text:p>
          </table:table-cell>
          <table:table-cell office:value-type="float" office:value="5.72449391996" calcext:value-type="float">
            <text:p>5.72449392</text:p>
          </table:table-cell>
          <table:table-cell office:value-type="float" office:value="5.88584548935" calcext:value-type="float">
            <text:p>5.8858454894</text:p>
          </table:table-cell>
          <table:table-cell office:value-type="float" office:value="6.11027593919" calcext:value-type="float">
            <text:p>6.1102759392</text:p>
          </table:table-cell>
          <table:table-cell office:value-type="float" office:value="6.40006865774" calcext:value-type="float">
            <text:p>6.4000686577</text:p>
          </table:table-cell>
          <table:table-cell office:value-type="float" office:value="6.64298918136" calcext:value-type="float">
            <text:p>6.6429891814</text:p>
          </table:table-cell>
          <table:table-cell office:value-type="float" office:value="6.91807574991" calcext:value-type="float">
            <text:p>6.9180757499</text:p>
          </table:table-cell>
          <table:table-cell office:value-type="float" office:value="7.3967422838" calcext:value-type="float">
            <text:p>7.3967422838</text:p>
          </table:table-cell>
          <table:table-cell office:value-type="float" office:value="7.94883985547" calcext:value-type="float">
            <text:p>7.9488398555</text:p>
          </table:table-cell>
          <table:table-cell office:value-type="float" office:value="8.55217742607" calcext:value-type="float">
            <text:p>8.5521774261</text:p>
          </table:table-cell>
          <table:table-cell office:value-type="float" office:value="9.37993982248" calcext:value-type="float">
            <text:p>9.3799398225</text:p>
          </table:table-cell>
          <table:table-cell office:value-type="float" office:value="10.0138570117" calcext:value-type="float">
            <text:p>10.0138570117</text:p>
          </table:table-cell>
          <table:table-cell office:value-type="float" office:value="11.8917937985" calcext:value-type="float">
            <text:p>11.8917937985</text:p>
          </table:table-cell>
          <table:table-cell office:value-type="float" office:value="13.5170650835" calcext:value-type="float">
            <text:p>13.5170650835</text:p>
          </table:table-cell>
          <table:table-cell office:value-type="float" office:value="15.8931500003" calcext:value-type="float">
            <text:p>15.8931500003</text:p>
          </table:table-cell>
          <table:table-cell office:value-type="float" office:value="18.6635513484" calcext:value-type="float">
            <text:p>18.6635513484</text:p>
          </table:table-cell>
          <table:table-cell office:value-type="float" office:value="25.5595333694" calcext:value-type="float">
            <text:p>25.5595333694</text:p>
          </table:table-cell>
          <table:table-cell office:value-type="float" office:value="32.9586629468" calcext:value-type="float">
            <text:p>32.9586629468</text:p>
          </table:table-cell>
          <table:table-cell office:value-type="float" office:value="45.9170075001" calcext:value-type="float">
            <text:p>45.9170075001</text:p>
          </table:table-cell>
          <table:table-cell office:value-type="float" office:value="68.2108874181" calcext:value-type="float">
            <text:p>68.2108874181</text:p>
          </table:table-cell>
          <table:table-cell office:value-type="float" office:value="79.7279647139" calcext:value-type="float">
            <text:p>79.7279647139</text:p>
          </table:table-cell>
          <table:table-cell office:value-type="float" office:value="110.599328917" calcext:value-type="float">
            <text:p>110.599328917</text:p>
          </table:table-cell>
          <table:table-cell office:value-type="float" office:value="123.093488962" calcext:value-type="float">
            <text:p>123.093488962</text:p>
          </table:table-cell>
          <table:table-cell office:value-type="float" office:value="137.248409357" calcext:value-type="float">
            <text:p>137.248409357</text:p>
          </table:table-cell>
          <table:table-cell office:value-type="float" office:value="149.084442604" calcext:value-type="float">
            <text:p>149.084442604</text:p>
          </table:table-cell>
          <table:table-cell office:value-type="float" office:value="158.377449799" calcext:value-type="float">
            <text:p>158.377449799</text:p>
          </table:table-cell>
          <table:table-cell office:value-type="float" office:value="173.864524465" calcext:value-type="float">
            <text:p>173.864524465</text:p>
          </table:table-cell>
          <table:table-cell office:value-type="float" office:value="187.624880217" calcext:value-type="float">
            <text:p>187.624880217</text:p>
          </table:table-cell>
          <table:table-cell office:value-type="float" office:value="206.689478021" calcext:value-type="float">
            <text:p>206.689478021</text:p>
          </table:table-cell>
          <table:table-cell office:value-type="float" office:value="224.694760912" calcext:value-type="float">
            <text:p>224.694760912</text:p>
          </table:table-cell>
          <table:table-cell office:value-type="float" office:value="241.844164848" calcext:value-type="float">
            <text:p>241.844164848</text:p>
          </table:table-cell>
          <table:table-cell office:value-type="float" office:value="272.374948706" calcext:value-type="float">
            <text:p>272.374948706</text:p>
          </table:table-cell>
          <table:table-cell office:value-type="float" office:value="306.876788711" calcext:value-type="float">
            <text:p>306.876788711</text:p>
          </table:table-cell>
          <table:table-cell office:value-type="float" office:value="349.199412406" calcext:value-type="float">
            <text:p>349.199412406</text:p>
          </table:table-cell>
          <table:table-cell office:value-type="float" office:value="420.466848158" calcext:value-type="float">
            <text:p>420.466848158</text:p>
          </table:table-cell>
          <table:table-cell office:value-type="float" office:value="526.216456953" calcext:value-type="float">
            <text:p>526.216456953</text:p>
          </table:table-cell>
          <table:table-cell office:value-type="float" office:value="618.265779672" calcext:value-type="float">
            <text:p>618.265779672</text:p>
          </table:table-cell>
          <table:table-cell office:value-type="float" office:value="788.051438268" calcext:value-type="float">
            <text:p>788.051438268</text:p>
          </table:table-cell>
          <table:table-cell office:value-type="float" office:value="903.945048302" calcext:value-type="float">
            <text:p>903.945048302</text:p>
          </table:table-cell>
          <table:table-cell office:value-type="float" office:value="1232.49038623" calcext:value-type="float">
            <text:p>1232.49038623</text:p>
          </table:table-cell>
        </table:table-row>
        <table:table-row table:style-name="ro1">
          <table:table-cell office:value-type="string" calcext:value-type="string">
            <text:p>NEW fuzzy inc 1 dec TO 1 w/ th 0.1 and 0.999 RANDOM MAP (after brs coll and brs silence)</text:p>
          </table:table-cell>
          <table:table-cell office:value-type="float" office:value="5.21397788736" calcext:value-type="float">
            <text:p>5.2139778874</text:p>
          </table:table-cell>
          <table:table-cell office:value-type="float" office:value="5.39708631659" calcext:value-type="float">
            <text:p>5.3970863166</text:p>
          </table:table-cell>
          <table:table-cell office:value-type="float" office:value="5.71246034057" calcext:value-type="float">
            <text:p>5.7124603406</text:p>
          </table:table-cell>
          <table:table-cell office:value-type="float" office:value="6.04772867615" calcext:value-type="float">
            <text:p>6.0477286762</text:p>
          </table:table-cell>
          <table:table-cell office:value-type="float" office:value="6.45091313726" calcext:value-type="float">
            <text:p>6.4509131373</text:p>
          </table:table-cell>
          <table:table-cell office:value-type="float" office:value="7.08941882253" calcext:value-type="float">
            <text:p>7.0894188225</text:p>
          </table:table-cell>
          <table:table-cell office:value-type="float" office:value="7.70551693252" calcext:value-type="float">
            <text:p>7.7055169325</text:p>
          </table:table-cell>
          <table:table-cell office:value-type="float" office:value="8.63001209807" calcext:value-type="float">
            <text:p>8.6300120981</text:p>
          </table:table-cell>
          <table:table-cell office:value-type="float" office:value="9.67435527735" calcext:value-type="float">
            <text:p>9.6743552774</text:p>
          </table:table-cell>
          <table:table-cell office:value-type="float" office:value="10.6294048802" calcext:value-type="float">
            <text:p>10.6294048802</text:p>
          </table:table-cell>
          <table:table-cell office:value-type="float" office:value="12.7867985589" calcext:value-type="float">
            <text:p>12.7867985589</text:p>
          </table:table-cell>
          <table:table-cell office:value-type="float" office:value="14.6797021088" calcext:value-type="float">
            <text:p>14.6797021088</text:p>
          </table:table-cell>
          <table:table-cell office:value-type="float" office:value="17.8007372854" calcext:value-type="float">
            <text:p>17.8007372854</text:p>
          </table:table-cell>
          <table:table-cell office:value-type="float" office:value="21.692301371" calcext:value-type="float">
            <text:p>21.692301371</text:p>
          </table:table-cell>
          <table:table-cell office:value-type="float" office:value="26.896891559" calcext:value-type="float">
            <text:p>26.896891559</text:p>
          </table:table-cell>
          <table:table-cell office:value-type="float" office:value="32.2097244875" calcext:value-type="float">
            <text:p>32.2097244875</text:p>
          </table:table-cell>
          <table:table-cell office:value-type="float" office:value="41.0283489105" calcext:value-type="float">
            <text:p>41.0283489105</text:p>
          </table:table-cell>
          <table:table-cell office:value-type="float" office:value="53.7162683081" calcext:value-type="float">
            <text:p>53.7162683081</text:p>
          </table:table-cell>
          <table:table-cell office:value-type="float" office:value="61.2936709119" calcext:value-type="float">
            <text:p>61.2936709119</text:p>
          </table:table-cell>
          <table:table-cell office:value-type="float" office:value="76.3277341303" calcext:value-type="float">
            <text:p>76.3277341303</text:p>
          </table:table-cell>
          <table:table-cell office:value-type="float" office:value="86.680625762" calcext:value-type="float">
            <text:p>86.680625762</text:p>
          </table:table-cell>
          <table:table-cell office:value-type="float" office:value="95.0230700336" calcext:value-type="float">
            <text:p>95.0230700336</text:p>
          </table:table-cell>
          <table:table-cell office:value-type="float" office:value="106.337203392" calcext:value-type="float">
            <text:p>106.337203392</text:p>
          </table:table-cell>
          <table:table-cell office:value-type="float" office:value="117.211352112" calcext:value-type="float">
            <text:p>117.211352112</text:p>
          </table:table-cell>
          <table:table-cell office:value-type="float" office:value="120.591129365" calcext:value-type="float">
            <text:p>120.591129365</text:p>
          </table:table-cell>
          <table:table-cell office:value-type="float" office:value="134.368044215" calcext:value-type="float">
            <text:p>134.368044215</text:p>
          </table:table-cell>
          <table:table-cell office:value-type="float" office:value="148.112105974" calcext:value-type="float">
            <text:p>148.112105974</text:p>
          </table:table-cell>
          <table:table-cell office:value-type="float" office:value="155.843909491" calcext:value-type="float">
            <text:p>155.843909491</text:p>
          </table:table-cell>
          <table:table-cell office:value-type="float" office:value="173.147635129" calcext:value-type="float">
            <text:p>173.147635129</text:p>
          </table:table-cell>
          <table:table-cell office:value-type="float" office:value="191.822535874" calcext:value-type="float">
            <text:p>191.822535874</text:p>
          </table:table-cell>
          <table:table-cell office:value-type="float" office:value="205.844883562" calcext:value-type="float">
            <text:p>205.844883562</text:p>
          </table:table-cell>
          <table:table-cell office:value-type="float" office:value="228.958816697" calcext:value-type="float">
            <text:p>228.958816697</text:p>
          </table:table-cell>
          <table:table-cell office:value-type="float" office:value="268.961975714" calcext:value-type="float">
            <text:p>268.961975714</text:p>
          </table:table-cell>
          <table:table-cell office:value-type="float" office:value="331.538414382" calcext:value-type="float">
            <text:p>331.538414382</text:p>
          </table:table-cell>
          <table:table-cell office:value-type="float" office:value="357.085992787" calcext:value-type="float">
            <text:p>357.085992787</text:p>
          </table:table-cell>
          <table:table-cell office:value-type="float" office:value="408.672052747" calcext:value-type="float">
            <text:p>408.672052747</text:p>
          </table:table-cell>
          <table:table-cell office:value-type="float" office:value="600.664642214" calcext:value-type="float">
            <text:p>600.664642214</text:p>
          </table:table-cell>
          <table:table-cell office:value-type="float" office:value="698.740446475" calcext:value-type="float">
            <text:p>698.740446475</text:p>
          </table:table-cell>
          <table:table-cell office:value-type="float" office:value="937.073978986" calcext:value-type="float">
            <text:p>937.073978986</text:p>
          </table:table-cell>
          <table:table-cell office:value-type="float" office:value="1081.68451309" calcext:value-type="float">
            <text:p>1081.68451309</text:p>
          </table:table-cell>
        </table:table-row>
        <table:table-row table:style-name="ro1">
          <table:table-cell office:value-type="string" calcext:value-type="string">
            <text:p>NEW fuzzy inc 1 dec TO 1 w/ th 0.1 and 0.999</text:p>
          </table:table-cell>
          <table:table-cell office:value-type="float" office:value="5.2569364046" calcext:value-type="float">
            <text:p>5.2569364046</text:p>
          </table:table-cell>
          <table:table-cell office:value-type="float" office:value="5.57948486778" calcext:value-type="float">
            <text:p>5.5794848678</text:p>
          </table:table-cell>
          <table:table-cell office:value-type="float" office:value="5.98727166926" calcext:value-type="float">
            <text:p>5.9872716693</text:p>
          </table:table-cell>
          <table:table-cell office:value-type="float" office:value="6.6505080698" calcext:value-type="float">
            <text:p>6.6505080698</text:p>
          </table:table-cell>
          <table:table-cell office:value-type="float" office:value="7.51812172769" calcext:value-type="float">
            <text:p>7.5181217277</text:p>
          </table:table-cell>
          <table:table-cell office:value-type="float" office:value="8.32369964854" calcext:value-type="float">
            <text:p>8.3236996485</text:p>
          </table:table-cell>
          <table:table-cell office:value-type="float" office:value="9.35742898215" calcext:value-type="float">
            <text:p>9.3574289822</text:p>
          </table:table-cell>
          <table:table-cell office:value-type="float" office:value="11.0301496563" calcext:value-type="float">
            <text:p>11.0301496563</text:p>
          </table:table-cell>
          <table:table-cell office:value-type="float" office:value="12.3679869169" calcext:value-type="float">
            <text:p>12.3679869169</text:p>
          </table:table-cell>
          <table:table-cell office:value-type="float" office:value="14.284645488" calcext:value-type="float">
            <text:p>14.284645488</text:p>
          </table:table-cell>
          <table:table-cell office:value-type="float" office:value="16.1281346845" calcext:value-type="float">
            <text:p>16.1281346845</text:p>
          </table:table-cell>
          <table:table-cell office:value-type="float" office:value="19.0663428695" calcext:value-type="float">
            <text:p>19.0663428695</text:p>
          </table:table-cell>
          <table:table-cell office:value-type="float" office:value="21.8164086213" calcext:value-type="float">
            <text:p>21.8164086213</text:p>
          </table:table-cell>
          <table:table-cell office:value-type="float" office:value="25.6448296292" calcext:value-type="float">
            <text:p>25.6448296292</text:p>
          </table:table-cell>
          <table:table-cell office:value-type="float" office:value="28.1957302945" calcext:value-type="float">
            <text:p>28.1957302945</text:p>
          </table:table-cell>
          <table:table-cell office:value-type="float" office:value="33.4027261028" calcext:value-type="float">
            <text:p>33.4027261028</text:p>
          </table:table-cell>
          <table:table-cell office:value-type="float" office:value="38.2324240848" calcext:value-type="float">
            <text:p>38.2324240848</text:p>
          </table:table-cell>
          <table:table-cell office:value-type="float" office:value="42.7077749566" calcext:value-type="float">
            <text:p>42.7077749566</text:p>
          </table:table-cell>
          <table:table-cell office:value-type="float" office:value="48.9720883487" calcext:value-type="float">
            <text:p>48.9720883487</text:p>
          </table:table-cell>
          <table:table-cell office:value-type="float" office:value="55.720397961" calcext:value-type="float">
            <text:p>55.720397961</text:p>
          </table:table-cell>
          <table:table-cell office:value-type="float" office:value="61.0309320729" calcext:value-type="float">
            <text:p>61.0309320729</text:p>
          </table:table-cell>
          <table:table-cell office:value-type="float" office:value="69.1609105605" calcext:value-type="float">
            <text:p>69.1609105605</text:p>
          </table:table-cell>
          <table:table-cell office:value-type="float" office:value="77.4151938753" calcext:value-type="float">
            <text:p>77.4151938753</text:p>
          </table:table-cell>
          <table:table-cell office:value-type="float" office:value="85.6834478562" calcext:value-type="float">
            <text:p>85.6834478562</text:p>
          </table:table-cell>
          <table:table-cell office:value-type="float" office:value="97.4793054235" calcext:value-type="float">
            <text:p>97.4793054235</text:p>
          </table:table-cell>
          <table:table-cell office:value-type="float" office:value="109.316488633" calcext:value-type="float">
            <text:p>109.316488633</text:p>
          </table:table-cell>
          <table:table-cell office:value-type="float" office:value="120.177536722" calcext:value-type="float">
            <text:p>120.177536722</text:p>
          </table:table-cell>
          <table:table-cell office:value-type="float" office:value="135.933489633" calcext:value-type="float">
            <text:p>135.933489633</text:p>
          </table:table-cell>
          <table:table-cell office:value-type="float" office:value="151.958005808" calcext:value-type="float">
            <text:p>151.958005808</text:p>
          </table:table-cell>
          <table:table-cell office:value-type="float" office:value="173.367377271" calcext:value-type="float">
            <text:p>173.367377271</text:p>
          </table:table-cell>
          <table:table-cell office:value-type="float" office:value="193.200278188" calcext:value-type="float">
            <text:p>193.200278188</text:p>
          </table:table-cell>
          <table:table-cell office:value-type="float" office:value="220.543001292" calcext:value-type="float">
            <text:p>220.543001292</text:p>
          </table:table-cell>
          <table:table-cell office:value-type="float" office:value="265.157034662" calcext:value-type="float">
            <text:p>265.157034662</text:p>
          </table:table-cell>
          <table:table-cell office:value-type="float" office:value="312.038725223" calcext:value-type="float">
            <text:p>312.038725223</text:p>
          </table:table-cell>
          <table:table-cell office:value-type="float" office:value="364.553455608" calcext:value-type="float">
            <text:p>364.553455608</text:p>
          </table:table-cell>
          <table:table-cell office:value-type="float" office:value="463.324965979" calcext:value-type="float">
            <text:p>463.324965979</text:p>
          </table:table-cell>
          <table:table-cell office:value-type="float" office:value="530.658999369" calcext:value-type="float">
            <text:p>530.658999369</text:p>
          </table:table-cell>
          <table:table-cell office:value-type="float" office:value="710.519698332" calcext:value-type="float">
            <text:p>710.519698332</text:p>
          </table:table-cell>
          <table:table-cell office:value-type="float" office:value="936.888492281" calcext:value-type="float">
            <text:p>936.888492281</text:p>
          </table:table-cell>
          <table:table-cell office:value-type="float" office:value="1157.52994468" calcext:value-type="float">
            <text:p>1157.52994468</text:p>
          </table:table-cell>
        </table:table-row>
        <table:table-row table:style-name="ro1">
          <table:table-cell office:value-type="string" calcext:value-type="string">
            <text:p>NEW fuzzy inc 1 dec TO 1 w/ th 0.1 and 0.999 weights start at token holder</text:p>
          </table:table-cell>
          <table:table-cell office:value-type="float" office:value="5.20601773082" calcext:value-type="float">
            <text:p>5.2060177308</text:p>
          </table:table-cell>
          <table:table-cell office:value-type="float" office:value="5.52633096676" calcext:value-type="float">
            <text:p>5.5263309668</text:p>
          </table:table-cell>
          <table:table-cell office:value-type="float" office:value="5.81940506849" calcext:value-type="float">
            <text:p>5.8194050685</text:p>
          </table:table-cell>
          <table:table-cell office:value-type="float" office:value="6.43765662071" calcext:value-type="float">
            <text:p>6.4376566207</text:p>
          </table:table-cell>
          <table:table-cell office:value-type="float" office:value="7.04595816619" calcext:value-type="float">
            <text:p>7.0459581662</text:p>
          </table:table-cell>
          <table:table-cell office:value-type="float" office:value="7.68908623093" calcext:value-type="float">
            <text:p>7.6890862309</text:p>
          </table:table-cell>
          <table:table-cell office:value-type="float" office:value="8.7087277356" calcext:value-type="float">
            <text:p>8.7087277356</text:p>
          </table:table-cell>
          <table:table-cell office:value-type="float" office:value="9.73032022967" calcext:value-type="float">
            <text:p>9.7303202297</text:p>
          </table:table-cell>
          <table:table-cell office:value-type="float" office:value="11.2760173926" calcext:value-type="float">
            <text:p>11.2760173926</text:p>
          </table:table-cell>
          <table:table-cell office:value-type="float" office:value="12.632519829" calcext:value-type="float">
            <text:p>12.632519829</text:p>
          </table:table-cell>
          <table:table-cell office:value-type="float" office:value="14.7604138685" calcext:value-type="float">
            <text:p>14.7604138685</text:p>
          </table:table-cell>
          <table:table-cell office:value-type="float" office:value="16.9423368999" calcext:value-type="float">
            <text:p>16.9423368999</text:p>
          </table:table-cell>
          <table:table-cell office:value-type="float" office:value="19.2301999194" calcext:value-type="float">
            <text:p>19.2301999194</text:p>
          </table:table-cell>
          <table:table-cell office:value-type="float" office:value="22.8709249954" calcext:value-type="float">
            <text:p>22.8709249954</text:p>
          </table:table-cell>
          <table:table-cell office:value-type="float" office:value="27.362171716" calcext:value-type="float">
            <text:p>27.362171716</text:p>
          </table:table-cell>
          <table:table-cell office:value-type="float" office:value="30.4184387055" calcext:value-type="float">
            <text:p>30.4184387055</text:p>
          </table:table-cell>
          <table:table-cell office:value-type="float" office:value="36.9041623253" calcext:value-type="float">
            <text:p>36.9041623253</text:p>
          </table:table-cell>
          <table:table-cell office:value-type="float" office:value="42.9092909775" calcext:value-type="float">
            <text:p>42.9092909775</text:p>
          </table:table-cell>
          <table:table-cell office:value-type="float" office:value="50.4306248026" calcext:value-type="float">
            <text:p>50.4306248026</text:p>
          </table:table-cell>
          <table:table-cell office:value-type="float" office:value="59.7299976343" calcext:value-type="float">
            <text:p>59.7299976343</text:p>
          </table:table-cell>
          <table:table-cell office:value-type="float" office:value="65.5887055828" calcext:value-type="float">
            <text:p>65.5887055828</text:p>
          </table:table-cell>
          <table:table-cell office:value-type="float" office:value="79.4057836986" calcext:value-type="float">
            <text:p>79.4057836986</text:p>
          </table:table-cell>
          <table:table-cell office:value-type="float" office:value="85.7796867554" calcext:value-type="float">
            <text:p>85.7796867554</text:p>
          </table:table-cell>
          <table:table-cell office:value-type="float" office:value="99.7783652284" calcext:value-type="float">
            <text:p>99.7783652284</text:p>
          </table:table-cell>
          <table:table-cell office:value-type="float" office:value="104.831673254" calcext:value-type="float">
            <text:p>104.831673254</text:p>
          </table:table-cell>
          <table:table-cell office:value-type="float" office:value="119.429901929" calcext:value-type="float">
            <text:p>119.429901929</text:p>
          </table:table-cell>
          <table:table-cell office:value-type="float" office:value="133.097705382" calcext:value-type="float">
            <text:p>133.097705382</text:p>
          </table:table-cell>
          <table:table-cell office:value-type="float" office:value="145.657782238" calcext:value-type="float">
            <text:p>145.657782238</text:p>
          </table:table-cell>
          <table:table-cell office:value-type="float" office:value="162.301426204" calcext:value-type="float">
            <text:p>162.301426204</text:p>
          </table:table-cell>
          <table:table-cell office:value-type="float" office:value="173.544189081" calcext:value-type="float">
            <text:p>173.544189081</text:p>
          </table:table-cell>
          <table:table-cell office:value-type="float" office:value="200.675139054" calcext:value-type="float">
            <text:p>200.675139054</text:p>
          </table:table-cell>
          <table:table-cell office:value-type="float" office:value="235.519781025" calcext:value-type="float">
            <text:p>235.519781025</text:p>
          </table:table-cell>
          <table:table-cell office:value-type="float" office:value="269.847741206" calcext:value-type="float">
            <text:p>269.847741206</text:p>
          </table:table-cell>
          <table:table-cell office:value-type="float" office:value="305.989399234" calcext:value-type="float">
            <text:p>305.989399234</text:p>
          </table:table-cell>
          <table:table-cell office:value-type="float" office:value="366.456266657" calcext:value-type="float">
            <text:p>366.456266657</text:p>
          </table:table-cell>
          <table:table-cell office:value-type="float" office:value="430.088780804" calcext:value-type="float">
            <text:p>430.088780804</text:p>
          </table:table-cell>
          <table:table-cell office:value-type="float" office:value="550.155643465" calcext:value-type="float">
            <text:p>550.155643465</text:p>
          </table:table-cell>
          <table:table-cell office:value-type="float" office:value="761.432869787" calcext:value-type="float">
            <text:p>761.432869787</text:p>
          </table:table-cell>
          <table:table-cell office:value-type="float" office:value="878.139669975" calcext:value-type="float">
            <text:p>878.139669975</text:p>
          </table:table-cell>
          <table:table-cell office:value-type="float" office:value="1172.29562739" calcext:value-type="float">
            <text:p>1172.29562739</text:p>
          </table:table-cell>
        </table:table-row>
      </table:table>
      <table:table table:name="more comparisons" table:style-name="ta1">
        <table:shapes>
          <draw:frame draw:z-index="0" draw:style-name="gr1" draw:text-style-name="P1" svg:width="1010.24pt" svg:height="620.79pt" svg:x="204.97pt" svg:y="406.4pt">
            <loext:p draw:notify-on-update-of-ranges="'more comparisons'.A4:'more comparisons'.A4 'more comparisons'.B4:'more comparisons'.AO4 'more comparisons'.A5:'more comparisons'.A5 'more comparisons'.B5:'more comparisons'.AO5 'more comparisons'.A6:'more comparisons'.A6 'more comparisons'.B6:'more comparisons'.AO6 'more comparisons'.A7:'more comparisons'.A7 'more comparisons'.B7:'more comparisons'.AO7 'more comparisons'.A8:'more comparisons'.A8 'more comparisons'.B8:'more comparisons'.AO8 'more comparisons'.A9:'more comparisons'.A9 'more comparisons'.B9:'more comparisons'.AO9 'more comparisons'.A10:'more comparisons'.A10 'more comparisons'.B10:'more comparisons'.AO10 'more comparisons'.A11:'more comparisons'.A11 'more comparisons'.B11:'more comparisons'.AO11 'more comparisons'.A12:'more comparisons'.A12 'more comparisons'.B12:'more comparisons'.AO12 'more comparisons'.A13:'more comparisons'.A13 'more comparisons'.B13:'more comparisons'.AO13 'more comparisons'.A14:'more comparisons'.A14 'more comparisons'.B14:'more comparisons'.AO14 'more comparisons'.A15:'more comparisons'.A15 'more comparisons'.B15:'more comparisons'.AO15 'more comparisons'.A16:'more comparisons'.A16 'more comparisons'.B16:'more comparisons'.AO16 'more comparisons'.A17:'more comparisons'.A17 'more comparisons'.B17:'more comparisons'.AO17 'more comparisons'.A18:'more comparisons'.A18 'more comparisons'.B18:'more comparisons'.AO18 'more comparisons'.A19:'more comparisons'.A19 'more comparisons'.B19:'more comparisons'.AO19 'more comparisons'.A20:'more comparisons'.A20 'more comparisons'.B20:'more comparisons'.AO20 'more comparisons'.A21:'more comparisons'.A21 'more comparisons'.B21:'more comparisons'.AO21 'more comparisons'.A22:'more comparisons'.A22 'more comparisons'.B22:'more comparisons'.AO22 'more comparisons'.A23:'more comparisons'.A23 'more comparisons'.B23:'more comparisons'.AO23 'more comparisons'.A24:'more comparisons'.A24 'more comparisons'.B24:'more comparisons'.AO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>
          <table:table-cell office:value-type="string" calcext:value-type="string">
            <text:p>NEW fuzzy_token inc 1 dec half w/ thresholds 0.1 and 0.8</text:p>
          </table:table-cell>
          <table:table-cell office:value-type="float" office:value="5.15406937253" calcext:value-type="float">
            <text:p>5.1540693725</text:p>
          </table:table-cell>
          <table:table-cell office:value-type="float" office:value="5.32209512224" calcext:value-type="float">
            <text:p>5.3220951222</text:p>
          </table:table-cell>
          <table:table-cell office:value-type="float" office:value="5.56699126819" calcext:value-type="float">
            <text:p>5.5669912682</text:p>
          </table:table-cell>
          <table:table-cell office:value-type="float" office:value="5.81882902408" calcext:value-type="float">
            <text:p>5.8188290241</text:p>
          </table:table-cell>
          <table:table-cell office:value-type="float" office:value="6.24841211273" calcext:value-type="float">
            <text:p>6.2484121127</text:p>
          </table:table-cell>
          <table:table-cell office:value-type="float" office:value="6.67474697902" calcext:value-type="float">
            <text:p>6.674746979</text:p>
          </table:table-cell>
          <table:table-cell office:value-type="float" office:value="7.07196135621" calcext:value-type="float">
            <text:p>7.0719613562</text:p>
          </table:table-cell>
          <table:table-cell office:value-type="float" office:value="7.6644923261" calcext:value-type="float">
            <text:p>7.6644923261</text:p>
          </table:table-cell>
          <table:table-cell office:value-type="float" office:value="8.4151098559" calcext:value-type="float">
            <text:p>8.4151098559</text:p>
          </table:table-cell>
          <table:table-cell office:value-type="float" office:value="9.27413888733" calcext:value-type="float">
            <text:p>9.2741388873</text:p>
          </table:table-cell>
          <table:table-cell office:value-type="float" office:value="10.5160614641" calcext:value-type="float">
            <text:p>10.5160614641</text:p>
          </table:table-cell>
          <table:table-cell office:value-type="float" office:value="11.9579045894" calcext:value-type="float">
            <text:p>11.9579045894</text:p>
          </table:table-cell>
          <table:table-cell office:value-type="float" office:value="13.4211806139" calcext:value-type="float">
            <text:p>13.4211806139</text:p>
          </table:table-cell>
          <table:table-cell office:value-type="float" office:value="15.886021339" calcext:value-type="float">
            <text:p>15.886021339</text:p>
          </table:table-cell>
          <table:table-cell office:value-type="float" office:value="18.5325706044" calcext:value-type="float">
            <text:p>18.5325706044</text:p>
          </table:table-cell>
          <table:table-cell office:value-type="float" office:value="22.5183288833" calcext:value-type="float">
            <text:p>22.5183288833</text:p>
          </table:table-cell>
          <table:table-cell office:value-type="float" office:value="26.1389360096" calcext:value-type="float">
            <text:p>26.1389360096</text:p>
          </table:table-cell>
          <table:table-cell office:value-type="float" office:value="34.1808841241" calcext:value-type="float">
            <text:p>34.1808841241</text:p>
          </table:table-cell>
          <table:table-cell office:value-type="float" office:value="40.5041941867" calcext:value-type="float">
            <text:p>40.5041941867</text:p>
          </table:table-cell>
          <table:table-cell office:value-type="float" office:value="50.1353219144" calcext:value-type="float">
            <text:p>50.1353219144</text:p>
          </table:table-cell>
          <table:table-cell office:value-type="float" office:value="61.4314037119" calcext:value-type="float">
            <text:p>61.4314037119</text:p>
          </table:table-cell>
          <table:table-cell office:value-type="float" office:value="75.6206022115" calcext:value-type="float">
            <text:p>75.6206022115</text:p>
          </table:table-cell>
          <table:table-cell office:value-type="float" office:value="95.1631170268" calcext:value-type="float">
            <text:p>95.1631170268</text:p>
          </table:table-cell>
          <table:table-cell office:value-type="float" office:value="106.249417959" calcext:value-type="float">
            <text:p>106.249417959</text:p>
          </table:table-cell>
          <table:table-cell office:value-type="float" office:value="122.018673817" calcext:value-type="float">
            <text:p>122.018673817</text:p>
          </table:table-cell>
          <table:table-cell office:value-type="float" office:value="137.339471162" calcext:value-type="float">
            <text:p>137.339471162</text:p>
          </table:table-cell>
          <table:table-cell office:value-type="float" office:value="157.955697867" calcext:value-type="float">
            <text:p>157.955697867</text:p>
          </table:table-cell>
          <table:table-cell office:value-type="float" office:value="176.82732948" calcext:value-type="float">
            <text:p>176.82732948</text:p>
          </table:table-cell>
          <table:table-cell office:value-type="float" office:value="201.556102882" calcext:value-type="float">
            <text:p>201.556102882</text:p>
          </table:table-cell>
          <table:table-cell office:value-type="float" office:value="226.129167163" calcext:value-type="float">
            <text:p>226.129167163</text:p>
          </table:table-cell>
          <table:table-cell office:value-type="float" office:value="250.09786061" calcext:value-type="float">
            <text:p>250.09786061</text:p>
          </table:table-cell>
          <table:table-cell office:value-type="float" office:value="285.969426232" calcext:value-type="float">
            <text:p>285.969426232</text:p>
          </table:table-cell>
          <table:table-cell office:value-type="float" office:value="332.91647597" calcext:value-type="float">
            <text:p>332.91647597</text:p>
          </table:table-cell>
          <table:table-cell office:value-type="float" office:value="392.380049554" calcext:value-type="float">
            <text:p>392.380049554</text:p>
          </table:table-cell>
          <table:table-cell office:value-type="float" office:value="440.596536525" calcext:value-type="float">
            <text:p>440.596536525</text:p>
          </table:table-cell>
          <table:table-cell office:value-type="float" office:value="540.648689085" calcext:value-type="float">
            <text:p>540.648689085</text:p>
          </table:table-cell>
          <table:table-cell office:value-type="float" office:value="678.935003481" calcext:value-type="float">
            <text:p>678.935003481</text:p>
          </table:table-cell>
          <table:table-cell office:value-type="float" office:value="842.958206357" calcext:value-type="float">
            <text:p>842.958206357</text:p>
          </table:table-cell>
          <table:table-cell office:value-type="float" office:value="1004.00115122" calcext:value-type="float">
            <text:p>1004.00115122</text:p>
          </table:table-cell>
          <table:table-cell office:value-type="float" office:value="1193.17994473" calcext:value-type="float">
            <text:p>1193.17994473</text:p>
          </table:table-cell>
        </table:table-row>
        <table:table-row table:style-name="ro1">
          <table:table-cell office:value-type="string" calcext:value-type="string">
            <text:p>NEW fuzzy_token inc 1 dec half w/ thresholds 0.5 and 0.8</text:p>
          </table:table-cell>
          <table:table-cell office:value-type="float" office:value="5.18050135081" calcext:value-type="float">
            <text:p>5.1805013508</text:p>
          </table:table-cell>
          <table:table-cell office:value-type="float" office:value="5.36826539239" calcext:value-type="float">
            <text:p>5.3682653924</text:p>
          </table:table-cell>
          <table:table-cell office:value-type="float" office:value="5.65677319639" calcext:value-type="float">
            <text:p>5.6567731964</text:p>
          </table:table-cell>
          <table:table-cell office:value-type="float" office:value="6.012705906" calcext:value-type="float">
            <text:p>6.012705906</text:p>
          </table:table-cell>
          <table:table-cell office:value-type="float" office:value="6.58178500427" calcext:value-type="float">
            <text:p>6.5817850043</text:p>
          </table:table-cell>
          <table:table-cell office:value-type="float" office:value="7.26489963613" calcext:value-type="float">
            <text:p>7.2648996361</text:p>
          </table:table-cell>
          <table:table-cell office:value-type="float" office:value="8.19159271673" calcext:value-type="float">
            <text:p>8.1915927167</text:p>
          </table:table-cell>
          <table:table-cell office:value-type="float" office:value="9.49710946509" calcext:value-type="float">
            <text:p>9.4971094651</text:p>
          </table:table-cell>
          <table:table-cell office:value-type="float" office:value="11.6813328803" calcext:value-type="float">
            <text:p>11.6813328803</text:p>
          </table:table-cell>
          <table:table-cell office:value-type="float" office:value="14.0315244573" calcext:value-type="float">
            <text:p>14.0315244573</text:p>
          </table:table-cell>
          <table:table-cell office:value-type="float" office:value="17.8088091918" calcext:value-type="float">
            <text:p>17.8088091918</text:p>
          </table:table-cell>
          <table:table-cell office:value-type="float" office:value="23.6360620982" calcext:value-type="float">
            <text:p>23.6360620982</text:p>
          </table:table-cell>
          <table:table-cell office:value-type="float" office:value="29.5594210699" calcext:value-type="float">
            <text:p>29.5594210699</text:p>
          </table:table-cell>
          <table:table-cell office:value-type="float" office:value="39.1468295413" calcext:value-type="float">
            <text:p>39.1468295413</text:p>
          </table:table-cell>
          <table:table-cell office:value-type="float" office:value="47.0767855298" calcext:value-type="float">
            <text:p>47.0767855298</text:p>
          </table:table-cell>
          <table:table-cell office:value-type="float" office:value="52.8757804283" calcext:value-type="float">
            <text:p>52.8757804283</text:p>
          </table:table-cell>
          <table:table-cell office:value-type="float" office:value="61.2298000583" calcext:value-type="float">
            <text:p>61.2298000583</text:p>
          </table:table-cell>
          <table:table-cell office:value-type="float" office:value="66.7183856789" calcext:value-type="float">
            <text:p>66.7183856789</text:p>
          </table:table-cell>
          <table:table-cell office:value-type="float" office:value="71.7737719954" calcext:value-type="float">
            <text:p>71.7737719954</text:p>
          </table:table-cell>
          <table:table-cell office:value-type="float" office:value="77.4457894097" calcext:value-type="float">
            <text:p>77.4457894097</text:p>
          </table:table-cell>
          <table:table-cell office:value-type="float" office:value="81.1446425475" calcext:value-type="float">
            <text:p>81.1446425475</text:p>
          </table:table-cell>
          <table:table-cell office:value-type="float" office:value="86.1382791416" calcext:value-type="float">
            <text:p>86.1382791416</text:p>
          </table:table-cell>
          <table:table-cell office:value-type="float" office:value="91.7028813832" calcext:value-type="float">
            <text:p>91.7028813832</text:p>
          </table:table-cell>
          <table:table-cell office:value-type="float" office:value="98.3079773933" calcext:value-type="float">
            <text:p>98.3079773933</text:p>
          </table:table-cell>
          <table:table-cell office:value-type="float" office:value="108.093674944" calcext:value-type="float">
            <text:p>108.093674944</text:p>
          </table:table-cell>
          <table:table-cell office:value-type="float" office:value="111.190406199" calcext:value-type="float">
            <text:p>111.190406199</text:p>
          </table:table-cell>
          <table:table-cell office:value-type="float" office:value="120.853799107" calcext:value-type="float">
            <text:p>120.853799107</text:p>
          </table:table-cell>
          <table:table-cell office:value-type="float" office:value="129.787667207" calcext:value-type="float">
            <text:p>129.787667207</text:p>
          </table:table-cell>
          <table:table-cell office:value-type="float" office:value="142.500746919" calcext:value-type="float">
            <text:p>142.500746919</text:p>
          </table:table-cell>
          <table:table-cell office:value-type="float" office:value="154.818468266" calcext:value-type="float">
            <text:p>154.818468266</text:p>
          </table:table-cell>
          <table:table-cell office:value-type="float" office:value="174.712976378" calcext:value-type="float">
            <text:p>174.712976378</text:p>
          </table:table-cell>
          <table:table-cell office:value-type="float" office:value="204.127923756" calcext:value-type="float">
            <text:p>204.127923756</text:p>
          </table:table-cell>
          <table:table-cell office:value-type="float" office:value="235.718902722" calcext:value-type="float">
            <text:p>235.718902722</text:p>
          </table:table-cell>
          <table:table-cell office:value-type="float" office:value="276.709094769" calcext:value-type="float">
            <text:p>276.709094769</text:p>
          </table:table-cell>
          <table:table-cell office:value-type="float" office:value="322.51171589" calcext:value-type="float">
            <text:p>322.51171589</text:p>
          </table:table-cell>
          <table:table-cell office:value-type="float" office:value="393.757726717" calcext:value-type="float">
            <text:p>393.757726717</text:p>
          </table:table-cell>
          <table:table-cell office:value-type="float" office:value="590.038084408" calcext:value-type="float">
            <text:p>590.038084408</text:p>
          </table:table-cell>
          <table:table-cell office:value-type="float" office:value="703.219536087" calcext:value-type="float">
            <text:p>703.219536087</text:p>
          </table:table-cell>
          <table:table-cell office:value-type="float" office:value="823.895384208" calcext:value-type="float">
            <text:p>823.895384208</text:p>
          </table:table-cell>
          <table:table-cell office:value-type="float" office:value="1101.29159169" calcext:value-type="float">
            <text:p>1101.29159169</text:p>
          </table:table-cell>
        </table:table-row>
        <table:table-row table:style-name="ro1">
          <table:table-cell office:value-type="string" calcext:value-type="string">
            <text:p>NEW fuzzy_token inc 1 dec half w/ thresholds 0.2 and 0.8 weights</text:p>
          </table:table-cell>
          <table:table-cell office:value-type="float" office:value="70.7212692519" calcext:value-type="float">
            <text:p>70.7212692519</text:p>
          </table:table-cell>
          <table:table-cell office:value-type="float" office:value="73.4159786726" calcext:value-type="float">
            <text:p>73.4159786726</text:p>
          </table:table-cell>
          <table:table-cell office:value-type="float" office:value="78.5468012014" calcext:value-type="float">
            <text:p>78.5468012014</text:p>
          </table:table-cell>
          <table:table-cell office:value-type="float" office:value="85.6641553873" calcext:value-type="float">
            <text:p>85.6641553873</text:p>
          </table:table-cell>
          <table:table-cell office:value-type="float" office:value="103.078690834" calcext:value-type="float">
            <text:p>103.078690834</text:p>
          </table:table-cell>
          <table:table-cell office:value-type="float" office:value="130.612978492" calcext:value-type="float">
            <text:p>130.612978492</text:p>
          </table:table-cell>
          <table:table-cell office:value-type="float" office:value="174.423838857" calcext:value-type="float">
            <text:p>174.423838857</text:p>
          </table:table-cell>
          <table:table-cell office:value-type="float" office:value="200.340488984" calcext:value-type="float">
            <text:p>200.340488984</text:p>
          </table:table-cell>
          <table:table-cell office:value-type="float" office:value="220.473774262" calcext:value-type="float">
            <text:p>220.473774262</text:p>
          </table:table-cell>
          <table:table-cell office:value-type="float" office:value="235.83276752" calcext:value-type="float">
            <text:p>235.83276752</text:p>
          </table:table-cell>
          <table:table-cell office:value-type="float" office:value="238.496374544" calcext:value-type="float">
            <text:p>238.496374544</text:p>
          </table:table-cell>
          <table:table-cell office:value-type="float" office:value="242.563382121" calcext:value-type="float">
            <text:p>242.563382121</text:p>
          </table:table-cell>
          <table:table-cell office:value-type="float" office:value="245.189593657" calcext:value-type="float">
            <text:p>245.189593657</text:p>
          </table:table-cell>
          <table:table-cell office:value-type="float" office:value="251.884944596" calcext:value-type="float">
            <text:p>251.884944596</text:p>
          </table:table-cell>
          <table:table-cell office:value-type="float" office:value="257.337997639" calcext:value-type="float">
            <text:p>257.337997639</text:p>
          </table:table-cell>
          <table:table-cell office:value-type="float" office:value="254.008291906" calcext:value-type="float">
            <text:p>254.008291906</text:p>
          </table:table-cell>
          <table:table-cell office:value-type="float" office:value="258.721184302" calcext:value-type="float">
            <text:p>258.721184302</text:p>
          </table:table-cell>
          <table:table-cell office:value-type="float" office:value="259.584782606" calcext:value-type="float">
            <text:p>259.584782606</text:p>
          </table:table-cell>
          <table:table-cell office:value-type="float" office:value="267.944286836" calcext:value-type="float">
            <text:p>267.944286836</text:p>
          </table:table-cell>
          <table:table-cell office:value-type="float" office:value="263.824955463" calcext:value-type="float">
            <text:p>263.824955463</text:p>
          </table:table-cell>
          <table:table-cell office:value-type="float" office:value="274.022050613" calcext:value-type="float">
            <text:p>274.022050613</text:p>
          </table:table-cell>
          <table:table-cell office:value-type="float" office:value="277.671814883" calcext:value-type="float">
            <text:p>277.671814883</text:p>
          </table:table-cell>
          <table:table-cell office:value-type="float" office:value="278.388147189" calcext:value-type="float">
            <text:p>278.388147189</text:p>
          </table:table-cell>
          <table:table-cell office:value-type="float" office:value="280.024957276" calcext:value-type="float">
            <text:p>280.024957276</text:p>
          </table:table-cell>
          <table:table-cell office:value-type="float" office:value="296.610304663" calcext:value-type="float">
            <text:p>296.610304663</text:p>
          </table:table-cell>
          <table:table-cell office:value-type="float" office:value="295.460212796" calcext:value-type="float">
            <text:p>295.460212796</text:p>
          </table:table-cell>
          <table:table-cell office:value-type="float" office:value="306.330092655" calcext:value-type="float">
            <text:p>306.330092655</text:p>
          </table:table-cell>
          <table:table-cell office:value-type="float" office:value="322.291542775" calcext:value-type="float">
            <text:p>322.291542775</text:p>
          </table:table-cell>
          <table:table-cell office:value-type="float" office:value="346.244585497" calcext:value-type="float">
            <text:p>346.244585497</text:p>
          </table:table-cell>
          <table:table-cell office:value-type="float" office:value="355.58978512" calcext:value-type="float">
            <text:p>355.58978512</text:p>
          </table:table-cell>
          <table:table-cell office:value-type="float" office:value="375.07494002" calcext:value-type="float">
            <text:p>375.07494002</text:p>
          </table:table-cell>
          <table:table-cell office:value-type="float" office:value="422.157021597" calcext:value-type="float">
            <text:p>422.157021597</text:p>
          </table:table-cell>
          <table:table-cell office:value-type="float" office:value="447.257830943" calcext:value-type="float">
            <text:p>447.257830943</text:p>
          </table:table-cell>
          <table:table-cell office:value-type="float" office:value="490.173313588" calcext:value-type="float">
            <text:p>490.173313588</text:p>
          </table:table-cell>
          <table:table-cell office:value-type="float" office:value="559.051484894" calcext:value-type="float">
            <text:p>559.051484894</text:p>
          </table:table-cell>
          <table:table-cell office:value-type="float" office:value="682.489609948" calcext:value-type="float">
            <text:p>682.489609948</text:p>
          </table:table-cell>
          <table:table-cell office:value-type="float" office:value="750.090548439" calcext:value-type="float">
            <text:p>750.090548439</text:p>
          </table:table-cell>
          <table:table-cell office:value-type="float" office:value="906.786607065" calcext:value-type="float">
            <text:p>906.786607065</text:p>
          </table:table-cell>
          <table:table-cell office:value-type="float" office:value="1026.82635307" calcext:value-type="float">
            <text:p>1026.82635307</text:p>
          </table:table-cell>
          <table:table-cell office:value-type="float" office:value="1278.44067148" calcext:value-type="float">
            <text:p>1278.44067148</text:p>
          </table:table-cell>
        </table:table-row>
        <table:table-row table:style-name="ro1">
          <table:table-cell office:value-type="string" calcext:value-type="string">
            <text:p>NEW fuzzy_token inc 1 dec 1 w/ thresholds 0.2 and 0.8 weights</text:p>
          </table:table-cell>
          <table:table-cell office:value-type="float" office:value="69.9080307232" calcext:value-type="float">
            <text:p>69.9080307232</text:p>
          </table:table-cell>
          <table:table-cell office:value-type="float" office:value="73.3585197279" calcext:value-type="float">
            <text:p>73.3585197279</text:p>
          </table:table-cell>
          <table:table-cell office:value-type="float" office:value="75.8999769972" calcext:value-type="float">
            <text:p>75.8999769972</text:p>
          </table:table-cell>
          <table:table-cell office:value-type="float" office:value="79.3969128536" calcext:value-type="float">
            <text:p>79.3969128536</text:p>
          </table:table-cell>
          <table:table-cell office:value-type="float" office:value="83.1926594795" calcext:value-type="float">
            <text:p>83.1926594795</text:p>
          </table:table-cell>
          <table:table-cell office:value-type="float" office:value="87.9736972047" calcext:value-type="float">
            <text:p>87.9736972047</text:p>
          </table:table-cell>
          <table:table-cell office:value-type="float" office:value="93.2131606305" calcext:value-type="float">
            <text:p>93.2131606305</text:p>
          </table:table-cell>
          <table:table-cell office:value-type="float" office:value="102.252547784" calcext:value-type="float">
            <text:p>102.252547784</text:p>
          </table:table-cell>
          <table:table-cell office:value-type="float" office:value="111.025445357" calcext:value-type="float">
            <text:p>111.025445357</text:p>
          </table:table-cell>
          <table:table-cell office:value-type="float" office:value="117.774309474" calcext:value-type="float">
            <text:p>117.774309474</text:p>
          </table:table-cell>
          <table:table-cell office:value-type="float" office:value="126.132365589" calcext:value-type="float">
            <text:p>126.132365589</text:p>
          </table:table-cell>
          <table:table-cell office:value-type="float" office:value="132.396566579" calcext:value-type="float">
            <text:p>132.396566579</text:p>
          </table:table-cell>
          <table:table-cell office:value-type="float" office:value="141.136703036" calcext:value-type="float">
            <text:p>141.136703036</text:p>
          </table:table-cell>
          <table:table-cell office:value-type="float" office:value="152.020007913" calcext:value-type="float">
            <text:p>152.020007913</text:p>
          </table:table-cell>
          <table:table-cell office:value-type="float" office:value="163.844770889" calcext:value-type="float">
            <text:p>163.844770889</text:p>
          </table:table-cell>
          <table:table-cell office:value-type="float" office:value="179.363752621" calcext:value-type="float">
            <text:p>179.363752621</text:p>
          </table:table-cell>
          <table:table-cell office:value-type="float" office:value="198.45188939" calcext:value-type="float">
            <text:p>198.45188939</text:p>
          </table:table-cell>
          <table:table-cell office:value-type="float" office:value="226.864891635" calcext:value-type="float">
            <text:p>226.864891635</text:p>
          </table:table-cell>
          <table:table-cell office:value-type="float" office:value="248.035439586" calcext:value-type="float">
            <text:p>248.035439586</text:p>
          </table:table-cell>
          <table:table-cell office:value-type="float" office:value="282.117907221" calcext:value-type="float">
            <text:p>282.117907221</text:p>
          </table:table-cell>
          <table:table-cell office:value-type="float" office:value="324.811674207" calcext:value-type="float">
            <text:p>324.811674207</text:p>
          </table:table-cell>
          <table:table-cell office:value-type="float" office:value="378.348153562" calcext:value-type="float">
            <text:p>378.348153562</text:p>
          </table:table-cell>
          <table:table-cell office:value-type="float" office:value="422.314473172" calcext:value-type="float">
            <text:p>422.314473172</text:p>
          </table:table-cell>
          <table:table-cell office:value-type="float" office:value="481.88843309" calcext:value-type="float">
            <text:p>481.88843309</text:p>
          </table:table-cell>
          <table:table-cell office:value-type="float" office:value="554.955015277" calcext:value-type="float">
            <text:p>554.955015277</text:p>
          </table:table-cell>
          <table:table-cell office:value-type="float" office:value="585.230398743" calcext:value-type="float">
            <text:p>585.230398743</text:p>
          </table:table-cell>
          <table:table-cell office:value-type="float" office:value="647.357218541" calcext:value-type="float">
            <text:p>647.357218541</text:p>
          </table:table-cell>
          <table:table-cell office:value-type="float" office:value="690.598197652" calcext:value-type="float">
            <text:p>690.598197652</text:p>
          </table:table-cell>
          <table:table-cell office:value-type="float" office:value="762.190518787" calcext:value-type="float">
            <text:p>762.190518787</text:p>
          </table:table-cell>
          <table:table-cell office:value-type="float" office:value="840.275499143" calcext:value-type="float">
            <text:p>840.275499143</text:p>
          </table:table-cell>
          <table:table-cell office:value-type="float" office:value="890.194291399" calcext:value-type="float">
            <text:p>890.194291399</text:p>
          </table:table-cell>
          <table:table-cell office:value-type="float" office:value="939.502765225" calcext:value-type="float">
            <text:p>939.502765225</text:p>
          </table:table-cell>
          <table:table-cell office:value-type="float" office:value="1011.20115723" calcext:value-type="float">
            <text:p>1011.20115723</text:p>
          </table:table-cell>
          <table:table-cell office:value-type="float" office:value="1136.75548567" calcext:value-type="float">
            <text:p>1136.75548567</text:p>
          </table:table-cell>
          <table:table-cell office:value-type="float" office:value="1290.08905248" calcext:value-type="float">
            <text:p>1290.08905248</text:p>
          </table:table-cell>
          <table:table-cell office:value-type="float" office:value="1303.85223899" calcext:value-type="float">
            <text:p>1303.85223899</text:p>
          </table:table-cell>
          <table:table-cell office:value-type="float" office:value="1441.05601973" calcext:value-type="float">
            <text:p>1441.05601973</text:p>
          </table:table-cell>
          <table:table-cell office:value-type="float" office:value="1608.02917097" calcext:value-type="float">
            <text:p>1608.02917097</text:p>
          </table:table-cell>
          <table:table-cell office:value-type="float" office:value="1774.02292596" calcext:value-type="float">
            <text:p>1774.02292596</text:p>
          </table:table-cell>
          <table:table-cell office:value-type="float" office:value="1901.9605415" calcext:value-type="float">
            <text:p>1901.9605415</text:p>
          </table:table-cell>
        </table:table-row>
        <table:table-row table:style-name="ro1">
          <table:table-cell office:value-type="string" calcext:value-type="string">
            <text:p>NEW fuzzy_token inc 1 dec half w/ thresholds 0.001 and 0.999</text:p>
          </table:table-cell>
          <table:table-cell office:value-type="float" office:value="5.138638981" calcext:value-type="float">
            <text:p>5.138638981</text:p>
          </table:table-cell>
          <table:table-cell office:value-type="float" office:value="5.35705630269" calcext:value-type="float">
            <text:p>5.3570563027</text:p>
          </table:table-cell>
          <table:table-cell office:value-type="float" office:value="5.52861296782" calcext:value-type="float">
            <text:p>5.5286129678</text:p>
          </table:table-cell>
          <table:table-cell office:value-type="float" office:value="5.84694794429" calcext:value-type="float">
            <text:p>5.8469479443</text:p>
          </table:table-cell>
          <table:table-cell office:value-type="float" office:value="6.15769553111" calcext:value-type="float">
            <text:p>6.1576955311</text:p>
          </table:table-cell>
          <table:table-cell office:value-type="float" office:value="6.48091541635" calcext:value-type="float">
            <text:p>6.4809154164</text:p>
          </table:table-cell>
          <table:table-cell office:value-type="float" office:value="7.20652515609" calcext:value-type="float">
            <text:p>7.2065251561</text:p>
          </table:table-cell>
          <table:table-cell office:value-type="float" office:value="7.74415093635" calcext:value-type="float">
            <text:p>7.7441509364</text:p>
          </table:table-cell>
          <table:table-cell office:value-type="float" office:value="8.34552376574" calcext:value-type="float">
            <text:p>8.3455237657</text:p>
          </table:table-cell>
          <table:table-cell office:value-type="float" office:value="9.53353792955" calcext:value-type="float">
            <text:p>9.5335379296</text:p>
          </table:table-cell>
          <table:table-cell office:value-type="float" office:value="10.3811545116" calcext:value-type="float">
            <text:p>10.3811545116</text:p>
          </table:table-cell>
          <table:table-cell office:value-type="float" office:value="12.1015138559" calcext:value-type="float">
            <text:p>12.1015138559</text:p>
          </table:table-cell>
          <table:table-cell office:value-type="float" office:value="14.1504183083" calcext:value-type="float">
            <text:p>14.1504183083</text:p>
          </table:table-cell>
          <table:table-cell office:value-type="float" office:value="16.0486324268" calcext:value-type="float">
            <text:p>16.0486324268</text:p>
          </table:table-cell>
          <table:table-cell office:value-type="float" office:value="18.5115614702" calcext:value-type="float">
            <text:p>18.5115614702</text:p>
          </table:table-cell>
          <table:table-cell office:value-type="float" office:value="23.2176733836" calcext:value-type="float">
            <text:p>23.2176733836</text:p>
          </table:table-cell>
          <table:table-cell office:value-type="float" office:value="27.2552226549" calcext:value-type="float">
            <text:p>27.2552226549</text:p>
          </table:table-cell>
          <table:table-cell office:value-type="float" office:value="33.9713610704" calcext:value-type="float">
            <text:p>33.9713610704</text:p>
          </table:table-cell>
          <table:table-cell office:value-type="float" office:value="40.5564451614" calcext:value-type="float">
            <text:p>40.5564451614</text:p>
          </table:table-cell>
          <table:table-cell office:value-type="float" office:value="49.7280028109" calcext:value-type="float">
            <text:p>49.7280028109</text:p>
          </table:table-cell>
          <table:table-cell office:value-type="float" office:value="60.7035547725" calcext:value-type="float">
            <text:p>60.7035547725</text:p>
          </table:table-cell>
          <table:table-cell office:value-type="float" office:value="76.535680182" calcext:value-type="float">
            <text:p>76.535680182</text:p>
          </table:table-cell>
          <table:table-cell office:value-type="float" office:value="87.0200294239" calcext:value-type="float">
            <text:p>87.0200294239</text:p>
          </table:table-cell>
          <table:table-cell office:value-type="float" office:value="110.263083213" calcext:value-type="float">
            <text:p>110.263083213</text:p>
          </table:table-cell>
          <table:table-cell office:value-type="float" office:value="134.267975202" calcext:value-type="float">
            <text:p>134.267975202</text:p>
          </table:table-cell>
          <table:table-cell office:value-type="float" office:value="160.620336931" calcext:value-type="float">
            <text:p>160.620336931</text:p>
          </table:table-cell>
          <table:table-cell office:value-type="float" office:value="184.050666529" calcext:value-type="float">
            <text:p>184.050666529</text:p>
          </table:table-cell>
          <table:table-cell office:value-type="float" office:value="215.217575423" calcext:value-type="float">
            <text:p>215.217575423</text:p>
          </table:table-cell>
          <table:table-cell office:value-type="float" office:value="239.874848539" calcext:value-type="float">
            <text:p>239.874848539</text:p>
          </table:table-cell>
          <table:table-cell office:value-type="float" office:value="272.446651507" calcext:value-type="float">
            <text:p>272.446651507</text:p>
          </table:table-cell>
          <table:table-cell office:value-type="float" office:value="339.608482079" calcext:value-type="float">
            <text:p>339.608482079</text:p>
          </table:table-cell>
          <table:table-cell office:value-type="float" office:value="397.854680582" calcext:value-type="float">
            <text:p>397.854680582</text:p>
          </table:table-cell>
          <table:table-cell office:value-type="float" office:value="458.01322933" calcext:value-type="float">
            <text:p>458.01322933</text:p>
          </table:table-cell>
          <table:table-cell office:value-type="float" office:value="579.035512837" calcext:value-type="float">
            <text:p>579.035512837</text:p>
          </table:table-cell>
          <table:table-cell office:value-type="float" office:value="623.206840821" calcext:value-type="float">
            <text:p>623.206840821</text:p>
          </table:table-cell>
          <table:table-cell office:value-type="float" office:value="796.296031955" calcext:value-type="float">
            <text:p>796.296031955</text:p>
          </table:table-cell>
          <table:table-cell office:value-type="float" office:value="970.348193473" calcext:value-type="float">
            <text:p>970.348193473</text:p>
          </table:table-cell>
          <table:table-cell office:value-type="float" office:value="1054.85597516" calcext:value-type="float">
            <text:p>1054.85597516</text:p>
          </table:table-cell>
          <table:table-cell office:value-type="float" office:value="1264.2264807" calcext:value-type="float">
            <text:p>1264.2264807</text:p>
          </table:table-cell>
          <table:table-cell office:value-type="float" office:value="1424.53349092" calcext:value-type="float">
            <text:p>1424.53349092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office:value-type="string" calcext:value-type="string">
            <text:p>NEW fuzzy_token inc 0.5 dec TO 1 w/ thresholds 0.001 and 0.999</text:p>
          </table:table-cell>
          <table:table-cell office:value-type="float" office:value="5.29717111833" calcext:value-type="float">
            <text:p>5.2971711183</text:p>
          </table:table-cell>
          <table:table-cell office:value-type="float" office:value="5.67444885204" calcext:value-type="float">
            <text:p>5.674448852</text:p>
          </table:table-cell>
          <table:table-cell office:value-type="float" office:value="6.24498688551" calcext:value-type="float">
            <text:p>6.2449868855</text:p>
          </table:table-cell>
          <table:table-cell office:value-type="float" office:value="6.85426595259" calcext:value-type="float">
            <text:p>6.8542659526</text:p>
          </table:table-cell>
          <table:table-cell office:value-type="float" office:value="7.70129993009" calcext:value-type="float">
            <text:p>7.7012999301</text:p>
          </table:table-cell>
          <table:table-cell office:value-type="float" office:value="8.68861611355" calcext:value-type="float">
            <text:p>8.6886161136</text:p>
          </table:table-cell>
          <table:table-cell office:value-type="float" office:value="10.2914943359" calcext:value-type="float">
            <text:p>10.2914943359</text:p>
          </table:table-cell>
          <table:table-cell office:value-type="float" office:value="11.9070251438" calcext:value-type="float">
            <text:p>11.9070251438</text:p>
          </table:table-cell>
          <table:table-cell office:value-type="float" office:value="13.7618984172" calcext:value-type="float">
            <text:p>13.7618984172</text:p>
          </table:table-cell>
          <table:table-cell office:value-type="float" office:value="15.9551835519" calcext:value-type="float">
            <text:p>15.9551835519</text:p>
          </table:table-cell>
          <table:table-cell office:value-type="float" office:value="18.7332398812" calcext:value-type="float">
            <text:p>18.7332398812</text:p>
          </table:table-cell>
          <table:table-cell office:value-type="float" office:value="21.2158135914" calcext:value-type="float">
            <text:p>21.2158135914</text:p>
          </table:table-cell>
          <table:table-cell office:value-type="float" office:value="24.827573018" calcext:value-type="float">
            <text:p>24.827573018</text:p>
          </table:table-cell>
          <table:table-cell office:value-type="float" office:value="28.8608514143" calcext:value-type="float">
            <text:p>28.8608514143</text:p>
          </table:table-cell>
          <table:table-cell office:value-type="float" office:value="33.0099764402" calcext:value-type="float">
            <text:p>33.0099764402</text:p>
          </table:table-cell>
          <table:table-cell office:value-type="float" office:value="36.6409014612" calcext:value-type="float">
            <text:p>36.6409014612</text:p>
          </table:table-cell>
          <table:table-cell office:value-type="float" office:value="41.5796018767" calcext:value-type="float">
            <text:p>41.5796018767</text:p>
          </table:table-cell>
          <table:table-cell office:value-type="float" office:value="47.2934424152" calcext:value-type="float">
            <text:p>47.2934424152</text:p>
          </table:table-cell>
          <table:table-cell office:value-type="float" office:value="55.137312023" calcext:value-type="float">
            <text:p>55.137312023</text:p>
          </table:table-cell>
          <table:table-cell office:value-type="float" office:value="61.5833336993" calcext:value-type="float">
            <text:p>61.5833336993</text:p>
          </table:table-cell>
          <table:table-cell office:value-type="float" office:value="66.2218732001" calcext:value-type="float">
            <text:p>66.2218732001</text:p>
          </table:table-cell>
          <table:table-cell office:value-type="float" office:value="77.3937363566" calcext:value-type="float">
            <text:p>77.3937363566</text:p>
          </table:table-cell>
          <table:table-cell office:value-type="float" office:value="87.1315479776" calcext:value-type="float">
            <text:p>87.1315479776</text:p>
          </table:table-cell>
          <table:table-cell office:value-type="float" office:value="100.639826759" calcext:value-type="float">
            <text:p>100.639826759</text:p>
          </table:table-cell>
          <table:table-cell office:value-type="float" office:value="110.097261891" calcext:value-type="float">
            <text:p>110.097261891</text:p>
          </table:table-cell>
          <table:table-cell office:value-type="float" office:value="130.828296259" calcext:value-type="float">
            <text:p>130.828296259</text:p>
          </table:table-cell>
          <table:table-cell office:value-type="float" office:value="156.832912037" calcext:value-type="float">
            <text:p>156.832912037</text:p>
          </table:table-cell>
          <table:table-cell office:value-type="float" office:value="178.903473177" calcext:value-type="float">
            <text:p>178.903473177</text:p>
          </table:table-cell>
          <table:table-cell office:value-type="float" office:value="210.633291547" calcext:value-type="float">
            <text:p>210.633291547</text:p>
          </table:table-cell>
          <table:table-cell office:value-type="float" office:value="253.758228712" calcext:value-type="float">
            <text:p>253.758228712</text:p>
          </table:table-cell>
          <table:table-cell office:value-type="float" office:value="295.406862985" calcext:value-type="float">
            <text:p>295.406862985</text:p>
          </table:table-cell>
          <table:table-cell office:value-type="float" office:value="322.831123528" calcext:value-type="float">
            <text:p>322.831123528</text:p>
          </table:table-cell>
          <table:table-cell office:value-type="float" office:value="429.322240083" calcext:value-type="float">
            <text:p>429.322240083</text:p>
          </table:table-cell>
          <table:table-cell office:value-type="float" office:value="520.587047044" calcext:value-type="float">
            <text:p>520.587047044</text:p>
          </table:table-cell>
          <table:table-cell office:value-type="float" office:value="580.255576716" calcext:value-type="float">
            <text:p>580.255576716</text:p>
          </table:table-cell>
          <table:table-cell office:value-type="float" office:value="685.749371528" calcext:value-type="float">
            <text:p>685.749371528</text:p>
          </table:table-cell>
          <table:table-cell office:value-type="float" office:value="783.282874773" calcext:value-type="float">
            <text:p>783.282874773</text:p>
          </table:table-cell>
          <table:table-cell office:value-type="float" office:value="996.57216944" calcext:value-type="float">
            <text:p>996.57216944</text:p>
          </table:table-cell>
          <table:table-cell office:value-type="float" office:value="1098.64270156" calcext:value-type="float">
            <text:p>1098.64270156</text:p>
          </table:table-cell>
          <table:table-cell office:value-type="float" office:value="1344.87930443" calcext:value-type="float">
            <text:p>1344.87930443</text:p>
          </table:table-cell>
        </table:table-row>
        <table:table-row table:style-name="ro1">
          <table:table-cell office:value-type="string" calcext:value-type="string">
            <text:p>NEW fuzzy_token inc 2 dec TO 1 w/ thresholds 0.001 and 0.999</text:p>
          </table:table-cell>
          <table:table-cell office:value-type="float" office:value="5.18258243378" calcext:value-type="float">
            <text:p>5.1825824338</text:p>
          </table:table-cell>
          <table:table-cell office:value-type="float" office:value="5.42936156353" calcext:value-type="float">
            <text:p>5.4293615635</text:p>
          </table:table-cell>
          <table:table-cell office:value-type="float" office:value="5.7280090968" calcext:value-type="float">
            <text:p>5.7280090968</text:p>
          </table:table-cell>
          <table:table-cell office:value-type="float" office:value="6.11481670366" calcext:value-type="float">
            <text:p>6.1148167037</text:p>
          </table:table-cell>
          <table:table-cell office:value-type="float" office:value="6.48818217817" calcext:value-type="float">
            <text:p>6.4881821782</text:p>
          </table:table-cell>
          <table:table-cell office:value-type="float" office:value="6.98778029937" calcext:value-type="float">
            <text:p>6.9877802994</text:p>
          </table:table-cell>
          <table:table-cell office:value-type="float" office:value="7.77328363882" calcext:value-type="float">
            <text:p>7.7732836388</text:p>
          </table:table-cell>
          <table:table-cell office:value-type="float" office:value="8.54868532418" calcext:value-type="float">
            <text:p>8.5486853242</text:p>
          </table:table-cell>
          <table:table-cell office:value-type="float" office:value="9.31879009572" calcext:value-type="float">
            <text:p>9.3187900957</text:p>
          </table:table-cell>
          <table:table-cell office:value-type="float" office:value="10.6341555264" calcext:value-type="float">
            <text:p>10.6341555264</text:p>
          </table:table-cell>
          <table:table-cell office:value-type="float" office:value="12.1589326581" calcext:value-type="float">
            <text:p>12.1589326581</text:p>
          </table:table-cell>
          <table:table-cell office:value-type="float" office:value="14.0139288233" calcext:value-type="float">
            <text:p>14.0139288233</text:p>
          </table:table-cell>
          <table:table-cell office:value-type="float" office:value="16.2919343291" calcext:value-type="float">
            <text:p>16.2919343291</text:p>
          </table:table-cell>
          <table:table-cell office:value-type="float" office:value="19.4384354071" calcext:value-type="float">
            <text:p>19.4384354071</text:p>
          </table:table-cell>
          <table:table-cell office:value-type="float" office:value="23.4891829837" calcext:value-type="float">
            <text:p>23.4891829837</text:p>
          </table:table-cell>
          <table:table-cell office:value-type="float" office:value="29.2585529584" calcext:value-type="float">
            <text:p>29.2585529584</text:p>
          </table:table-cell>
          <table:table-cell office:value-type="float" office:value="36.3789392842" calcext:value-type="float">
            <text:p>36.3789392842</text:p>
          </table:table-cell>
          <table:table-cell office:value-type="float" office:value="43.8779542373" calcext:value-type="float">
            <text:p>43.8779542373</text:p>
          </table:table-cell>
          <table:table-cell office:value-type="float" office:value="54.9975806399" calcext:value-type="float">
            <text:p>54.9975806399</text:p>
          </table:table-cell>
          <table:table-cell office:value-type="float" office:value="67.2919318738" calcext:value-type="float">
            <text:p>67.2919318738</text:p>
          </table:table-cell>
          <table:table-cell office:value-type="float" office:value="79.7941402635" calcext:value-type="float">
            <text:p>79.7941402635</text:p>
          </table:table-cell>
          <table:table-cell office:value-type="float" office:value="99.8270420861" calcext:value-type="float">
            <text:p>99.8270420861</text:p>
          </table:table-cell>
          <table:table-cell office:value-type="float" office:value="108.96455334" calcext:value-type="float">
            <text:p>108.96455334</text:p>
          </table:table-cell>
          <table:table-cell office:value-type="float" office:value="128.420105276" calcext:value-type="float">
            <text:p>128.420105276</text:p>
          </table:table-cell>
          <table:table-cell office:value-type="float" office:value="146.591542437" calcext:value-type="float">
            <text:p>146.591542437</text:p>
          </table:table-cell>
          <table:table-cell office:value-type="float" office:value="162.985221929" calcext:value-type="float">
            <text:p>162.985221929</text:p>
          </table:table-cell>
          <table:table-cell office:value-type="float" office:value="188.459373205" calcext:value-type="float">
            <text:p>188.459373205</text:p>
          </table:table-cell>
          <table:table-cell office:value-type="float" office:value="222.963242684" calcext:value-type="float">
            <text:p>222.963242684</text:p>
          </table:table-cell>
          <table:table-cell office:value-type="float" office:value="239.170301613" calcext:value-type="float">
            <text:p>239.170301613</text:p>
          </table:table-cell>
          <table:table-cell office:value-type="float" office:value="306.065349824" calcext:value-type="float">
            <text:p>306.065349824</text:p>
          </table:table-cell>
          <table:table-cell office:value-type="float" office:value="338.091550435" calcext:value-type="float">
            <text:p>338.091550435</text:p>
          </table:table-cell>
          <table:table-cell office:value-type="float" office:value="391.437284648" calcext:value-type="float">
            <text:p>391.437284648</text:p>
          </table:table-cell>
          <table:table-cell office:value-type="float" office:value="466.834933794" calcext:value-type="float">
            <text:p>466.834933794</text:p>
          </table:table-cell>
          <table:table-cell office:value-type="float" office:value="567.669401168" calcext:value-type="float">
            <text:p>567.669401168</text:p>
          </table:table-cell>
          <table:table-cell office:value-type="float" office:value="659.2767787" calcext:value-type="float">
            <text:p>659.2767787</text:p>
          </table:table-cell>
          <table:table-cell office:value-type="float" office:value="798.195103922" calcext:value-type="float">
            <text:p>798.195103922</text:p>
          </table:table-cell>
          <table:table-cell office:value-type="float" office:value="886.569905052" calcext:value-type="float">
            <text:p>886.569905052</text:p>
          </table:table-cell>
          <table:table-cell office:value-type="float" office:value="1019.96401337" calcext:value-type="float">
            <text:p>1019.96401337</text:p>
          </table:table-cell>
          <table:table-cell office:value-type="float" office:value="1207.7416458" calcext:value-type="float">
            <text:p>1207.7416458</text:p>
          </table:table-cell>
          <table:table-cell office:value-type="float" office:value="1444.19776875" calcext:value-type="float">
            <text:p>1444.19776875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weights 0.5</text:p>
          </table:table-cell>
          <table:table-cell office:value-type="float" office:value="6.27790019686" calcext:value-type="float">
            <text:p>6.2779001969</text:p>
          </table:table-cell>
          <table:table-cell office:value-type="float" office:value="6.47714893122" calcext:value-type="float">
            <text:p>6.4771489312</text:p>
          </table:table-cell>
          <table:table-cell office:value-type="float" office:value="6.96497881297" calcext:value-type="float">
            <text:p>6.964978813</text:p>
          </table:table-cell>
          <table:table-cell office:value-type="float" office:value="7.43225092671" calcext:value-type="float">
            <text:p>7.4322509267</text:p>
          </table:table-cell>
          <table:table-cell office:value-type="float" office:value="7.98944243971" calcext:value-type="float">
            <text:p>7.9894424397</text:p>
          </table:table-cell>
          <table:table-cell office:value-type="float" office:value="8.70606181067" calcext:value-type="float">
            <text:p>8.7060618107</text:p>
          </table:table-cell>
          <table:table-cell office:value-type="float" office:value="9.56388908308" calcext:value-type="float">
            <text:p>9.5638890831</text:p>
          </table:table-cell>
          <table:table-cell office:value-type="float" office:value="10.6106357608" calcext:value-type="float">
            <text:p>10.6106357608</text:p>
          </table:table-cell>
          <table:table-cell office:value-type="float" office:value="11.8668810654" calcext:value-type="float">
            <text:p>11.8668810654</text:p>
          </table:table-cell>
          <table:table-cell office:value-type="float" office:value="13.4221774121" calcext:value-type="float">
            <text:p>13.4221774121</text:p>
          </table:table-cell>
          <table:table-cell office:value-type="float" office:value="15.1775513994" calcext:value-type="float">
            <text:p>15.1775513994</text:p>
          </table:table-cell>
          <table:table-cell office:value-type="float" office:value="17.2586421196" calcext:value-type="float">
            <text:p>17.2586421196</text:p>
          </table:table-cell>
          <table:table-cell office:value-type="float" office:value="19.547721376" calcext:value-type="float">
            <text:p>19.547721376</text:p>
          </table:table-cell>
          <table:table-cell office:value-type="float" office:value="23.4474533059" calcext:value-type="float">
            <text:p>23.4474533059</text:p>
          </table:table-cell>
          <table:table-cell office:value-type="float" office:value="26.9481364466" calcext:value-type="float">
            <text:p>26.9481364466</text:p>
          </table:table-cell>
          <table:table-cell office:value-type="float" office:value="31.6705503333" calcext:value-type="float">
            <text:p>31.6705503333</text:p>
          </table:table-cell>
          <table:table-cell office:value-type="float" office:value="36.394473869" calcext:value-type="float">
            <text:p>36.394473869</text:p>
          </table:table-cell>
          <table:table-cell office:value-type="float" office:value="45.7794701556" calcext:value-type="float">
            <text:p>45.7794701556</text:p>
          </table:table-cell>
          <table:table-cell office:value-type="float" office:value="57.6097912835" calcext:value-type="float">
            <text:p>57.6097912835</text:p>
          </table:table-cell>
          <table:table-cell office:value-type="float" office:value="71.2768670611" calcext:value-type="float">
            <text:p>71.2768670611</text:p>
          </table:table-cell>
          <table:table-cell office:value-type="float" office:value="82.8333068528" calcext:value-type="float">
            <text:p>82.8333068528</text:p>
          </table:table-cell>
          <table:table-cell office:value-type="float" office:value="107.637171511" calcext:value-type="float">
            <text:p>107.637171511</text:p>
          </table:table-cell>
          <table:table-cell office:value-type="float" office:value="126.702929754" calcext:value-type="float">
            <text:p>126.702929754</text:p>
          </table:table-cell>
          <table:table-cell office:value-type="float" office:value="162.558697215" calcext:value-type="float">
            <text:p>162.558697215</text:p>
          </table:table-cell>
          <table:table-cell office:value-type="float" office:value="202.604141854" calcext:value-type="float">
            <text:p>202.604141854</text:p>
          </table:table-cell>
          <table:table-cell office:value-type="float" office:value="251.498082069" calcext:value-type="float">
            <text:p>251.498082069</text:p>
          </table:table-cell>
          <table:table-cell office:value-type="float" office:value="318.589213878" calcext:value-type="float">
            <text:p>318.589213878</text:p>
          </table:table-cell>
          <table:table-cell office:value-type="float" office:value="375.262091795" calcext:value-type="float">
            <text:p>375.262091795</text:p>
          </table:table-cell>
          <table:table-cell office:value-type="float" office:value="462.390040611" calcext:value-type="float">
            <text:p>462.390040611</text:p>
          </table:table-cell>
          <table:table-cell office:value-type="float" office:value="552.317352179" calcext:value-type="float">
            <text:p>552.317352179</text:p>
          </table:table-cell>
          <table:table-cell office:value-type="float" office:value="643.709246872" calcext:value-type="float">
            <text:p>643.709246872</text:p>
          </table:table-cell>
          <table:table-cell office:value-type="float" office:value="723.329385918" calcext:value-type="float">
            <text:p>723.329385918</text:p>
          </table:table-cell>
          <table:table-cell office:value-type="float" office:value="902.333070301" calcext:value-type="float">
            <text:p>902.333070301</text:p>
          </table:table-cell>
          <table:table-cell office:value-type="float" office:value="993.945763628" calcext:value-type="float">
            <text:p>993.945763628</text:p>
          </table:table-cell>
          <table:table-cell office:value-type="float" office:value="1105.60891749" calcext:value-type="float">
            <text:p>1105.60891749</text:p>
          </table:table-cell>
          <table:table-cell office:value-type="float" office:value="1249.57132948" calcext:value-type="float">
            <text:p>1249.57132948</text:p>
          </table:table-cell>
          <table:table-cell office:value-type="float" office:value="1356.89237953" calcext:value-type="float">
            <text:p>1356.89237953</text:p>
          </table:table-cell>
          <table:table-cell office:value-type="float" office:value="1534.62323229" calcext:value-type="float">
            <text:p>1534.62323229</text:p>
          </table:table-cell>
          <table:table-cell office:value-type="float" office:value="1785.67976879" calcext:value-type="float">
            <text:p>1785.67976879</text:p>
          </table:table-cell>
          <table:table-cell office:value-type="float" office:value="1848.16534224" calcext:value-type="float">
            <text:p>1848.16534224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1*sqrt(fuzzy_size)</text:p>
          </table:table-cell>
          <table:table-cell office:value-type="float" office:value="5.5248712299" calcext:value-type="float">
            <text:p>5.5248712299</text:p>
          </table:table-cell>
          <table:table-cell office:value-type="float" office:value="5.72122547795" calcext:value-type="float">
            <text:p>5.721225478</text:p>
          </table:table-cell>
          <table:table-cell office:value-type="float" office:value="5.9633520729" calcext:value-type="float">
            <text:p>5.9633520729</text:p>
          </table:table-cell>
          <table:table-cell office:value-type="float" office:value="6.22952744911" calcext:value-type="float">
            <text:p>6.2295274491</text:p>
          </table:table-cell>
          <table:table-cell office:value-type="float" office:value="6.54444552897" calcext:value-type="float">
            <text:p>6.544445529</text:p>
          </table:table-cell>
          <table:table-cell office:value-type="float" office:value="7.03336517877" calcext:value-type="float">
            <text:p>7.0333651788</text:p>
          </table:table-cell>
          <table:table-cell office:value-type="float" office:value="7.48856656506" calcext:value-type="float">
            <text:p>7.4885665651</text:p>
          </table:table-cell>
          <table:table-cell office:value-type="float" office:value="8.20498450099" calcext:value-type="float">
            <text:p>8.204984501</text:p>
          </table:table-cell>
          <table:table-cell office:value-type="float" office:value="8.90512873736" calcext:value-type="float">
            <text:p>8.9051287374</text:p>
          </table:table-cell>
          <table:table-cell office:value-type="float" office:value="9.65955803749" calcext:value-type="float">
            <text:p>9.6595580375</text:p>
          </table:table-cell>
          <table:table-cell office:value-type="float" office:value="10.7061321481" calcext:value-type="float">
            <text:p>10.7061321481</text:p>
          </table:table-cell>
          <table:table-cell office:value-type="float" office:value="11.7221212105" calcext:value-type="float">
            <text:p>11.7221212105</text:p>
          </table:table-cell>
          <table:table-cell office:value-type="float" office:value="13.2023394834" calcext:value-type="float">
            <text:p>13.2023394834</text:p>
          </table:table-cell>
          <table:table-cell office:value-type="float" office:value="14.9507507819" calcext:value-type="float">
            <text:p>14.9507507819</text:p>
          </table:table-cell>
          <table:table-cell office:value-type="float" office:value="17.6940881889" calcext:value-type="float">
            <text:p>17.6940881889</text:p>
          </table:table-cell>
          <table:table-cell office:value-type="float" office:value="20.1228838031" calcext:value-type="float">
            <text:p>20.1228838031</text:p>
          </table:table-cell>
          <table:table-cell office:value-type="float" office:value="25.3343527476" calcext:value-type="float">
            <text:p>25.3343527476</text:p>
          </table:table-cell>
          <table:table-cell office:value-type="float" office:value="33.4351234627" calcext:value-type="float">
            <text:p>33.4351234627</text:p>
          </table:table-cell>
          <table:table-cell office:value-type="float" office:value="45.8925040706" calcext:value-type="float">
            <text:p>45.8925040706</text:p>
          </table:table-cell>
          <table:table-cell office:value-type="float" office:value="66.0477508068" calcext:value-type="float">
            <text:p>66.0477508068</text:p>
          </table:table-cell>
          <table:table-cell office:value-type="float" office:value="111.195925615" calcext:value-type="float">
            <text:p>111.195925615</text:p>
          </table:table-cell>
          <table:table-cell office:value-type="float" office:value="149.249420612" calcext:value-type="float">
            <text:p>149.249420612</text:p>
          </table:table-cell>
          <table:table-cell office:value-type="float" office:value="188.957288857" calcext:value-type="float">
            <text:p>188.957288857</text:p>
          </table:table-cell>
          <table:table-cell office:value-type="float" office:value="213.102724624" calcext:value-type="float">
            <text:p>213.102724624</text:p>
          </table:table-cell>
          <table:table-cell office:value-type="float" office:value="246.527983675" calcext:value-type="float">
            <text:p>246.527983675</text:p>
          </table:table-cell>
          <table:table-cell office:value-type="float" office:value="272.433305695" calcext:value-type="float">
            <text:p>272.433305695</text:p>
          </table:table-cell>
          <table:table-cell office:value-type="float" office:value="299.941002993" calcext:value-type="float">
            <text:p>299.941002993</text:p>
          </table:table-cell>
          <table:table-cell office:value-type="float" office:value="327.498261296" calcext:value-type="float">
            <text:p>327.498261296</text:p>
          </table:table-cell>
          <table:table-cell office:value-type="float" office:value="348.327274525" calcext:value-type="float">
            <text:p>348.327274525</text:p>
          </table:table-cell>
          <table:table-cell office:value-type="float" office:value="402.894298692" calcext:value-type="float">
            <text:p>402.894298692</text:p>
          </table:table-cell>
          <table:table-cell office:value-type="float" office:value="429.434138346" calcext:value-type="float">
            <text:p>429.434138346</text:p>
          </table:table-cell>
          <table:table-cell office:value-type="float" office:value="481.352377009" calcext:value-type="float">
            <text:p>481.352377009</text:p>
          </table:table-cell>
          <table:table-cell office:value-type="float" office:value="529.18959041" calcext:value-type="float">
            <text:p>529.18959041</text:p>
          </table:table-cell>
          <table:table-cell office:value-type="float" office:value="630.506649637" calcext:value-type="float">
            <text:p>630.506649637</text:p>
          </table:table-cell>
          <table:table-cell office:value-type="float" office:value="701.915209414" calcext:value-type="float">
            <text:p>701.915209414</text:p>
          </table:table-cell>
          <table:table-cell office:value-type="float" office:value="748.165748667" calcext:value-type="float">
            <text:p>748.165748667</text:p>
          </table:table-cell>
          <table:table-cell office:value-type="float" office:value="930.713641224" calcext:value-type="float">
            <text:p>930.713641224</text:p>
          </table:table-cell>
          <table:table-cell office:value-type="float" office:value="1082.15005397" calcext:value-type="float">
            <text:p>1082.15005397</text:p>
          </table:table-cell>
          <table:table-cell office:value-type="float" office:value="1235.96981226" calcext:value-type="float">
            <text:p>1235.96981226</text:p>
          </table:table-cell>
          <table:table-cell office:value-type="float" office:value="1372.89958527" calcext:value-type="float">
            <text:p>1372.89958527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01*sqrt(fuzzy_size)</text:p>
          </table:table-cell>
          <table:table-cell office:value-type="float" office:value="30.8908311972" calcext:value-type="float">
            <text:p>30.8908311972</text:p>
          </table:table-cell>
          <table:table-cell office:value-type="float" office:value="31.5029297125" calcext:value-type="float">
            <text:p>31.5029297125</text:p>
          </table:table-cell>
          <table:table-cell office:value-type="float" office:value="32.7796637038" calcext:value-type="float">
            <text:p>32.7796637038</text:p>
          </table:table-cell>
          <table:table-cell office:value-type="float" office:value="33.6763315542" calcext:value-type="float">
            <text:p>33.6763315542</text:p>
          </table:table-cell>
          <table:table-cell office:value-type="float" office:value="34.5231674318" calcext:value-type="float">
            <text:p>34.5231674318</text:p>
          </table:table-cell>
          <table:table-cell office:value-type="float" office:value="35.8006034616" calcext:value-type="float">
            <text:p>35.8006034616</text:p>
          </table:table-cell>
          <table:table-cell office:value-type="float" office:value="37.1453567765" calcext:value-type="float">
            <text:p>37.1453567765</text:p>
          </table:table-cell>
          <table:table-cell office:value-type="float" office:value="38.4708635519" calcext:value-type="float">
            <text:p>38.4708635519</text:p>
          </table:table-cell>
          <table:table-cell office:value-type="float" office:value="40.0795904883" calcext:value-type="float">
            <text:p>40.0795904883</text:p>
          </table:table-cell>
          <table:table-cell office:value-type="float" office:value="41.4036340979" calcext:value-type="float">
            <text:p>41.4036340979</text:p>
          </table:table-cell>
          <table:table-cell office:value-type="float" office:value="43.9556085932" calcext:value-type="float">
            <text:p>43.9556085932</text:p>
          </table:table-cell>
          <table:table-cell office:value-type="float" office:value="45.9880291402" calcext:value-type="float">
            <text:p>45.9880291402</text:p>
          </table:table-cell>
          <table:table-cell office:value-type="float" office:value="47.969171497" calcext:value-type="float">
            <text:p>47.969171497</text:p>
          </table:table-cell>
          <table:table-cell office:value-type="float" office:value="51.1101667587" calcext:value-type="float">
            <text:p>51.1101667587</text:p>
          </table:table-cell>
          <table:table-cell office:value-type="float" office:value="54.2215712362" calcext:value-type="float">
            <text:p>54.2215712362</text:p>
          </table:table-cell>
          <table:table-cell office:value-type="float" office:value="57.8972330616" calcext:value-type="float">
            <text:p>57.8972330616</text:p>
          </table:table-cell>
          <table:table-cell office:value-type="float" office:value="61.1732542214" calcext:value-type="float">
            <text:p>61.1732542214</text:p>
          </table:table-cell>
          <table:table-cell office:value-type="float" office:value="68.1547337355" calcext:value-type="float">
            <text:p>68.1547337355</text:p>
          </table:table-cell>
          <table:table-cell office:value-type="float" office:value="71.1077727592" calcext:value-type="float">
            <text:p>71.1077727592</text:p>
          </table:table-cell>
          <table:table-cell office:value-type="float" office:value="79.7623098187" calcext:value-type="float">
            <text:p>79.7623098187</text:p>
          </table:table-cell>
          <table:table-cell office:value-type="float" office:value="87.3449598897" calcext:value-type="float">
            <text:p>87.3449598897</text:p>
          </table:table-cell>
          <table:table-cell office:value-type="float" office:value="95.4656677624" calcext:value-type="float">
            <text:p>95.4656677624</text:p>
          </table:table-cell>
          <table:table-cell office:value-type="float" office:value="115.208321417" calcext:value-type="float">
            <text:p>115.208321417</text:p>
          </table:table-cell>
          <table:table-cell office:value-type="float" office:value="133.193617752" calcext:value-type="float">
            <text:p>133.193617752</text:p>
          </table:table-cell>
          <table:table-cell office:value-type="float" office:value="166.583985391" calcext:value-type="float">
            <text:p>166.583985391</text:p>
          </table:table-cell>
          <table:table-cell office:value-type="float" office:value="200.358150011" calcext:value-type="float">
            <text:p>200.358150011</text:p>
          </table:table-cell>
          <table:table-cell office:value-type="float" office:value="272.484786971" calcext:value-type="float">
            <text:p>272.484786971</text:p>
          </table:table-cell>
          <table:table-cell office:value-type="float" office:value="323.645366165" calcext:value-type="float">
            <text:p>323.645366165</text:p>
          </table:table-cell>
          <table:table-cell office:value-type="float" office:value="453.467407713" calcext:value-type="float">
            <text:p>453.467407713</text:p>
          </table:table-cell>
          <table:table-cell office:value-type="float" office:value="511.521034724" calcext:value-type="float">
            <text:p>511.521034724</text:p>
          </table:table-cell>
          <table:table-cell office:value-type="float" office:value="589.067746183" calcext:value-type="float">
            <text:p>589.067746183</text:p>
          </table:table-cell>
          <table:table-cell office:value-type="float" office:value="690.792855477" calcext:value-type="float">
            <text:p>690.792855477</text:p>
          </table:table-cell>
          <table:table-cell office:value-type="float" office:value="830.979380234" calcext:value-type="float">
            <text:p>830.979380234</text:p>
          </table:table-cell>
          <table:table-cell office:value-type="float" office:value="938.650376895" calcext:value-type="float">
            <text:p>938.650376895</text:p>
          </table:table-cell>
          <table:table-cell office:value-type="float" office:value="1019.79659108" calcext:value-type="float">
            <text:p>1019.79659108</text:p>
          </table:table-cell>
          <table:table-cell office:value-type="float" office:value="1156.98369032" calcext:value-type="float">
            <text:p>1156.98369032</text:p>
          </table:table-cell>
          <table:table-cell office:value-type="float" office:value="1288.64172847" calcext:value-type="float">
            <text:p>1288.64172847</text:p>
          </table:table-cell>
          <table:table-cell office:value-type="float" office:value="1403.71531379" calcext:value-type="float">
            <text:p>1403.71531379</text:p>
          </table:table-cell>
          <table:table-cell office:value-type="float" office:value="1672.24735483" calcext:value-type="float">
            <text:p>1672.24735483</text:p>
          </table:table-cell>
          <table:table-cell office:value-type="float" office:value="1767.20253853" calcext:value-type="float">
            <text:p>1767.20253853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5*sqrt(fuzzy_size)</text:p>
          </table:table-cell>
          <table:table-cell office:value-type="float" office:value="5.17676674213" calcext:value-type="float">
            <text:p>5.1767667421</text:p>
          </table:table-cell>
          <table:table-cell office:value-type="float" office:value="5.33211371284" calcext:value-type="float">
            <text:p>5.3321137128</text:p>
          </table:table-cell>
          <table:table-cell office:value-type="float" office:value="5.65769107589" calcext:value-type="float">
            <text:p>5.6576910759</text:p>
          </table:table-cell>
          <table:table-cell office:value-type="float" office:value="6.30019376562" calcext:value-type="float">
            <text:p>6.3001937656</text:p>
          </table:table-cell>
          <table:table-cell office:value-type="float" office:value="7.02371425312" calcext:value-type="float">
            <text:p>7.0237142531</text:p>
          </table:table-cell>
          <table:table-cell office:value-type="float" office:value="9.24029367114" calcext:value-type="float">
            <text:p>9.2402936711</text:p>
          </table:table-cell>
          <table:table-cell office:value-type="float" office:value="12.5121699072" calcext:value-type="float">
            <text:p>12.5121699072</text:p>
          </table:table-cell>
          <table:table-cell office:value-type="float" office:value="17.4784836782" calcext:value-type="float">
            <text:p>17.4784836782</text:p>
          </table:table-cell>
          <table:table-cell office:value-type="float" office:value="39.9100337805" calcext:value-type="float">
            <text:p>39.9100337805</text:p>
          </table:table-cell>
          <table:table-cell office:value-type="float" office:value="68.4178313584" calcext:value-type="float">
            <text:p>68.4178313584</text:p>
          </table:table-cell>
          <table:table-cell office:value-type="float" office:value="100.273413995" calcext:value-type="float">
            <text:p>100.273413995</text:p>
          </table:table-cell>
          <table:table-cell office:value-type="float" office:value="128.457443741" calcext:value-type="float">
            <text:p>128.457443741</text:p>
          </table:table-cell>
          <table:table-cell office:value-type="float" office:value="140.3118784" calcext:value-type="float">
            <text:p>140.3118784</text:p>
          </table:table-cell>
          <table:table-cell office:value-type="float" office:value="148.934443746" calcext:value-type="float">
            <text:p>148.934443746</text:p>
          </table:table-cell>
          <table:table-cell office:value-type="float" office:value="157.368596534" calcext:value-type="float">
            <text:p>157.368596534</text:p>
          </table:table-cell>
          <table:table-cell office:value-type="float" office:value="165.489318612" calcext:value-type="float">
            <text:p>165.489318612</text:p>
          </table:table-cell>
          <table:table-cell office:value-type="float" office:value="169.675218512" calcext:value-type="float">
            <text:p>169.675218512</text:p>
          </table:table-cell>
          <table:table-cell office:value-type="float" office:value="179.52851708" calcext:value-type="float">
            <text:p>179.52851708</text:p>
          </table:table-cell>
          <table:table-cell office:value-type="float" office:value="189.289166258" calcext:value-type="float">
            <text:p>189.289166258</text:p>
          </table:table-cell>
          <table:table-cell office:value-type="float" office:value="195.593152393" calcext:value-type="float">
            <text:p>195.593152393</text:p>
          </table:table-cell>
          <table:table-cell office:value-type="float" office:value="207.871345993" calcext:value-type="float">
            <text:p>207.871345993</text:p>
          </table:table-cell>
          <table:table-cell office:value-type="float" office:value="217.498176372" calcext:value-type="float">
            <text:p>217.498176372</text:p>
          </table:table-cell>
          <table:table-cell office:value-type="float" office:value="232.96305653" calcext:value-type="float">
            <text:p>232.96305653</text:p>
          </table:table-cell>
          <table:table-cell office:value-type="float" office:value="245.296988788" calcext:value-type="float">
            <text:p>245.296988788</text:p>
          </table:table-cell>
          <table:table-cell office:value-type="float" office:value="260.191575655" calcext:value-type="float">
            <text:p>260.191575655</text:p>
          </table:table-cell>
          <table:table-cell office:value-type="float" office:value="281.470204272" calcext:value-type="float">
            <text:p>281.470204272</text:p>
          </table:table-cell>
          <table:table-cell office:value-type="float" office:value="313.069482735" calcext:value-type="float">
            <text:p>313.069482735</text:p>
          </table:table-cell>
          <table:table-cell office:value-type="float" office:value="316.939274385" calcext:value-type="float">
            <text:p>316.939274385</text:p>
          </table:table-cell>
          <table:table-cell office:value-type="float" office:value="356.099667968" calcext:value-type="float">
            <text:p>356.099667968</text:p>
          </table:table-cell>
          <table:table-cell office:value-type="float" office:value="396.667565502" calcext:value-type="float">
            <text:p>396.667565502</text:p>
          </table:table-cell>
          <table:table-cell office:value-type="float" office:value="442.94223691" calcext:value-type="float">
            <text:p>442.94223691</text:p>
          </table:table-cell>
          <table:table-cell office:value-type="float" office:value="519.710552489" calcext:value-type="float">
            <text:p>519.710552489</text:p>
          </table:table-cell>
          <table:table-cell office:value-type="float" office:value="519.592612412" calcext:value-type="float">
            <text:p>519.592612412</text:p>
          </table:table-cell>
          <table:table-cell office:value-type="float" office:value="626.951270398" calcext:value-type="float">
            <text:p>626.951270398</text:p>
          </table:table-cell>
          <table:table-cell office:value-type="float" office:value="699.270067649" calcext:value-type="float">
            <text:p>699.270067649</text:p>
          </table:table-cell>
          <table:table-cell office:value-type="float" office:value="836.197532815" calcext:value-type="float">
            <text:p>836.197532815</text:p>
          </table:table-cell>
          <table:table-cell office:value-type="float" office:value="990.815992932" calcext:value-type="float">
            <text:p>990.815992932</text:p>
          </table:table-cell>
          <table:table-cell office:value-type="float" office:value="1122.28096573" calcext:value-type="float">
            <text:p>1122.28096573</text:p>
          </table:table-cell>
          <table:table-cell office:value-type="float" office:value="1240.10523118" calcext:value-type="float">
            <text:p>1240.10523118</text:p>
          </table:table-cell>
          <table:table-cell office:value-type="float" office:value="1493.3337698" calcext:value-type="float">
            <text:p>1493.3337698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05*fuzzy_size</text:p>
          </table:table-cell>
          <table:table-cell office:value-type="float" office:value="5.17385795774" calcext:value-type="float">
            <text:p>5.1738579577</text:p>
          </table:table-cell>
          <table:table-cell office:value-type="float" office:value="5.32901108115" calcext:value-type="float">
            <text:p>5.3290110812</text:p>
          </table:table-cell>
          <table:table-cell office:value-type="float" office:value="5.52940416581" calcext:value-type="float">
            <text:p>5.5294041658</text:p>
          </table:table-cell>
          <table:table-cell office:value-type="float" office:value="5.79050218936" calcext:value-type="float">
            <text:p>5.7905021894</text:p>
          </table:table-cell>
          <table:table-cell office:value-type="float" office:value="6.09845263189" calcext:value-type="float">
            <text:p>6.0984526319</text:p>
          </table:table-cell>
          <table:table-cell office:value-type="float" office:value="6.39777900963" calcext:value-type="float">
            <text:p>6.3977790096</text:p>
          </table:table-cell>
          <table:table-cell office:value-type="float" office:value="6.88611554733" calcext:value-type="float">
            <text:p>6.8861155473</text:p>
          </table:table-cell>
          <table:table-cell office:value-type="float" office:value="7.37733312779" calcext:value-type="float">
            <text:p>7.3773331278</text:p>
          </table:table-cell>
          <table:table-cell office:value-type="float" office:value="8.00919394651" calcext:value-type="float">
            <text:p>8.0091939465</text:p>
          </table:table-cell>
          <table:table-cell office:value-type="float" office:value="8.66448374764" calcext:value-type="float">
            <text:p>8.6644837476</text:p>
          </table:table-cell>
          <table:table-cell office:value-type="float" office:value="9.77560086566" calcext:value-type="float">
            <text:p>9.7756008657</text:p>
          </table:table-cell>
          <table:table-cell office:value-type="float" office:value="10.8507139302" calcext:value-type="float">
            <text:p>10.8507139302</text:p>
          </table:table-cell>
          <table:table-cell office:value-type="float" office:value="12.2595611318" calcext:value-type="float">
            <text:p>12.2595611318</text:p>
          </table:table-cell>
          <table:table-cell office:value-type="float" office:value="14.4050719835" calcext:value-type="float">
            <text:p>14.4050719835</text:p>
          </table:table-cell>
          <table:table-cell office:value-type="float" office:value="17.3977748447" calcext:value-type="float">
            <text:p>17.3977748447</text:p>
          </table:table-cell>
          <table:table-cell office:value-type="float" office:value="20.1767101931" calcext:value-type="float">
            <text:p>20.1767101931</text:p>
          </table:table-cell>
          <table:table-cell office:value-type="float" office:value="24.7538170602" calcext:value-type="float">
            <text:p>24.7538170602</text:p>
          </table:table-cell>
          <table:table-cell office:value-type="float" office:value="31.3220738889" calcext:value-type="float">
            <text:p>31.3220738889</text:p>
          </table:table-cell>
          <table:table-cell office:value-type="float" office:value="41.9987345701" calcext:value-type="float">
            <text:p>41.9987345701</text:p>
          </table:table-cell>
          <table:table-cell office:value-type="float" office:value="60.8337338204" calcext:value-type="float">
            <text:p>60.8337338204</text:p>
          </table:table-cell>
          <table:table-cell office:value-type="float" office:value="85.445679526" calcext:value-type="float">
            <text:p>85.445679526</text:p>
          </table:table-cell>
          <table:table-cell office:value-type="float" office:value="106.380260454" calcext:value-type="float">
            <text:p>106.380260454</text:p>
          </table:table-cell>
          <table:table-cell office:value-type="float" office:value="139.905492635" calcext:value-type="float">
            <text:p>139.905492635</text:p>
          </table:table-cell>
          <table:table-cell office:value-type="float" office:value="180.409802421" calcext:value-type="float">
            <text:p>180.409802421</text:p>
          </table:table-cell>
          <table:table-cell office:value-type="float" office:value="212.015431333" calcext:value-type="float">
            <text:p>212.015431333</text:p>
          </table:table-cell>
          <table:table-cell office:value-type="float" office:value="245.049329605" calcext:value-type="float">
            <text:p>245.049329605</text:p>
          </table:table-cell>
          <table:table-cell office:value-type="float" office:value="275.126534614" calcext:value-type="float">
            <text:p>275.126534614</text:p>
          </table:table-cell>
          <table:table-cell office:value-type="float" office:value="299.856137007" calcext:value-type="float">
            <text:p>299.856137007</text:p>
          </table:table-cell>
          <table:table-cell office:value-type="float" office:value="347.103580406" calcext:value-type="float">
            <text:p>347.103580406</text:p>
          </table:table-cell>
          <table:table-cell office:value-type="float" office:value="381.649189804" calcext:value-type="float">
            <text:p>381.649189804</text:p>
          </table:table-cell>
          <table:table-cell office:value-type="float" office:value="432.976106756" calcext:value-type="float">
            <text:p>432.976106756</text:p>
          </table:table-cell>
          <table:table-cell office:value-type="float" office:value="496.314153215" calcext:value-type="float">
            <text:p>496.314153215</text:p>
          </table:table-cell>
          <table:table-cell office:value-type="float" office:value="537.200146181" calcext:value-type="float">
            <text:p>537.200146181</text:p>
          </table:table-cell>
          <table:table-cell office:value-type="float" office:value="600.749198075" calcext:value-type="float">
            <text:p>600.749198075</text:p>
          </table:table-cell>
          <table:table-cell office:value-type="float" office:value="722.061520068" calcext:value-type="float">
            <text:p>722.061520068</text:p>
          </table:table-cell>
          <table:table-cell office:value-type="float" office:value="762.413256528" calcext:value-type="float">
            <text:p>762.413256528</text:p>
          </table:table-cell>
          <table:table-cell office:value-type="float" office:value="935.778128273" calcext:value-type="float">
            <text:p>935.778128273</text:p>
          </table:table-cell>
          <table:table-cell office:value-type="float" office:value="1071.09965184" calcext:value-type="float">
            <text:p>1071.09965184</text:p>
          </table:table-cell>
          <table:table-cell office:value-type="float" office:value="1291.05751662" calcext:value-type="float">
            <text:p>1291.05751662</text:p>
          </table:table-cell>
          <table:table-cell office:value-type="float" office:value="1449.43348255" calcext:value-type="float">
            <text:p>1449.43348255</text:p>
          </table:table-cell>
        </table:table-row>
        <table:table-row table:style-name="ro1">
          <table:table-cell office:value-type="string" calcext:value-type="string">
            <text:p>GAUSSIAN fuzzy inc 1 dec TO 1 w/ th 0.001 and 0.999 sigma 0.01*fuzzy_size</text:p>
          </table:table-cell>
          <table:table-cell office:value-type="float" office:value="5.90709205452" calcext:value-type="float">
            <text:p>5.9070920545</text:p>
          </table:table-cell>
          <table:table-cell office:value-type="float" office:value="6.20319960785" calcext:value-type="float">
            <text:p>6.2031996079</text:p>
          </table:table-cell>
          <table:table-cell office:value-type="float" office:value="6.61452872653" calcext:value-type="float">
            <text:p>6.6145287265</text:p>
          </table:table-cell>
          <table:table-cell office:value-type="float" office:value="7.17696310981" calcext:value-type="float">
            <text:p>7.1769631098</text:p>
          </table:table-cell>
          <table:table-cell office:value-type="float" office:value="7.73079766416" calcext:value-type="float">
            <text:p>7.7307976642</text:p>
          </table:table-cell>
          <table:table-cell office:value-type="float" office:value="8.64294032453" calcext:value-type="float">
            <text:p>8.6429403245</text:p>
          </table:table-cell>
          <table:table-cell office:value-type="float" office:value="9.46984272484" calcext:value-type="float">
            <text:p>9.4698427248</text:p>
          </table:table-cell>
          <table:table-cell office:value-type="float" office:value="10.848465308" calcext:value-type="float">
            <text:p>10.848465308</text:p>
          </table:table-cell>
          <table:table-cell office:value-type="float" office:value="12.1683403529" calcext:value-type="float">
            <text:p>12.1683403529</text:p>
          </table:table-cell>
          <table:table-cell office:value-type="float" office:value="13.9291277357" calcext:value-type="float">
            <text:p>13.9291277357</text:p>
          </table:table-cell>
          <table:table-cell office:value-type="float" office:value="15.9367291863" calcext:value-type="float">
            <text:p>15.9367291863</text:p>
          </table:table-cell>
          <table:table-cell office:value-type="float" office:value="18.5454368166" calcext:value-type="float">
            <text:p>18.5454368166</text:p>
          </table:table-cell>
          <table:table-cell office:value-type="float" office:value="22.3099663412" calcext:value-type="float">
            <text:p>22.3099663412</text:p>
          </table:table-cell>
          <table:table-cell office:value-type="float" office:value="25.4283151923" calcext:value-type="float">
            <text:p>25.4283151923</text:p>
          </table:table-cell>
          <table:table-cell office:value-type="float" office:value="30.0404188431" calcext:value-type="float">
            <text:p>30.0404188431</text:p>
          </table:table-cell>
          <table:table-cell office:value-type="float" office:value="34.5742768043" calcext:value-type="float">
            <text:p>34.5742768043</text:p>
          </table:table-cell>
          <table:table-cell office:value-type="float" office:value="41.3007039772" calcext:value-type="float">
            <text:p>41.3007039772</text:p>
          </table:table-cell>
          <table:table-cell office:value-type="float" office:value="49.604855906" calcext:value-type="float">
            <text:p>49.604855906</text:p>
          </table:table-cell>
          <table:table-cell office:value-type="float" office:value="58.2925793589" calcext:value-type="float">
            <text:p>58.2925793589</text:p>
          </table:table-cell>
          <table:table-cell office:value-type="float" office:value="66.9914383707" calcext:value-type="float">
            <text:p>66.9914383707</text:p>
          </table:table-cell>
          <table:table-cell office:value-type="float" office:value="76.141719487" calcext:value-type="float">
            <text:p>76.141719487</text:p>
          </table:table-cell>
          <table:table-cell office:value-type="float" office:value="90.3916384474" calcext:value-type="float">
            <text:p>90.3916384474</text:p>
          </table:table-cell>
          <table:table-cell office:value-type="float" office:value="103.499431476" calcext:value-type="float">
            <text:p>103.499431476</text:p>
          </table:table-cell>
          <table:table-cell office:value-type="float" office:value="122.043805619" calcext:value-type="float">
            <text:p>122.043805619</text:p>
          </table:table-cell>
          <table:table-cell office:value-type="float" office:value="149.204651242" calcext:value-type="float">
            <text:p>149.204651242</text:p>
          </table:table-cell>
          <table:table-cell office:value-type="float" office:value="179.395457073" calcext:value-type="float">
            <text:p>179.395457073</text:p>
          </table:table-cell>
          <table:table-cell office:value-type="float" office:value="233.237246673" calcext:value-type="float">
            <text:p>233.237246673</text:p>
          </table:table-cell>
          <table:table-cell office:value-type="float" office:value="268.753615308" calcext:value-type="float">
            <text:p>268.753615308</text:p>
          </table:table-cell>
          <table:table-cell office:value-type="float" office:value="338.176193699" calcext:value-type="float">
            <text:p>338.176193699</text:p>
          </table:table-cell>
          <table:table-cell office:value-type="float" office:value="424.660644453" calcext:value-type="float">
            <text:p>424.660644453</text:p>
          </table:table-cell>
          <table:table-cell office:value-type="float" office:value="521.299890148" calcext:value-type="float">
            <text:p>521.299890148</text:p>
          </table:table-cell>
          <table:table-cell office:value-type="float" office:value="604.792129012" calcext:value-type="float">
            <text:p>604.792129012</text:p>
          </table:table-cell>
          <table:table-cell office:value-type="float" office:value="680.152465698" calcext:value-type="float">
            <text:p>680.152465698</text:p>
          </table:table-cell>
          <table:table-cell office:value-type="float" office:value="813.07197321" calcext:value-type="float">
            <text:p>813.07197321</text:p>
          </table:table-cell>
          <table:table-cell office:value-type="float" office:value="927.221979397" calcext:value-type="float">
            <text:p>927.221979397</text:p>
          </table:table-cell>
          <table:table-cell office:value-type="float" office:value="1086.46925956" calcext:value-type="float">
            <text:p>1086.46925956</text:p>
          </table:table-cell>
          <table:table-cell office:value-type="float" office:value="1225.01718735" calcext:value-type="float">
            <text:p>1225.01718735</text:p>
          </table:table-cell>
          <table:table-cell office:value-type="float" office:value="1364.39084307" calcext:value-type="float">
            <text:p>1364.39084307</text:p>
          </table:table-cell>
          <table:table-cell office:value-type="float" office:value="1492.16012656" calcext:value-type="float">
            <text:p>1492.16012656</text:p>
          </table:table-cell>
          <table:table-cell office:value-type="float" office:value="1679.46401444" calcext:value-type="float">
            <text:p>1679.46401444</text:p>
          </table:table-cell>
        </table:table-row>
        <table:table-row table:style-name="ro1">
          <table:table-cell office:value-type="string" calcext:value-type="string">
            <text:p>GAUSSIAN fuzzy inc 1 dec TO 1 w/ th 0.2 and 0.8 sigma 0.01*fuzzy_size</text:p>
          </table:table-cell>
          <table:table-cell office:value-type="float" office:value="5.90882491052" calcext:value-type="float">
            <text:p>5.9088249105</text:p>
          </table:table-cell>
          <table:table-cell office:value-type="float" office:value="6.24875577899" calcext:value-type="float">
            <text:p>6.248755779</text:p>
          </table:table-cell>
          <table:table-cell office:value-type="float" office:value="6.65341875668" calcext:value-type="float">
            <text:p>6.6534187567</text:p>
          </table:table-cell>
          <table:table-cell office:value-type="float" office:value="7.20049232349" calcext:value-type="float">
            <text:p>7.2004923235</text:p>
          </table:table-cell>
          <table:table-cell office:value-type="float" office:value="7.70257354097" calcext:value-type="float">
            <text:p>7.702573541</text:p>
          </table:table-cell>
          <table:table-cell office:value-type="float" office:value="8.61797335842" calcext:value-type="float">
            <text:p>8.6179733584</text:p>
          </table:table-cell>
          <table:table-cell office:value-type="float" office:value="9.50885981449" calcext:value-type="float">
            <text:p>9.5088598145</text:p>
          </table:table-cell>
          <table:table-cell office:value-type="float" office:value="10.6895180795" calcext:value-type="float">
            <text:p>10.6895180795</text:p>
          </table:table-cell>
          <table:table-cell office:value-type="float" office:value="12.383551643" calcext:value-type="float">
            <text:p>12.383551643</text:p>
          </table:table-cell>
          <table:table-cell office:value-type="float" office:value="13.83410369" calcext:value-type="float">
            <text:p>13.83410369</text:p>
          </table:table-cell>
          <table:table-cell office:value-type="float" office:value="16.2457733412" calcext:value-type="float">
            <text:p>16.2457733412</text:p>
          </table:table-cell>
          <table:table-cell office:value-type="float" office:value="18.667122293" calcext:value-type="float">
            <text:p>18.667122293</text:p>
          </table:table-cell>
          <table:table-cell office:value-type="float" office:value="21.5545018432" calcext:value-type="float">
            <text:p>21.5545018432</text:p>
          </table:table-cell>
          <table:table-cell office:value-type="float" office:value="25.6946903073" calcext:value-type="float">
            <text:p>25.6946903073</text:p>
          </table:table-cell>
          <table:table-cell office:value-type="float" office:value="30.7837982062" calcext:value-type="float">
            <text:p>30.7837982062</text:p>
          </table:table-cell>
          <table:table-cell office:value-type="float" office:value="34.7539564012" calcext:value-type="float">
            <text:p>34.7539564012</text:p>
          </table:table-cell>
          <table:table-cell office:value-type="float" office:value="40.1785977224" calcext:value-type="float">
            <text:p>40.1785977224</text:p>
          </table:table-cell>
          <table:table-cell office:value-type="float" office:value="46.7965265153" calcext:value-type="float">
            <text:p>46.7965265153</text:p>
          </table:table-cell>
          <table:table-cell office:value-type="float" office:value="52.6903122506" calcext:value-type="float">
            <text:p>52.6903122506</text:p>
          </table:table-cell>
          <table:table-cell office:value-type="float" office:value="59.5901447797" calcext:value-type="float">
            <text:p>59.5901447797</text:p>
          </table:table-cell>
          <table:table-cell office:value-type="float" office:value="66.6972057463" calcext:value-type="float">
            <text:p>66.6972057463</text:p>
          </table:table-cell>
          <table:table-cell office:value-type="float" office:value="74.8258166484" calcext:value-type="float">
            <text:p>74.8258166484</text:p>
          </table:table-cell>
          <table:table-cell office:value-type="float" office:value="84.1771132788" calcext:value-type="float">
            <text:p>84.1771132788</text:p>
          </table:table-cell>
          <table:table-cell office:value-type="float" office:value="89.7258759594" calcext:value-type="float">
            <text:p>89.7258759594</text:p>
          </table:table-cell>
          <table:table-cell office:value-type="float" office:value="99.0526079194" calcext:value-type="float">
            <text:p>99.0526079194</text:p>
          </table:table-cell>
          <table:table-cell office:value-type="float" office:value="109.5931634" calcext:value-type="float">
            <text:p>109.5931634</text:p>
          </table:table-cell>
          <table:table-cell office:value-type="float" office:value="121.338328419" calcext:value-type="float">
            <text:p>121.338328419</text:p>
          </table:table-cell>
          <table:table-cell office:value-type="float" office:value="134.910630846" calcext:value-type="float">
            <text:p>134.910630846</text:p>
          </table:table-cell>
          <table:table-cell office:value-type="float" office:value="146.542044301" calcext:value-type="float">
            <text:p>146.542044301</text:p>
          </table:table-cell>
          <table:table-cell office:value-type="float" office:value="164.529449027" calcext:value-type="float">
            <text:p>164.529449027</text:p>
          </table:table-cell>
          <table:table-cell office:value-type="float" office:value="187.318630449" calcext:value-type="float">
            <text:p>187.318630449</text:p>
          </table:table-cell>
          <table:table-cell office:value-type="float" office:value="213.077470466" calcext:value-type="float">
            <text:p>213.077470466</text:p>
          </table:table-cell>
          <table:table-cell office:value-type="float" office:value="243.308828104" calcext:value-type="float">
            <text:p>243.308828104</text:p>
          </table:table-cell>
          <table:table-cell office:value-type="float" office:value="292.4745187" calcext:value-type="float">
            <text:p>292.4745187</text:p>
          </table:table-cell>
          <table:table-cell office:value-type="float" office:value="339.230493541" calcext:value-type="float">
            <text:p>339.230493541</text:p>
          </table:table-cell>
          <table:table-cell office:value-type="float" office:value="391.524569197" calcext:value-type="float">
            <text:p>391.524569197</text:p>
          </table:table-cell>
          <table:table-cell office:value-type="float" office:value="542.264417649" calcext:value-type="float">
            <text:p>542.264417649</text:p>
          </table:table-cell>
          <table:table-cell office:value-type="float" office:value="685.461597457" calcext:value-type="float">
            <text:p>685.461597457</text:p>
          </table:table-cell>
          <table:table-cell office:value-type="float" office:value="906.489202833" calcext:value-type="float">
            <text:p>906.489202833</text:p>
          </table:table-cell>
          <table:table-cell office:value-type="float" office:value="1069.53769081" calcext:value-type="float">
            <text:p>1069.53769081</text:p>
          </table:table-cell>
        </table:table-row>
      </table:table>
      <table:table table:name="comparison many modes and extravaganzas" table:style-name="ta1">
        <table:shapes>
          <draw:frame draw:z-index="0" draw:style-name="gr1" draw:text-style-name="P1" svg:width="1010.24pt" svg:height="675.21pt" svg:x="204.97pt" svg:y="406.4pt">
            <loext:p draw:notify-on-update-of-ranges="'comparison many modes and extravaganzas'.A4:'comparison many modes and extravaganzas'.A4 'comparison many modes and extravaganzas'.B4:'comparison many modes and extravaganzas'.AO4 'comparison many modes and extravaganzas'.A5:'comparison many modes and extravaganzas'.A5 'comparison many modes and extravaganzas'.B5:'comparison many modes and extravaganzas'.AO5 'comparison many modes and extravaganzas'.A6:'comparison many modes and extravaganzas'.A6 'comparison many modes and extravaganzas'.B6:'comparison many modes and extravaganzas'.AO6 'comparison many modes and extravaganzas'.A7:'comparison many modes and extravaganzas'.A7 'comparison many modes and extravaganzas'.B7:'comparison many modes and extravaganzas'.AO7 'comparison many modes and extravaganzas'.A8:'comparison many modes and extravaganzas'.A8 'comparison many modes and extravaganzas'.B8:'comparison many modes and extravaganzas'.AO8 'comparison many modes and extravaganzas'.A9:'comparison many modes and extravaganzas'.A9 'comparison many modes and extravaganzas'.B9:'comparison many modes and extravaganzas'.AO9 'comparison many modes and extravaganzas'.A10:'comparison many modes and extravaganzas'.A10 'comparison many modes and extravaganzas'.B10:'comparison many modes and extravaganzas'.AO10 'comparison many modes and extravaganzas'.A11:'comparison many modes and extravaganzas'.A11 'comparison many modes and extravaganzas'.B11:'comparison many modes and extravaganzas'.AO11 'comparison many modes and extravaganzas'.A12:'comparison many modes and extravaganzas'.A12 'comparison many modes and extravaganzas'.B12:'comparison many modes and extravaganzas'.AO12 'comparison many modes and extravaganzas'.A13:'comparison many modes and extravaganzas'.A13 'comparison many modes and extravaganzas'.B13:'comparison many modes and extravaganzas'.AO13 'comparison many modes and extravaganzas'.A14:'comparison many modes and extravaganzas'.A14 'comparison many modes and extravaganzas'.B14:'comparison many modes and extravaganzas'.AO14 'comparison many modes and extravaganzas'.A15:'comparison many modes and extravaganzas'.A15 'comparison many modes and extravaganzas'.B15:'comparison many modes and extravaganzas'.AO15 'comparison many modes and extravaganzas'.A16:'comparison many modes and extravaganzas'.A16 'comparison many modes and extravaganzas'.B16:'comparison many modes and extravaganzas'.AO16 'comparison many modes and extravaganzas'.A17:'comparison many modes and extravaganzas'.A17 'comparison many modes and extravaganzas'.B17:'comparison many modes and extravaganzas'.AO17 'comparison many modes and extravaganzas'.A18:'comparison many modes and extravaganzas'.A18 'comparison many modes and extravaganzas'.B18:'comparison many modes and extravaganzas'.AO18 'comparison many modes and extravaganzas'.A19:'comparison many modes and extravaganzas'.A19 'comparison many modes and extravaganzas'.B19:'comparison many modes and extravaganzas'.AO19 'comparison many modes and extravaganzas'.A20:'comparison many modes and extravaganzas'.A20 'comparison many modes and extravaganzas'.B20:'comparison many modes and extravaganzas'.AO20 'comparison many modes and extravaganzas'.A21:'comparison many modes and extravaganzas'.A21 'comparison many modes and extravaganzas'.B21:'comparison many modes and extravaganzas'.AO21 'comparison many modes and extravaganzas'.A22:'comparison many modes and extravaganzas'.A22 'comparison many modes and extravaganzas'.B22:'comparison many modes and extravaganzas'.AO22 'comparison many modes and extravaganzas'.A23:'comparison many modes and extravaganzas'.A23 'comparison many modes and extravaganzas'.B23:'comparison many modes and extravaganzas'.AO23 'comparison many modes and extravaganzas'.A24:'comparison many modes and extravaganzas'.A24 'comparison many modes and extravaganzas'.B24:'comparison many modes and extravaganzas'.AO24 'comparison many modes and extravaganzas'.A25:'comparison many modes and extravaganzas'.A25 'comparison many modes and extravaganzas'.B25:'comparison many modes and extravaganzas'.AO25 'comparison many modes and extravaganzas'.A26:'comparison many modes and extravaganzas'.A26 'comparison many modes and extravaganzas'.B26:'comparison many modes and extravaganzas'.AO26 'comparison many modes and extravaganzas'.A27:'comparison many modes and extravaganzas'.A27 'comparison many modes and extravaganzas'.B27:'comparison many modes and extravaganzas'.AO27 'comparison many modes and extravaganzas'.A28:'comparison many modes and extravaganzas'.A28 'comparison many modes and extravaganzas'.B28:'comparison many modes and extravaganzas'.AO28 'comparison many modes and extravaganzas'.A29:'comparison many modes and extravaganzas'.A29 'comparison many modes and extravaganzas'.B29:'comparison many modes and extravaganzas'.AO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>
          <table:table-cell office:value-type="string" calcext:value-type="string">
            <text:p>fuzzy_token inc 1 dec half w/ thresholds 0.5 and 0.8</text:p>
          </table:table-cell>
          <table:table-cell office:value-type="float" office:value="6.27651994534" calcext:value-type="float">
            <text:p>6.2765199453</text:p>
          </table:table-cell>
          <table:table-cell office:value-type="float" office:value="6.5667051108" calcext:value-type="float">
            <text:p>6.5667051108</text:p>
          </table:table-cell>
          <table:table-cell office:value-type="float" office:value="6.96185120486" calcext:value-type="float">
            <text:p>6.9618512049</text:p>
          </table:table-cell>
          <table:table-cell office:value-type="float" office:value="7.59796442171" calcext:value-type="float">
            <text:p>7.5979644217</text:p>
          </table:table-cell>
          <table:table-cell office:value-type="float" office:value="8.33314605856" calcext:value-type="float">
            <text:p>8.3331460586</text:p>
          </table:table-cell>
          <table:table-cell office:value-type="float" office:value="9.34611150406" calcext:value-type="float">
            <text:p>9.3461115041</text:p>
          </table:table-cell>
          <table:table-cell office:value-type="float" office:value="10.6630841557" calcext:value-type="float">
            <text:p>10.6630841557</text:p>
          </table:table-cell>
          <table:table-cell office:value-type="float" office:value="12.7312917648" calcext:value-type="float">
            <text:p>12.7312917648</text:p>
          </table:table-cell>
          <table:table-cell office:value-type="float" office:value="16.2699265342" calcext:value-type="float">
            <text:p>16.2699265342</text:p>
          </table:table-cell>
          <table:table-cell office:value-type="float" office:value="20.188285637" calcext:value-type="float">
            <text:p>20.188285637</text:p>
          </table:table-cell>
          <table:table-cell office:value-type="float" office:value="25.8971695105" calcext:value-type="float">
            <text:p>25.8971695105</text:p>
          </table:table-cell>
          <table:table-cell office:value-type="float" office:value="31.8583297394" calcext:value-type="float">
            <text:p>31.8583297394</text:p>
          </table:table-cell>
          <table:table-cell office:value-type="float" office:value="38.8884586736" calcext:value-type="float">
            <text:p>38.8884586736</text:p>
          </table:table-cell>
          <table:table-cell office:value-type="float" office:value="45.2946347044" calcext:value-type="float">
            <text:p>45.2946347044</text:p>
          </table:table-cell>
          <table:table-cell office:value-type="float" office:value="52.8983048758" calcext:value-type="float">
            <text:p>52.8983048758</text:p>
          </table:table-cell>
          <table:table-cell office:value-type="float" office:value="58.7263006096" calcext:value-type="float">
            <text:p>58.7263006096</text:p>
          </table:table-cell>
          <table:table-cell office:value-type="float" office:value="63.6721318101" calcext:value-type="float">
            <text:p>63.6721318101</text:p>
          </table:table-cell>
          <table:table-cell office:value-type="float" office:value="68.2697000693" calcext:value-type="float">
            <text:p>68.2697000693</text:p>
          </table:table-cell>
          <table:table-cell office:value-type="float" office:value="72.0648102386" calcext:value-type="float">
            <text:p>72.0648102386</text:p>
          </table:table-cell>
          <table:table-cell office:value-type="float" office:value="77.4984814099" calcext:value-type="float">
            <text:p>77.4984814099</text:p>
          </table:table-cell>
          <table:table-cell office:value-type="float" office:value="81.6270580008" calcext:value-type="float">
            <text:p>81.6270580008</text:p>
          </table:table-cell>
          <table:table-cell office:value-type="float" office:value="87.6870794441" calcext:value-type="float">
            <text:p>87.6870794441</text:p>
          </table:table-cell>
          <table:table-cell office:value-type="float" office:value="92.3894050107" calcext:value-type="float">
            <text:p>92.3894050107</text:p>
          </table:table-cell>
          <table:table-cell office:value-type="float" office:value="97.8288390029" calcext:value-type="float">
            <text:p>97.8288390029</text:p>
          </table:table-cell>
          <table:table-cell office:value-type="float" office:value="105.264620605" calcext:value-type="float">
            <text:p>105.264620605</text:p>
          </table:table-cell>
          <table:table-cell office:value-type="float" office:value="112.004232364" calcext:value-type="float">
            <text:p>112.004232364</text:p>
          </table:table-cell>
          <table:table-cell office:value-type="float" office:value="122.768746563" calcext:value-type="float">
            <text:p>122.768746563</text:p>
          </table:table-cell>
          <table:table-cell office:value-type="float" office:value="134.939515958" calcext:value-type="float">
            <text:p>134.939515958</text:p>
          </table:table-cell>
          <table:table-cell office:value-type="float" office:value="144.012462898" calcext:value-type="float">
            <text:p>144.012462898</text:p>
          </table:table-cell>
          <table:table-cell office:value-type="float" office:value="161.442548492" calcext:value-type="float">
            <text:p>161.442548492</text:p>
          </table:table-cell>
          <table:table-cell office:value-type="float" office:value="170.422990522" calcext:value-type="float">
            <text:p>170.422990522</text:p>
          </table:table-cell>
          <table:table-cell office:value-type="float" office:value="209.637118148" calcext:value-type="float">
            <text:p>209.637118148</text:p>
          </table:table-cell>
          <table:table-cell office:value-type="float" office:value="241.23901822" calcext:value-type="float">
            <text:p>241.23901822</text:p>
          </table:table-cell>
          <table:table-cell office:value-type="float" office:value="284.764724972" calcext:value-type="float">
            <text:p>284.764724972</text:p>
          </table:table-cell>
          <table:table-cell office:value-type="float" office:value="315.334925725" calcext:value-type="float">
            <text:p>315.334925725</text:p>
          </table:table-cell>
          <table:table-cell office:value-type="float" office:value="389.973900207" calcext:value-type="float">
            <text:p>389.973900207</text:p>
          </table:table-cell>
          <table:table-cell office:value-type="float" office:value="522.657279272" calcext:value-type="float">
            <text:p>522.657279272</text:p>
          </table:table-cell>
          <table:table-cell office:value-type="float" office:value="688.110792613" calcext:value-type="float">
            <text:p>688.110792613</text:p>
          </table:table-cell>
          <table:table-cell office:value-type="float" office:value="852.982849712" calcext:value-type="float">
            <text:p>852.982849712</text:p>
          </table:table-cell>
          <table:table-cell office:value-type="float" office:value="1112.40881905" calcext:value-type="float">
            <text:p>1112.40881905</text:p>
          </table:table-cell>
        </table:table-row>
        <table:table-row table:style-name="ro1">
          <table:table-cell office:value-type="string" calcext:value-type="string">
            <text:p>fuzzy_token inc 1 dec 2 w/ thresholds 0.5 and 0.8</text:p>
          </table:table-cell>
          <table:table-cell office:value-type="float" office:value="6.52655640049" calcext:value-type="float">
            <text:p>6.5265564005</text:p>
          </table:table-cell>
          <table:table-cell office:value-type="float" office:value="7.53093221251" calcext:value-type="float">
            <text:p>7.5309322125</text:p>
          </table:table-cell>
          <table:table-cell office:value-type="float" office:value="8.74092102217" calcext:value-type="float">
            <text:p>8.7409210222</text:p>
          </table:table-cell>
          <table:table-cell office:value-type="float" office:value="9.99826832572" calcext:value-type="float">
            <text:p>9.9982683257</text:p>
          </table:table-cell>
          <table:table-cell office:value-type="float" office:value="12.6635574417" calcext:value-type="float">
            <text:p>12.6635574417</text:p>
          </table:table-cell>
          <table:table-cell office:value-type="float" office:value="16.0421262997" calcext:value-type="float">
            <text:p>16.0421262997</text:p>
          </table:table-cell>
          <table:table-cell office:value-type="float" office:value="22.6142680553" calcext:value-type="float">
            <text:p>22.6142680553</text:p>
          </table:table-cell>
          <table:table-cell office:value-type="float" office:value="31.0432137572" calcext:value-type="float">
            <text:p>31.0432137572</text:p>
          </table:table-cell>
          <table:table-cell office:value-type="float" office:value="43.8600619936" calcext:value-type="float">
            <text:p>43.8600619936</text:p>
          </table:table-cell>
          <table:table-cell office:value-type="float" office:value="55.6338226009" calcext:value-type="float">
            <text:p>55.6338226009</text:p>
          </table:table-cell>
          <table:table-cell office:value-type="float" office:value="68.2967603285" calcext:value-type="float">
            <text:p>68.2967603285</text:p>
          </table:table-cell>
          <table:table-cell office:value-type="float" office:value="81.0439713647" calcext:value-type="float">
            <text:p>81.0439713647</text:p>
          </table:table-cell>
          <table:table-cell office:value-type="float" office:value="90.3756818522" calcext:value-type="float">
            <text:p>90.3756818522</text:p>
          </table:table-cell>
          <table:table-cell office:value-type="float" office:value="98.7422366389" calcext:value-type="float">
            <text:p>98.7422366389</text:p>
          </table:table-cell>
          <table:table-cell office:value-type="float" office:value="103.775246193" calcext:value-type="float">
            <text:p>103.775246193</text:p>
          </table:table-cell>
          <table:table-cell office:value-type="float" office:value="109.582114708" calcext:value-type="float">
            <text:p>109.582114708</text:p>
          </table:table-cell>
          <table:table-cell office:value-type="float" office:value="116.392080973" calcext:value-type="float">
            <text:p>116.392080973</text:p>
          </table:table-cell>
          <table:table-cell office:value-type="float" office:value="122.424582478" calcext:value-type="float">
            <text:p>122.424582478</text:p>
          </table:table-cell>
          <table:table-cell office:value-type="float" office:value="127.043418495" calcext:value-type="float">
            <text:p>127.043418495</text:p>
          </table:table-cell>
          <table:table-cell office:value-type="float" office:value="133.310622723" calcext:value-type="float">
            <text:p>133.310622723</text:p>
          </table:table-cell>
          <table:table-cell office:value-type="float" office:value="139.228184421" calcext:value-type="float">
            <text:p>139.228184421</text:p>
          </table:table-cell>
          <table:table-cell office:value-type="float" office:value="149.561322726" calcext:value-type="float">
            <text:p>149.561322726</text:p>
          </table:table-cell>
          <table:table-cell office:value-type="float" office:value="159.948126468" calcext:value-type="float">
            <text:p>159.948126468</text:p>
          </table:table-cell>
          <table:table-cell office:value-type="float" office:value="169.816686459" calcext:value-type="float">
            <text:p>169.816686459</text:p>
          </table:table-cell>
          <table:table-cell office:value-type="float" office:value="184.671458739" calcext:value-type="float">
            <text:p>184.671458739</text:p>
          </table:table-cell>
          <table:table-cell office:value-type="float" office:value="191.801579129" calcext:value-type="float">
            <text:p>191.801579129</text:p>
          </table:table-cell>
          <table:table-cell office:value-type="float" office:value="207.656670675" calcext:value-type="float">
            <text:p>207.656670675</text:p>
          </table:table-cell>
          <table:table-cell office:value-type="float" office:value="221.67683524" calcext:value-type="float">
            <text:p>221.67683524</text:p>
          </table:table-cell>
          <table:table-cell office:value-type="float" office:value="246.918652605" calcext:value-type="float">
            <text:p>246.918652605</text:p>
          </table:table-cell>
          <table:table-cell office:value-type="float" office:value="260.297015502" calcext:value-type="float">
            <text:p>260.297015502</text:p>
          </table:table-cell>
          <table:table-cell office:value-type="float" office:value="301.445535226" calcext:value-type="float">
            <text:p>301.445535226</text:p>
          </table:table-cell>
          <table:table-cell office:value-type="float" office:value="328.604840713" calcext:value-type="float">
            <text:p>328.604840713</text:p>
          </table:table-cell>
          <table:table-cell office:value-type="float" office:value="386.984384644" calcext:value-type="float">
            <text:p>386.984384644</text:p>
          </table:table-cell>
          <table:table-cell office:value-type="float" office:value="430.293509547" calcext:value-type="float">
            <text:p>430.293509547</text:p>
          </table:table-cell>
          <table:table-cell office:value-type="float" office:value="525.449214693" calcext:value-type="float">
            <text:p>525.449214693</text:p>
          </table:table-cell>
          <table:table-cell office:value-type="float" office:value="633.958221758" calcext:value-type="float">
            <text:p>633.958221758</text:p>
          </table:table-cell>
          <table:table-cell office:value-type="float" office:value="765.581594551" calcext:value-type="float">
            <text:p>765.581594551</text:p>
          </table:table-cell>
          <table:table-cell office:value-type="float" office:value="871.651011417" calcext:value-type="float">
            <text:p>871.651011417</text:p>
          </table:table-cell>
          <table:table-cell office:value-type="float" office:value="1088.61305151" calcext:value-type="float">
            <text:p>1088.61305151</text:p>
          </table:table-cell>
          <table:table-cell office:value-type="float" office:value="1371.12904189" calcext:value-type="float">
            <text:p>1371.12904189</text:p>
          </table:table-cell>
        </table:table-row>
        <table:table-row table:style-name="ro1">
          <table:table-cell office:value-type="string" calcext:value-type="string">
            <text:p>fuzzy_token inc double dec half w/ thresholds 0.5 and 0.8</text:p>
          </table:table-cell>
          <table:table-cell office:value-type="float" office:value="5.68513758796" calcext:value-type="float">
            <text:p>5.685137588</text:p>
          </table:table-cell>
          <table:table-cell office:value-type="float" office:value="7.42470557897" calcext:value-type="float">
            <text:p>7.424705579</text:p>
          </table:table-cell>
          <table:table-cell office:value-type="float" office:value="10.754931347" calcext:value-type="float">
            <text:p>10.754931347</text:p>
          </table:table-cell>
          <table:table-cell office:value-type="float" office:value="17.846104473" calcext:value-type="float">
            <text:p>17.846104473</text:p>
          </table:table-cell>
          <table:table-cell office:value-type="float" office:value="31.4603142198" calcext:value-type="float">
            <text:p>31.4603142198</text:p>
          </table:table-cell>
          <table:table-cell office:value-type="float" office:value="52.6365723299" calcext:value-type="float">
            <text:p>52.6365723299</text:p>
          </table:table-cell>
          <table:table-cell office:value-type="float" office:value="80.0755725596" calcext:value-type="float">
            <text:p>80.0755725596</text:p>
          </table:table-cell>
          <table:table-cell office:value-type="float" office:value="105.010860143" calcext:value-type="float">
            <text:p>105.010860143</text:p>
          </table:table-cell>
          <table:table-cell office:value-type="float" office:value="118.65993055" calcext:value-type="float">
            <text:p>118.65993055</text:p>
          </table:table-cell>
          <table:table-cell office:value-type="float" office:value="130.038548713" calcext:value-type="float">
            <text:p>130.038548713</text:p>
          </table:table-cell>
          <table:table-cell office:value-type="float" office:value="135.021652825" calcext:value-type="float">
            <text:p>135.021652825</text:p>
          </table:table-cell>
          <table:table-cell office:value-type="float" office:value="141.581790632" calcext:value-type="float">
            <text:p>141.581790632</text:p>
          </table:table-cell>
          <table:table-cell office:value-type="float" office:value="146.754505593" calcext:value-type="float">
            <text:p>146.754505593</text:p>
          </table:table-cell>
          <table:table-cell office:value-type="float" office:value="154.54031118" calcext:value-type="float">
            <text:p>154.54031118</text:p>
          </table:table-cell>
          <table:table-cell office:value-type="float" office:value="157.702449705" calcext:value-type="float">
            <text:p>157.702449705</text:p>
          </table:table-cell>
          <table:table-cell office:value-type="float" office:value="164.416897604" calcext:value-type="float">
            <text:p>164.416897604</text:p>
          </table:table-cell>
          <table:table-cell office:value-type="float" office:value="170.792993335" calcext:value-type="float">
            <text:p>170.792993335</text:p>
          </table:table-cell>
          <table:table-cell office:value-type="float" office:value="179.296892503" calcext:value-type="float">
            <text:p>179.296892503</text:p>
          </table:table-cell>
          <table:table-cell office:value-type="float" office:value="187.974864275" calcext:value-type="float">
            <text:p>187.974864275</text:p>
          </table:table-cell>
          <table:table-cell office:value-type="float" office:value="199.353227491" calcext:value-type="float">
            <text:p>199.353227491</text:p>
          </table:table-cell>
          <table:table-cell office:value-type="float" office:value="210.008651674" calcext:value-type="float">
            <text:p>210.008651674</text:p>
          </table:table-cell>
          <table:table-cell office:value-type="float" office:value="221.86468067" calcext:value-type="float">
            <text:p>221.86468067</text:p>
          </table:table-cell>
          <table:table-cell office:value-type="float" office:value="235.331139518" calcext:value-type="float">
            <text:p>235.331139518</text:p>
          </table:table-cell>
          <table:table-cell office:value-type="float" office:value="246.237937335" calcext:value-type="float">
            <text:p>246.237937335</text:p>
          </table:table-cell>
          <table:table-cell office:value-type="float" office:value="268.678432564" calcext:value-type="float">
            <text:p>268.678432564</text:p>
          </table:table-cell>
          <table:table-cell office:value-type="float" office:value="283.85798023" calcext:value-type="float">
            <text:p>283.85798023</text:p>
          </table:table-cell>
          <table:table-cell office:value-type="float" office:value="302.104847546" calcext:value-type="float">
            <text:p>302.104847546</text:p>
          </table:table-cell>
          <table:table-cell office:value-type="float" office:value="329.135407534" calcext:value-type="float">
            <text:p>329.135407534</text:p>
          </table:table-cell>
          <table:table-cell office:value-type="float" office:value="366.41968489" calcext:value-type="float">
            <text:p>366.41968489</text:p>
          </table:table-cell>
          <table:table-cell office:value-type="float" office:value="391.552776257" calcext:value-type="float">
            <text:p>391.552776257</text:p>
          </table:table-cell>
          <table:table-cell office:value-type="float" office:value="431.638301592" calcext:value-type="float">
            <text:p>431.638301592</text:p>
          </table:table-cell>
          <table:table-cell office:value-type="float" office:value="494.771733374" calcext:value-type="float">
            <text:p>494.771733374</text:p>
          </table:table-cell>
          <table:table-cell office:value-type="float" office:value="559.619892758" calcext:value-type="float">
            <text:p>559.619892758</text:p>
          </table:table-cell>
          <table:table-cell office:value-type="float" office:value="591.805653651" calcext:value-type="float">
            <text:p>591.805653651</text:p>
          </table:table-cell>
          <table:table-cell office:value-type="float" office:value="680.577447466" calcext:value-type="float">
            <text:p>680.577447466</text:p>
          </table:table-cell>
          <table:table-cell office:value-type="float" office:value="832.122542449" calcext:value-type="float">
            <text:p>832.122542449</text:p>
          </table:table-cell>
          <table:table-cell office:value-type="float" office:value="913.976446456" calcext:value-type="float">
            <text:p>913.976446456</text:p>
          </table:table-cell>
          <table:table-cell office:value-type="float" office:value="1055.22552593" calcext:value-type="float">
            <text:p>1055.22552593</text:p>
          </table:table-cell>
          <table:table-cell office:value-type="float" office:value="1254.3003711" calcext:value-type="float">
            <text:p>1254.3003711</text:p>
          </table:table-cell>
          <table:table-cell office:value-type="float" office:value="1464.9441337" calcext:value-type="float">
            <text:p>1464.9441337</text:p>
          </table:table-cell>
        </table:table-row>
        <table:table-row table:style-name="ro1">
          <table:table-cell office:value-type="string" calcext:value-type="string">
            <text:p>fuzzy_token inc 1 dec half w/ thresholds 0.2 and 0.4</text:p>
          </table:table-cell>
          <table:table-cell office:value-type="float" office:value="16.6342266041" calcext:value-type="float">
            <text:p>16.6342266041</text:p>
          </table:table-cell>
          <table:table-cell office:value-type="float" office:value="17.2104833831" calcext:value-type="float">
            <text:p>17.2104833831</text:p>
          </table:table-cell>
          <table:table-cell office:value-type="float" office:value="17.8343558148" calcext:value-type="float">
            <text:p>17.8343558148</text:p>
          </table:table-cell>
          <table:table-cell office:value-type="float" office:value="18.2916542324" calcext:value-type="float">
            <text:p>18.2916542324</text:p>
          </table:table-cell>
          <table:table-cell office:value-type="float" office:value="19.0864525867" calcext:value-type="float">
            <text:p>19.0864525867</text:p>
          </table:table-cell>
          <table:table-cell office:value-type="float" office:value="19.7602088366" calcext:value-type="float">
            <text:p>19.7602088366</text:p>
          </table:table-cell>
          <table:table-cell office:value-type="float" office:value="20.8137764116" calcext:value-type="float">
            <text:p>20.8137764116</text:p>
          </table:table-cell>
          <table:table-cell office:value-type="float" office:value="22.0646836301" calcext:value-type="float">
            <text:p>22.0646836301</text:p>
          </table:table-cell>
          <table:table-cell office:value-type="float" office:value="23.0602830929" calcext:value-type="float">
            <text:p>23.0602830929</text:p>
          </table:table-cell>
          <table:table-cell office:value-type="float" office:value="24.8820693661" calcext:value-type="float">
            <text:p>24.8820693661</text:p>
          </table:table-cell>
          <table:table-cell office:value-type="float" office:value="26.9294892476" calcext:value-type="float">
            <text:p>26.9294892476</text:p>
          </table:table-cell>
          <table:table-cell office:value-type="float" office:value="28.9369403958" calcext:value-type="float">
            <text:p>28.9369403958</text:p>
          </table:table-cell>
          <table:table-cell office:value-type="float" office:value="32.1023879508" calcext:value-type="float">
            <text:p>32.1023879508</text:p>
          </table:table-cell>
          <table:table-cell office:value-type="float" office:value="36.4845755644" calcext:value-type="float">
            <text:p>36.4845755644</text:p>
          </table:table-cell>
          <table:table-cell office:value-type="float" office:value="43.4537839861" calcext:value-type="float">
            <text:p>43.4537839861</text:p>
          </table:table-cell>
          <table:table-cell office:value-type="float" office:value="47.8884754676" calcext:value-type="float">
            <text:p>47.8884754676</text:p>
          </table:table-cell>
          <table:table-cell office:value-type="float" office:value="58.5150393194" calcext:value-type="float">
            <text:p>58.5150393194</text:p>
          </table:table-cell>
          <table:table-cell office:value-type="float" office:value="65.274775989" calcext:value-type="float">
            <text:p>65.274775989</text:p>
          </table:table-cell>
          <table:table-cell office:value-type="float" office:value="74.8172212768" calcext:value-type="float">
            <text:p>74.8172212768</text:p>
          </table:table-cell>
          <table:table-cell office:value-type="float" office:value="83.3304388154" calcext:value-type="float">
            <text:p>83.3304388154</text:p>
          </table:table-cell>
          <table:table-cell office:value-type="float" office:value="92.9097234023" calcext:value-type="float">
            <text:p>92.9097234023</text:p>
          </table:table-cell>
          <table:table-cell office:value-type="float" office:value="99.0223381698" calcext:value-type="float">
            <text:p>99.0223381698</text:p>
          </table:table-cell>
          <table:table-cell office:value-type="float" office:value="105.336991836" calcext:value-type="float">
            <text:p>105.336991836</text:p>
          </table:table-cell>
          <table:table-cell office:value-type="float" office:value="114.646197756" calcext:value-type="float">
            <text:p>114.646197756</text:p>
          </table:table-cell>
          <table:table-cell office:value-type="float" office:value="121.396050824" calcext:value-type="float">
            <text:p>121.396050824</text:p>
          </table:table-cell>
          <table:table-cell office:value-type="float" office:value="133.647995859" calcext:value-type="float">
            <text:p>133.647995859</text:p>
          </table:table-cell>
          <table:table-cell office:value-type="float" office:value="142.883140029" calcext:value-type="float">
            <text:p>142.883140029</text:p>
          </table:table-cell>
          <table:table-cell office:value-type="float" office:value="156.217806743" calcext:value-type="float">
            <text:p>156.217806743</text:p>
          </table:table-cell>
          <table:table-cell office:value-type="float" office:value="168.901665017" calcext:value-type="float">
            <text:p>168.901665017</text:p>
          </table:table-cell>
          <table:table-cell office:value-type="float" office:value="188.52020748" calcext:value-type="float">
            <text:p>188.52020748</text:p>
          </table:table-cell>
          <table:table-cell office:value-type="float" office:value="205.71728763" calcext:value-type="float">
            <text:p>205.71728763</text:p>
          </table:table-cell>
          <table:table-cell office:value-type="float" office:value="236.085760763" calcext:value-type="float">
            <text:p>236.085760763</text:p>
          </table:table-cell>
          <table:table-cell office:value-type="float" office:value="269.609746562" calcext:value-type="float">
            <text:p>269.609746562</text:p>
          </table:table-cell>
          <table:table-cell office:value-type="float" office:value="313.659084979" calcext:value-type="float">
            <text:p>313.659084979</text:p>
          </table:table-cell>
          <table:table-cell office:value-type="float" office:value="384.205210586" calcext:value-type="float">
            <text:p>384.205210586</text:p>
          </table:table-cell>
          <table:table-cell office:value-type="float" office:value="461.613336131" calcext:value-type="float">
            <text:p>461.613336131</text:p>
          </table:table-cell>
          <table:table-cell office:value-type="float" office:value="560.486698504" calcext:value-type="float">
            <text:p>560.486698504</text:p>
          </table:table-cell>
          <table:table-cell office:value-type="float" office:value="731.739763699" calcext:value-type="float">
            <text:p>731.739763699</text:p>
          </table:table-cell>
          <table:table-cell office:value-type="float" office:value="907.96029686" calcext:value-type="float">
            <text:p>907.96029686</text:p>
          </table:table-cell>
          <table:table-cell office:value-type="float" office:value="1087.08234224" calcext:value-type="float">
            <text:p>1087.08234224</text:p>
          </table:table-cell>
        </table:table-row>
        <table:table-row table:style-name="ro1">
          <table:table-cell office:value-type="string" calcext:value-type="string">
            <text:p>NEW fuzzy_token inc 1 dec half w/ thresholds 0.2 and 0.8</text:p>
          </table:table-cell>
          <table:table-cell office:value-type="float" office:value="5.15636127596" calcext:value-type="float">
            <text:p>5.156361276</text:p>
          </table:table-cell>
          <table:table-cell office:value-type="float" office:value="5.32562235233" calcext:value-type="float">
            <text:p>5.3256223523</text:p>
          </table:table-cell>
          <table:table-cell office:value-type="float" office:value="5.52304481894" calcext:value-type="float">
            <text:p>5.5230448189</text:p>
          </table:table-cell>
          <table:table-cell office:value-type="float" office:value="5.9177457693" calcext:value-type="float">
            <text:p>5.9177457693</text:p>
          </table:table-cell>
          <table:table-cell office:value-type="float" office:value="6.23659647228" calcext:value-type="float">
            <text:p>6.2365964723</text:p>
          </table:table-cell>
          <table:table-cell office:value-type="float" office:value="6.55385331111" calcext:value-type="float">
            <text:p>6.5538533111</text:p>
          </table:table-cell>
          <table:table-cell office:value-type="float" office:value="7.10430709032" calcext:value-type="float">
            <text:p>7.1043070903</text:p>
          </table:table-cell>
          <table:table-cell office:value-type="float" office:value="7.73249822577" calcext:value-type="float">
            <text:p>7.7324982258</text:p>
          </table:table-cell>
          <table:table-cell office:value-type="float" office:value="8.56874393096" calcext:value-type="float">
            <text:p>8.568743931</text:p>
          </table:table-cell>
          <table:table-cell office:value-type="float" office:value="9.4101483476" calcext:value-type="float">
            <text:p>9.4101483476</text:p>
          </table:table-cell>
          <table:table-cell office:value-type="float" office:value="10.8392521218" calcext:value-type="float">
            <text:p>10.8392521218</text:p>
          </table:table-cell>
          <table:table-cell office:value-type="float" office:value="12.4840536557" calcext:value-type="float">
            <text:p>12.4840536557</text:p>
          </table:table-cell>
          <table:table-cell office:value-type="float" office:value="14.1982370947" calcext:value-type="float">
            <text:p>14.1982370947</text:p>
          </table:table-cell>
          <table:table-cell office:value-type="float" office:value="16.6704674152" calcext:value-type="float">
            <text:p>16.6704674152</text:p>
          </table:table-cell>
          <table:table-cell office:value-type="float" office:value="20.7609459795" calcext:value-type="float">
            <text:p>20.7609459795</text:p>
          </table:table-cell>
          <table:table-cell office:value-type="float" office:value="24.720303492" calcext:value-type="float">
            <text:p>24.720303492</text:p>
          </table:table-cell>
          <table:table-cell office:value-type="float" office:value="30.0771728376" calcext:value-type="float">
            <text:p>30.0771728376</text:p>
          </table:table-cell>
          <table:table-cell office:value-type="float" office:value="37.039264884" calcext:value-type="float">
            <text:p>37.039264884</text:p>
          </table:table-cell>
          <table:table-cell office:value-type="float" office:value="49.2082849513" calcext:value-type="float">
            <text:p>49.2082849513</text:p>
          </table:table-cell>
          <table:table-cell office:value-type="float" office:value="58.9310163621" calcext:value-type="float">
            <text:p>58.9310163621</text:p>
          </table:table-cell>
          <table:table-cell office:value-type="float" office:value="74.8831394848" calcext:value-type="float">
            <text:p>74.8831394848</text:p>
          </table:table-cell>
          <table:table-cell office:value-type="float" office:value="86.2015598386" calcext:value-type="float">
            <text:p>86.2015598386</text:p>
          </table:table-cell>
          <table:table-cell office:value-type="float" office:value="98.8618660592" calcext:value-type="float">
            <text:p>98.8618660592</text:p>
          </table:table-cell>
          <table:table-cell office:value-type="float" office:value="107.049282829" calcext:value-type="float">
            <text:p>107.049282829</text:p>
          </table:table-cell>
          <table:table-cell office:value-type="float" office:value="118.406390269" calcext:value-type="float">
            <text:p>118.406390269</text:p>
          </table:table-cell>
          <table:table-cell office:value-type="float" office:value="128.884073168" calcext:value-type="float">
            <text:p>128.884073168</text:p>
          </table:table-cell>
          <table:table-cell office:value-type="float" office:value="140.763489978" calcext:value-type="float">
            <text:p>140.763489978</text:p>
          </table:table-cell>
          <table:table-cell office:value-type="float" office:value="153.997532309" calcext:value-type="float">
            <text:p>153.997532309</text:p>
          </table:table-cell>
          <table:table-cell office:value-type="float" office:value="173.208176292" calcext:value-type="float">
            <text:p>173.208176292</text:p>
          </table:table-cell>
          <table:table-cell office:value-type="float" office:value="186.155552772" calcext:value-type="float">
            <text:p>186.155552772</text:p>
          </table:table-cell>
          <table:table-cell office:value-type="float" office:value="204.847478169" calcext:value-type="float">
            <text:p>204.847478169</text:p>
          </table:table-cell>
          <table:table-cell office:value-type="float" office:value="233.010284427" calcext:value-type="float">
            <text:p>233.010284427</text:p>
          </table:table-cell>
          <table:table-cell office:value-type="float" office:value="266.644053776" calcext:value-type="float">
            <text:p>266.644053776</text:p>
          </table:table-cell>
          <table:table-cell office:value-type="float" office:value="326.315385674" calcext:value-type="float">
            <text:p>326.315385674</text:p>
          </table:table-cell>
          <table:table-cell office:value-type="float" office:value="361.032086832" calcext:value-type="float">
            <text:p>361.032086832</text:p>
          </table:table-cell>
          <table:table-cell office:value-type="float" office:value="442.536236846" calcext:value-type="float">
            <text:p>442.536236846</text:p>
          </table:table-cell>
          <table:table-cell office:value-type="float" office:value="596.272813122" calcext:value-type="float">
            <text:p>596.272813122</text:p>
          </table:table-cell>
          <table:table-cell office:value-type="float" office:value="709.89568772" calcext:value-type="float">
            <text:p>709.89568772</text:p>
          </table:table-cell>
          <table:table-cell office:value-type="float" office:value="900.634272829" calcext:value-type="float">
            <text:p>900.634272829</text:p>
          </table:table-cell>
          <table:table-cell office:value-type="float" office:value="1078.95503284" calcext:value-type="float">
            <text:p>1078.95503284</text:p>
          </table:table-cell>
        </table:table-row>
        <table:table-row table:style-name="ro1">
          <table:table-cell office:value-type="string" calcext:value-type="string">
            <text:p>NEW fuzzy_token inc 1 dec half w/ thresholds 0.1 and 0.8</text:p>
          </table:table-cell>
          <table:table-cell office:value-type="float" office:value="5.15406937253" calcext:value-type="float">
            <text:p>5.1540693725</text:p>
          </table:table-cell>
          <table:table-cell office:value-type="float" office:value="5.32209512224" calcext:value-type="float">
            <text:p>5.3220951222</text:p>
          </table:table-cell>
          <table:table-cell office:value-type="float" office:value="5.56699126819" calcext:value-type="float">
            <text:p>5.5669912682</text:p>
          </table:table-cell>
          <table:table-cell office:value-type="float" office:value="5.81882902408" calcext:value-type="float">
            <text:p>5.8188290241</text:p>
          </table:table-cell>
          <table:table-cell office:value-type="float" office:value="6.24841211273" calcext:value-type="float">
            <text:p>6.2484121127</text:p>
          </table:table-cell>
          <table:table-cell office:value-type="float" office:value="6.67474697902" calcext:value-type="float">
            <text:p>6.674746979</text:p>
          </table:table-cell>
          <table:table-cell office:value-type="float" office:value="7.07196135621" calcext:value-type="float">
            <text:p>7.0719613562</text:p>
          </table:table-cell>
          <table:table-cell office:value-type="float" office:value="7.6644923261" calcext:value-type="float">
            <text:p>7.6644923261</text:p>
          </table:table-cell>
          <table:table-cell office:value-type="float" office:value="8.4151098559" calcext:value-type="float">
            <text:p>8.4151098559</text:p>
          </table:table-cell>
          <table:table-cell office:value-type="float" office:value="9.27413888733" calcext:value-type="float">
            <text:p>9.2741388873</text:p>
          </table:table-cell>
          <table:table-cell office:value-type="float" office:value="10.5160614641" calcext:value-type="float">
            <text:p>10.5160614641</text:p>
          </table:table-cell>
          <table:table-cell office:value-type="float" office:value="11.9579045894" calcext:value-type="float">
            <text:p>11.9579045894</text:p>
          </table:table-cell>
          <table:table-cell office:value-type="float" office:value="13.4211806139" calcext:value-type="float">
            <text:p>13.4211806139</text:p>
          </table:table-cell>
          <table:table-cell office:value-type="float" office:value="15.886021339" calcext:value-type="float">
            <text:p>15.886021339</text:p>
          </table:table-cell>
          <table:table-cell office:value-type="float" office:value="18.5325706044" calcext:value-type="float">
            <text:p>18.5325706044</text:p>
          </table:table-cell>
          <table:table-cell office:value-type="float" office:value="22.5183288833" calcext:value-type="float">
            <text:p>22.5183288833</text:p>
          </table:table-cell>
          <table:table-cell office:value-type="float" office:value="26.1389360096" calcext:value-type="float">
            <text:p>26.1389360096</text:p>
          </table:table-cell>
          <table:table-cell office:value-type="float" office:value="34.1808841241" calcext:value-type="float">
            <text:p>34.1808841241</text:p>
          </table:table-cell>
          <table:table-cell office:value-type="float" office:value="40.5041941867" calcext:value-type="float">
            <text:p>40.5041941867</text:p>
          </table:table-cell>
          <table:table-cell office:value-type="float" office:value="50.1353219144" calcext:value-type="float">
            <text:p>50.1353219144</text:p>
          </table:table-cell>
          <table:table-cell office:value-type="float" office:value="61.4314037119" calcext:value-type="float">
            <text:p>61.4314037119</text:p>
          </table:table-cell>
          <table:table-cell office:value-type="float" office:value="75.6206022115" calcext:value-type="float">
            <text:p>75.6206022115</text:p>
          </table:table-cell>
          <table:table-cell office:value-type="float" office:value="95.1631170268" calcext:value-type="float">
            <text:p>95.1631170268</text:p>
          </table:table-cell>
          <table:table-cell office:value-type="float" office:value="106.249417959" calcext:value-type="float">
            <text:p>106.249417959</text:p>
          </table:table-cell>
          <table:table-cell office:value-type="float" office:value="122.018673817" calcext:value-type="float">
            <text:p>122.018673817</text:p>
          </table:table-cell>
          <table:table-cell office:value-type="float" office:value="137.339471162" calcext:value-type="float">
            <text:p>137.339471162</text:p>
          </table:table-cell>
          <table:table-cell office:value-type="float" office:value="157.955697867" calcext:value-type="float">
            <text:p>157.955697867</text:p>
          </table:table-cell>
          <table:table-cell office:value-type="float" office:value="176.82732948" calcext:value-type="float">
            <text:p>176.82732948</text:p>
          </table:table-cell>
          <table:table-cell office:value-type="float" office:value="201.556102882" calcext:value-type="float">
            <text:p>201.556102882</text:p>
          </table:table-cell>
          <table:table-cell office:value-type="float" office:value="226.129167163" calcext:value-type="float">
            <text:p>226.129167163</text:p>
          </table:table-cell>
          <table:table-cell office:value-type="float" office:value="250.09786061" calcext:value-type="float">
            <text:p>250.09786061</text:p>
          </table:table-cell>
          <table:table-cell office:value-type="float" office:value="285.969426232" calcext:value-type="float">
            <text:p>285.969426232</text:p>
          </table:table-cell>
          <table:table-cell office:value-type="float" office:value="332.91647597" calcext:value-type="float">
            <text:p>332.91647597</text:p>
          </table:table-cell>
          <table:table-cell office:value-type="float" office:value="392.380049554" calcext:value-type="float">
            <text:p>392.380049554</text:p>
          </table:table-cell>
          <table:table-cell office:value-type="float" office:value="440.596536525" calcext:value-type="float">
            <text:p>440.596536525</text:p>
          </table:table-cell>
          <table:table-cell office:value-type="float" office:value="540.648689085" calcext:value-type="float">
            <text:p>540.648689085</text:p>
          </table:table-cell>
          <table:table-cell office:value-type="float" office:value="678.935003481" calcext:value-type="float">
            <text:p>678.935003481</text:p>
          </table:table-cell>
          <table:table-cell office:value-type="float" office:value="842.958206357" calcext:value-type="float">
            <text:p>842.958206357</text:p>
          </table:table-cell>
          <table:table-cell office:value-type="float" office:value="1004.00115122" calcext:value-type="float">
            <text:p>1004.00115122</text:p>
          </table:table-cell>
          <table:table-cell office:value-type="float" office:value="1193.17994473" calcext:value-type="float">
            <text:p>1193.17994473</text:p>
          </table:table-cell>
        </table:table-row>
        <table:table-row table:style-name="ro1">
          <table:table-cell office:value-type="string" calcext:value-type="string">
            <text:p>NEW fuzzy_token inc 1 dec half w/ thresholds 0.5 and 0.8</text:p>
          </table:table-cell>
          <table:table-cell office:value-type="float" office:value="5.18050135081" calcext:value-type="float">
            <text:p>5.1805013508</text:p>
          </table:table-cell>
          <table:table-cell office:value-type="float" office:value="5.36826539239" calcext:value-type="float">
            <text:p>5.3682653924</text:p>
          </table:table-cell>
          <table:table-cell office:value-type="float" office:value="5.65677319639" calcext:value-type="float">
            <text:p>5.6567731964</text:p>
          </table:table-cell>
          <table:table-cell office:value-type="float" office:value="6.012705906" calcext:value-type="float">
            <text:p>6.012705906</text:p>
          </table:table-cell>
          <table:table-cell office:value-type="float" office:value="6.58178500427" calcext:value-type="float">
            <text:p>6.5817850043</text:p>
          </table:table-cell>
          <table:table-cell office:value-type="float" office:value="7.26489963613" calcext:value-type="float">
            <text:p>7.2648996361</text:p>
          </table:table-cell>
          <table:table-cell office:value-type="float" office:value="8.19159271673" calcext:value-type="float">
            <text:p>8.1915927167</text:p>
          </table:table-cell>
          <table:table-cell office:value-type="float" office:value="9.49710946509" calcext:value-type="float">
            <text:p>9.4971094651</text:p>
          </table:table-cell>
          <table:table-cell office:value-type="float" office:value="11.6813328803" calcext:value-type="float">
            <text:p>11.6813328803</text:p>
          </table:table-cell>
          <table:table-cell office:value-type="float" office:value="14.0315244573" calcext:value-type="float">
            <text:p>14.0315244573</text:p>
          </table:table-cell>
          <table:table-cell office:value-type="float" office:value="17.8088091918" calcext:value-type="float">
            <text:p>17.8088091918</text:p>
          </table:table-cell>
          <table:table-cell office:value-type="float" office:value="23.6360620982" calcext:value-type="float">
            <text:p>23.6360620982</text:p>
          </table:table-cell>
          <table:table-cell office:value-type="float" office:value="29.5594210699" calcext:value-type="float">
            <text:p>29.5594210699</text:p>
          </table:table-cell>
          <table:table-cell office:value-type="float" office:value="39.1468295413" calcext:value-type="float">
            <text:p>39.1468295413</text:p>
          </table:table-cell>
          <table:table-cell office:value-type="float" office:value="47.0767855298" calcext:value-type="float">
            <text:p>47.0767855298</text:p>
          </table:table-cell>
          <table:table-cell office:value-type="float" office:value="52.8757804283" calcext:value-type="float">
            <text:p>52.8757804283</text:p>
          </table:table-cell>
          <table:table-cell office:value-type="float" office:value="61.2298000583" calcext:value-type="float">
            <text:p>61.2298000583</text:p>
          </table:table-cell>
          <table:table-cell office:value-type="float" office:value="66.7183856789" calcext:value-type="float">
            <text:p>66.7183856789</text:p>
          </table:table-cell>
          <table:table-cell office:value-type="float" office:value="71.7737719954" calcext:value-type="float">
            <text:p>71.7737719954</text:p>
          </table:table-cell>
          <table:table-cell office:value-type="float" office:value="77.4457894097" calcext:value-type="float">
            <text:p>77.4457894097</text:p>
          </table:table-cell>
          <table:table-cell office:value-type="float" office:value="81.1446425475" calcext:value-type="float">
            <text:p>81.1446425475</text:p>
          </table:table-cell>
          <table:table-cell office:value-type="float" office:value="86.1382791416" calcext:value-type="float">
            <text:p>86.1382791416</text:p>
          </table:table-cell>
          <table:table-cell office:value-type="float" office:value="91.7028813832" calcext:value-type="float">
            <text:p>91.7028813832</text:p>
          </table:table-cell>
          <table:table-cell office:value-type="float" office:value="98.3079773933" calcext:value-type="float">
            <text:p>98.3079773933</text:p>
          </table:table-cell>
          <table:table-cell office:value-type="float" office:value="108.093674944" calcext:value-type="float">
            <text:p>108.093674944</text:p>
          </table:table-cell>
          <table:table-cell office:value-type="float" office:value="111.190406199" calcext:value-type="float">
            <text:p>111.190406199</text:p>
          </table:table-cell>
          <table:table-cell office:value-type="float" office:value="120.853799107" calcext:value-type="float">
            <text:p>120.853799107</text:p>
          </table:table-cell>
          <table:table-cell office:value-type="float" office:value="129.787667207" calcext:value-type="float">
            <text:p>129.787667207</text:p>
          </table:table-cell>
          <table:table-cell office:value-type="float" office:value="142.500746919" calcext:value-type="float">
            <text:p>142.500746919</text:p>
          </table:table-cell>
          <table:table-cell office:value-type="float" office:value="154.818468266" calcext:value-type="float">
            <text:p>154.818468266</text:p>
          </table:table-cell>
          <table:table-cell office:value-type="float" office:value="174.712976378" calcext:value-type="float">
            <text:p>174.712976378</text:p>
          </table:table-cell>
          <table:table-cell office:value-type="float" office:value="204.127923756" calcext:value-type="float">
            <text:p>204.127923756</text:p>
          </table:table-cell>
          <table:table-cell office:value-type="float" office:value="235.718902722" calcext:value-type="float">
            <text:p>235.718902722</text:p>
          </table:table-cell>
          <table:table-cell office:value-type="float" office:value="276.709094769" calcext:value-type="float">
            <text:p>276.709094769</text:p>
          </table:table-cell>
          <table:table-cell office:value-type="float" office:value="322.51171589" calcext:value-type="float">
            <text:p>322.51171589</text:p>
          </table:table-cell>
          <table:table-cell office:value-type="float" office:value="393.757726717" calcext:value-type="float">
            <text:p>393.757726717</text:p>
          </table:table-cell>
          <table:table-cell office:value-type="float" office:value="590.038084408" calcext:value-type="float">
            <text:p>590.038084408</text:p>
          </table:table-cell>
          <table:table-cell office:value-type="float" office:value="703.219536087" calcext:value-type="float">
            <text:p>703.219536087</text:p>
          </table:table-cell>
          <table:table-cell office:value-type="float" office:value="823.895384208" calcext:value-type="float">
            <text:p>823.895384208</text:p>
          </table:table-cell>
          <table:table-cell office:value-type="float" office:value="1101.29159169" calcext:value-type="float">
            <text:p>1101.29159169</text:p>
          </table:table-cell>
        </table:table-row>
        <table:table-row table:style-name="ro1">
          <table:table-cell office:value-type="string" calcext:value-type="string">
            <text:p>NEW fuzzy_token inc 1 dec half w/ thresholds 0.3 and 0.8</text:p>
          </table:table-cell>
          <table:table-cell office:value-type="float" office:value="5.15586575951" calcext:value-type="float">
            <text:p>5.1558657595</text:p>
          </table:table-cell>
          <table:table-cell office:value-type="float" office:value="5.36718372809" calcext:value-type="float">
            <text:p>5.3671837281</text:p>
          </table:table-cell>
          <table:table-cell office:value-type="float" office:value="5.56440175022" calcext:value-type="float">
            <text:p>5.5644017502</text:p>
          </table:table-cell>
          <table:table-cell office:value-type="float" office:value="5.87729112404" calcext:value-type="float">
            <text:p>5.877291124</text:p>
          </table:table-cell>
          <table:table-cell office:value-type="float" office:value="6.21889890176" calcext:value-type="float">
            <text:p>6.2188989018</text:p>
          </table:table-cell>
          <table:table-cell office:value-type="float" office:value="6.67969054932" calcext:value-type="float">
            <text:p>6.6796905493</text:p>
          </table:table-cell>
          <table:table-cell office:value-type="float" office:value="7.29182096869" calcext:value-type="float">
            <text:p>7.2918209687</text:p>
          </table:table-cell>
          <table:table-cell office:value-type="float" office:value="8.1548271836" calcext:value-type="float">
            <text:p>8.1548271836</text:p>
          </table:table-cell>
          <table:table-cell office:value-type="float" office:value="8.92394563054" calcext:value-type="float">
            <text:p>8.9239456305</text:p>
          </table:table-cell>
          <table:table-cell office:value-type="float" office:value="10.0842145345" calcext:value-type="float">
            <text:p>10.0842145345</text:p>
          </table:table-cell>
          <table:table-cell office:value-type="float" office:value="12.6083006428" calcext:value-type="float">
            <text:p>12.6083006428</text:p>
          </table:table-cell>
          <table:table-cell office:value-type="float" office:value="13.7634181529" calcext:value-type="float">
            <text:p>13.7634181529</text:p>
          </table:table-cell>
          <table:table-cell office:value-type="float" office:value="17.3026582653" calcext:value-type="float">
            <text:p>17.3026582653</text:p>
          </table:table-cell>
          <table:table-cell office:value-type="float" office:value="20.6719227431" calcext:value-type="float">
            <text:p>20.6719227431</text:p>
          </table:table-cell>
          <table:table-cell office:value-type="float" office:value="26.4908651498" calcext:value-type="float">
            <text:p>26.4908651498</text:p>
          </table:table-cell>
          <table:table-cell office:value-type="float" office:value="32.905131395" calcext:value-type="float">
            <text:p>32.905131395</text:p>
          </table:table-cell>
          <table:table-cell office:value-type="float" office:value="42.0764548184" calcext:value-type="float">
            <text:p>42.0764548184</text:p>
          </table:table-cell>
          <table:table-cell office:value-type="float" office:value="53.3974778796" calcext:value-type="float">
            <text:p>53.3974778796</text:p>
          </table:table-cell>
          <table:table-cell office:value-type="float" office:value="60.7703906652" calcext:value-type="float">
            <text:p>60.7703906652</text:p>
          </table:table-cell>
          <table:table-cell office:value-type="float" office:value="73.2521672962" calcext:value-type="float">
            <text:p>73.2521672962</text:p>
          </table:table-cell>
          <table:table-cell office:value-type="float" office:value="79.8310088622" calcext:value-type="float">
            <text:p>79.8310088622</text:p>
          </table:table-cell>
          <table:table-cell office:value-type="float" office:value="86.2908906053" calcext:value-type="float">
            <text:p>86.2908906053</text:p>
          </table:table-cell>
          <table:table-cell office:value-type="float" office:value="95.2299577728" calcext:value-type="float">
            <text:p>95.2299577728</text:p>
          </table:table-cell>
          <table:table-cell office:value-type="float" office:value="102.131990455" calcext:value-type="float">
            <text:p>102.131990455</text:p>
          </table:table-cell>
          <table:table-cell office:value-type="float" office:value="109.543298584" calcext:value-type="float">
            <text:p>109.543298584</text:p>
          </table:table-cell>
          <table:table-cell office:value-type="float" office:value="120.321144283" calcext:value-type="float">
            <text:p>120.321144283</text:p>
          </table:table-cell>
          <table:table-cell office:value-type="float" office:value="128.034570429" calcext:value-type="float">
            <text:p>128.034570429</text:p>
          </table:table-cell>
          <table:table-cell office:value-type="float" office:value="138.669067276" calcext:value-type="float">
            <text:p>138.669067276</text:p>
          </table:table-cell>
          <table:table-cell office:value-type="float" office:value="157.312601216" calcext:value-type="float">
            <text:p>157.312601216</text:p>
          </table:table-cell>
          <table:table-cell office:value-type="float" office:value="165.895353152" calcext:value-type="float">
            <text:p>165.895353152</text:p>
          </table:table-cell>
          <table:table-cell office:value-type="float" office:value="190.438544177" calcext:value-type="float">
            <text:p>190.438544177</text:p>
          </table:table-cell>
          <table:table-cell office:value-type="float" office:value="212.919960139" calcext:value-type="float">
            <text:p>212.919960139</text:p>
          </table:table-cell>
          <table:table-cell office:value-type="float" office:value="238.573448525" calcext:value-type="float">
            <text:p>238.573448525</text:p>
          </table:table-cell>
          <table:table-cell office:value-type="float" office:value="300.669431419" calcext:value-type="float">
            <text:p>300.669431419</text:p>
          </table:table-cell>
          <table:table-cell office:value-type="float" office:value="350.110939984" calcext:value-type="float">
            <text:p>350.110939984</text:p>
          </table:table-cell>
          <table:table-cell office:value-type="float" office:value="426.82632469" calcext:value-type="float">
            <text:p>426.82632469</text:p>
          </table:table-cell>
          <table:table-cell office:value-type="float" office:value="508.990369121" calcext:value-type="float">
            <text:p>508.990369121</text:p>
          </table:table-cell>
          <table:table-cell office:value-type="float" office:value="683.950268761" calcext:value-type="float">
            <text:p>683.950268761</text:p>
          </table:table-cell>
          <table:table-cell office:value-type="float" office:value="830.817978696" calcext:value-type="float">
            <text:p>830.817978696</text:p>
          </table:table-cell>
          <table:table-cell office:value-type="float" office:value="1039.91243762" calcext:value-type="float">
            <text:p>1039.91243762</text:p>
          </table:table-cell>
        </table:table-row>
        <table:table-row table:style-name="ro1">
          <table:table-cell office:value-type="string" calcext:value-type="string">
            <text:p>NEW fuzzy_token inc 1 dec half w/ thresholds 0.2 and 0.8 cheat weights</text:p>
          </table:table-cell>
          <table:table-cell office:value-type="float" office:value="5.10219431308" calcext:value-type="float">
            <text:p>5.1021943131</text:p>
          </table:table-cell>
          <table:table-cell office:value-type="float" office:value="5.222734363" calcext:value-type="float">
            <text:p>5.222734363</text:p>
          </table:table-cell>
          <table:table-cell office:value-type="float" office:value="5.34006753371" calcext:value-type="float">
            <text:p>5.3400675337</text:p>
          </table:table-cell>
          <table:table-cell office:value-type="float" office:value="5.53774311793" calcext:value-type="float">
            <text:p>5.5377431179</text:p>
          </table:table-cell>
          <table:table-cell office:value-type="float" office:value="5.70099585536" calcext:value-type="float">
            <text:p>5.7009958554</text:p>
          </table:table-cell>
          <table:table-cell office:value-type="float" office:value="5.90989724774" calcext:value-type="float">
            <text:p>5.9098972477</text:p>
          </table:table-cell>
          <table:table-cell office:value-type="float" office:value="6.1566868895" calcext:value-type="float">
            <text:p>6.1566868895</text:p>
          </table:table-cell>
          <table:table-cell office:value-type="float" office:value="6.44346594946" calcext:value-type="float">
            <text:p>6.4434659495</text:p>
          </table:table-cell>
          <table:table-cell office:value-type="float" office:value="6.8268801019" calcext:value-type="float">
            <text:p>6.8268801019</text:p>
          </table:table-cell>
          <table:table-cell office:value-type="float" office:value="7.23282667623" calcext:value-type="float">
            <text:p>7.2328266762</text:p>
          </table:table-cell>
          <table:table-cell office:value-type="float" office:value="7.69071694058" calcext:value-type="float">
            <text:p>7.6907169406</text:p>
          </table:table-cell>
          <table:table-cell office:value-type="float" office:value="8.36264245001" calcext:value-type="float">
            <text:p>8.36264245</text:p>
          </table:table-cell>
          <table:table-cell office:value-type="float" office:value="9.22563345224" calcext:value-type="float">
            <text:p>9.2256334522</text:p>
          </table:table-cell>
          <table:table-cell office:value-type="float" office:value="10.1164740504" calcext:value-type="float">
            <text:p>10.1164740504</text:p>
          </table:table-cell>
          <table:table-cell office:value-type="float" office:value="11.261501802" calcext:value-type="float">
            <text:p>11.261501802</text:p>
          </table:table-cell>
          <table:table-cell office:value-type="float" office:value="13.1189356779" calcext:value-type="float">
            <text:p>13.1189356779</text:p>
          </table:table-cell>
          <table:table-cell office:value-type="float" office:value="15.1140529367" calcext:value-type="float">
            <text:p>15.1140529367</text:p>
          </table:table-cell>
          <table:table-cell office:value-type="float" office:value="17.462606237" calcext:value-type="float">
            <text:p>17.462606237</text:p>
          </table:table-cell>
          <table:table-cell office:value-type="float" office:value="20.8715609592" calcext:value-type="float">
            <text:p>20.8715609592</text:p>
          </table:table-cell>
          <table:table-cell office:value-type="float" office:value="25.6400577276" calcext:value-type="float">
            <text:p>25.6400577276</text:p>
          </table:table-cell>
          <table:table-cell office:value-type="float" office:value="33.7506837719" calcext:value-type="float">
            <text:p>33.7506837719</text:p>
          </table:table-cell>
          <table:table-cell office:value-type="float" office:value="45.9744254471" calcext:value-type="float">
            <text:p>45.9744254471</text:p>
          </table:table-cell>
          <table:table-cell office:value-type="float" office:value="58.9242097137" calcext:value-type="float">
            <text:p>58.9242097137</text:p>
          </table:table-cell>
          <table:table-cell office:value-type="float" office:value="86.2267401573" calcext:value-type="float">
            <text:p>86.2267401573</text:p>
          </table:table-cell>
          <table:table-cell office:value-type="float" office:value="122.733154834" calcext:value-type="float">
            <text:p>122.733154834</text:p>
          </table:table-cell>
          <table:table-cell office:value-type="float" office:value="153.34648185" calcext:value-type="float">
            <text:p>153.34648185</text:p>
          </table:table-cell>
          <table:table-cell office:value-type="float" office:value="162.451113813" calcext:value-type="float">
            <text:p>162.451113813</text:p>
          </table:table-cell>
          <table:table-cell office:value-type="float" office:value="190.116361462" calcext:value-type="float">
            <text:p>190.116361462</text:p>
          </table:table-cell>
          <table:table-cell office:value-type="float" office:value="205.201030111" calcext:value-type="float">
            <text:p>205.201030111</text:p>
          </table:table-cell>
          <table:table-cell office:value-type="float" office:value="241.599494423" calcext:value-type="float">
            <text:p>241.599494423</text:p>
          </table:table-cell>
          <table:table-cell office:value-type="float" office:value="263.875602276" calcext:value-type="float">
            <text:p>263.875602276</text:p>
          </table:table-cell>
          <table:table-cell office:value-type="float" office:value="306.570125987" calcext:value-type="float">
            <text:p>306.570125987</text:p>
          </table:table-cell>
          <table:table-cell office:value-type="float" office:value="353.970296361" calcext:value-type="float">
            <text:p>353.970296361</text:p>
          </table:table-cell>
          <table:table-cell office:value-type="float" office:value="414.082863226" calcext:value-type="float">
            <text:p>414.082863226</text:p>
          </table:table-cell>
          <table:table-cell office:value-type="float" office:value="474.511229576" calcext:value-type="float">
            <text:p>474.511229576</text:p>
          </table:table-cell>
          <table:table-cell office:value-type="float" office:value="560.061959155" calcext:value-type="float">
            <text:p>560.061959155</text:p>
          </table:table-cell>
          <table:table-cell office:value-type="float" office:value="701.297294559" calcext:value-type="float">
            <text:p>701.297294559</text:p>
          </table:table-cell>
          <table:table-cell office:value-type="float" office:value="843.322719758" calcext:value-type="float">
            <text:p>843.322719758</text:p>
          </table:table-cell>
          <table:table-cell office:value-type="float" office:value="1058.68776657" calcext:value-type="float">
            <text:p>1058.68776657</text:p>
          </table:table-cell>
          <table:table-cell office:value-type="float" office:value="1261.93812938" calcext:value-type="float">
            <text:p>1261.93812938</text:p>
          </table:table-cell>
        </table:table-row>
        <table:table-row table:style-name="ro1">
          <table:table-cell office:value-type="string" calcext:value-type="string">
            <text:p>NEW fuzzy_token inc 1 dec half w/ thresholds 0.2 and 0.8 weights</text:p>
          </table:table-cell>
          <table:table-cell office:value-type="float" office:value="70.7212692519" calcext:value-type="float">
            <text:p>70.7212692519</text:p>
          </table:table-cell>
          <table:table-cell office:value-type="float" office:value="73.4159786726" calcext:value-type="float">
            <text:p>73.4159786726</text:p>
          </table:table-cell>
          <table:table-cell office:value-type="float" office:value="78.5468012014" calcext:value-type="float">
            <text:p>78.5468012014</text:p>
          </table:table-cell>
          <table:table-cell office:value-type="float" office:value="85.6641553873" calcext:value-type="float">
            <text:p>85.6641553873</text:p>
          </table:table-cell>
          <table:table-cell office:value-type="float" office:value="103.078690834" calcext:value-type="float">
            <text:p>103.078690834</text:p>
          </table:table-cell>
          <table:table-cell office:value-type="float" office:value="130.612978492" calcext:value-type="float">
            <text:p>130.612978492</text:p>
          </table:table-cell>
          <table:table-cell office:value-type="float" office:value="174.423838857" calcext:value-type="float">
            <text:p>174.423838857</text:p>
          </table:table-cell>
          <table:table-cell office:value-type="float" office:value="200.340488984" calcext:value-type="float">
            <text:p>200.340488984</text:p>
          </table:table-cell>
          <table:table-cell office:value-type="float" office:value="220.473774262" calcext:value-type="float">
            <text:p>220.473774262</text:p>
          </table:table-cell>
          <table:table-cell office:value-type="float" office:value="235.83276752" calcext:value-type="float">
            <text:p>235.83276752</text:p>
          </table:table-cell>
          <table:table-cell office:value-type="float" office:value="238.496374544" calcext:value-type="float">
            <text:p>238.496374544</text:p>
          </table:table-cell>
          <table:table-cell office:value-type="float" office:value="242.563382121" calcext:value-type="float">
            <text:p>242.563382121</text:p>
          </table:table-cell>
          <table:table-cell office:value-type="float" office:value="245.189593657" calcext:value-type="float">
            <text:p>245.189593657</text:p>
          </table:table-cell>
          <table:table-cell office:value-type="float" office:value="251.884944596" calcext:value-type="float">
            <text:p>251.884944596</text:p>
          </table:table-cell>
          <table:table-cell office:value-type="float" office:value="257.337997639" calcext:value-type="float">
            <text:p>257.337997639</text:p>
          </table:table-cell>
          <table:table-cell office:value-type="float" office:value="254.008291906" calcext:value-type="float">
            <text:p>254.008291906</text:p>
          </table:table-cell>
          <table:table-cell office:value-type="float" office:value="258.721184302" calcext:value-type="float">
            <text:p>258.721184302</text:p>
          </table:table-cell>
          <table:table-cell office:value-type="float" office:value="259.584782606" calcext:value-type="float">
            <text:p>259.584782606</text:p>
          </table:table-cell>
          <table:table-cell office:value-type="float" office:value="267.944286836" calcext:value-type="float">
            <text:p>267.944286836</text:p>
          </table:table-cell>
          <table:table-cell office:value-type="float" office:value="263.824955463" calcext:value-type="float">
            <text:p>263.824955463</text:p>
          </table:table-cell>
          <table:table-cell office:value-type="float" office:value="274.022050613" calcext:value-type="float">
            <text:p>274.022050613</text:p>
          </table:table-cell>
          <table:table-cell office:value-type="float" office:value="277.671814883" calcext:value-type="float">
            <text:p>277.671814883</text:p>
          </table:table-cell>
          <table:table-cell office:value-type="float" office:value="278.388147189" calcext:value-type="float">
            <text:p>278.388147189</text:p>
          </table:table-cell>
          <table:table-cell office:value-type="float" office:value="280.024957276" calcext:value-type="float">
            <text:p>280.024957276</text:p>
          </table:table-cell>
          <table:table-cell office:value-type="float" office:value="296.610304663" calcext:value-type="float">
            <text:p>296.610304663</text:p>
          </table:table-cell>
          <table:table-cell office:value-type="float" office:value="295.460212796" calcext:value-type="float">
            <text:p>295.460212796</text:p>
          </table:table-cell>
          <table:table-cell office:value-type="float" office:value="306.330092655" calcext:value-type="float">
            <text:p>306.330092655</text:p>
          </table:table-cell>
          <table:table-cell office:value-type="float" office:value="322.291542775" calcext:value-type="float">
            <text:p>322.291542775</text:p>
          </table:table-cell>
          <table:table-cell office:value-type="float" office:value="346.244585497" calcext:value-type="float">
            <text:p>346.244585497</text:p>
          </table:table-cell>
          <table:table-cell office:value-type="float" office:value="355.58978512" calcext:value-type="float">
            <text:p>355.58978512</text:p>
          </table:table-cell>
          <table:table-cell office:value-type="float" office:value="375.07494002" calcext:value-type="float">
            <text:p>375.07494002</text:p>
          </table:table-cell>
          <table:table-cell office:value-type="float" office:value="422.157021597" calcext:value-type="float">
            <text:p>422.157021597</text:p>
          </table:table-cell>
          <table:table-cell office:value-type="float" office:value="447.257830943" calcext:value-type="float">
            <text:p>447.257830943</text:p>
          </table:table-cell>
          <table:table-cell office:value-type="float" office:value="490.173313588" calcext:value-type="float">
            <text:p>490.173313588</text:p>
          </table:table-cell>
          <table:table-cell office:value-type="float" office:value="559.051484894" calcext:value-type="float">
            <text:p>559.051484894</text:p>
          </table:table-cell>
          <table:table-cell office:value-type="float" office:value="682.489609948" calcext:value-type="float">
            <text:p>682.489609948</text:p>
          </table:table-cell>
          <table:table-cell office:value-type="float" office:value="750.090548439" calcext:value-type="float">
            <text:p>750.090548439</text:p>
          </table:table-cell>
          <table:table-cell office:value-type="float" office:value="906.786607065" calcext:value-type="float">
            <text:p>906.786607065</text:p>
          </table:table-cell>
          <table:table-cell office:value-type="float" office:value="1026.82635307" calcext:value-type="float">
            <text:p>1026.82635307</text:p>
          </table:table-cell>
          <table:table-cell office:value-type="float" office:value="1278.44067148" calcext:value-type="float">
            <text:p>1278.44067148</text:p>
          </table:table-cell>
        </table:table-row>
        <table:table-row table:style-name="ro1">
          <table:table-cell office:value-type="string" calcext:value-type="string">
            <text:p>NEW fuzzy_token inc 1 dec 1 w/ thresholds 0.2 and 0.8 weights</text:p>
          </table:table-cell>
          <table:table-cell office:value-type="float" office:value="69.9080307232" calcext:value-type="float">
            <text:p>69.9080307232</text:p>
          </table:table-cell>
          <table:table-cell office:value-type="float" office:value="73.3585197279" calcext:value-type="float">
            <text:p>73.3585197279</text:p>
          </table:table-cell>
          <table:table-cell office:value-type="float" office:value="75.8999769972" calcext:value-type="float">
            <text:p>75.8999769972</text:p>
          </table:table-cell>
          <table:table-cell office:value-type="float" office:value="79.3969128536" calcext:value-type="float">
            <text:p>79.3969128536</text:p>
          </table:table-cell>
          <table:table-cell office:value-type="float" office:value="83.1926594795" calcext:value-type="float">
            <text:p>83.1926594795</text:p>
          </table:table-cell>
          <table:table-cell office:value-type="float" office:value="87.9736972047" calcext:value-type="float">
            <text:p>87.9736972047</text:p>
          </table:table-cell>
          <table:table-cell office:value-type="float" office:value="93.2131606305" calcext:value-type="float">
            <text:p>93.2131606305</text:p>
          </table:table-cell>
          <table:table-cell office:value-type="float" office:value="102.252547784" calcext:value-type="float">
            <text:p>102.252547784</text:p>
          </table:table-cell>
          <table:table-cell office:value-type="float" office:value="111.025445357" calcext:value-type="float">
            <text:p>111.025445357</text:p>
          </table:table-cell>
          <table:table-cell office:value-type="float" office:value="117.774309474" calcext:value-type="float">
            <text:p>117.774309474</text:p>
          </table:table-cell>
          <table:table-cell office:value-type="float" office:value="126.132365589" calcext:value-type="float">
            <text:p>126.132365589</text:p>
          </table:table-cell>
          <table:table-cell office:value-type="float" office:value="132.396566579" calcext:value-type="float">
            <text:p>132.396566579</text:p>
          </table:table-cell>
          <table:table-cell office:value-type="float" office:value="141.136703036" calcext:value-type="float">
            <text:p>141.136703036</text:p>
          </table:table-cell>
          <table:table-cell office:value-type="float" office:value="152.020007913" calcext:value-type="float">
            <text:p>152.020007913</text:p>
          </table:table-cell>
          <table:table-cell office:value-type="float" office:value="163.844770889" calcext:value-type="float">
            <text:p>163.844770889</text:p>
          </table:table-cell>
          <table:table-cell office:value-type="float" office:value="179.363752621" calcext:value-type="float">
            <text:p>179.363752621</text:p>
          </table:table-cell>
          <table:table-cell office:value-type="float" office:value="198.45188939" calcext:value-type="float">
            <text:p>198.45188939</text:p>
          </table:table-cell>
          <table:table-cell office:value-type="float" office:value="226.864891635" calcext:value-type="float">
            <text:p>226.864891635</text:p>
          </table:table-cell>
          <table:table-cell office:value-type="float" office:value="248.035439586" calcext:value-type="float">
            <text:p>248.035439586</text:p>
          </table:table-cell>
          <table:table-cell office:value-type="float" office:value="282.117907221" calcext:value-type="float">
            <text:p>282.117907221</text:p>
          </table:table-cell>
          <table:table-cell office:value-type="float" office:value="324.811674207" calcext:value-type="float">
            <text:p>324.811674207</text:p>
          </table:table-cell>
          <table:table-cell office:value-type="float" office:value="378.348153562" calcext:value-type="float">
            <text:p>378.348153562</text:p>
          </table:table-cell>
          <table:table-cell office:value-type="float" office:value="422.314473172" calcext:value-type="float">
            <text:p>422.314473172</text:p>
          </table:table-cell>
          <table:table-cell office:value-type="float" office:value="481.88843309" calcext:value-type="float">
            <text:p>481.88843309</text:p>
          </table:table-cell>
          <table:table-cell office:value-type="float" office:value="554.955015277" calcext:value-type="float">
            <text:p>554.955015277</text:p>
          </table:table-cell>
          <table:table-cell office:value-type="float" office:value="585.230398743" calcext:value-type="float">
            <text:p>585.230398743</text:p>
          </table:table-cell>
          <table:table-cell office:value-type="float" office:value="647.357218541" calcext:value-type="float">
            <text:p>647.357218541</text:p>
          </table:table-cell>
          <table:table-cell office:value-type="float" office:value="690.598197652" calcext:value-type="float">
            <text:p>690.598197652</text:p>
          </table:table-cell>
          <table:table-cell office:value-type="float" office:value="762.190518787" calcext:value-type="float">
            <text:p>762.190518787</text:p>
          </table:table-cell>
          <table:table-cell office:value-type="float" office:value="840.275499143" calcext:value-type="float">
            <text:p>840.275499143</text:p>
          </table:table-cell>
          <table:table-cell office:value-type="float" office:value="890.194291399" calcext:value-type="float">
            <text:p>890.194291399</text:p>
          </table:table-cell>
          <table:table-cell office:value-type="float" office:value="939.502765225" calcext:value-type="float">
            <text:p>939.502765225</text:p>
          </table:table-cell>
          <table:table-cell office:value-type="float" office:value="1011.20115723" calcext:value-type="float">
            <text:p>1011.20115723</text:p>
          </table:table-cell>
          <table:table-cell office:value-type="float" office:value="1136.75548567" calcext:value-type="float">
            <text:p>1136.75548567</text:p>
          </table:table-cell>
          <table:table-cell office:value-type="float" office:value="1290.08905248" calcext:value-type="float">
            <text:p>1290.08905248</text:p>
          </table:table-cell>
          <table:table-cell office:value-type="float" office:value="1303.85223899" calcext:value-type="float">
            <text:p>1303.85223899</text:p>
          </table:table-cell>
          <table:table-cell office:value-type="float" office:value="1441.05601973" calcext:value-type="float">
            <text:p>1441.05601973</text:p>
          </table:table-cell>
          <table:table-cell office:value-type="float" office:value="1608.02917097" calcext:value-type="float">
            <text:p>1608.02917097</text:p>
          </table:table-cell>
          <table:table-cell office:value-type="float" office:value="1774.02292596" calcext:value-type="float">
            <text:p>1774.02292596</text:p>
          </table:table-cell>
          <table:table-cell office:value-type="float" office:value="1901.9605415" calcext:value-type="float">
            <text:p>1901.9605415</text:p>
          </table:table-cell>
        </table:table-row>
        <table:table-row table:style-name="ro1">
          <table:table-cell office:value-type="string" calcext:value-type="string">
            <text:p>NEW fuzzy_token inc 1 dec 1 w/ thresholds 0.2 and 0.8 cheat weights</text:p>
          </table:table-cell>
          <table:table-cell office:value-type="float" office:value="5.0930036579" calcext:value-type="float">
            <text:p>5.0930036579</text:p>
          </table:table-cell>
          <table:table-cell office:value-type="float" office:value="5.19573322178" calcext:value-type="float">
            <text:p>5.1957332218</text:p>
          </table:table-cell>
          <table:table-cell office:value-type="float" office:value="5.32511363327" calcext:value-type="float">
            <text:p>5.3251136333</text:p>
          </table:table-cell>
          <table:table-cell office:value-type="float" office:value="5.46975219527" calcext:value-type="float">
            <text:p>5.4697521953</text:p>
          </table:table-cell>
          <table:table-cell office:value-type="float" office:value="5.578181819" calcext:value-type="float">
            <text:p>5.578181819</text:p>
          </table:table-cell>
          <table:table-cell office:value-type="float" office:value="5.76630026734" calcext:value-type="float">
            <text:p>5.7663002673</text:p>
          </table:table-cell>
          <table:table-cell office:value-type="float" office:value="5.95196812857" calcext:value-type="float">
            <text:p>5.9519681286</text:p>
          </table:table-cell>
          <table:table-cell office:value-type="float" office:value="6.20240124247" calcext:value-type="float">
            <text:p>6.2024012425</text:p>
          </table:table-cell>
          <table:table-cell office:value-type="float" office:value="6.40965013727" calcext:value-type="float">
            <text:p>6.4096501373</text:p>
          </table:table-cell>
          <table:table-cell office:value-type="float" office:value="6.87362375987" calcext:value-type="float">
            <text:p>6.8736237599</text:p>
          </table:table-cell>
          <table:table-cell office:value-type="float" office:value="7.15793204932" calcext:value-type="float">
            <text:p>7.1579320493</text:p>
          </table:table-cell>
          <table:table-cell office:value-type="float" office:value="7.66552833601" calcext:value-type="float">
            <text:p>7.665528336</text:p>
          </table:table-cell>
          <table:table-cell office:value-type="float" office:value="8.23799367402" calcext:value-type="float">
            <text:p>8.237993674</text:p>
          </table:table-cell>
          <table:table-cell office:value-type="float" office:value="8.81991589064" calcext:value-type="float">
            <text:p>8.8199158906</text:p>
          </table:table-cell>
          <table:table-cell office:value-type="float" office:value="10.0629551641" calcext:value-type="float">
            <text:p>10.0629551641</text:p>
          </table:table-cell>
          <table:table-cell office:value-type="float" office:value="11.9712114948" calcext:value-type="float">
            <text:p>11.9712114948</text:p>
          </table:table-cell>
          <table:table-cell office:value-type="float" office:value="14.679002468" calcext:value-type="float">
            <text:p>14.679002468</text:p>
          </table:table-cell>
          <table:table-cell office:value-type="float" office:value="17.328017268" calcext:value-type="float">
            <text:p>17.328017268</text:p>
          </table:table-cell>
          <table:table-cell office:value-type="float" office:value="30.0138234052" calcext:value-type="float">
            <text:p>30.0138234052</text:p>
          </table:table-cell>
          <table:table-cell office:value-type="float" office:value="45.3171535932" calcext:value-type="float">
            <text:p>45.3171535932</text:p>
          </table:table-cell>
          <table:table-cell office:value-type="float" office:value="82.9673981382" calcext:value-type="float">
            <text:p>82.9673981382</text:p>
          </table:table-cell>
          <table:table-cell office:value-type="float" office:value="142.59520523" calcext:value-type="float">
            <text:p>142.59520523</text:p>
          </table:table-cell>
          <table:table-cell office:value-type="float" office:value="237.741164547" calcext:value-type="float">
            <text:p>237.741164547</text:p>
          </table:table-cell>
          <table:table-cell office:value-type="float" office:value="286.827154344" calcext:value-type="float">
            <text:p>286.827154344</text:p>
          </table:table-cell>
          <table:table-cell office:value-type="float" office:value="326.306723406" calcext:value-type="float">
            <text:p>326.306723406</text:p>
          </table:table-cell>
          <table:table-cell office:value-type="float" office:value="391.760297455" calcext:value-type="float">
            <text:p>391.760297455</text:p>
          </table:table-cell>
          <table:table-cell office:value-type="float" office:value="461.467569112" calcext:value-type="float">
            <text:p>461.467569112</text:p>
          </table:table-cell>
          <table:table-cell office:value-type="float" office:value="545.431050276" calcext:value-type="float">
            <text:p>545.431050276</text:p>
          </table:table-cell>
          <table:table-cell office:value-type="float" office:value="592.218475235" calcext:value-type="float">
            <text:p>592.218475235</text:p>
          </table:table-cell>
          <table:table-cell office:value-type="float" office:value="653.417098926" calcext:value-type="float">
            <text:p>653.417098926</text:p>
          </table:table-cell>
          <table:table-cell office:value-type="float" office:value="744.78268129" calcext:value-type="float">
            <text:p>744.78268129</text:p>
          </table:table-cell>
          <table:table-cell office:value-type="float" office:value="832.97808436" calcext:value-type="float">
            <text:p>832.97808436</text:p>
          </table:table-cell>
          <table:table-cell office:value-type="float" office:value="938.962041026" calcext:value-type="float">
            <text:p>938.962041026</text:p>
          </table:table-cell>
          <table:table-cell office:value-type="float" office:value="973.779271048" calcext:value-type="float">
            <text:p>973.779271048</text:p>
          </table:table-cell>
          <table:table-cell office:value-type="float" office:value="1085.11360518" calcext:value-type="float">
            <text:p>1085.11360518</text:p>
          </table:table-cell>
          <table:table-cell office:value-type="float" office:value="1218.58844126" calcext:value-type="float">
            <text:p>1218.58844126</text:p>
          </table:table-cell>
          <table:table-cell office:value-type="float" office:value="1434.47739382" calcext:value-type="float">
            <text:p>1434.47739382</text:p>
          </table:table-cell>
          <table:table-cell office:value-type="float" office:value="1519.18725506" calcext:value-type="float">
            <text:p>1519.18725506</text:p>
          </table:table-cell>
          <table:table-cell office:value-type="float" office:value="1684.66724649" calcext:value-type="float">
            <text:p>1684.66724649</text:p>
          </table:table-cell>
          <table:table-cell office:value-type="float" office:value="1837.65949939" calcext:value-type="float">
            <text:p>1837.65949939</text:p>
          </table:table-cell>
        </table:table-row>
        <table:table-row table:style-name="ro1">
          <table:table-cell office:value-type="string" calcext:value-type="string">
            <text:p>NEW fuzzy_token inc 1 dec half w/ thresholds 0.001 and 0.999</text:p>
          </table:table-cell>
          <table:table-cell office:value-type="float" office:value="5.138638981" calcext:value-type="float">
            <text:p>5.138638981</text:p>
          </table:table-cell>
          <table:table-cell office:value-type="float" office:value="5.35705630269" calcext:value-type="float">
            <text:p>5.3570563027</text:p>
          </table:table-cell>
          <table:table-cell office:value-type="float" office:value="5.52861296782" calcext:value-type="float">
            <text:p>5.5286129678</text:p>
          </table:table-cell>
          <table:table-cell office:value-type="float" office:value="5.84694794429" calcext:value-type="float">
            <text:p>5.8469479443</text:p>
          </table:table-cell>
          <table:table-cell office:value-type="float" office:value="6.15769553111" calcext:value-type="float">
            <text:p>6.1576955311</text:p>
          </table:table-cell>
          <table:table-cell office:value-type="float" office:value="6.48091541635" calcext:value-type="float">
            <text:p>6.4809154164</text:p>
          </table:table-cell>
          <table:table-cell office:value-type="float" office:value="7.20652515609" calcext:value-type="float">
            <text:p>7.2065251561</text:p>
          </table:table-cell>
          <table:table-cell office:value-type="float" office:value="7.74415093635" calcext:value-type="float">
            <text:p>7.7441509364</text:p>
          </table:table-cell>
          <table:table-cell office:value-type="float" office:value="8.34552376574" calcext:value-type="float">
            <text:p>8.3455237657</text:p>
          </table:table-cell>
          <table:table-cell office:value-type="float" office:value="9.53353792955" calcext:value-type="float">
            <text:p>9.5335379296</text:p>
          </table:table-cell>
          <table:table-cell office:value-type="float" office:value="10.3811545116" calcext:value-type="float">
            <text:p>10.3811545116</text:p>
          </table:table-cell>
          <table:table-cell office:value-type="float" office:value="12.1015138559" calcext:value-type="float">
            <text:p>12.1015138559</text:p>
          </table:table-cell>
          <table:table-cell office:value-type="float" office:value="14.1504183083" calcext:value-type="float">
            <text:p>14.1504183083</text:p>
          </table:table-cell>
          <table:table-cell office:value-type="float" office:value="16.0486324268" calcext:value-type="float">
            <text:p>16.0486324268</text:p>
          </table:table-cell>
          <table:table-cell office:value-type="float" office:value="18.5115614702" calcext:value-type="float">
            <text:p>18.5115614702</text:p>
          </table:table-cell>
          <table:table-cell office:value-type="float" office:value="23.2176733836" calcext:value-type="float">
            <text:p>23.2176733836</text:p>
          </table:table-cell>
          <table:table-cell office:value-type="float" office:value="27.2552226549" calcext:value-type="float">
            <text:p>27.2552226549</text:p>
          </table:table-cell>
          <table:table-cell office:value-type="float" office:value="33.9713610704" calcext:value-type="float">
            <text:p>33.9713610704</text:p>
          </table:table-cell>
          <table:table-cell office:value-type="float" office:value="40.5564451614" calcext:value-type="float">
            <text:p>40.5564451614</text:p>
          </table:table-cell>
          <table:table-cell office:value-type="float" office:value="49.7280028109" calcext:value-type="float">
            <text:p>49.7280028109</text:p>
          </table:table-cell>
          <table:table-cell office:value-type="float" office:value="60.7035547725" calcext:value-type="float">
            <text:p>60.7035547725</text:p>
          </table:table-cell>
          <table:table-cell office:value-type="float" office:value="76.535680182" calcext:value-type="float">
            <text:p>76.535680182</text:p>
          </table:table-cell>
          <table:table-cell office:value-type="float" office:value="87.0200294239" calcext:value-type="float">
            <text:p>87.0200294239</text:p>
          </table:table-cell>
          <table:table-cell office:value-type="float" office:value="110.263083213" calcext:value-type="float">
            <text:p>110.263083213</text:p>
          </table:table-cell>
          <table:table-cell office:value-type="float" office:value="134.267975202" calcext:value-type="float">
            <text:p>134.267975202</text:p>
          </table:table-cell>
          <table:table-cell office:value-type="float" office:value="160.620336931" calcext:value-type="float">
            <text:p>160.620336931</text:p>
          </table:table-cell>
          <table:table-cell office:value-type="float" office:value="184.050666529" calcext:value-type="float">
            <text:p>184.050666529</text:p>
          </table:table-cell>
          <table:table-cell office:value-type="float" office:value="215.217575423" calcext:value-type="float">
            <text:p>215.217575423</text:p>
          </table:table-cell>
          <table:table-cell office:value-type="float" office:value="239.874848539" calcext:value-type="float">
            <text:p>239.874848539</text:p>
          </table:table-cell>
          <table:table-cell office:value-type="float" office:value="272.446651507" calcext:value-type="float">
            <text:p>272.446651507</text:p>
          </table:table-cell>
          <table:table-cell office:value-type="float" office:value="339.608482079" calcext:value-type="float">
            <text:p>339.608482079</text:p>
          </table:table-cell>
          <table:table-cell office:value-type="float" office:value="397.854680582" calcext:value-type="float">
            <text:p>397.854680582</text:p>
          </table:table-cell>
          <table:table-cell office:value-type="float" office:value="458.01322933" calcext:value-type="float">
            <text:p>458.01322933</text:p>
          </table:table-cell>
          <table:table-cell office:value-type="float" office:value="579.035512837" calcext:value-type="float">
            <text:p>579.035512837</text:p>
          </table:table-cell>
          <table:table-cell office:value-type="float" office:value="623.206840821" calcext:value-type="float">
            <text:p>623.206840821</text:p>
          </table:table-cell>
          <table:table-cell office:value-type="float" office:value="796.296031955" calcext:value-type="float">
            <text:p>796.296031955</text:p>
          </table:table-cell>
          <table:table-cell office:value-type="float" office:value="970.348193473" calcext:value-type="float">
            <text:p>970.348193473</text:p>
          </table:table-cell>
          <table:table-cell office:value-type="float" office:value="1054.85597516" calcext:value-type="float">
            <text:p>1054.85597516</text:p>
          </table:table-cell>
          <table:table-cell office:value-type="float" office:value="1264.2264807" calcext:value-type="float">
            <text:p>1264.2264807</text:p>
          </table:table-cell>
          <table:table-cell office:value-type="float" office:value="1424.53349092" calcext:value-type="float">
            <text:p>1424.53349092</text:p>
          </table:table-cell>
        </table:table-row>
        <table:table-row table:style-name="ro1">
          <table:table-cell office:value-type="string" calcext:value-type="string">
            <text:p>NEW NEW fuzzy_token inc dec half w/threshold 0.001 and 0.999 and window limit 3</text:p>
          </table:table-cell>
          <table:table-cell office:value-type="float" office:value="5.23079700447" calcext:value-type="float">
            <text:p>5.2307970045</text:p>
          </table:table-cell>
          <table:table-cell office:value-type="float" office:value="5.56746397859" calcext:value-type="float">
            <text:p>5.5674639786</text:p>
          </table:table-cell>
          <table:table-cell office:value-type="float" office:value="5.9142018248" calcext:value-type="float">
            <text:p>5.9142018248</text:p>
          </table:table-cell>
          <table:table-cell office:value-type="float" office:value="6.52015500463" calcext:value-type="float">
            <text:p>6.5201550046</text:p>
          </table:table-cell>
          <table:table-cell office:value-type="float" office:value="7.21891031308" calcext:value-type="float">
            <text:p>7.2189103131</text:p>
          </table:table-cell>
          <table:table-cell office:value-type="float" office:value="8.02325973623" calcext:value-type="float">
            <text:p>8.0232597362</text:p>
          </table:table-cell>
          <table:table-cell office:value-type="float" office:value="9.45236639503" calcext:value-type="float">
            <text:p>9.452366395</text:p>
          </table:table-cell>
          <table:table-cell office:value-type="float" office:value="10.983140484" calcext:value-type="float">
            <text:p>10.983140484</text:p>
          </table:table-cell>
          <table:table-cell office:value-type="float" office:value="13.4047189638" calcext:value-type="float">
            <text:p>13.4047189638</text:p>
          </table:table-cell>
          <table:table-cell office:value-type="float" office:value="14.8360926373" calcext:value-type="float">
            <text:p>14.8360926373</text:p>
          </table:table-cell>
          <table:table-cell office:value-type="float" office:value="18.5730409633" calcext:value-type="float">
            <text:p>18.5730409633</text:p>
          </table:table-cell>
          <table:table-cell office:value-type="float" office:value="21.8308919243" calcext:value-type="float">
            <text:p>21.8308919243</text:p>
          </table:table-cell>
          <table:table-cell office:value-type="float" office:value="25.9930338064" calcext:value-type="float">
            <text:p>25.9930338064</text:p>
          </table:table-cell>
          <table:table-cell office:value-type="float" office:value="29.837196881" calcext:value-type="float">
            <text:p>29.837196881</text:p>
          </table:table-cell>
          <table:table-cell office:value-type="float" office:value="36.2935929757" calcext:value-type="float">
            <text:p>36.2935929757</text:p>
          </table:table-cell>
          <table:table-cell office:value-type="float" office:value="42.5237567462" calcext:value-type="float">
            <text:p>42.5237567462</text:p>
          </table:table-cell>
          <table:table-cell office:value-type="float" office:value="50.7849528557" calcext:value-type="float">
            <text:p>50.7849528557</text:p>
          </table:table-cell>
          <table:table-cell office:value-type="float" office:value="58.8110266146" calcext:value-type="float">
            <text:p>58.8110266146</text:p>
          </table:table-cell>
          <table:table-cell office:value-type="float" office:value="67.7359878976" calcext:value-type="float">
            <text:p>67.7359878976</text:p>
          </table:table-cell>
          <table:table-cell office:value-type="float" office:value="76.0169840149" calcext:value-type="float">
            <text:p>76.0169840149</text:p>
          </table:table-cell>
          <table:table-cell office:value-type="float" office:value="87.1958693676" calcext:value-type="float">
            <text:p>87.1958693676</text:p>
          </table:table-cell>
          <table:table-cell office:value-type="float" office:value="100.364341479" calcext:value-type="float">
            <text:p>100.364341479</text:p>
          </table:table-cell>
          <table:table-cell office:value-type="float" office:value="115.207484369" calcext:value-type="float">
            <text:p>115.207484369</text:p>
          </table:table-cell>
          <table:table-cell office:value-type="float" office:value="129.435599719" calcext:value-type="float">
            <text:p>129.435599719</text:p>
          </table:table-cell>
          <table:table-cell office:value-type="float" office:value="141.838558173" calcext:value-type="float">
            <text:p>141.838558173</text:p>
          </table:table-cell>
          <table:table-cell office:value-type="float" office:value="165.175977081" calcext:value-type="float">
            <text:p>165.175977081</text:p>
          </table:table-cell>
          <table:table-cell office:value-type="float" office:value="192.034018138" calcext:value-type="float">
            <text:p>192.034018138</text:p>
          </table:table-cell>
          <table:table-cell office:value-type="float" office:value="222.62686035" calcext:value-type="float">
            <text:p>222.62686035</text:p>
          </table:table-cell>
          <table:table-cell office:value-type="float" office:value="246.052233662" calcext:value-type="float">
            <text:p>246.052233662</text:p>
          </table:table-cell>
          <table:table-cell office:value-type="float" office:value="283.834191483" calcext:value-type="float">
            <text:p>283.834191483</text:p>
          </table:table-cell>
          <table:table-cell office:value-type="float" office:value="340.413829795" calcext:value-type="float">
            <text:p>340.413829795</text:p>
          </table:table-cell>
          <table:table-cell office:value-type="float" office:value="403.298817339" calcext:value-type="float">
            <text:p>403.298817339</text:p>
          </table:table-cell>
          <table:table-cell office:value-type="float" office:value="465.503466059" calcext:value-type="float">
            <text:p>465.503466059</text:p>
          </table:table-cell>
          <table:table-cell office:value-type="float" office:value="555.694760488" calcext:value-type="float">
            <text:p>555.694760488</text:p>
          </table:table-cell>
          <table:table-cell office:value-type="float" office:value="676.191237418" calcext:value-type="float">
            <text:p>676.191237418</text:p>
          </table:table-cell>
          <table:table-cell office:value-type="float" office:value="753.270658049" calcext:value-type="float">
            <text:p>753.270658049</text:p>
          </table:table-cell>
          <table:table-cell office:value-type="float" office:value="929.131688755" calcext:value-type="float">
            <text:p>929.131688755</text:p>
          </table:table-cell>
          <table:table-cell office:value-type="float" office:value="1117.43865561" calcext:value-type="float">
            <text:p>1117.43865561</text:p>
          </table:table-cell>
          <table:table-cell office:value-type="float" office:value="1259.77265585" calcext:value-type="float">
            <text:p>1259.77265585</text:p>
          </table:table-cell>
          <table:table-cell office:value-type="float" office:value="1461.56027056" calcext:value-type="float">
            <text:p>1461.56027056</text:p>
          </table:table-cell>
        </table:table-row>
        <table:table-row table:style-name="ro1">
          <table:table-cell office:value-type="string" calcext:value-type="string">
            <text:p>NEW NEW fuzzy_token inc dec half w/threshold 0.001 and 0.999 and window limit 10</text:p>
          </table:table-cell>
          <table:table-cell office:value-type="float" office:value="5.34952698582" calcext:value-type="float">
            <text:p>5.3495269858</text:p>
          </table:table-cell>
          <table:table-cell office:value-type="float" office:value="6.0043171118" calcext:value-type="float">
            <text:p>6.0043171118</text:p>
          </table:table-cell>
          <table:table-cell office:value-type="float" office:value="6.95482308402" calcext:value-type="float">
            <text:p>6.954823084</text:p>
          </table:table-cell>
          <table:table-cell office:value-type="float" office:value="8.59315955391" calcext:value-type="float">
            <text:p>8.5931595539</text:p>
          </table:table-cell>
          <table:table-cell office:value-type="float" office:value="10.8973446516" calcext:value-type="float">
            <text:p>10.8973446516</text:p>
          </table:table-cell>
          <table:table-cell office:value-type="float" office:value="13.5092334374" calcext:value-type="float">
            <text:p>13.5092334374</text:p>
          </table:table-cell>
          <table:table-cell office:value-type="float" office:value="17.2286847963" calcext:value-type="float">
            <text:p>17.2286847963</text:p>
          </table:table-cell>
          <table:table-cell office:value-type="float" office:value="21.9753227864" calcext:value-type="float">
            <text:p>21.9753227864</text:p>
          </table:table-cell>
          <table:table-cell office:value-type="float" office:value="27.7042764089" calcext:value-type="float">
            <text:p>27.7042764089</text:p>
          </table:table-cell>
          <table:table-cell office:value-type="float" office:value="32.4779157266" calcext:value-type="float">
            <text:p>32.4779157266</text:p>
          </table:table-cell>
          <table:table-cell office:value-type="float" office:value="37.6646181329" calcext:value-type="float">
            <text:p>37.6646181329</text:p>
          </table:table-cell>
          <table:table-cell office:value-type="float" office:value="42.7775302056" calcext:value-type="float">
            <text:p>42.7775302056</text:p>
          </table:table-cell>
          <table:table-cell office:value-type="float" office:value="49.4967949275" calcext:value-type="float">
            <text:p>49.4967949275</text:p>
          </table:table-cell>
          <table:table-cell office:value-type="float" office:value="54.6806370744" calcext:value-type="float">
            <text:p>54.6806370744</text:p>
          </table:table-cell>
          <table:table-cell office:value-type="float" office:value="62.0961134353" calcext:value-type="float">
            <text:p>62.0961134353</text:p>
          </table:table-cell>
          <table:table-cell office:value-type="float" office:value="66.2017238211" calcext:value-type="float">
            <text:p>66.2017238211</text:p>
          </table:table-cell>
          <table:table-cell office:value-type="float" office:value="74.9848629341" calcext:value-type="float">
            <text:p>74.9848629341</text:p>
          </table:table-cell>
          <table:table-cell office:value-type="float" office:value="81.182798618" calcext:value-type="float">
            <text:p>81.182798618</text:p>
          </table:table-cell>
          <table:table-cell office:value-type="float" office:value="90.0736468158" calcext:value-type="float">
            <text:p>90.0736468158</text:p>
          </table:table-cell>
          <table:table-cell office:value-type="float" office:value="97.0809322532" calcext:value-type="float">
            <text:p>97.0809322532</text:p>
          </table:table-cell>
          <table:table-cell office:value-type="float" office:value="108.674977401" calcext:value-type="float">
            <text:p>108.674977401</text:p>
          </table:table-cell>
          <table:table-cell office:value-type="float" office:value="120.723251919" calcext:value-type="float">
            <text:p>120.723251919</text:p>
          </table:table-cell>
          <table:table-cell office:value-type="float" office:value="132.194313252" calcext:value-type="float">
            <text:p>132.194313252</text:p>
          </table:table-cell>
          <table:table-cell office:value-type="float" office:value="149.814879806" calcext:value-type="float">
            <text:p>149.814879806</text:p>
          </table:table-cell>
          <table:table-cell office:value-type="float" office:value="160.771739945" calcext:value-type="float">
            <text:p>160.771739945</text:p>
          </table:table-cell>
          <table:table-cell office:value-type="float" office:value="183.76785502" calcext:value-type="float">
            <text:p>183.76785502</text:p>
          </table:table-cell>
          <table:table-cell office:value-type="float" office:value="206.307269785" calcext:value-type="float">
            <text:p>206.307269785</text:p>
          </table:table-cell>
          <table:table-cell office:value-type="float" office:value="233.735614238" calcext:value-type="float">
            <text:p>233.735614238</text:p>
          </table:table-cell>
          <table:table-cell office:value-type="float" office:value="263.745710623" calcext:value-type="float">
            <text:p>263.745710623</text:p>
          </table:table-cell>
          <table:table-cell office:value-type="float" office:value="314.53785332" calcext:value-type="float">
            <text:p>314.53785332</text:p>
          </table:table-cell>
          <table:table-cell office:value-type="float" office:value="357.718795822" calcext:value-type="float">
            <text:p>357.718795822</text:p>
          </table:table-cell>
          <table:table-cell office:value-type="float" office:value="404.349513237" calcext:value-type="float">
            <text:p>404.349513237</text:p>
          </table:table-cell>
          <table:table-cell office:value-type="float" office:value="480.635735234" calcext:value-type="float">
            <text:p>480.635735234</text:p>
          </table:table-cell>
          <table:table-cell office:value-type="float" office:value="581.998782492" calcext:value-type="float">
            <text:p>581.998782492</text:p>
          </table:table-cell>
          <table:table-cell office:value-type="float" office:value="694.934850347" calcext:value-type="float">
            <text:p>694.934850347</text:p>
          </table:table-cell>
          <table:table-cell office:value-type="float" office:value="869.315813621" calcext:value-type="float">
            <text:p>869.315813621</text:p>
          </table:table-cell>
          <table:table-cell office:value-type="float" office:value="956.523347341" calcext:value-type="float">
            <text:p>956.523347341</text:p>
          </table:table-cell>
          <table:table-cell office:value-type="float" office:value="1137.26717693" calcext:value-type="float">
            <text:p>1137.26717693</text:p>
          </table:table-cell>
          <table:table-cell office:value-type="float" office:value="1312.30349594" calcext:value-type="float">
            <text:p>1312.30349594</text:p>
          </table:table-cell>
          <table:table-cell office:value-type="float" office:value="1523.91134574" calcext:value-type="float">
            <text:p>1523.91134574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</text:p>
          </table:table-cell>
          <table:table-cell office:value-type="float" office:value="5.20184334939" calcext:value-type="float">
            <text:p>5.2018433494</text:p>
          </table:table-cell>
          <table:table-cell office:value-type="float" office:value="5.51383105706" calcext:value-type="float">
            <text:p>5.5138310571</text:p>
          </table:table-cell>
          <table:table-cell office:value-type="float" office:value="5.93510631194" calcext:value-type="float">
            <text:p>5.9351063119</text:p>
          </table:table-cell>
          <table:table-cell office:value-type="float" office:value="6.65756836356" calcext:value-type="float">
            <text:p>6.6575683636</text:p>
          </table:table-cell>
          <table:table-cell office:value-type="float" office:value="7.08524015645" calcext:value-type="float">
            <text:p>7.0852401565</text:p>
          </table:table-cell>
          <table:table-cell office:value-type="float" office:value="8.29757025955" calcext:value-type="float">
            <text:p>8.2975702596</text:p>
          </table:table-cell>
          <table:table-cell office:value-type="float" office:value="9.51786397069" calcext:value-type="float">
            <text:p>9.5178639707</text:p>
          </table:table-cell>
          <table:table-cell office:value-type="float" office:value="10.7973062591" calcext:value-type="float">
            <text:p>10.7973062591</text:p>
          </table:table-cell>
          <table:table-cell office:value-type="float" office:value="12.7160010507" calcext:value-type="float">
            <text:p>12.7160010507</text:p>
          </table:table-cell>
          <table:table-cell office:value-type="float" office:value="15.272886516" calcext:value-type="float">
            <text:p>15.272886516</text:p>
          </table:table-cell>
          <table:table-cell office:value-type="float" office:value="18.0520933564" calcext:value-type="float">
            <text:p>18.0520933564</text:p>
          </table:table-cell>
          <table:table-cell office:value-type="float" office:value="22.2557389678" calcext:value-type="float">
            <text:p>22.2557389678</text:p>
          </table:table-cell>
          <table:table-cell office:value-type="float" office:value="26.7756153803" calcext:value-type="float">
            <text:p>26.7756153803</text:p>
          </table:table-cell>
          <table:table-cell office:value-type="float" office:value="32.777423413" calcext:value-type="float">
            <text:p>32.777423413</text:p>
          </table:table-cell>
          <table:table-cell office:value-type="float" office:value="37.862630122" calcext:value-type="float">
            <text:p>37.862630122</text:p>
          </table:table-cell>
          <table:table-cell office:value-type="float" office:value="44.6518162768" calcext:value-type="float">
            <text:p>44.6518162768</text:p>
          </table:table-cell>
          <table:table-cell office:value-type="float" office:value="53.4654068288" calcext:value-type="float">
            <text:p>53.4654068288</text:p>
          </table:table-cell>
          <table:table-cell office:value-type="float" office:value="58.8321378523" calcext:value-type="float">
            <text:p>58.8321378523</text:p>
          </table:table-cell>
          <table:table-cell office:value-type="float" office:value="68.3713212946" calcext:value-type="float">
            <text:p>68.3713212946</text:p>
          </table:table-cell>
          <table:table-cell office:value-type="float" office:value="77.3960894465" calcext:value-type="float">
            <text:p>77.3960894465</text:p>
          </table:table-cell>
          <table:table-cell office:value-type="float" office:value="83.8092573434" calcext:value-type="float">
            <text:p>83.8092573434</text:p>
          </table:table-cell>
          <table:table-cell office:value-type="float" office:value="91.2983082896" calcext:value-type="float">
            <text:p>91.2983082896</text:p>
          </table:table-cell>
          <table:table-cell office:value-type="float" office:value="99.7222573048" calcext:value-type="float">
            <text:p>99.7222573048</text:p>
          </table:table-cell>
          <table:table-cell office:value-type="float" office:value="106.071294221" calcext:value-type="float">
            <text:p>106.071294221</text:p>
          </table:table-cell>
          <table:table-cell office:value-type="float" office:value="115.668900654" calcext:value-type="float">
            <text:p>115.668900654</text:p>
          </table:table-cell>
          <table:table-cell office:value-type="float" office:value="124.812307824" calcext:value-type="float">
            <text:p>124.812307824</text:p>
          </table:table-cell>
          <table:table-cell office:value-type="float" office:value="132.687011411" calcext:value-type="float">
            <text:p>132.687011411</text:p>
          </table:table-cell>
          <table:table-cell office:value-type="float" office:value="147.011344307" calcext:value-type="float">
            <text:p>147.011344307</text:p>
          </table:table-cell>
          <table:table-cell office:value-type="float" office:value="165.75950351" calcext:value-type="float">
            <text:p>165.75950351</text:p>
          </table:table-cell>
          <table:table-cell office:value-type="float" office:value="175.603780617" calcext:value-type="float">
            <text:p>175.603780617</text:p>
          </table:table-cell>
          <table:table-cell office:value-type="float" office:value="198.159526247" calcext:value-type="float">
            <text:p>198.159526247</text:p>
          </table:table-cell>
          <table:table-cell office:value-type="float" office:value="218.34068" calcext:value-type="float">
            <text:p>218.34068</text:p>
          </table:table-cell>
          <table:table-cell office:value-type="float" office:value="256.436152031" calcext:value-type="float">
            <text:p>256.436152031</text:p>
          </table:table-cell>
          <table:table-cell office:value-type="float" office:value="305.452584391" calcext:value-type="float">
            <text:p>305.452584391</text:p>
          </table:table-cell>
          <table:table-cell office:value-type="float" office:value="370.606704836" calcext:value-type="float">
            <text:p>370.606704836</text:p>
          </table:table-cell>
          <table:table-cell office:value-type="float" office:value="451.763012221" calcext:value-type="float">
            <text:p>451.763012221</text:p>
          </table:table-cell>
          <table:table-cell office:value-type="float" office:value="530.945566418" calcext:value-type="float">
            <text:p>530.945566418</text:p>
          </table:table-cell>
          <table:table-cell office:value-type="float" office:value="728.337050427" calcext:value-type="float">
            <text:p>728.337050427</text:p>
          </table:table-cell>
          <table:table-cell office:value-type="float" office:value="956.367459358" calcext:value-type="float">
            <text:p>956.367459358</text:p>
          </table:table-cell>
          <table:table-cell office:value-type="float" office:value="1169.08887534" calcext:value-type="float">
            <text:p>1169.08887534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</text:p>
          </table:table-cell>
          <table:table-cell office:value-type="float" office:value="5.22015626285" calcext:value-type="float">
            <text:p>5.2201562629</text:p>
          </table:table-cell>
          <table:table-cell office:value-type="float" office:value="5.60254659271" calcext:value-type="float">
            <text:p>5.6025465927</text:p>
          </table:table-cell>
          <table:table-cell office:value-type="float" office:value="5.97803948481" calcext:value-type="float">
            <text:p>5.9780394848</text:p>
          </table:table-cell>
          <table:table-cell office:value-type="float" office:value="6.44834064022" calcext:value-type="float">
            <text:p>6.4483406402</text:p>
          </table:table-cell>
          <table:table-cell office:value-type="float" office:value="7.26517815592" calcext:value-type="float">
            <text:p>7.2651781559</text:p>
          </table:table-cell>
          <table:table-cell office:value-type="float" office:value="8.50121867033" calcext:value-type="float">
            <text:p>8.5012186703</text:p>
          </table:table-cell>
          <table:table-cell office:value-type="float" office:value="9.9203513295" calcext:value-type="float">
            <text:p>9.9203513295</text:p>
          </table:table-cell>
          <table:table-cell office:value-type="float" office:value="11.809988323" calcext:value-type="float">
            <text:p>11.809988323</text:p>
          </table:table-cell>
          <table:table-cell office:value-type="float" office:value="13.8636109069" calcext:value-type="float">
            <text:p>13.8636109069</text:p>
          </table:table-cell>
          <table:table-cell office:value-type="float" office:value="17.2069969466" calcext:value-type="float">
            <text:p>17.2069969466</text:p>
          </table:table-cell>
          <table:table-cell office:value-type="float" office:value="20.8744714885" calcext:value-type="float">
            <text:p>20.8744714885</text:p>
          </table:table-cell>
          <table:table-cell office:value-type="float" office:value="25.9462197998" calcext:value-type="float">
            <text:p>25.9462197998</text:p>
          </table:table-cell>
          <table:table-cell office:value-type="float" office:value="31.6405530885" calcext:value-type="float">
            <text:p>31.6405530885</text:p>
          </table:table-cell>
          <table:table-cell office:value-type="float" office:value="38.3586085629" calcext:value-type="float">
            <text:p>38.3586085629</text:p>
          </table:table-cell>
          <table:table-cell office:value-type="float" office:value="44.6713917961" calcext:value-type="float">
            <text:p>44.6713917961</text:p>
          </table:table-cell>
          <table:table-cell office:value-type="float" office:value="52.6457645801" calcext:value-type="float">
            <text:p>52.6457645801</text:p>
          </table:table-cell>
          <table:table-cell office:value-type="float" office:value="57.3914607985" calcext:value-type="float">
            <text:p>57.3914607985</text:p>
          </table:table-cell>
          <table:table-cell office:value-type="float" office:value="66.6196098278" calcext:value-type="float">
            <text:p>66.6196098278</text:p>
          </table:table-cell>
          <table:table-cell office:value-type="float" office:value="72.8885883654" calcext:value-type="float">
            <text:p>72.8885883654</text:p>
          </table:table-cell>
          <table:table-cell office:value-type="float" office:value="77.851463347" calcext:value-type="float">
            <text:p>77.851463347</text:p>
          </table:table-cell>
          <table:table-cell office:value-type="float" office:value="85.0160566418" calcext:value-type="float">
            <text:p>85.0160566418</text:p>
          </table:table-cell>
          <table:table-cell office:value-type="float" office:value="90.0072234589" calcext:value-type="float">
            <text:p>90.0072234589</text:p>
          </table:table-cell>
          <table:table-cell office:value-type="float" office:value="95.9465534712" calcext:value-type="float">
            <text:p>95.9465534712</text:p>
          </table:table-cell>
          <table:table-cell office:value-type="float" office:value="103.726266548" calcext:value-type="float">
            <text:p>103.726266548</text:p>
          </table:table-cell>
          <table:table-cell office:value-type="float" office:value="109.457734103" calcext:value-type="float">
            <text:p>109.457734103</text:p>
          </table:table-cell>
          <table:table-cell office:value-type="float" office:value="120.024431603" calcext:value-type="float">
            <text:p>120.024431603</text:p>
          </table:table-cell>
          <table:table-cell office:value-type="float" office:value="128.438262217" calcext:value-type="float">
            <text:p>128.438262217</text:p>
          </table:table-cell>
          <table:table-cell office:value-type="float" office:value="141.141485062" calcext:value-type="float">
            <text:p>141.141485062</text:p>
          </table:table-cell>
          <table:table-cell office:value-type="float" office:value="147.950832339" calcext:value-type="float">
            <text:p>147.950832339</text:p>
          </table:table-cell>
          <table:table-cell office:value-type="float" office:value="165.015138736" calcext:value-type="float">
            <text:p>165.015138736</text:p>
          </table:table-cell>
          <table:table-cell office:value-type="float" office:value="180.670820945" calcext:value-type="float">
            <text:p>180.670820945</text:p>
          </table:table-cell>
          <table:table-cell office:value-type="float" office:value="225.807974619" calcext:value-type="float">
            <text:p>225.807974619</text:p>
          </table:table-cell>
          <table:table-cell office:value-type="float" office:value="246.170456573" calcext:value-type="float">
            <text:p>246.170456573</text:p>
          </table:table-cell>
          <table:table-cell office:value-type="float" office:value="302.472004561" calcext:value-type="float">
            <text:p>302.472004561</text:p>
          </table:table-cell>
          <table:table-cell office:value-type="float" office:value="347.873365903" calcext:value-type="float">
            <text:p>347.873365903</text:p>
          </table:table-cell>
          <table:table-cell office:value-type="float" office:value="469.309987465" calcext:value-type="float">
            <text:p>469.309987465</text:p>
          </table:table-cell>
          <table:table-cell office:value-type="float" office:value="510.720971746" calcext:value-type="float">
            <text:p>510.720971746</text:p>
          </table:table-cell>
          <table:table-cell office:value-type="float" office:value="682.350663183" calcext:value-type="float">
            <text:p>682.350663183</text:p>
          </table:table-cell>
          <table:table-cell office:value-type="float" office:value="880.353530679" calcext:value-type="float">
            <text:p>880.353530679</text:p>
          </table:table-cell>
          <table:table-cell office:value-type="float" office:value="1031.02036232" calcext:value-type="float">
            <text:p>1031.02036232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 weights</text:p>
          </table:table-cell>
          <table:table-cell office:value-type="float" office:value="70.2593321244" calcext:value-type="float">
            <text:p>70.2593321244</text:p>
          </table:table-cell>
          <table:table-cell office:value-type="float" office:value="72.6747231198" calcext:value-type="float">
            <text:p>72.6747231198</text:p>
          </table:table-cell>
          <table:table-cell office:value-type="float" office:value="76.6387111081" calcext:value-type="float">
            <text:p>76.6387111081</text:p>
          </table:table-cell>
          <table:table-cell office:value-type="float" office:value="79.4980078537" calcext:value-type="float">
            <text:p>79.4980078537</text:p>
          </table:table-cell>
          <table:table-cell office:value-type="float" office:value="87.4189534352" calcext:value-type="float">
            <text:p>87.4189534352</text:p>
          </table:table-cell>
          <table:table-cell office:value-type="float" office:value="101.031292551" calcext:value-type="float">
            <text:p>101.031292551</text:p>
          </table:table-cell>
          <table:table-cell office:value-type="float" office:value="139.07853454" calcext:value-type="float">
            <text:p>139.07853454</text:p>
          </table:table-cell>
          <table:table-cell office:value-type="float" office:value="167.099968133" calcext:value-type="float">
            <text:p>167.099968133</text:p>
          </table:table-cell>
          <table:table-cell office:value-type="float" office:value="190.230154585" calcext:value-type="float">
            <text:p>190.230154585</text:p>
          </table:table-cell>
          <table:table-cell office:value-type="float" office:value="208.451243138" calcext:value-type="float">
            <text:p>208.451243138</text:p>
          </table:table-cell>
          <table:table-cell office:value-type="float" office:value="221.198067789" calcext:value-type="float">
            <text:p>221.198067789</text:p>
          </table:table-cell>
          <table:table-cell office:value-type="float" office:value="222.50896591" calcext:value-type="float">
            <text:p>222.50896591</text:p>
          </table:table-cell>
          <table:table-cell office:value-type="float" office:value="222.481690171" calcext:value-type="float">
            <text:p>222.481690171</text:p>
          </table:table-cell>
          <table:table-cell office:value-type="float" office:value="224.582058229" calcext:value-type="float">
            <text:p>224.582058229</text:p>
          </table:table-cell>
          <table:table-cell office:value-type="float" office:value="225.331376497" calcext:value-type="float">
            <text:p>225.331376497</text:p>
          </table:table-cell>
          <table:table-cell office:value-type="float" office:value="223.391098371" calcext:value-type="float">
            <text:p>223.391098371</text:p>
          </table:table-cell>
          <table:table-cell office:value-type="float" office:value="221.060403567" calcext:value-type="float">
            <text:p>221.060403567</text:p>
          </table:table-cell>
          <table:table-cell office:value-type="float" office:value="224.310818776" calcext:value-type="float">
            <text:p>224.310818776</text:p>
          </table:table-cell>
          <table:table-cell office:value-type="float" office:value="221.591413693" calcext:value-type="float">
            <text:p>221.591413693</text:p>
          </table:table-cell>
          <table:table-cell office:value-type="float" office:value="219.693485111" calcext:value-type="float">
            <text:p>219.693485111</text:p>
          </table:table-cell>
          <table:table-cell office:value-type="float" office:value="221.413613062" calcext:value-type="float">
            <text:p>221.413613062</text:p>
          </table:table-cell>
          <table:table-cell office:value-type="float" office:value="223.479021965" calcext:value-type="float">
            <text:p>223.479021965</text:p>
          </table:table-cell>
          <table:table-cell office:value-type="float" office:value="221.37724095" calcext:value-type="float">
            <text:p>221.37724095</text:p>
          </table:table-cell>
          <table:table-cell office:value-type="float" office:value="230.449280923" calcext:value-type="float">
            <text:p>230.449280923</text:p>
          </table:table-cell>
          <table:table-cell office:value-type="float" office:value="232.94827737" calcext:value-type="float">
            <text:p>232.94827737</text:p>
          </table:table-cell>
          <table:table-cell office:value-type="float" office:value="241.370361546" calcext:value-type="float">
            <text:p>241.370361546</text:p>
          </table:table-cell>
          <table:table-cell office:value-type="float" office:value="243.758791979" calcext:value-type="float">
            <text:p>243.758791979</text:p>
          </table:table-cell>
          <table:table-cell office:value-type="float" office:value="255.41847104" calcext:value-type="float">
            <text:p>255.41847104</text:p>
          </table:table-cell>
          <table:table-cell office:value-type="float" office:value="269.065100097" calcext:value-type="float">
            <text:p>269.065100097</text:p>
          </table:table-cell>
          <table:table-cell office:value-type="float" office:value="271.747403842" calcext:value-type="float">
            <text:p>271.747403842</text:p>
          </table:table-cell>
          <table:table-cell office:value-type="float" office:value="300.171031407" calcext:value-type="float">
            <text:p>300.171031407</text:p>
          </table:table-cell>
          <table:table-cell office:value-type="float" office:value="326.454231986" calcext:value-type="float">
            <text:p>326.454231986</text:p>
          </table:table-cell>
          <table:table-cell office:value-type="float" office:value="367.979182759" calcext:value-type="float">
            <text:p>367.979182759</text:p>
          </table:table-cell>
          <table:table-cell office:value-type="float" office:value="423.089843224" calcext:value-type="float">
            <text:p>423.089843224</text:p>
          </table:table-cell>
          <table:table-cell office:value-type="float" office:value="466.54188754" calcext:value-type="float">
            <text:p>466.54188754</text:p>
          </table:table-cell>
          <table:table-cell office:value-type="float" office:value="542.882883876" calcext:value-type="float">
            <text:p>542.882883876</text:p>
          </table:table-cell>
          <table:table-cell office:value-type="float" office:value="656.893629685" calcext:value-type="float">
            <text:p>656.893629685</text:p>
          </table:table-cell>
          <table:table-cell office:value-type="float" office:value="822.679704858" calcext:value-type="float">
            <text:p>822.679704858</text:p>
          </table:table-cell>
          <table:table-cell office:value-type="float" office:value="1009.9388955" calcext:value-type="float">
            <text:p>1009.9388955</text:p>
          </table:table-cell>
          <table:table-cell office:value-type="float" office:value="1259.27791448" calcext:value-type="float">
            <text:p>1259.27791448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 CHEAT weights</text:p>
          </table:table-cell>
          <table:table-cell office:value-type="float" office:value="5.09339085089" calcext:value-type="float">
            <text:p>5.0933908509</text:p>
          </table:table-cell>
          <table:table-cell office:value-type="float" office:value="5.20415029565" calcext:value-type="float">
            <text:p>5.2041502957</text:p>
          </table:table-cell>
          <table:table-cell office:value-type="float" office:value="5.34481971521" calcext:value-type="float">
            <text:p>5.3448197152</text:p>
          </table:table-cell>
          <table:table-cell office:value-type="float" office:value="5.46004942347" calcext:value-type="float">
            <text:p>5.4600494235</text:p>
          </table:table-cell>
          <table:table-cell office:value-type="float" office:value="5.59742419567" calcext:value-type="float">
            <text:p>5.5974241957</text:p>
          </table:table-cell>
          <table:table-cell office:value-type="float" office:value="5.79393425921" calcext:value-type="float">
            <text:p>5.7939342592</text:p>
          </table:table-cell>
          <table:table-cell office:value-type="float" office:value="6.06901779944" calcext:value-type="float">
            <text:p>6.0690177994</text:p>
          </table:table-cell>
          <table:table-cell office:value-type="float" office:value="6.34449256545" calcext:value-type="float">
            <text:p>6.3444925655</text:p>
          </table:table-cell>
          <table:table-cell office:value-type="float" office:value="6.67086428899" calcext:value-type="float">
            <text:p>6.670864289</text:p>
          </table:table-cell>
          <table:table-cell office:value-type="float" office:value="7.02062815554" calcext:value-type="float">
            <text:p>7.0206281555</text:p>
          </table:table-cell>
          <table:table-cell office:value-type="float" office:value="7.77681610907" calcext:value-type="float">
            <text:p>7.7768161091</text:p>
          </table:table-cell>
          <table:table-cell office:value-type="float" office:value="8.34573894029" calcext:value-type="float">
            <text:p>8.3457389403</text:p>
          </table:table-cell>
          <table:table-cell office:value-type="float" office:value="9.06739558333" calcext:value-type="float">
            <text:p>9.0673955833</text:p>
          </table:table-cell>
          <table:table-cell office:value-type="float" office:value="9.8106405554" calcext:value-type="float">
            <text:p>9.8106405554</text:p>
          </table:table-cell>
          <table:table-cell office:value-type="float" office:value="11.8955083325" calcext:value-type="float">
            <text:p>11.8955083325</text:p>
          </table:table-cell>
          <table:table-cell office:value-type="float" office:value="13.7804079733" calcext:value-type="float">
            <text:p>13.7804079733</text:p>
          </table:table-cell>
          <table:table-cell office:value-type="float" office:value="15.9990310336" calcext:value-type="float">
            <text:p>15.9990310336</text:p>
          </table:table-cell>
          <table:table-cell office:value-type="float" office:value="20.654998958" calcext:value-type="float">
            <text:p>20.654998958</text:p>
          </table:table-cell>
          <table:table-cell office:value-type="float" office:value="26.24355815" calcext:value-type="float">
            <text:p>26.24355815</text:p>
          </table:table-cell>
          <table:table-cell office:value-type="float" office:value="33.9881581673" calcext:value-type="float">
            <text:p>33.9881581673</text:p>
          </table:table-cell>
          <table:table-cell office:value-type="float" office:value="44.8605077456" calcext:value-type="float">
            <text:p>44.8605077456</text:p>
          </table:table-cell>
          <table:table-cell office:value-type="float" office:value="65.2858067513" calcext:value-type="float">
            <text:p>65.2858067513</text:p>
          </table:table-cell>
          <table:table-cell office:value-type="float" office:value="74.1201401696" calcext:value-type="float">
            <text:p>74.1201401696</text:p>
          </table:table-cell>
          <table:table-cell office:value-type="float" office:value="98.894965927" calcext:value-type="float">
            <text:p>98.894965927</text:p>
          </table:table-cell>
          <table:table-cell office:value-type="float" office:value="116.702795321" calcext:value-type="float">
            <text:p>116.702795321</text:p>
          </table:table-cell>
          <table:table-cell office:value-type="float" office:value="131.102339836" calcext:value-type="float">
            <text:p>131.102339836</text:p>
          </table:table-cell>
          <table:table-cell office:value-type="float" office:value="145.529669834" calcext:value-type="float">
            <text:p>145.529669834</text:p>
          </table:table-cell>
          <table:table-cell office:value-type="float" office:value="160.165138604" calcext:value-type="float">
            <text:p>160.165138604</text:p>
          </table:table-cell>
          <table:table-cell office:value-type="float" office:value="175.134218939" calcext:value-type="float">
            <text:p>175.134218939</text:p>
          </table:table-cell>
          <table:table-cell office:value-type="float" office:value="197.382979299" calcext:value-type="float">
            <text:p>197.382979299</text:p>
          </table:table-cell>
          <table:table-cell office:value-type="float" office:value="222.810675883" calcext:value-type="float">
            <text:p>222.810675883</text:p>
          </table:table-cell>
          <table:table-cell office:value-type="float" office:value="254.34109393" calcext:value-type="float">
            <text:p>254.34109393</text:p>
          </table:table-cell>
          <table:table-cell office:value-type="float" office:value="278.863584224" calcext:value-type="float">
            <text:p>278.863584224</text:p>
          </table:table-cell>
          <table:table-cell office:value-type="float" office:value="325.866141076" calcext:value-type="float">
            <text:p>325.866141076</text:p>
          </table:table-cell>
          <table:table-cell office:value-type="float" office:value="413.00103496" calcext:value-type="float">
            <text:p>413.00103496</text:p>
          </table:table-cell>
          <table:table-cell office:value-type="float" office:value="500.732465575" calcext:value-type="float">
            <text:p>500.732465575</text:p>
          </table:table-cell>
          <table:table-cell office:value-type="float" office:value="607.030031686" calcext:value-type="float">
            <text:p>607.030031686</text:p>
          </table:table-cell>
          <table:table-cell office:value-type="float" office:value="817.464150256" calcext:value-type="float">
            <text:p>817.464150256</text:p>
          </table:table-cell>
          <table:table-cell office:value-type="float" office:value="943.810348802" calcext:value-type="float">
            <text:p>943.810348802</text:p>
          </table:table-cell>
          <table:table-cell office:value-type="float" office:value="1225.81109911" calcext:value-type="float">
            <text:p>1225.81109911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 CHEAT weights</text:p>
          </table:table-cell>
          <table:table-cell office:value-type="float" office:value="5.09601756207" calcext:value-type="float">
            <text:p>5.0960175621</text:p>
          </table:table-cell>
          <table:table-cell office:value-type="float" office:value="5.20423436164" calcext:value-type="float">
            <text:p>5.2042343616</text:p>
          </table:table-cell>
          <table:table-cell office:value-type="float" office:value="5.30600541949" calcext:value-type="float">
            <text:p>5.3060054195</text:p>
          </table:table-cell>
          <table:table-cell office:value-type="float" office:value="5.45890727347" calcext:value-type="float">
            <text:p>5.4589072735</text:p>
          </table:table-cell>
          <table:table-cell office:value-type="float" office:value="5.64459046144" calcext:value-type="float">
            <text:p>5.6445904614</text:p>
          </table:table-cell>
          <table:table-cell office:value-type="float" office:value="5.79856980321" calcext:value-type="float">
            <text:p>5.7985698032</text:p>
          </table:table-cell>
          <table:table-cell office:value-type="float" office:value="6.02421336304" calcext:value-type="float">
            <text:p>6.024213363</text:p>
          </table:table-cell>
          <table:table-cell office:value-type="float" office:value="6.28906582118" calcext:value-type="float">
            <text:p>6.2890658212</text:p>
          </table:table-cell>
          <table:table-cell office:value-type="float" office:value="6.60371737376" calcext:value-type="float">
            <text:p>6.6037173738</text:p>
          </table:table-cell>
          <table:table-cell office:value-type="float" office:value="7.12316209688" calcext:value-type="float">
            <text:p>7.1231620969</text:p>
          </table:table-cell>
          <table:table-cell office:value-type="float" office:value="7.65337096985" calcext:value-type="float">
            <text:p>7.6533709699</text:p>
          </table:table-cell>
          <table:table-cell office:value-type="float" office:value="8.27747701773" calcext:value-type="float">
            <text:p>8.2774770177</text:p>
          </table:table-cell>
          <table:table-cell office:value-type="float" office:value="9.0517974478" calcext:value-type="float">
            <text:p>9.0517974478</text:p>
          </table:table-cell>
          <table:table-cell office:value-type="float" office:value="10.035509894" calcext:value-type="float">
            <text:p>10.035509894</text:p>
          </table:table-cell>
          <table:table-cell office:value-type="float" office:value="11.7371818484" calcext:value-type="float">
            <text:p>11.7371818484</text:p>
          </table:table-cell>
          <table:table-cell office:value-type="float" office:value="12.77833869" calcext:value-type="float">
            <text:p>12.77833869</text:p>
          </table:table-cell>
          <table:table-cell office:value-type="float" office:value="15.5773442901" calcext:value-type="float">
            <text:p>15.5773442901</text:p>
          </table:table-cell>
          <table:table-cell office:value-type="float" office:value="19.1735281083" calcext:value-type="float">
            <text:p>19.1735281083</text:p>
          </table:table-cell>
          <table:table-cell office:value-type="float" office:value="23.2944331101" calcext:value-type="float">
            <text:p>23.2944331101</text:p>
          </table:table-cell>
          <table:table-cell office:value-type="float" office:value="28.8079722196" calcext:value-type="float">
            <text:p>28.8079722196</text:p>
          </table:table-cell>
          <table:table-cell office:value-type="float" office:value="35.613444355" calcext:value-type="float">
            <text:p>35.613444355</text:p>
          </table:table-cell>
          <table:table-cell office:value-type="float" office:value="52.9748165603" calcext:value-type="float">
            <text:p>52.9748165603</text:p>
          </table:table-cell>
          <table:table-cell office:value-type="float" office:value="68.8911525921" calcext:value-type="float">
            <text:p>68.8911525921</text:p>
          </table:table-cell>
          <table:table-cell office:value-type="float" office:value="86.6374730665" calcext:value-type="float">
            <text:p>86.6374730665</text:p>
          </table:table-cell>
          <table:table-cell office:value-type="float" office:value="111.304707732" calcext:value-type="float">
            <text:p>111.304707732</text:p>
          </table:table-cell>
          <table:table-cell office:value-type="float" office:value="133.540252769" calcext:value-type="float">
            <text:p>133.540252769</text:p>
          </table:table-cell>
          <table:table-cell office:value-type="float" office:value="153.256727132" calcext:value-type="float">
            <text:p>153.256727132</text:p>
          </table:table-cell>
          <table:table-cell office:value-type="float" office:value="171.149281888" calcext:value-type="float">
            <text:p>171.149281888</text:p>
          </table:table-cell>
          <table:table-cell office:value-type="float" office:value="190.453610321" calcext:value-type="float">
            <text:p>190.453610321</text:p>
          </table:table-cell>
          <table:table-cell office:value-type="float" office:value="218.441758542" calcext:value-type="float">
            <text:p>218.441758542</text:p>
          </table:table-cell>
          <table:table-cell office:value-type="float" office:value="247.667544383" calcext:value-type="float">
            <text:p>247.667544383</text:p>
          </table:table-cell>
          <table:table-cell office:value-type="float" office:value="279.217167132" calcext:value-type="float">
            <text:p>279.217167132</text:p>
          </table:table-cell>
          <table:table-cell office:value-type="float" office:value="318.941931946" calcext:value-type="float">
            <text:p>318.941931946</text:p>
          </table:table-cell>
          <table:table-cell office:value-type="float" office:value="375.783143064" calcext:value-type="float">
            <text:p>375.783143064</text:p>
          </table:table-cell>
          <table:table-cell office:value-type="float" office:value="446.849130093" calcext:value-type="float">
            <text:p>446.849130093</text:p>
          </table:table-cell>
          <table:table-cell office:value-type="float" office:value="553.056807899" calcext:value-type="float">
            <text:p>553.056807899</text:p>
          </table:table-cell>
          <table:table-cell office:value-type="float" office:value="709.244408949" calcext:value-type="float">
            <text:p>709.244408949</text:p>
          </table:table-cell>
          <table:table-cell office:value-type="float" office:value="773.980895423" calcext:value-type="float">
            <text:p>773.980895423</text:p>
          </table:table-cell>
          <table:table-cell office:value-type="float" office:value="985.671569657" calcext:value-type="float">
            <text:p>985.671569657</text:p>
          </table:table-cell>
          <table:table-cell office:value-type="float" office:value="1222.35480867" calcext:value-type="float">
            <text:p>1222.35480867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CHEAT weights</text:p>
          </table:table-cell>
          <table:table-cell office:value-type="float" office:value="5.13704951819" calcext:value-type="float">
            <text:p>5.1370495182</text:p>
          </table:table-cell>
          <table:table-cell office:value-type="float" office:value="5.31027952513" calcext:value-type="float">
            <text:p>5.3102795251</text:p>
          </table:table-cell>
          <table:table-cell office:value-type="float" office:value="5.50625266508" calcext:value-type="float">
            <text:p>5.5062526651</text:p>
          </table:table-cell>
          <table:table-cell office:value-type="float" office:value="5.72223573667" calcext:value-type="float">
            <text:p>5.7222357367</text:p>
          </table:table-cell>
          <table:table-cell office:value-type="float" office:value="6.09943337397" calcext:value-type="float">
            <text:p>6.099433374</text:p>
          </table:table-cell>
          <table:table-cell office:value-type="float" office:value="6.44243819984" calcext:value-type="float">
            <text:p>6.4424381998</text:p>
          </table:table-cell>
          <table:table-cell office:value-type="float" office:value="6.93354795506" calcext:value-type="float">
            <text:p>6.9335479551</text:p>
          </table:table-cell>
          <table:table-cell office:value-type="float" office:value="7.43924210186" calcext:value-type="float">
            <text:p>7.4392421019</text:p>
          </table:table-cell>
          <table:table-cell office:value-type="float" office:value="8.29868172614" calcext:value-type="float">
            <text:p>8.2986817261</text:p>
          </table:table-cell>
          <table:table-cell office:value-type="float" office:value="9.01155604662" calcext:value-type="float">
            <text:p>9.0115560466</text:p>
          </table:table-cell>
          <table:table-cell office:value-type="float" office:value="10.0963474316" calcext:value-type="float">
            <text:p>10.0963474316</text:p>
          </table:table-cell>
          <table:table-cell office:value-type="float" office:value="11.0299887453" calcext:value-type="float">
            <text:p>11.0299887453</text:p>
          </table:table-cell>
          <table:table-cell office:value-type="float" office:value="12.3539822314" calcext:value-type="float">
            <text:p>12.3539822314</text:p>
          </table:table-cell>
          <table:table-cell office:value-type="float" office:value="13.47964525" calcext:value-type="float">
            <text:p>13.47964525</text:p>
          </table:table-cell>
          <table:table-cell office:value-type="float" office:value="16.4286878069" calcext:value-type="float">
            <text:p>16.4286878069</text:p>
          </table:table-cell>
          <table:table-cell office:value-type="float" office:value="18.6756187011" calcext:value-type="float">
            <text:p>18.6756187011</text:p>
          </table:table-cell>
          <table:table-cell office:value-type="float" office:value="21.9922373515" calcext:value-type="float">
            <text:p>21.9922373515</text:p>
          </table:table-cell>
          <table:table-cell office:value-type="float" office:value="26.9728194535" calcext:value-type="float">
            <text:p>26.9728194535</text:p>
          </table:table-cell>
          <table:table-cell office:value-type="float" office:value="29.9310768462" calcext:value-type="float">
            <text:p>29.9310768462</text:p>
          </table:table-cell>
          <table:table-cell office:value-type="float" office:value="35.2560599559" calcext:value-type="float">
            <text:p>35.2560599559</text:p>
          </table:table-cell>
          <table:table-cell office:value-type="float" office:value="45.0096343807" calcext:value-type="float">
            <text:p>45.0096343807</text:p>
          </table:table-cell>
          <table:table-cell office:value-type="float" office:value="52.0227334955" calcext:value-type="float">
            <text:p>52.0227334955</text:p>
          </table:table-cell>
          <table:table-cell office:value-type="float" office:value="66.9874444125" calcext:value-type="float">
            <text:p>66.9874444125</text:p>
          </table:table-cell>
          <table:table-cell office:value-type="float" office:value="79.3842014979" calcext:value-type="float">
            <text:p>79.3842014979</text:p>
          </table:table-cell>
          <table:table-cell office:value-type="float" office:value="102.537287847" calcext:value-type="float">
            <text:p>102.537287847</text:p>
          </table:table-cell>
          <table:table-cell office:value-type="float" office:value="127.569421984" calcext:value-type="float">
            <text:p>127.569421984</text:p>
          </table:table-cell>
          <table:table-cell office:value-type="float" office:value="165.471257957" calcext:value-type="float">
            <text:p>165.471257957</text:p>
          </table:table-cell>
          <table:table-cell office:value-type="float" office:value="216.604066369" calcext:value-type="float">
            <text:p>216.604066369</text:p>
          </table:table-cell>
          <table:table-cell office:value-type="float" office:value="274.325905531" calcext:value-type="float">
            <text:p>274.325905531</text:p>
          </table:table-cell>
          <table:table-cell office:value-type="float" office:value="368.351234253" calcext:value-type="float">
            <text:p>368.351234253</text:p>
          </table:table-cell>
          <table:table-cell office:value-type="float" office:value="464.928039607" calcext:value-type="float">
            <text:p>464.928039607</text:p>
          </table:table-cell>
          <table:table-cell office:value-type="float" office:value="599.916623509" calcext:value-type="float">
            <text:p>599.916623509</text:p>
          </table:table-cell>
          <table:table-cell office:value-type="float" office:value="742.954865214" calcext:value-type="float">
            <text:p>742.954865214</text:p>
          </table:table-cell>
          <table:table-cell office:value-type="float" office:value="841.335517207" calcext:value-type="float">
            <text:p>841.335517207</text:p>
          </table:table-cell>
          <table:table-cell office:value-type="float" office:value="953.286590052" calcext:value-type="float">
            <text:p>953.286590052</text:p>
          </table:table-cell>
          <table:table-cell office:value-type="float" office:value="1109.53121704" calcext:value-type="float">
            <text:p>1109.53121704</text:p>
          </table:table-cell>
          <table:table-cell office:value-type="float" office:value="1219.61444518" calcext:value-type="float">
            <text:p>1219.61444518</text:p>
          </table:table-cell>
          <table:table-cell office:value-type="float" office:value="1462.5562907" calcext:value-type="float">
            <text:p>1462.5562907</text:p>
          </table:table-cell>
          <table:table-cell office:value-type="float" office:value="1631.63410774" calcext:value-type="float">
            <text:p>1631.63410774</text:p>
          </table:table-cell>
          <table:table-cell office:value-type="float" office:value="1768.11411721" calcext:value-type="float">
            <text:p>1768.11411721</text:p>
          </table:table-cell>
        </table:table-row>
      </table:table>
      <table:table table:name="spreadsheet_latencies" table:style-name="ta1">
        <table:shapes>
          <draw:frame draw:z-index="0" draw:style-name="gr1" draw:text-style-name="P1" svg:width="1009.96pt" svg:height="566.39pt" svg:x="174.16pt" svg:y="312.52pt">
            <loext:p draw:notify-on-update-of-ranges="spreadsheet_latencies.A4:spreadsheet_latencies.A4 spreadsheet_latencies.B4:spreadsheet_latencies.AO4 spreadsheet_latencies.A5:spreadsheet_latencies.A5 spreadsheet_latencies.B5:spreadsheet_latencies.AO5 spreadsheet_latencies.A6:spreadsheet_latencies.A6 spreadsheet_latencies.B6:spreadsheet_latencies.AO6 spreadsheet_latencies.A7:spreadsheet_latencies.A7 spreadsheet_latencies.B7:spreadsheet_latencies.AO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/00/0000</text:date>, <text:time style:data-style-name="N2" text:time-value="14:32:38.855856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3T16:21:31.809983352</dc:date>
    <meta:editing-duration>PT8H13M54S</meta:editing-duration>
    <meta:editing-cycles>17</meta:editing-cycles>
    <meta:generator>LibreOffice/5.1.6.2$Linux_X86_64 LibreOffice_project/10m0$Build-2</meta:generator>
    <meta:document-statistic meta:table-count="5" meta:cell-count="32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63cm" svg:height="19.982cm" xlink:href=".." xlink:type="simple" chart:class="chart:line" chart:style-name="ch1">
        <chart:legend chart:legend-position="end" svg:x="27.76cm" svg:y="9.206cm" style:legend-expansion="high" chart:style-name="ch2"/>
        <chart:plot-area chart:style-name="ch3" table:cell-range-address="spreadsheet_latencies.A4:spreadsheet_latencies.AO7" chart:data-source-has-labels="both" svg:x="0.712cm" svg:y="0.399cm" svg:width="26.336cm" svg:height="19.184cm">
          <chartooo:coordinate-region svg:x="1.598cm" svg:y="0.399cm" svg:width="25.235cm" svg:height="17.64cm"/>
          <chart:axis chart:dimension="x" chart:name="primary-x" chart:style-name="ch4" chartooo:axis-type="auto">
            <chartooo:date-scale/>
            <chart:categories table:cell-range-address="spreadsheet_latencies.B4:spreadsheet_latencies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eadsheet_latencies.B5:spreadsheet_latencies.AO5" chart:label-cell-address="spreadsheet_latencies.A5:spreadsheet_latencies.A5" chart:class="chart:line">
            <chart:data-point chart:repeated="40"/>
          </chart:series>
          <chart:series chart:style-name="ch8" chart:values-cell-range-address="spreadsheet_latencies.B6:spreadsheet_latencies.AO6" chart:label-cell-address="spreadsheet_latencies.A6:spreadsheet_latencies.A6" chart:class="chart:line">
            <chart:data-point chart:repeated="40"/>
          </chart:series>
          <chart:series chart:style-name="ch9" chart:values-cell-range-address="spreadsheet_latencies.B7:spreadsheet_latencies.AO7" chart:label-cell-address="spreadsheet_latencies.A7:spreadsheet_latencies.A7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:spreadsheet_latencies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spreadsheet_latencies.A5:spreadsheet_latencies.A5</svg:desc>
                </draw:g>
              </table:table-cell>
              <table:table-cell office:value-type="float" office:value="5.12443470732">
                <text:p>5.12443470732</text:p>
                <draw:g>
                  <svg:desc>spreadsheet_latencies.B5:spreadsheet_latencies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spreadsheet_latencies.A6:spreadsheet_latencies.A6</svg:desc>
                </draw:g>
              </table:table-cell>
              <table:table-cell office:value-type="float" office:value="6.20965094364">
                <text:p>6.20965094364</text:p>
                <draw:g>
                  <svg:desc>spreadsheet_latencies.B6:spreadsheet_latencies.AO6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:spreadsheet_latencies.A7</svg:desc>
                </draw:g>
              </table:table-cell>
              <table:table-cell office:value-type="float" office:value="36.2476425877">
                <text:p>36.2476425877</text:p>
                <draw:g>
                  <svg:desc>spreadsheet_latencies.B7:spreadsheet_latencies.AO7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3.821cm" xlink:href=".." xlink:type="simple" chart:class="chart:line" chart:style-name="ch1">
        <chart:legend chart:legend-position="end" svg:x="23.677cm" svg:y="3.595cm" style:legend-expansion="high" chart:style-name="ch2"/>
        <chart:plot-area chart:style-name="ch3" table:cell-range-address="'comparison many modes and extravaganzas'.A4:'comparison many modes and extravaganzas'.AO29" chart:data-source-has-labels="both" svg:x="0.712cm" svg:y="0.476cm" svg:width="22.253cm" svg:height="22.869cm">
          <chartooo:coordinate-region svg:x="1.675cm" svg:y="0.476cm" svg:width="21.29cm" svg:height="21.324cm"/>
          <chart:axis chart:dimension="x" chart:name="primary-x" chart:style-name="ch4" chartooo:axis-type="auto">
            <chartooo:date-scale/>
            <chart:categories table:cell-range-address="'comparison many modes and extravaganzas'.B4:'comparison many modes and extravaganzas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 many modes and extravaganzas'.B5:'comparison many modes and extravaganzas'.AO5" chart:label-cell-address="'comparison many modes and extravaganzas'.A5:'comparison many modes and extravaganzas'.A5" chart:class="chart:line">
            <chart:data-point chart:repeated="40"/>
          </chart:series>
          <chart:series chart:style-name="ch8" chart:values-cell-range-address="'comparison many modes and extravaganzas'.B6:'comparison many modes and extravaganzas'.AO6" chart:label-cell-address="'comparison many modes and extravaganzas'.A6:'comparison many modes and extravaganzas'.A6" chart:class="chart:line">
            <chart:data-point chart:repeated="40"/>
          </chart:series>
          <chart:series chart:style-name="ch9" chart:values-cell-range-address="'comparison many modes and extravaganzas'.B7:'comparison many modes and extravaganzas'.AO7" chart:label-cell-address="'comparison many modes and extravaganzas'.A7:'comparison many modes and extravaganzas'.A7" chart:class="chart:line">
            <chart:data-point chart:repeated="40"/>
          </chart:series>
          <chart:series chart:style-name="ch10" chart:values-cell-range-address="'comparison many modes and extravaganzas'.B8:'comparison many modes and extravaganzas'.AO8" chart:label-cell-address="'comparison many modes and extravaganzas'.A8:'comparison many modes and extravaganzas'.A8" chart:class="chart:line">
            <chart:data-point chart:repeated="40"/>
          </chart:series>
          <chart:series chart:style-name="ch11" chart:values-cell-range-address="'comparison many modes and extravaganzas'.B9:'comparison many modes and extravaganzas'.AO9" chart:label-cell-address="'comparison many modes and extravaganzas'.A9:'comparison many modes and extravaganzas'.A9" chart:class="chart:line">
            <chart:data-point chart:repeated="40"/>
          </chart:series>
          <chart:series chart:style-name="ch12" chart:values-cell-range-address="'comparison many modes and extravaganzas'.B10:'comparison many modes and extravaganzas'.AO10" chart:label-cell-address="'comparison many modes and extravaganzas'.A10:'comparison many modes and extravaganzas'.A10" chart:class="chart:line">
            <chart:data-point chart:repeated="40"/>
          </chart:series>
          <chart:series chart:style-name="ch13" chart:values-cell-range-address="'comparison many modes and extravaganzas'.B11:'comparison many modes and extravaganzas'.AO11" chart:label-cell-address="'comparison many modes and extravaganzas'.A11:'comparison many modes and extravaganzas'.A11" chart:class="chart:line">
            <chart:data-point chart:repeated="40"/>
          </chart:series>
          <chart:series chart:style-name="ch14" chart:values-cell-range-address="'comparison many modes and extravaganzas'.B12:'comparison many modes and extravaganzas'.AO12" chart:label-cell-address="'comparison many modes and extravaganzas'.A12:'comparison many modes and extravaganzas'.A12" chart:class="chart:line">
            <chart:data-point chart:repeated="40"/>
          </chart:series>
          <chart:series chart:style-name="ch15" chart:values-cell-range-address="'comparison many modes and extravaganzas'.B13:'comparison many modes and extravaganzas'.AO13" chart:label-cell-address="'comparison many modes and extravaganzas'.A13:'comparison many modes and extravaganzas'.A13" chart:class="chart:line">
            <chart:data-point chart:repeated="40"/>
          </chart:series>
          <chart:series chart:style-name="ch16" chart:values-cell-range-address="'comparison many modes and extravaganzas'.B14:'comparison many modes and extravaganzas'.AO14" chart:label-cell-address="'comparison many modes and extravaganzas'.A14:'comparison many modes and extravaganzas'.A14" chart:class="chart:line">
            <chart:data-point chart:repeated="40"/>
          </chart:series>
          <chart:series chart:style-name="ch17" chart:values-cell-range-address="'comparison many modes and extravaganzas'.B15:'comparison many modes and extravaganzas'.AO15" chart:label-cell-address="'comparison many modes and extravaganzas'.A15:'comparison many modes and extravaganzas'.A15" chart:class="chart:line">
            <chart:data-point chart:repeated="40"/>
          </chart:series>
          <chart:series chart:style-name="ch18" chart:values-cell-range-address="'comparison many modes and extravaganzas'.B16:'comparison many modes and extravaganzas'.AO16" chart:label-cell-address="'comparison many modes and extravaganzas'.A16:'comparison many modes and extravaganzas'.A16" chart:class="chart:line">
            <chart:data-point chart:repeated="40"/>
          </chart:series>
          <chart:series chart:style-name="ch7" chart:values-cell-range-address="'comparison many modes and extravaganzas'.B17:'comparison many modes and extravaganzas'.AO17" chart:label-cell-address="'comparison many modes and extravaganzas'.A17:'comparison many modes and extravaganzas'.A17" chart:class="chart:line">
            <chart:data-point chart:repeated="40"/>
          </chart:series>
          <chart:series chart:style-name="ch8" chart:values-cell-range-address="'comparison many modes and extravaganzas'.B18:'comparison many modes and extravaganzas'.AO18" chart:label-cell-address="'comparison many modes and extravaganzas'.A18:'comparison many modes and extravaganzas'.A18" chart:class="chart:line">
            <chart:data-point chart:repeated="40"/>
          </chart:series>
          <chart:series chart:style-name="ch9" chart:values-cell-range-address="'comparison many modes and extravaganzas'.B19:'comparison many modes and extravaganzas'.AO19" chart:label-cell-address="'comparison many modes and extravaganzas'.A19:'comparison many modes and extravaganzas'.A19" chart:class="chart:line">
            <chart:data-point chart:repeated="40"/>
          </chart:series>
          <chart:series chart:style-name="ch10" chart:values-cell-range-address="'comparison many modes and extravaganzas'.B20:'comparison many modes and extravaganzas'.AO20" chart:label-cell-address="'comparison many modes and extravaganzas'.A20:'comparison many modes and extravaganzas'.A20" chart:class="chart:line">
            <chart:data-point chart:repeated="40"/>
          </chart:series>
          <chart:series chart:style-name="ch11" chart:values-cell-range-address="'comparison many modes and extravaganzas'.B21:'comparison many modes and extravaganzas'.AO21" chart:label-cell-address="'comparison many modes and extravaganzas'.A21:'comparison many modes and extravaganzas'.A21" chart:class="chart:line">
            <chart:data-point chart:repeated="40"/>
          </chart:series>
          <chart:series chart:style-name="ch12" chart:values-cell-range-address="'comparison many modes and extravaganzas'.B22:'comparison many modes and extravaganzas'.AO22" chart:label-cell-address="'comparison many modes and extravaganzas'.A22:'comparison many modes and extravaganzas'.A22" chart:class="chart:line">
            <chart:data-point chart:repeated="40"/>
          </chart:series>
          <chart:series chart:style-name="ch13" chart:values-cell-range-address="'comparison many modes and extravaganzas'.B23:'comparison many modes and extravaganzas'.AO23" chart:label-cell-address="'comparison many modes and extravaganzas'.A23:'comparison many modes and extravaganzas'.A23" chart:class="chart:line">
            <chart:data-point chart:repeated="40"/>
          </chart:series>
          <chart:series chart:style-name="ch14" chart:values-cell-range-address="'comparison many modes and extravaganzas'.B24:'comparison many modes and extravaganzas'.AO24" chart:label-cell-address="'comparison many modes and extravaganzas'.A24:'comparison many modes and extravaganzas'.A24" chart:class="chart:line">
            <chart:data-point chart:repeated="40"/>
          </chart:series>
          <chart:series chart:style-name="ch15" chart:values-cell-range-address="'comparison many modes and extravaganzas'.B25:'comparison many modes and extravaganzas'.AO25" chart:label-cell-address="'comparison many modes and extravaganzas'.A25:'comparison many modes and extravaganzas'.A25" chart:class="chart:line">
            <chart:data-point chart:repeated="40"/>
          </chart:series>
          <chart:series chart:style-name="ch16" chart:values-cell-range-address="'comparison many modes and extravaganzas'.B26:'comparison many modes and extravaganzas'.AO26" chart:label-cell-address="'comparison many modes and extravaganzas'.A26:'comparison many modes and extravaganzas'.A26" chart:class="chart:line">
            <chart:data-point chart:repeated="40"/>
          </chart:series>
          <chart:series chart:style-name="ch17" chart:values-cell-range-address="'comparison many modes and extravaganzas'.B27:'comparison many modes and extravaganzas'.AO27" chart:label-cell-address="'comparison many modes and extravaganzas'.A27:'comparison many modes and extravaganzas'.A27" chart:class="chart:line">
            <chart:data-point chart:repeated="40"/>
          </chart:series>
          <chart:series chart:style-name="ch18" chart:values-cell-range-address="'comparison many modes and extravaganzas'.B28:'comparison many modes and extravaganzas'.AO28" chart:label-cell-address="'comparison many modes and extravaganzas'.A28:'comparison many modes and extravaganzas'.A28" chart:class="chart:line">
            <chart:data-point chart:repeated="40"/>
          </chart:series>
          <chart:series chart:style-name="ch7" chart:values-cell-range-address="'comparison many modes and extravaganzas'.B29:'comparison many modes and extravaganzas'.AO29" chart:label-cell-address="'comparison many modes and extravaganzas'.A29:'comparison many modes and extravaganzas'.A29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comparison many modes and extravaganzas'.B4:'comparison many modes and extravaganzas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comparison many modes and extravaganzas'.A5:'comparison many modes and extravaganzas'.A5</svg:desc>
                </draw:g>
              </table:table-cell>
              <table:table-cell office:value-type="float" office:value="5.12443470732">
                <text:p>5.12443470732</text:p>
                <draw:g>
                  <svg:desc>'comparison many modes and extravaganzas'.B5:'comparison many modes and extravaganzas'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'comparison many modes and extravaganzas'.A6:'comparison many modes and extravaganzas'.A6</svg:desc>
                </draw:g>
              </table:table-cell>
              <table:table-cell office:value-type="float" office:value="6.20965094364">
                <text:p>6.20965094364</text:p>
                <draw:g>
                  <svg:desc>'comparison many modes and extravaganzas'.B6:'comparison many modes and extravaganzas'.AO6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'comparison many modes and extravaganzas'.A7:'comparison many modes and extravaganzas'.A7</svg:desc>
                </draw:g>
              </table:table-cell>
              <table:table-cell office:value-type="float" office:value="36.2476425877">
                <text:p>36.2476425877</text:p>
                <draw:g>
                  <svg:desc>'comparison many modes and extravaganzas'.B7:'comparison many modes and extravaganzas'.AO7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>fuzzy_token inc 1 dec half w/ thresholds 0.5 and 0.8</text:p>
                <draw:g>
                  <svg:desc>'comparison many modes and extravaganzas'.A8:'comparison many modes and extravaganzas'.A8</svg:desc>
                </draw:g>
              </table:table-cell>
              <table:table-cell office:value-type="float" office:value="6.27651994534">
                <text:p>6.27651994534</text:p>
                <draw:g>
                  <svg:desc>'comparison many modes and extravaganzas'.B8:'comparison many modes and extravaganzas'.AO8</svg:desc>
                </draw:g>
              </table:table-cell>
              <table:table-cell office:value-type="float" office:value="6.5667051108">
                <text:p>6.5667051108</text:p>
              </table:table-cell>
              <table:table-cell office:value-type="float" office:value="6.96185120486">
                <text:p>6.96185120486</text:p>
              </table:table-cell>
              <table:table-cell office:value-type="float" office:value="7.59796442171">
                <text:p>7.59796442171</text:p>
              </table:table-cell>
              <table:table-cell office:value-type="float" office:value="8.33314605856">
                <text:p>8.33314605856</text:p>
              </table:table-cell>
              <table:table-cell office:value-type="float" office:value="9.34611150406">
                <text:p>9.34611150406</text:p>
              </table:table-cell>
              <table:table-cell office:value-type="float" office:value="10.6630841557">
                <text:p>10.6630841557</text:p>
              </table:table-cell>
              <table:table-cell office:value-type="float" office:value="12.7312917648">
                <text:p>12.7312917648</text:p>
              </table:table-cell>
              <table:table-cell office:value-type="float" office:value="16.2699265342">
                <text:p>16.2699265342</text:p>
              </table:table-cell>
              <table:table-cell office:value-type="float" office:value="20.188285637">
                <text:p>20.188285637</text:p>
              </table:table-cell>
              <table:table-cell office:value-type="float" office:value="25.8971695105">
                <text:p>25.8971695105</text:p>
              </table:table-cell>
              <table:table-cell office:value-type="float" office:value="31.8583297394">
                <text:p>31.8583297394</text:p>
              </table:table-cell>
              <table:table-cell office:value-type="float" office:value="38.8884586736">
                <text:p>38.8884586736</text:p>
              </table:table-cell>
              <table:table-cell office:value-type="float" office:value="45.2946347044">
                <text:p>45.2946347044</text:p>
              </table:table-cell>
              <table:table-cell office:value-type="float" office:value="52.8983048758">
                <text:p>52.8983048758</text:p>
              </table:table-cell>
              <table:table-cell office:value-type="float" office:value="58.7263006096">
                <text:p>58.7263006096</text:p>
              </table:table-cell>
              <table:table-cell office:value-type="float" office:value="63.6721318101">
                <text:p>63.6721318101</text:p>
              </table:table-cell>
              <table:table-cell office:value-type="float" office:value="68.2697000693">
                <text:p>68.2697000693</text:p>
              </table:table-cell>
              <table:table-cell office:value-type="float" office:value="72.0648102386">
                <text:p>72.0648102386</text:p>
              </table:table-cell>
              <table:table-cell office:value-type="float" office:value="77.4984814099">
                <text:p>77.4984814099</text:p>
              </table:table-cell>
              <table:table-cell office:value-type="float" office:value="81.6270580008">
                <text:p>81.6270580008</text:p>
              </table:table-cell>
              <table:table-cell office:value-type="float" office:value="87.6870794441">
                <text:p>87.6870794441</text:p>
              </table:table-cell>
              <table:table-cell office:value-type="float" office:value="92.3894050107">
                <text:p>92.3894050107</text:p>
              </table:table-cell>
              <table:table-cell office:value-type="float" office:value="97.8288390029">
                <text:p>97.8288390029</text:p>
              </table:table-cell>
              <table:table-cell office:value-type="float" office:value="105.264620605">
                <text:p>105.264620605</text:p>
              </table:table-cell>
              <table:table-cell office:value-type="float" office:value="112.004232364">
                <text:p>112.004232364</text:p>
              </table:table-cell>
              <table:table-cell office:value-type="float" office:value="122.768746563">
                <text:p>122.768746563</text:p>
              </table:table-cell>
              <table:table-cell office:value-type="float" office:value="134.939515958">
                <text:p>134.939515958</text:p>
              </table:table-cell>
              <table:table-cell office:value-type="float" office:value="144.012462898">
                <text:p>144.012462898</text:p>
              </table:table-cell>
              <table:table-cell office:value-type="float" office:value="161.442548492">
                <text:p>161.442548492</text:p>
              </table:table-cell>
              <table:table-cell office:value-type="float" office:value="170.422990522">
                <text:p>170.422990522</text:p>
              </table:table-cell>
              <table:table-cell office:value-type="float" office:value="209.637118148">
                <text:p>209.637118148</text:p>
              </table:table-cell>
              <table:table-cell office:value-type="float" office:value="241.23901822">
                <text:p>241.23901822</text:p>
              </table:table-cell>
              <table:table-cell office:value-type="float" office:value="284.764724972">
                <text:p>284.764724972</text:p>
              </table:table-cell>
              <table:table-cell office:value-type="float" office:value="315.334925725">
                <text:p>315.334925725</text:p>
              </table:table-cell>
              <table:table-cell office:value-type="float" office:value="389.973900207">
                <text:p>389.973900207</text:p>
              </table:table-cell>
              <table:table-cell office:value-type="float" office:value="522.657279272">
                <text:p>522.657279272</text:p>
              </table:table-cell>
              <table:table-cell office:value-type="float" office:value="688.110792613">
                <text:p>688.110792613</text:p>
              </table:table-cell>
              <table:table-cell office:value-type="float" office:value="852.982849712">
                <text:p>852.982849712</text:p>
              </table:table-cell>
              <table:table-cell office:value-type="float" office:value="1112.40881905">
                <text:p>1112.40881905</text:p>
              </table:table-cell>
            </table:table-row>
            <table:table-row>
              <table:table-cell office:value-type="string">
                <text:p>fuzzy_token inc 1 dec 2 w/ thresholds 0.5 and 0.8</text:p>
                <draw:g>
                  <svg:desc>'comparison many modes and extravaganzas'.A9:'comparison many modes and extravaganzas'.A9</svg:desc>
                </draw:g>
              </table:table-cell>
              <table:table-cell office:value-type="float" office:value="6.52655640049">
                <text:p>6.52655640049</text:p>
                <draw:g>
                  <svg:desc>'comparison many modes and extravaganzas'.B9:'comparison many modes and extravaganzas'.AO9</svg:desc>
                </draw:g>
              </table:table-cell>
              <table:table-cell office:value-type="float" office:value="7.53093221251">
                <text:p>7.53093221251</text:p>
              </table:table-cell>
              <table:table-cell office:value-type="float" office:value="8.74092102217">
                <text:p>8.74092102217</text:p>
              </table:table-cell>
              <table:table-cell office:value-type="float" office:value="9.99826832572">
                <text:p>9.99826832572</text:p>
              </table:table-cell>
              <table:table-cell office:value-type="float" office:value="12.6635574417">
                <text:p>12.6635574417</text:p>
              </table:table-cell>
              <table:table-cell office:value-type="float" office:value="16.0421262997">
                <text:p>16.0421262997</text:p>
              </table:table-cell>
              <table:table-cell office:value-type="float" office:value="22.6142680553">
                <text:p>22.6142680553</text:p>
              </table:table-cell>
              <table:table-cell office:value-type="float" office:value="31.0432137572">
                <text:p>31.0432137572</text:p>
              </table:table-cell>
              <table:table-cell office:value-type="float" office:value="43.8600619936">
                <text:p>43.8600619936</text:p>
              </table:table-cell>
              <table:table-cell office:value-type="float" office:value="55.6338226009">
                <text:p>55.6338226009</text:p>
              </table:table-cell>
              <table:table-cell office:value-type="float" office:value="68.2967603285">
                <text:p>68.2967603285</text:p>
              </table:table-cell>
              <table:table-cell office:value-type="float" office:value="81.0439713647">
                <text:p>81.0439713647</text:p>
              </table:table-cell>
              <table:table-cell office:value-type="float" office:value="90.3756818522">
                <text:p>90.3756818522</text:p>
              </table:table-cell>
              <table:table-cell office:value-type="float" office:value="98.7422366389">
                <text:p>98.7422366389</text:p>
              </table:table-cell>
              <table:table-cell office:value-type="float" office:value="103.775246193">
                <text:p>103.775246193</text:p>
              </table:table-cell>
              <table:table-cell office:value-type="float" office:value="109.582114708">
                <text:p>109.582114708</text:p>
              </table:table-cell>
              <table:table-cell office:value-type="float" office:value="116.392080973">
                <text:p>116.392080973</text:p>
              </table:table-cell>
              <table:table-cell office:value-type="float" office:value="122.424582478">
                <text:p>122.424582478</text:p>
              </table:table-cell>
              <table:table-cell office:value-type="float" office:value="127.043418495">
                <text:p>127.043418495</text:p>
              </table:table-cell>
              <table:table-cell office:value-type="float" office:value="133.310622723">
                <text:p>133.310622723</text:p>
              </table:table-cell>
              <table:table-cell office:value-type="float" office:value="139.228184421">
                <text:p>139.228184421</text:p>
              </table:table-cell>
              <table:table-cell office:value-type="float" office:value="149.561322726">
                <text:p>149.561322726</text:p>
              </table:table-cell>
              <table:table-cell office:value-type="float" office:value="159.948126468">
                <text:p>159.948126468</text:p>
              </table:table-cell>
              <table:table-cell office:value-type="float" office:value="169.816686459">
                <text:p>169.816686459</text:p>
              </table:table-cell>
              <table:table-cell office:value-type="float" office:value="184.671458739">
                <text:p>184.671458739</text:p>
              </table:table-cell>
              <table:table-cell office:value-type="float" office:value="191.801579129">
                <text:p>191.801579129</text:p>
              </table:table-cell>
              <table:table-cell office:value-type="float" office:value="207.656670675">
                <text:p>207.656670675</text:p>
              </table:table-cell>
              <table:table-cell office:value-type="float" office:value="221.67683524">
                <text:p>221.67683524</text:p>
              </table:table-cell>
              <table:table-cell office:value-type="float" office:value="246.918652605">
                <text:p>246.918652605</text:p>
              </table:table-cell>
              <table:table-cell office:value-type="float" office:value="260.297015502">
                <text:p>260.297015502</text:p>
              </table:table-cell>
              <table:table-cell office:value-type="float" office:value="301.445535226">
                <text:p>301.445535226</text:p>
              </table:table-cell>
              <table:table-cell office:value-type="float" office:value="328.604840713">
                <text:p>328.604840713</text:p>
              </table:table-cell>
              <table:table-cell office:value-type="float" office:value="386.984384644">
                <text:p>386.984384644</text:p>
              </table:table-cell>
              <table:table-cell office:value-type="float" office:value="430.293509547">
                <text:p>430.293509547</text:p>
              </table:table-cell>
              <table:table-cell office:value-type="float" office:value="525.449214693">
                <text:p>525.449214693</text:p>
              </table:table-cell>
              <table:table-cell office:value-type="float" office:value="633.958221758">
                <text:p>633.958221758</text:p>
              </table:table-cell>
              <table:table-cell office:value-type="float" office:value="765.581594551">
                <text:p>765.581594551</text:p>
              </table:table-cell>
              <table:table-cell office:value-type="float" office:value="871.651011417">
                <text:p>871.651011417</text:p>
              </table:table-cell>
              <table:table-cell office:value-type="float" office:value="1088.61305151">
                <text:p>1088.61305151</text:p>
              </table:table-cell>
              <table:table-cell office:value-type="float" office:value="1371.12904189">
                <text:p>1371.12904189</text:p>
              </table:table-cell>
            </table:table-row>
            <table:table-row>
              <table:table-cell office:value-type="string">
                <text:p>fuzzy_token inc double dec half w/ thresholds 0.5 and 0.8</text:p>
                <draw:g>
                  <svg:desc>'comparison many modes and extravaganzas'.A10:'comparison many modes and extravaganzas'.A10</svg:desc>
                </draw:g>
              </table:table-cell>
              <table:table-cell office:value-type="float" office:value="5.68513758796">
                <text:p>5.68513758796</text:p>
                <draw:g>
                  <svg:desc>'comparison many modes and extravaganzas'.B10:'comparison many modes and extravaganzas'.AO10</svg:desc>
                </draw:g>
              </table:table-cell>
              <table:table-cell office:value-type="float" office:value="7.42470557897">
                <text:p>7.42470557897</text:p>
              </table:table-cell>
              <table:table-cell office:value-type="float" office:value="10.754931347">
                <text:p>10.754931347</text:p>
              </table:table-cell>
              <table:table-cell office:value-type="float" office:value="17.846104473">
                <text:p>17.846104473</text:p>
              </table:table-cell>
              <table:table-cell office:value-type="float" office:value="31.4603142198">
                <text:p>31.4603142198</text:p>
              </table:table-cell>
              <table:table-cell office:value-type="float" office:value="52.6365723299">
                <text:p>52.6365723299</text:p>
              </table:table-cell>
              <table:table-cell office:value-type="float" office:value="80.0755725596">
                <text:p>80.0755725596</text:p>
              </table:table-cell>
              <table:table-cell office:value-type="float" office:value="105.010860143">
                <text:p>105.010860143</text:p>
              </table:table-cell>
              <table:table-cell office:value-type="float" office:value="118.65993055">
                <text:p>118.65993055</text:p>
              </table:table-cell>
              <table:table-cell office:value-type="float" office:value="130.038548713">
                <text:p>130.038548713</text:p>
              </table:table-cell>
              <table:table-cell office:value-type="float" office:value="135.021652825">
                <text:p>135.021652825</text:p>
              </table:table-cell>
              <table:table-cell office:value-type="float" office:value="141.581790632">
                <text:p>141.581790632</text:p>
              </table:table-cell>
              <table:table-cell office:value-type="float" office:value="146.754505593">
                <text:p>146.754505593</text:p>
              </table:table-cell>
              <table:table-cell office:value-type="float" office:value="154.54031118">
                <text:p>154.54031118</text:p>
              </table:table-cell>
              <table:table-cell office:value-type="float" office:value="157.702449705">
                <text:p>157.702449705</text:p>
              </table:table-cell>
              <table:table-cell office:value-type="float" office:value="164.416897604">
                <text:p>164.416897604</text:p>
              </table:table-cell>
              <table:table-cell office:value-type="float" office:value="170.792993335">
                <text:p>170.792993335</text:p>
              </table:table-cell>
              <table:table-cell office:value-type="float" office:value="179.296892503">
                <text:p>179.296892503</text:p>
              </table:table-cell>
              <table:table-cell office:value-type="float" office:value="187.974864275">
                <text:p>187.974864275</text:p>
              </table:table-cell>
              <table:table-cell office:value-type="float" office:value="199.353227491">
                <text:p>199.353227491</text:p>
              </table:table-cell>
              <table:table-cell office:value-type="float" office:value="210.008651674">
                <text:p>210.008651674</text:p>
              </table:table-cell>
              <table:table-cell office:value-type="float" office:value="221.86468067">
                <text:p>221.86468067</text:p>
              </table:table-cell>
              <table:table-cell office:value-type="float" office:value="235.331139518">
                <text:p>235.331139518</text:p>
              </table:table-cell>
              <table:table-cell office:value-type="float" office:value="246.237937335">
                <text:p>246.237937335</text:p>
              </table:table-cell>
              <table:table-cell office:value-type="float" office:value="268.678432564">
                <text:p>268.678432564</text:p>
              </table:table-cell>
              <table:table-cell office:value-type="float" office:value="283.85798023">
                <text:p>283.85798023</text:p>
              </table:table-cell>
              <table:table-cell office:value-type="float" office:value="302.104847546">
                <text:p>302.104847546</text:p>
              </table:table-cell>
              <table:table-cell office:value-type="float" office:value="329.135407534">
                <text:p>329.135407534</text:p>
              </table:table-cell>
              <table:table-cell office:value-type="float" office:value="366.41968489">
                <text:p>366.41968489</text:p>
              </table:table-cell>
              <table:table-cell office:value-type="float" office:value="391.552776257">
                <text:p>391.552776257</text:p>
              </table:table-cell>
              <table:table-cell office:value-type="float" office:value="431.638301592">
                <text:p>431.638301592</text:p>
              </table:table-cell>
              <table:table-cell office:value-type="float" office:value="494.771733374">
                <text:p>494.771733374</text:p>
              </table:table-cell>
              <table:table-cell office:value-type="float" office:value="559.619892758">
                <text:p>559.619892758</text:p>
              </table:table-cell>
              <table:table-cell office:value-type="float" office:value="591.805653651">
                <text:p>591.805653651</text:p>
              </table:table-cell>
              <table:table-cell office:value-type="float" office:value="680.577447466">
                <text:p>680.577447466</text:p>
              </table:table-cell>
              <table:table-cell office:value-type="float" office:value="832.122542449">
                <text:p>832.122542449</text:p>
              </table:table-cell>
              <table:table-cell office:value-type="float" office:value="913.976446456">
                <text:p>913.976446456</text:p>
              </table:table-cell>
              <table:table-cell office:value-type="float" office:value="1055.22552593">
                <text:p>1055.22552593</text:p>
              </table:table-cell>
              <table:table-cell office:value-type="float" office:value="1254.3003711">
                <text:p>1254.3003711</text:p>
              </table:table-cell>
              <table:table-cell office:value-type="float" office:value="1464.9441337">
                <text:p>1464.9441337</text:p>
              </table:table-cell>
            </table:table-row>
            <table:table-row>
              <table:table-cell office:value-type="string">
                <text:p>fuzzy_token inc 1 dec half w/ thresholds 0.2 and 0.4</text:p>
                <draw:g>
                  <svg:desc>'comparison many modes and extravaganzas'.A11:'comparison many modes and extravaganzas'.A11</svg:desc>
                </draw:g>
              </table:table-cell>
              <table:table-cell office:value-type="float" office:value="16.6342266041">
                <text:p>16.6342266041</text:p>
                <draw:g>
                  <svg:desc>'comparison many modes and extravaganzas'.B11:'comparison many modes and extravaganzas'.AO11</svg:desc>
                </draw:g>
              </table:table-cell>
              <table:table-cell office:value-type="float" office:value="17.2104833831">
                <text:p>17.2104833831</text:p>
              </table:table-cell>
              <table:table-cell office:value-type="float" office:value="17.8343558148">
                <text:p>17.8343558148</text:p>
              </table:table-cell>
              <table:table-cell office:value-type="float" office:value="18.2916542324">
                <text:p>18.2916542324</text:p>
              </table:table-cell>
              <table:table-cell office:value-type="float" office:value="19.0864525867">
                <text:p>19.0864525867</text:p>
              </table:table-cell>
              <table:table-cell office:value-type="float" office:value="19.7602088366">
                <text:p>19.7602088366</text:p>
              </table:table-cell>
              <table:table-cell office:value-type="float" office:value="20.8137764116">
                <text:p>20.8137764116</text:p>
              </table:table-cell>
              <table:table-cell office:value-type="float" office:value="22.0646836301">
                <text:p>22.0646836301</text:p>
              </table:table-cell>
              <table:table-cell office:value-type="float" office:value="23.0602830929">
                <text:p>23.0602830929</text:p>
              </table:table-cell>
              <table:table-cell office:value-type="float" office:value="24.8820693661">
                <text:p>24.8820693661</text:p>
              </table:table-cell>
              <table:table-cell office:value-type="float" office:value="26.9294892476">
                <text:p>26.9294892476</text:p>
              </table:table-cell>
              <table:table-cell office:value-type="float" office:value="28.9369403958">
                <text:p>28.9369403958</text:p>
              </table:table-cell>
              <table:table-cell office:value-type="float" office:value="32.1023879508">
                <text:p>32.1023879508</text:p>
              </table:table-cell>
              <table:table-cell office:value-type="float" office:value="36.4845755644">
                <text:p>36.4845755644</text:p>
              </table:table-cell>
              <table:table-cell office:value-type="float" office:value="43.4537839861">
                <text:p>43.4537839861</text:p>
              </table:table-cell>
              <table:table-cell office:value-type="float" office:value="47.8884754676">
                <text:p>47.8884754676</text:p>
              </table:table-cell>
              <table:table-cell office:value-type="float" office:value="58.5150393194">
                <text:p>58.5150393194</text:p>
              </table:table-cell>
              <table:table-cell office:value-type="float" office:value="65.274775989">
                <text:p>65.274775989</text:p>
              </table:table-cell>
              <table:table-cell office:value-type="float" office:value="74.8172212768">
                <text:p>74.8172212768</text:p>
              </table:table-cell>
              <table:table-cell office:value-type="float" office:value="83.3304388154">
                <text:p>83.3304388154</text:p>
              </table:table-cell>
              <table:table-cell office:value-type="float" office:value="92.9097234023">
                <text:p>92.9097234023</text:p>
              </table:table-cell>
              <table:table-cell office:value-type="float" office:value="99.0223381698">
                <text:p>99.0223381698</text:p>
              </table:table-cell>
              <table:table-cell office:value-type="float" office:value="105.336991836">
                <text:p>105.336991836</text:p>
              </table:table-cell>
              <table:table-cell office:value-type="float" office:value="114.646197756">
                <text:p>114.646197756</text:p>
              </table:table-cell>
              <table:table-cell office:value-type="float" office:value="121.396050824">
                <text:p>121.396050824</text:p>
              </table:table-cell>
              <table:table-cell office:value-type="float" office:value="133.647995859">
                <text:p>133.647995859</text:p>
              </table:table-cell>
              <table:table-cell office:value-type="float" office:value="142.883140029">
                <text:p>142.883140029</text:p>
              </table:table-cell>
              <table:table-cell office:value-type="float" office:value="156.217806743">
                <text:p>156.217806743</text:p>
              </table:table-cell>
              <table:table-cell office:value-type="float" office:value="168.901665017">
                <text:p>168.901665017</text:p>
              </table:table-cell>
              <table:table-cell office:value-type="float" office:value="188.52020748">
                <text:p>188.52020748</text:p>
              </table:table-cell>
              <table:table-cell office:value-type="float" office:value="205.71728763">
                <text:p>205.71728763</text:p>
              </table:table-cell>
              <table:table-cell office:value-type="float" office:value="236.085760763">
                <text:p>236.085760763</text:p>
              </table:table-cell>
              <table:table-cell office:value-type="float" office:value="269.609746562">
                <text:p>269.609746562</text:p>
              </table:table-cell>
              <table:table-cell office:value-type="float" office:value="313.659084979">
                <text:p>313.659084979</text:p>
              </table:table-cell>
              <table:table-cell office:value-type="float" office:value="384.205210586">
                <text:p>384.205210586</text:p>
              </table:table-cell>
              <table:table-cell office:value-type="float" office:value="461.613336131">
                <text:p>461.613336131</text:p>
              </table:table-cell>
              <table:table-cell office:value-type="float" office:value="560.486698504">
                <text:p>560.486698504</text:p>
              </table:table-cell>
              <table:table-cell office:value-type="float" office:value="731.739763699">
                <text:p>731.739763699</text:p>
              </table:table-cell>
              <table:table-cell office:value-type="float" office:value="907.96029686">
                <text:p>907.96029686</text:p>
              </table:table-cell>
              <table:table-cell office:value-type="float" office:value="1087.08234224">
                <text:p>1087.08234224</text:p>
              </table:table-cell>
            </table:table-row>
            <table:table-row>
              <table:table-cell office:value-type="string">
                <text:p>NEW fuzzy_token inc 1 dec half w/ thresholds 0.2 and 0.8</text:p>
                <draw:g>
                  <svg:desc>'comparison many modes and extravaganzas'.A12:'comparison many modes and extravaganzas'.A12</svg:desc>
                </draw:g>
              </table:table-cell>
              <table:table-cell office:value-type="float" office:value="5.15636127596">
                <text:p>5.15636127596</text:p>
                <draw:g>
                  <svg:desc>'comparison many modes and extravaganzas'.B12:'comparison many modes and extravaganzas'.AO12</svg:desc>
                </draw:g>
              </table:table-cell>
              <table:table-cell office:value-type="float" office:value="5.32562235233">
                <text:p>5.32562235233</text:p>
              </table:table-cell>
              <table:table-cell office:value-type="float" office:value="5.52304481894">
                <text:p>5.52304481894</text:p>
              </table:table-cell>
              <table:table-cell office:value-type="float" office:value="5.9177457693">
                <text:p>5.9177457693</text:p>
              </table:table-cell>
              <table:table-cell office:value-type="float" office:value="6.23659647228">
                <text:p>6.23659647228</text:p>
              </table:table-cell>
              <table:table-cell office:value-type="float" office:value="6.55385331111">
                <text:p>6.55385331111</text:p>
              </table:table-cell>
              <table:table-cell office:value-type="float" office:value="7.10430709032">
                <text:p>7.10430709032</text:p>
              </table:table-cell>
              <table:table-cell office:value-type="float" office:value="7.73249822577">
                <text:p>7.73249822577</text:p>
              </table:table-cell>
              <table:table-cell office:value-type="float" office:value="8.56874393096">
                <text:p>8.56874393096</text:p>
              </table:table-cell>
              <table:table-cell office:value-type="float" office:value="9.4101483476">
                <text:p>9.4101483476</text:p>
              </table:table-cell>
              <table:table-cell office:value-type="float" office:value="10.8392521218">
                <text:p>10.8392521218</text:p>
              </table:table-cell>
              <table:table-cell office:value-type="float" office:value="12.4840536557">
                <text:p>12.4840536557</text:p>
              </table:table-cell>
              <table:table-cell office:value-type="float" office:value="14.1982370947">
                <text:p>14.1982370947</text:p>
              </table:table-cell>
              <table:table-cell office:value-type="float" office:value="16.6704674152">
                <text:p>16.6704674152</text:p>
              </table:table-cell>
              <table:table-cell office:value-type="float" office:value="20.7609459795">
                <text:p>20.7609459795</text:p>
              </table:table-cell>
              <table:table-cell office:value-type="float" office:value="24.720303492">
                <text:p>24.720303492</text:p>
              </table:table-cell>
              <table:table-cell office:value-type="float" office:value="30.0771728376">
                <text:p>30.0771728376</text:p>
              </table:table-cell>
              <table:table-cell office:value-type="float" office:value="37.039264884">
                <text:p>37.039264884</text:p>
              </table:table-cell>
              <table:table-cell office:value-type="float" office:value="49.2082849513">
                <text:p>49.2082849513</text:p>
              </table:table-cell>
              <table:table-cell office:value-type="float" office:value="58.9310163621">
                <text:p>58.9310163621</text:p>
              </table:table-cell>
              <table:table-cell office:value-type="float" office:value="74.8831394848">
                <text:p>74.8831394848</text:p>
              </table:table-cell>
              <table:table-cell office:value-type="float" office:value="86.2015598386">
                <text:p>86.2015598386</text:p>
              </table:table-cell>
              <table:table-cell office:value-type="float" office:value="98.8618660592">
                <text:p>98.8618660592</text:p>
              </table:table-cell>
              <table:table-cell office:value-type="float" office:value="107.049282829">
                <text:p>107.049282829</text:p>
              </table:table-cell>
              <table:table-cell office:value-type="float" office:value="118.406390269">
                <text:p>118.406390269</text:p>
              </table:table-cell>
              <table:table-cell office:value-type="float" office:value="128.884073168">
                <text:p>128.884073168</text:p>
              </table:table-cell>
              <table:table-cell office:value-type="float" office:value="140.763489978">
                <text:p>140.763489978</text:p>
              </table:table-cell>
              <table:table-cell office:value-type="float" office:value="153.997532309">
                <text:p>153.997532309</text:p>
              </table:table-cell>
              <table:table-cell office:value-type="float" office:value="173.208176292">
                <text:p>173.208176292</text:p>
              </table:table-cell>
              <table:table-cell office:value-type="float" office:value="186.155552772">
                <text:p>186.155552772</text:p>
              </table:table-cell>
              <table:table-cell office:value-type="float" office:value="204.847478169">
                <text:p>204.847478169</text:p>
              </table:table-cell>
              <table:table-cell office:value-type="float" office:value="233.010284427">
                <text:p>233.010284427</text:p>
              </table:table-cell>
              <table:table-cell office:value-type="float" office:value="266.644053776">
                <text:p>266.644053776</text:p>
              </table:table-cell>
              <table:table-cell office:value-type="float" office:value="326.315385674">
                <text:p>326.315385674</text:p>
              </table:table-cell>
              <table:table-cell office:value-type="float" office:value="361.032086832">
                <text:p>361.032086832</text:p>
              </table:table-cell>
              <table:table-cell office:value-type="float" office:value="442.536236846">
                <text:p>442.536236846</text:p>
              </table:table-cell>
              <table:table-cell office:value-type="float" office:value="596.272813122">
                <text:p>596.272813122</text:p>
              </table:table-cell>
              <table:table-cell office:value-type="float" office:value="709.89568772">
                <text:p>709.89568772</text:p>
              </table:table-cell>
              <table:table-cell office:value-type="float" office:value="900.634272829">
                <text:p>900.634272829</text:p>
              </table:table-cell>
              <table:table-cell office:value-type="float" office:value="1078.95503284">
                <text:p>1078.95503284</text:p>
              </table:table-cell>
            </table:table-row>
            <table:table-row>
              <table:table-cell office:value-type="string">
                <text:p>NEW fuzzy_token inc 1 dec half w/ thresholds 0.1 and 0.8</text:p>
                <draw:g>
                  <svg:desc>'comparison many modes and extravaganzas'.A13:'comparison many modes and extravaganzas'.A13</svg:desc>
                </draw:g>
              </table:table-cell>
              <table:table-cell office:value-type="float" office:value="5.15406937253">
                <text:p>5.15406937253</text:p>
                <draw:g>
                  <svg:desc>'comparison many modes and extravaganzas'.B13:'comparison many modes and extravaganzas'.AO13</svg:desc>
                </draw:g>
              </table:table-cell>
              <table:table-cell office:value-type="float" office:value="5.32209512224">
                <text:p>5.32209512224</text:p>
              </table:table-cell>
              <table:table-cell office:value-type="float" office:value="5.56699126819">
                <text:p>5.56699126819</text:p>
              </table:table-cell>
              <table:table-cell office:value-type="float" office:value="5.81882902408">
                <text:p>5.81882902408</text:p>
              </table:table-cell>
              <table:table-cell office:value-type="float" office:value="6.24841211273">
                <text:p>6.24841211273</text:p>
              </table:table-cell>
              <table:table-cell office:value-type="float" office:value="6.67474697902">
                <text:p>6.67474697902</text:p>
              </table:table-cell>
              <table:table-cell office:value-type="float" office:value="7.07196135621">
                <text:p>7.07196135621</text:p>
              </table:table-cell>
              <table:table-cell office:value-type="float" office:value="7.6644923261">
                <text:p>7.6644923261</text:p>
              </table:table-cell>
              <table:table-cell office:value-type="float" office:value="8.4151098559">
                <text:p>8.4151098559</text:p>
              </table:table-cell>
              <table:table-cell office:value-type="float" office:value="9.27413888733">
                <text:p>9.27413888733</text:p>
              </table:table-cell>
              <table:table-cell office:value-type="float" office:value="10.5160614641">
                <text:p>10.5160614641</text:p>
              </table:table-cell>
              <table:table-cell office:value-type="float" office:value="11.9579045894">
                <text:p>11.9579045894</text:p>
              </table:table-cell>
              <table:table-cell office:value-type="float" office:value="13.4211806139">
                <text:p>13.4211806139</text:p>
              </table:table-cell>
              <table:table-cell office:value-type="float" office:value="15.886021339">
                <text:p>15.886021339</text:p>
              </table:table-cell>
              <table:table-cell office:value-type="float" office:value="18.5325706044">
                <text:p>18.5325706044</text:p>
              </table:table-cell>
              <table:table-cell office:value-type="float" office:value="22.5183288833">
                <text:p>22.5183288833</text:p>
              </table:table-cell>
              <table:table-cell office:value-type="float" office:value="26.1389360096">
                <text:p>26.1389360096</text:p>
              </table:table-cell>
              <table:table-cell office:value-type="float" office:value="34.1808841241">
                <text:p>34.1808841241</text:p>
              </table:table-cell>
              <table:table-cell office:value-type="float" office:value="40.5041941867">
                <text:p>40.5041941867</text:p>
              </table:table-cell>
              <table:table-cell office:value-type="float" office:value="50.1353219144">
                <text:p>50.1353219144</text:p>
              </table:table-cell>
              <table:table-cell office:value-type="float" office:value="61.4314037119">
                <text:p>61.4314037119</text:p>
              </table:table-cell>
              <table:table-cell office:value-type="float" office:value="75.6206022115">
                <text:p>75.6206022115</text:p>
              </table:table-cell>
              <table:table-cell office:value-type="float" office:value="95.1631170268">
                <text:p>95.1631170268</text:p>
              </table:table-cell>
              <table:table-cell office:value-type="float" office:value="106.249417959">
                <text:p>106.249417959</text:p>
              </table:table-cell>
              <table:table-cell office:value-type="float" office:value="122.018673817">
                <text:p>122.018673817</text:p>
              </table:table-cell>
              <table:table-cell office:value-type="float" office:value="137.339471162">
                <text:p>137.339471162</text:p>
              </table:table-cell>
              <table:table-cell office:value-type="float" office:value="157.955697867">
                <text:p>157.955697867</text:p>
              </table:table-cell>
              <table:table-cell office:value-type="float" office:value="176.82732948">
                <text:p>176.82732948</text:p>
              </table:table-cell>
              <table:table-cell office:value-type="float" office:value="201.556102882">
                <text:p>201.556102882</text:p>
              </table:table-cell>
              <table:table-cell office:value-type="float" office:value="226.129167163">
                <text:p>226.129167163</text:p>
              </table:table-cell>
              <table:table-cell office:value-type="float" office:value="250.09786061">
                <text:p>250.09786061</text:p>
              </table:table-cell>
              <table:table-cell office:value-type="float" office:value="285.969426232">
                <text:p>285.969426232</text:p>
              </table:table-cell>
              <table:table-cell office:value-type="float" office:value="332.91647597">
                <text:p>332.91647597</text:p>
              </table:table-cell>
              <table:table-cell office:value-type="float" office:value="392.380049554">
                <text:p>392.380049554</text:p>
              </table:table-cell>
              <table:table-cell office:value-type="float" office:value="440.596536525">
                <text:p>440.596536525</text:p>
              </table:table-cell>
              <table:table-cell office:value-type="float" office:value="540.648689085">
                <text:p>540.648689085</text:p>
              </table:table-cell>
              <table:table-cell office:value-type="float" office:value="678.935003481">
                <text:p>678.935003481</text:p>
              </table:table-cell>
              <table:table-cell office:value-type="float" office:value="842.958206357">
                <text:p>842.958206357</text:p>
              </table:table-cell>
              <table:table-cell office:value-type="float" office:value="1004.00115122">
                <text:p>1004.00115122</text:p>
              </table:table-cell>
              <table:table-cell office:value-type="float" office:value="1193.17994473">
                <text:p>1193.17994473</text:p>
              </table:table-cell>
            </table:table-row>
            <table:table-row>
              <table:table-cell office:value-type="string">
                <text:p>NEW fuzzy_token inc 1 dec half w/ thresholds 0.5 and 0.8</text:p>
                <draw:g>
                  <svg:desc>'comparison many modes and extravaganzas'.A14:'comparison many modes and extravaganzas'.A14</svg:desc>
                </draw:g>
              </table:table-cell>
              <table:table-cell office:value-type="float" office:value="5.18050135081">
                <text:p>5.18050135081</text:p>
                <draw:g>
                  <svg:desc>'comparison many modes and extravaganzas'.B14:'comparison many modes and extravaganzas'.AO14</svg:desc>
                </draw:g>
              </table:table-cell>
              <table:table-cell office:value-type="float" office:value="5.36826539239">
                <text:p>5.36826539239</text:p>
              </table:table-cell>
              <table:table-cell office:value-type="float" office:value="5.65677319639">
                <text:p>5.65677319639</text:p>
              </table:table-cell>
              <table:table-cell office:value-type="float" office:value="6.012705906">
                <text:p>6.012705906</text:p>
              </table:table-cell>
              <table:table-cell office:value-type="float" office:value="6.58178500427">
                <text:p>6.58178500427</text:p>
              </table:table-cell>
              <table:table-cell office:value-type="float" office:value="7.26489963613">
                <text:p>7.26489963613</text:p>
              </table:table-cell>
              <table:table-cell office:value-type="float" office:value="8.19159271673">
                <text:p>8.19159271673</text:p>
              </table:table-cell>
              <table:table-cell office:value-type="float" office:value="9.49710946509">
                <text:p>9.49710946509</text:p>
              </table:table-cell>
              <table:table-cell office:value-type="float" office:value="11.6813328803">
                <text:p>11.6813328803</text:p>
              </table:table-cell>
              <table:table-cell office:value-type="float" office:value="14.0315244573">
                <text:p>14.0315244573</text:p>
              </table:table-cell>
              <table:table-cell office:value-type="float" office:value="17.8088091918">
                <text:p>17.8088091918</text:p>
              </table:table-cell>
              <table:table-cell office:value-type="float" office:value="23.6360620982">
                <text:p>23.6360620982</text:p>
              </table:table-cell>
              <table:table-cell office:value-type="float" office:value="29.5594210699">
                <text:p>29.5594210699</text:p>
              </table:table-cell>
              <table:table-cell office:value-type="float" office:value="39.1468295413">
                <text:p>39.1468295413</text:p>
              </table:table-cell>
              <table:table-cell office:value-type="float" office:value="47.0767855298">
                <text:p>47.0767855298</text:p>
              </table:table-cell>
              <table:table-cell office:value-type="float" office:value="52.8757804283">
                <text:p>52.8757804283</text:p>
              </table:table-cell>
              <table:table-cell office:value-type="float" office:value="61.2298000583">
                <text:p>61.2298000583</text:p>
              </table:table-cell>
              <table:table-cell office:value-type="float" office:value="66.7183856789">
                <text:p>66.7183856789</text:p>
              </table:table-cell>
              <table:table-cell office:value-type="float" office:value="71.7737719954">
                <text:p>71.7737719954</text:p>
              </table:table-cell>
              <table:table-cell office:value-type="float" office:value="77.4457894097">
                <text:p>77.4457894097</text:p>
              </table:table-cell>
              <table:table-cell office:value-type="float" office:value="81.1446425475">
                <text:p>81.1446425475</text:p>
              </table:table-cell>
              <table:table-cell office:value-type="float" office:value="86.1382791416">
                <text:p>86.1382791416</text:p>
              </table:table-cell>
              <table:table-cell office:value-type="float" office:value="91.7028813832">
                <text:p>91.7028813832</text:p>
              </table:table-cell>
              <table:table-cell office:value-type="float" office:value="98.3079773933">
                <text:p>98.3079773933</text:p>
              </table:table-cell>
              <table:table-cell office:value-type="float" office:value="108.093674944">
                <text:p>108.093674944</text:p>
              </table:table-cell>
              <table:table-cell office:value-type="float" office:value="111.190406199">
                <text:p>111.190406199</text:p>
              </table:table-cell>
              <table:table-cell office:value-type="float" office:value="120.853799107">
                <text:p>120.853799107</text:p>
              </table:table-cell>
              <table:table-cell office:value-type="float" office:value="129.787667207">
                <text:p>129.787667207</text:p>
              </table:table-cell>
              <table:table-cell office:value-type="float" office:value="142.500746919">
                <text:p>142.500746919</text:p>
              </table:table-cell>
              <table:table-cell office:value-type="float" office:value="154.818468266">
                <text:p>154.818468266</text:p>
              </table:table-cell>
              <table:table-cell office:value-type="float" office:value="174.712976378">
                <text:p>174.712976378</text:p>
              </table:table-cell>
              <table:table-cell office:value-type="float" office:value="204.127923756">
                <text:p>204.127923756</text:p>
              </table:table-cell>
              <table:table-cell office:value-type="float" office:value="235.718902722">
                <text:p>235.718902722</text:p>
              </table:table-cell>
              <table:table-cell office:value-type="float" office:value="276.709094769">
                <text:p>276.709094769</text:p>
              </table:table-cell>
              <table:table-cell office:value-type="float" office:value="322.51171589">
                <text:p>322.51171589</text:p>
              </table:table-cell>
              <table:table-cell office:value-type="float" office:value="393.757726717">
                <text:p>393.757726717</text:p>
              </table:table-cell>
              <table:table-cell office:value-type="float" office:value="590.038084408">
                <text:p>590.038084408</text:p>
              </table:table-cell>
              <table:table-cell office:value-type="float" office:value="703.219536087">
                <text:p>703.219536087</text:p>
              </table:table-cell>
              <table:table-cell office:value-type="float" office:value="823.895384208">
                <text:p>823.895384208</text:p>
              </table:table-cell>
              <table:table-cell office:value-type="float" office:value="1101.29159169">
                <text:p>1101.29159169</text:p>
              </table:table-cell>
            </table:table-row>
            <table:table-row>
              <table:table-cell office:value-type="string">
                <text:p>NEW fuzzy_token inc 1 dec half w/ thresholds 0.3 and 0.8</text:p>
                <draw:g>
                  <svg:desc>'comparison many modes and extravaganzas'.A15:'comparison many modes and extravaganzas'.A15</svg:desc>
                </draw:g>
              </table:table-cell>
              <table:table-cell office:value-type="float" office:value="5.15586575951">
                <text:p>5.15586575951</text:p>
                <draw:g>
                  <svg:desc>'comparison many modes and extravaganzas'.B15:'comparison many modes and extravaganzas'.AO15</svg:desc>
                </draw:g>
              </table:table-cell>
              <table:table-cell office:value-type="float" office:value="5.36718372809">
                <text:p>5.36718372809</text:p>
              </table:table-cell>
              <table:table-cell office:value-type="float" office:value="5.56440175022">
                <text:p>5.56440175022</text:p>
              </table:table-cell>
              <table:table-cell office:value-type="float" office:value="5.87729112404">
                <text:p>5.87729112404</text:p>
              </table:table-cell>
              <table:table-cell office:value-type="float" office:value="6.21889890176">
                <text:p>6.21889890176</text:p>
              </table:table-cell>
              <table:table-cell office:value-type="float" office:value="6.67969054932">
                <text:p>6.67969054932</text:p>
              </table:table-cell>
              <table:table-cell office:value-type="float" office:value="7.29182096869">
                <text:p>7.29182096869</text:p>
              </table:table-cell>
              <table:table-cell office:value-type="float" office:value="8.1548271836">
                <text:p>8.1548271836</text:p>
              </table:table-cell>
              <table:table-cell office:value-type="float" office:value="8.92394563054">
                <text:p>8.92394563054</text:p>
              </table:table-cell>
              <table:table-cell office:value-type="float" office:value="10.0842145345">
                <text:p>10.0842145345</text:p>
              </table:table-cell>
              <table:table-cell office:value-type="float" office:value="12.6083006428">
                <text:p>12.6083006428</text:p>
              </table:table-cell>
              <table:table-cell office:value-type="float" office:value="13.7634181529">
                <text:p>13.7634181529</text:p>
              </table:table-cell>
              <table:table-cell office:value-type="float" office:value="17.3026582653">
                <text:p>17.3026582653</text:p>
              </table:table-cell>
              <table:table-cell office:value-type="float" office:value="20.6719227431">
                <text:p>20.6719227431</text:p>
              </table:table-cell>
              <table:table-cell office:value-type="float" office:value="26.4908651498">
                <text:p>26.4908651498</text:p>
              </table:table-cell>
              <table:table-cell office:value-type="float" office:value="32.905131395">
                <text:p>32.905131395</text:p>
              </table:table-cell>
              <table:table-cell office:value-type="float" office:value="42.0764548184">
                <text:p>42.0764548184</text:p>
              </table:table-cell>
              <table:table-cell office:value-type="float" office:value="53.3974778796">
                <text:p>53.3974778796</text:p>
              </table:table-cell>
              <table:table-cell office:value-type="float" office:value="60.7703906652">
                <text:p>60.7703906652</text:p>
              </table:table-cell>
              <table:table-cell office:value-type="float" office:value="73.2521672962">
                <text:p>73.2521672962</text:p>
              </table:table-cell>
              <table:table-cell office:value-type="float" office:value="79.8310088622">
                <text:p>79.8310088622</text:p>
              </table:table-cell>
              <table:table-cell office:value-type="float" office:value="86.2908906053">
                <text:p>86.2908906053</text:p>
              </table:table-cell>
              <table:table-cell office:value-type="float" office:value="95.2299577728">
                <text:p>95.2299577728</text:p>
              </table:table-cell>
              <table:table-cell office:value-type="float" office:value="102.131990455">
                <text:p>102.131990455</text:p>
              </table:table-cell>
              <table:table-cell office:value-type="float" office:value="109.543298584">
                <text:p>109.543298584</text:p>
              </table:table-cell>
              <table:table-cell office:value-type="float" office:value="120.321144283">
                <text:p>120.321144283</text:p>
              </table:table-cell>
              <table:table-cell office:value-type="float" office:value="128.034570429">
                <text:p>128.034570429</text:p>
              </table:table-cell>
              <table:table-cell office:value-type="float" office:value="138.669067276">
                <text:p>138.669067276</text:p>
              </table:table-cell>
              <table:table-cell office:value-type="float" office:value="157.312601216">
                <text:p>157.312601216</text:p>
              </table:table-cell>
              <table:table-cell office:value-type="float" office:value="165.895353152">
                <text:p>165.895353152</text:p>
              </table:table-cell>
              <table:table-cell office:value-type="float" office:value="190.438544177">
                <text:p>190.438544177</text:p>
              </table:table-cell>
              <table:table-cell office:value-type="float" office:value="212.919960139">
                <text:p>212.919960139</text:p>
              </table:table-cell>
              <table:table-cell office:value-type="float" office:value="238.573448525">
                <text:p>238.573448525</text:p>
              </table:table-cell>
              <table:table-cell office:value-type="float" office:value="300.669431419">
                <text:p>300.669431419</text:p>
              </table:table-cell>
              <table:table-cell office:value-type="float" office:value="350.110939984">
                <text:p>350.110939984</text:p>
              </table:table-cell>
              <table:table-cell office:value-type="float" office:value="426.82632469">
                <text:p>426.82632469</text:p>
              </table:table-cell>
              <table:table-cell office:value-type="float" office:value="508.990369121">
                <text:p>508.990369121</text:p>
              </table:table-cell>
              <table:table-cell office:value-type="float" office:value="683.950268761">
                <text:p>683.950268761</text:p>
              </table:table-cell>
              <table:table-cell office:value-type="float" office:value="830.817978696">
                <text:p>830.817978696</text:p>
              </table:table-cell>
              <table:table-cell office:value-type="float" office:value="1039.91243762">
                <text:p>1039.91243762</text:p>
              </table:table-cell>
            </table:table-row>
            <table:table-row>
              <table:table-cell office:value-type="string">
                <text:p>NEW fuzzy_token inc 1 dec half w/ thresholds 0.2 and 0.8 cheat weights</text:p>
                <draw:g>
                  <svg:desc>'comparison many modes and extravaganzas'.A16:'comparison many modes and extravaganzas'.A16</svg:desc>
                </draw:g>
              </table:table-cell>
              <table:table-cell office:value-type="float" office:value="5.10219431308">
                <text:p>5.10219431308</text:p>
                <draw:g>
                  <svg:desc>'comparison many modes and extravaganzas'.B16:'comparison many modes and extravaganzas'.AO16</svg:desc>
                </draw:g>
              </table:table-cell>
              <table:table-cell office:value-type="float" office:value="5.222734363">
                <text:p>5.222734363</text:p>
              </table:table-cell>
              <table:table-cell office:value-type="float" office:value="5.34006753371">
                <text:p>5.34006753371</text:p>
              </table:table-cell>
              <table:table-cell office:value-type="float" office:value="5.53774311793">
                <text:p>5.53774311793</text:p>
              </table:table-cell>
              <table:table-cell office:value-type="float" office:value="5.70099585536">
                <text:p>5.70099585536</text:p>
              </table:table-cell>
              <table:table-cell office:value-type="float" office:value="5.90989724774">
                <text:p>5.90989724774</text:p>
              </table:table-cell>
              <table:table-cell office:value-type="float" office:value="6.1566868895">
                <text:p>6.1566868895</text:p>
              </table:table-cell>
              <table:table-cell office:value-type="float" office:value="6.44346594946">
                <text:p>6.44346594946</text:p>
              </table:table-cell>
              <table:table-cell office:value-type="float" office:value="6.8268801019">
                <text:p>6.8268801019</text:p>
              </table:table-cell>
              <table:table-cell office:value-type="float" office:value="7.23282667623">
                <text:p>7.23282667623</text:p>
              </table:table-cell>
              <table:table-cell office:value-type="float" office:value="7.69071694058">
                <text:p>7.69071694058</text:p>
              </table:table-cell>
              <table:table-cell office:value-type="float" office:value="8.36264245001">
                <text:p>8.36264245001</text:p>
              </table:table-cell>
              <table:table-cell office:value-type="float" office:value="9.22563345224">
                <text:p>9.22563345224</text:p>
              </table:table-cell>
              <table:table-cell office:value-type="float" office:value="10.1164740504">
                <text:p>10.1164740504</text:p>
              </table:table-cell>
              <table:table-cell office:value-type="float" office:value="11.261501802">
                <text:p>11.261501802</text:p>
              </table:table-cell>
              <table:table-cell office:value-type="float" office:value="13.1189356779">
                <text:p>13.1189356779</text:p>
              </table:table-cell>
              <table:table-cell office:value-type="float" office:value="15.1140529367">
                <text:p>15.1140529367</text:p>
              </table:table-cell>
              <table:table-cell office:value-type="float" office:value="17.462606237">
                <text:p>17.462606237</text:p>
              </table:table-cell>
              <table:table-cell office:value-type="float" office:value="20.8715609592">
                <text:p>20.8715609592</text:p>
              </table:table-cell>
              <table:table-cell office:value-type="float" office:value="25.6400577276">
                <text:p>25.6400577276</text:p>
              </table:table-cell>
              <table:table-cell office:value-type="float" office:value="33.7506837719">
                <text:p>33.7506837719</text:p>
              </table:table-cell>
              <table:table-cell office:value-type="float" office:value="45.9744254471">
                <text:p>45.9744254471</text:p>
              </table:table-cell>
              <table:table-cell office:value-type="float" office:value="58.9242097137">
                <text:p>58.9242097137</text:p>
              </table:table-cell>
              <table:table-cell office:value-type="float" office:value="86.2267401573">
                <text:p>86.2267401573</text:p>
              </table:table-cell>
              <table:table-cell office:value-type="float" office:value="122.733154834">
                <text:p>122.733154834</text:p>
              </table:table-cell>
              <table:table-cell office:value-type="float" office:value="153.34648185">
                <text:p>153.34648185</text:p>
              </table:table-cell>
              <table:table-cell office:value-type="float" office:value="162.451113813">
                <text:p>162.451113813</text:p>
              </table:table-cell>
              <table:table-cell office:value-type="float" office:value="190.116361462">
                <text:p>190.116361462</text:p>
              </table:table-cell>
              <table:table-cell office:value-type="float" office:value="205.201030111">
                <text:p>205.201030111</text:p>
              </table:table-cell>
              <table:table-cell office:value-type="float" office:value="241.599494423">
                <text:p>241.599494423</text:p>
              </table:table-cell>
              <table:table-cell office:value-type="float" office:value="263.875602276">
                <text:p>263.875602276</text:p>
              </table:table-cell>
              <table:table-cell office:value-type="float" office:value="306.570125987">
                <text:p>306.570125987</text:p>
              </table:table-cell>
              <table:table-cell office:value-type="float" office:value="353.970296361">
                <text:p>353.970296361</text:p>
              </table:table-cell>
              <table:table-cell office:value-type="float" office:value="414.082863226">
                <text:p>414.082863226</text:p>
              </table:table-cell>
              <table:table-cell office:value-type="float" office:value="474.511229576">
                <text:p>474.511229576</text:p>
              </table:table-cell>
              <table:table-cell office:value-type="float" office:value="560.061959155">
                <text:p>560.061959155</text:p>
              </table:table-cell>
              <table:table-cell office:value-type="float" office:value="701.297294559">
                <text:p>701.297294559</text:p>
              </table:table-cell>
              <table:table-cell office:value-type="float" office:value="843.322719758">
                <text:p>843.322719758</text:p>
              </table:table-cell>
              <table:table-cell office:value-type="float" office:value="1058.68776657">
                <text:p>1058.68776657</text:p>
              </table:table-cell>
              <table:table-cell office:value-type="float" office:value="1261.93812938">
                <text:p>1261.93812938</text:p>
              </table:table-cell>
            </table:table-row>
            <table:table-row>
              <table:table-cell office:value-type="string">
                <text:p>NEW fuzzy_token inc 1 dec half w/ thresholds 0.2 and 0.8 weights</text:p>
                <draw:g>
                  <svg:desc>'comparison many modes and extravaganzas'.A17:'comparison many modes and extravaganzas'.A17</svg:desc>
                </draw:g>
              </table:table-cell>
              <table:table-cell office:value-type="float" office:value="70.7212692519">
                <text:p>70.7212692519</text:p>
                <draw:g>
                  <svg:desc>'comparison many modes and extravaganzas'.B17:'comparison many modes and extravaganzas'.AO17</svg:desc>
                </draw:g>
              </table:table-cell>
              <table:table-cell office:value-type="float" office:value="73.4159786726">
                <text:p>73.4159786726</text:p>
              </table:table-cell>
              <table:table-cell office:value-type="float" office:value="78.5468012014">
                <text:p>78.5468012014</text:p>
              </table:table-cell>
              <table:table-cell office:value-type="float" office:value="85.6641553873">
                <text:p>85.6641553873</text:p>
              </table:table-cell>
              <table:table-cell office:value-type="float" office:value="103.078690834">
                <text:p>103.078690834</text:p>
              </table:table-cell>
              <table:table-cell office:value-type="float" office:value="130.612978492">
                <text:p>130.612978492</text:p>
              </table:table-cell>
              <table:table-cell office:value-type="float" office:value="174.423838857">
                <text:p>174.423838857</text:p>
              </table:table-cell>
              <table:table-cell office:value-type="float" office:value="200.340488984">
                <text:p>200.340488984</text:p>
              </table:table-cell>
              <table:table-cell office:value-type="float" office:value="220.473774262">
                <text:p>220.473774262</text:p>
              </table:table-cell>
              <table:table-cell office:value-type="float" office:value="235.83276752">
                <text:p>235.83276752</text:p>
              </table:table-cell>
              <table:table-cell office:value-type="float" office:value="238.496374544">
                <text:p>238.496374544</text:p>
              </table:table-cell>
              <table:table-cell office:value-type="float" office:value="242.563382121">
                <text:p>242.563382121</text:p>
              </table:table-cell>
              <table:table-cell office:value-type="float" office:value="245.189593657">
                <text:p>245.189593657</text:p>
              </table:table-cell>
              <table:table-cell office:value-type="float" office:value="251.884944596">
                <text:p>251.884944596</text:p>
              </table:table-cell>
              <table:table-cell office:value-type="float" office:value="257.337997639">
                <text:p>257.337997639</text:p>
              </table:table-cell>
              <table:table-cell office:value-type="float" office:value="254.008291906">
                <text:p>254.008291906</text:p>
              </table:table-cell>
              <table:table-cell office:value-type="float" office:value="258.721184302">
                <text:p>258.721184302</text:p>
              </table:table-cell>
              <table:table-cell office:value-type="float" office:value="259.584782606">
                <text:p>259.584782606</text:p>
              </table:table-cell>
              <table:table-cell office:value-type="float" office:value="267.944286836">
                <text:p>267.944286836</text:p>
              </table:table-cell>
              <table:table-cell office:value-type="float" office:value="263.824955463">
                <text:p>263.824955463</text:p>
              </table:table-cell>
              <table:table-cell office:value-type="float" office:value="274.022050613">
                <text:p>274.022050613</text:p>
              </table:table-cell>
              <table:table-cell office:value-type="float" office:value="277.671814883">
                <text:p>277.671814883</text:p>
              </table:table-cell>
              <table:table-cell office:value-type="float" office:value="278.388147189">
                <text:p>278.388147189</text:p>
              </table:table-cell>
              <table:table-cell office:value-type="float" office:value="280.024957276">
                <text:p>280.024957276</text:p>
              </table:table-cell>
              <table:table-cell office:value-type="float" office:value="296.610304663">
                <text:p>296.610304663</text:p>
              </table:table-cell>
              <table:table-cell office:value-type="float" office:value="295.460212796">
                <text:p>295.460212796</text:p>
              </table:table-cell>
              <table:table-cell office:value-type="float" office:value="306.330092655">
                <text:p>306.330092655</text:p>
              </table:table-cell>
              <table:table-cell office:value-type="float" office:value="322.291542775">
                <text:p>322.291542775</text:p>
              </table:table-cell>
              <table:table-cell office:value-type="float" office:value="346.244585497">
                <text:p>346.244585497</text:p>
              </table:table-cell>
              <table:table-cell office:value-type="float" office:value="355.58978512">
                <text:p>355.58978512</text:p>
              </table:table-cell>
              <table:table-cell office:value-type="float" office:value="375.07494002">
                <text:p>375.07494002</text:p>
              </table:table-cell>
              <table:table-cell office:value-type="float" office:value="422.157021597">
                <text:p>422.157021597</text:p>
              </table:table-cell>
              <table:table-cell office:value-type="float" office:value="447.257830943">
                <text:p>447.257830943</text:p>
              </table:table-cell>
              <table:table-cell office:value-type="float" office:value="490.173313588">
                <text:p>490.173313588</text:p>
              </table:table-cell>
              <table:table-cell office:value-type="float" office:value="559.051484894">
                <text:p>559.051484894</text:p>
              </table:table-cell>
              <table:table-cell office:value-type="float" office:value="682.489609948">
                <text:p>682.489609948</text:p>
              </table:table-cell>
              <table:table-cell office:value-type="float" office:value="750.090548439">
                <text:p>750.090548439</text:p>
              </table:table-cell>
              <table:table-cell office:value-type="float" office:value="906.786607065">
                <text:p>906.786607065</text:p>
              </table:table-cell>
              <table:table-cell office:value-type="float" office:value="1026.82635307">
                <text:p>1026.82635307</text:p>
              </table:table-cell>
              <table:table-cell office:value-type="float" office:value="1278.44067148">
                <text:p>1278.44067148</text:p>
              </table:table-cell>
            </table:table-row>
            <table:table-row>
              <table:table-cell office:value-type="string">
                <text:p>NEW fuzzy_token inc 1 dec 1 w/ thresholds 0.2 and 0.8 weights</text:p>
                <draw:g>
                  <svg:desc>'comparison many modes and extravaganzas'.A18:'comparison many modes and extravaganzas'.A18</svg:desc>
                </draw:g>
              </table:table-cell>
              <table:table-cell office:value-type="float" office:value="69.9080307232">
                <text:p>69.9080307232</text:p>
                <draw:g>
                  <svg:desc>'comparison many modes and extravaganzas'.B18:'comparison many modes and extravaganzas'.AO18</svg:desc>
                </draw:g>
              </table:table-cell>
              <table:table-cell office:value-type="float" office:value="73.3585197279">
                <text:p>73.3585197279</text:p>
              </table:table-cell>
              <table:table-cell office:value-type="float" office:value="75.8999769972">
                <text:p>75.8999769972</text:p>
              </table:table-cell>
              <table:table-cell office:value-type="float" office:value="79.3969128536">
                <text:p>79.3969128536</text:p>
              </table:table-cell>
              <table:table-cell office:value-type="float" office:value="83.1926594795">
                <text:p>83.1926594795</text:p>
              </table:table-cell>
              <table:table-cell office:value-type="float" office:value="87.9736972047">
                <text:p>87.9736972047</text:p>
              </table:table-cell>
              <table:table-cell office:value-type="float" office:value="93.2131606305">
                <text:p>93.2131606305</text:p>
              </table:table-cell>
              <table:table-cell office:value-type="float" office:value="102.252547784">
                <text:p>102.252547784</text:p>
              </table:table-cell>
              <table:table-cell office:value-type="float" office:value="111.025445357">
                <text:p>111.025445357</text:p>
              </table:table-cell>
              <table:table-cell office:value-type="float" office:value="117.774309474">
                <text:p>117.774309474</text:p>
              </table:table-cell>
              <table:table-cell office:value-type="float" office:value="126.132365589">
                <text:p>126.132365589</text:p>
              </table:table-cell>
              <table:table-cell office:value-type="float" office:value="132.396566579">
                <text:p>132.396566579</text:p>
              </table:table-cell>
              <table:table-cell office:value-type="float" office:value="141.136703036">
                <text:p>141.136703036</text:p>
              </table:table-cell>
              <table:table-cell office:value-type="float" office:value="152.020007913">
                <text:p>152.020007913</text:p>
              </table:table-cell>
              <table:table-cell office:value-type="float" office:value="163.844770889">
                <text:p>163.844770889</text:p>
              </table:table-cell>
              <table:table-cell office:value-type="float" office:value="179.363752621">
                <text:p>179.363752621</text:p>
              </table:table-cell>
              <table:table-cell office:value-type="float" office:value="198.45188939">
                <text:p>198.45188939</text:p>
              </table:table-cell>
              <table:table-cell office:value-type="float" office:value="226.864891635">
                <text:p>226.864891635</text:p>
              </table:table-cell>
              <table:table-cell office:value-type="float" office:value="248.035439586">
                <text:p>248.035439586</text:p>
              </table:table-cell>
              <table:table-cell office:value-type="float" office:value="282.117907221">
                <text:p>282.117907221</text:p>
              </table:table-cell>
              <table:table-cell office:value-type="float" office:value="324.811674207">
                <text:p>324.811674207</text:p>
              </table:table-cell>
              <table:table-cell office:value-type="float" office:value="378.348153562">
                <text:p>378.348153562</text:p>
              </table:table-cell>
              <table:table-cell office:value-type="float" office:value="422.314473172">
                <text:p>422.314473172</text:p>
              </table:table-cell>
              <table:table-cell office:value-type="float" office:value="481.88843309">
                <text:p>481.88843309</text:p>
              </table:table-cell>
              <table:table-cell office:value-type="float" office:value="554.955015277">
                <text:p>554.955015277</text:p>
              </table:table-cell>
              <table:table-cell office:value-type="float" office:value="585.230398743">
                <text:p>585.230398743</text:p>
              </table:table-cell>
              <table:table-cell office:value-type="float" office:value="647.357218541">
                <text:p>647.357218541</text:p>
              </table:table-cell>
              <table:table-cell office:value-type="float" office:value="690.598197652">
                <text:p>690.598197652</text:p>
              </table:table-cell>
              <table:table-cell office:value-type="float" office:value="762.190518787">
                <text:p>762.190518787</text:p>
              </table:table-cell>
              <table:table-cell office:value-type="float" office:value="840.275499143">
                <text:p>840.275499143</text:p>
              </table:table-cell>
              <table:table-cell office:value-type="float" office:value="890.194291399">
                <text:p>890.194291399</text:p>
              </table:table-cell>
              <table:table-cell office:value-type="float" office:value="939.502765225">
                <text:p>939.502765225</text:p>
              </table:table-cell>
              <table:table-cell office:value-type="float" office:value="1011.20115723">
                <text:p>1011.20115723</text:p>
              </table:table-cell>
              <table:table-cell office:value-type="float" office:value="1136.75548567">
                <text:p>1136.75548567</text:p>
              </table:table-cell>
              <table:table-cell office:value-type="float" office:value="1290.08905248">
                <text:p>1290.08905248</text:p>
              </table:table-cell>
              <table:table-cell office:value-type="float" office:value="1303.85223899">
                <text:p>1303.85223899</text:p>
              </table:table-cell>
              <table:table-cell office:value-type="float" office:value="1441.05601973">
                <text:p>1441.05601973</text:p>
              </table:table-cell>
              <table:table-cell office:value-type="float" office:value="1608.02917097">
                <text:p>1608.02917097</text:p>
              </table:table-cell>
              <table:table-cell office:value-type="float" office:value="1774.02292596">
                <text:p>1774.02292596</text:p>
              </table:table-cell>
              <table:table-cell office:value-type="float" office:value="1901.9605415">
                <text:p>1901.9605415</text:p>
              </table:table-cell>
            </table:table-row>
            <table:table-row>
              <table:table-cell office:value-type="string">
                <text:p>NEW fuzzy_token inc 1 dec 1 w/ thresholds 0.2 and 0.8 cheat weights</text:p>
                <draw:g>
                  <svg:desc>'comparison many modes and extravaganzas'.A19:'comparison many modes and extravaganzas'.A19</svg:desc>
                </draw:g>
              </table:table-cell>
              <table:table-cell office:value-type="float" office:value="5.0930036579">
                <text:p>5.0930036579</text:p>
                <draw:g>
                  <svg:desc>'comparison many modes and extravaganzas'.B19:'comparison many modes and extravaganzas'.AO19</svg:desc>
                </draw:g>
              </table:table-cell>
              <table:table-cell office:value-type="float" office:value="5.19573322178">
                <text:p>5.19573322178</text:p>
              </table:table-cell>
              <table:table-cell office:value-type="float" office:value="5.32511363327">
                <text:p>5.32511363327</text:p>
              </table:table-cell>
              <table:table-cell office:value-type="float" office:value="5.46975219527">
                <text:p>5.46975219527</text:p>
              </table:table-cell>
              <table:table-cell office:value-type="float" office:value="5.578181819">
                <text:p>5.578181819</text:p>
              </table:table-cell>
              <table:table-cell office:value-type="float" office:value="5.76630026734">
                <text:p>5.76630026734</text:p>
              </table:table-cell>
              <table:table-cell office:value-type="float" office:value="5.95196812857">
                <text:p>5.95196812857</text:p>
              </table:table-cell>
              <table:table-cell office:value-type="float" office:value="6.20240124247">
                <text:p>6.20240124247</text:p>
              </table:table-cell>
              <table:table-cell office:value-type="float" office:value="6.40965013727">
                <text:p>6.40965013727</text:p>
              </table:table-cell>
              <table:table-cell office:value-type="float" office:value="6.87362375987">
                <text:p>6.87362375987</text:p>
              </table:table-cell>
              <table:table-cell office:value-type="float" office:value="7.15793204932">
                <text:p>7.15793204932</text:p>
              </table:table-cell>
              <table:table-cell office:value-type="float" office:value="7.66552833601">
                <text:p>7.66552833601</text:p>
              </table:table-cell>
              <table:table-cell office:value-type="float" office:value="8.23799367402">
                <text:p>8.23799367402</text:p>
              </table:table-cell>
              <table:table-cell office:value-type="float" office:value="8.81991589064">
                <text:p>8.81991589064</text:p>
              </table:table-cell>
              <table:table-cell office:value-type="float" office:value="10.0629551641">
                <text:p>10.0629551641</text:p>
              </table:table-cell>
              <table:table-cell office:value-type="float" office:value="11.9712114948">
                <text:p>11.9712114948</text:p>
              </table:table-cell>
              <table:table-cell office:value-type="float" office:value="14.679002468">
                <text:p>14.679002468</text:p>
              </table:table-cell>
              <table:table-cell office:value-type="float" office:value="17.328017268">
                <text:p>17.328017268</text:p>
              </table:table-cell>
              <table:table-cell office:value-type="float" office:value="30.0138234052">
                <text:p>30.0138234052</text:p>
              </table:table-cell>
              <table:table-cell office:value-type="float" office:value="45.3171535932">
                <text:p>45.3171535932</text:p>
              </table:table-cell>
              <table:table-cell office:value-type="float" office:value="82.9673981382">
                <text:p>82.9673981382</text:p>
              </table:table-cell>
              <table:table-cell office:value-type="float" office:value="142.59520523">
                <text:p>142.59520523</text:p>
              </table:table-cell>
              <table:table-cell office:value-type="float" office:value="237.741164547">
                <text:p>237.741164547</text:p>
              </table:table-cell>
              <table:table-cell office:value-type="float" office:value="286.827154344">
                <text:p>286.827154344</text:p>
              </table:table-cell>
              <table:table-cell office:value-type="float" office:value="326.306723406">
                <text:p>326.306723406</text:p>
              </table:table-cell>
              <table:table-cell office:value-type="float" office:value="391.760297455">
                <text:p>391.760297455</text:p>
              </table:table-cell>
              <table:table-cell office:value-type="float" office:value="461.467569112">
                <text:p>461.467569112</text:p>
              </table:table-cell>
              <table:table-cell office:value-type="float" office:value="545.431050276">
                <text:p>545.431050276</text:p>
              </table:table-cell>
              <table:table-cell office:value-type="float" office:value="592.218475235">
                <text:p>592.218475235</text:p>
              </table:table-cell>
              <table:table-cell office:value-type="float" office:value="653.417098926">
                <text:p>653.417098926</text:p>
              </table:table-cell>
              <table:table-cell office:value-type="float" office:value="744.78268129">
                <text:p>744.78268129</text:p>
              </table:table-cell>
              <table:table-cell office:value-type="float" office:value="832.97808436">
                <text:p>832.97808436</text:p>
              </table:table-cell>
              <table:table-cell office:value-type="float" office:value="938.962041026">
                <text:p>938.962041026</text:p>
              </table:table-cell>
              <table:table-cell office:value-type="float" office:value="973.779271048">
                <text:p>973.779271048</text:p>
              </table:table-cell>
              <table:table-cell office:value-type="float" office:value="1085.11360518">
                <text:p>1085.11360518</text:p>
              </table:table-cell>
              <table:table-cell office:value-type="float" office:value="1218.58844126">
                <text:p>1218.58844126</text:p>
              </table:table-cell>
              <table:table-cell office:value-type="float" office:value="1434.47739382">
                <text:p>1434.47739382</text:p>
              </table:table-cell>
              <table:table-cell office:value-type="float" office:value="1519.18725506">
                <text:p>1519.18725506</text:p>
              </table:table-cell>
              <table:table-cell office:value-type="float" office:value="1684.66724649">
                <text:p>1684.66724649</text:p>
              </table:table-cell>
              <table:table-cell office:value-type="float" office:value="1837.65949939">
                <text:p>1837.65949939</text:p>
              </table:table-cell>
            </table:table-row>
            <table:table-row>
              <table:table-cell office:value-type="string">
                <text:p>NEW fuzzy_token inc 1 dec half w/ thresholds 0.001 and 0.999</text:p>
                <draw:g>
                  <svg:desc>'comparison many modes and extravaganzas'.A20:'comparison many modes and extravaganzas'.A20</svg:desc>
                </draw:g>
              </table:table-cell>
              <table:table-cell office:value-type="float" office:value="5.138638981">
                <text:p>5.138638981</text:p>
                <draw:g>
                  <svg:desc>'comparison many modes and extravaganzas'.B20:'comparison many modes and extravaganzas'.AO20</svg:desc>
                </draw:g>
              </table:table-cell>
              <table:table-cell office:value-type="float" office:value="5.35705630269">
                <text:p>5.35705630269</text:p>
              </table:table-cell>
              <table:table-cell office:value-type="float" office:value="5.52861296782">
                <text:p>5.52861296782</text:p>
              </table:table-cell>
              <table:table-cell office:value-type="float" office:value="5.84694794429">
                <text:p>5.84694794429</text:p>
              </table:table-cell>
              <table:table-cell office:value-type="float" office:value="6.15769553111">
                <text:p>6.15769553111</text:p>
              </table:table-cell>
              <table:table-cell office:value-type="float" office:value="6.48091541635">
                <text:p>6.48091541635</text:p>
              </table:table-cell>
              <table:table-cell office:value-type="float" office:value="7.20652515609">
                <text:p>7.20652515609</text:p>
              </table:table-cell>
              <table:table-cell office:value-type="float" office:value="7.74415093635">
                <text:p>7.74415093635</text:p>
              </table:table-cell>
              <table:table-cell office:value-type="float" office:value="8.34552376574">
                <text:p>8.34552376574</text:p>
              </table:table-cell>
              <table:table-cell office:value-type="float" office:value="9.53353792955">
                <text:p>9.53353792955</text:p>
              </table:table-cell>
              <table:table-cell office:value-type="float" office:value="10.3811545116">
                <text:p>10.3811545116</text:p>
              </table:table-cell>
              <table:table-cell office:value-type="float" office:value="12.1015138559">
                <text:p>12.1015138559</text:p>
              </table:table-cell>
              <table:table-cell office:value-type="float" office:value="14.1504183083">
                <text:p>14.1504183083</text:p>
              </table:table-cell>
              <table:table-cell office:value-type="float" office:value="16.0486324268">
                <text:p>16.0486324268</text:p>
              </table:table-cell>
              <table:table-cell office:value-type="float" office:value="18.5115614702">
                <text:p>18.5115614702</text:p>
              </table:table-cell>
              <table:table-cell office:value-type="float" office:value="23.2176733836">
                <text:p>23.2176733836</text:p>
              </table:table-cell>
              <table:table-cell office:value-type="float" office:value="27.2552226549">
                <text:p>27.2552226549</text:p>
              </table:table-cell>
              <table:table-cell office:value-type="float" office:value="33.9713610704">
                <text:p>33.9713610704</text:p>
              </table:table-cell>
              <table:table-cell office:value-type="float" office:value="40.5564451614">
                <text:p>40.5564451614</text:p>
              </table:table-cell>
              <table:table-cell office:value-type="float" office:value="49.7280028109">
                <text:p>49.7280028109</text:p>
              </table:table-cell>
              <table:table-cell office:value-type="float" office:value="60.7035547725">
                <text:p>60.7035547725</text:p>
              </table:table-cell>
              <table:table-cell office:value-type="float" office:value="76.535680182">
                <text:p>76.535680182</text:p>
              </table:table-cell>
              <table:table-cell office:value-type="float" office:value="87.0200294239">
                <text:p>87.0200294239</text:p>
              </table:table-cell>
              <table:table-cell office:value-type="float" office:value="110.263083213">
                <text:p>110.263083213</text:p>
              </table:table-cell>
              <table:table-cell office:value-type="float" office:value="134.267975202">
                <text:p>134.267975202</text:p>
              </table:table-cell>
              <table:table-cell office:value-type="float" office:value="160.620336931">
                <text:p>160.620336931</text:p>
              </table:table-cell>
              <table:table-cell office:value-type="float" office:value="184.050666529">
                <text:p>184.050666529</text:p>
              </table:table-cell>
              <table:table-cell office:value-type="float" office:value="215.217575423">
                <text:p>215.217575423</text:p>
              </table:table-cell>
              <table:table-cell office:value-type="float" office:value="239.874848539">
                <text:p>239.874848539</text:p>
              </table:table-cell>
              <table:table-cell office:value-type="float" office:value="272.446651507">
                <text:p>272.446651507</text:p>
              </table:table-cell>
              <table:table-cell office:value-type="float" office:value="339.608482079">
                <text:p>339.608482079</text:p>
              </table:table-cell>
              <table:table-cell office:value-type="float" office:value="397.854680582">
                <text:p>397.854680582</text:p>
              </table:table-cell>
              <table:table-cell office:value-type="float" office:value="458.01322933">
                <text:p>458.01322933</text:p>
              </table:table-cell>
              <table:table-cell office:value-type="float" office:value="579.035512837">
                <text:p>579.035512837</text:p>
              </table:table-cell>
              <table:table-cell office:value-type="float" office:value="623.206840821">
                <text:p>623.206840821</text:p>
              </table:table-cell>
              <table:table-cell office:value-type="float" office:value="796.296031955">
                <text:p>796.296031955</text:p>
              </table:table-cell>
              <table:table-cell office:value-type="float" office:value="970.348193473">
                <text:p>970.348193473</text:p>
              </table:table-cell>
              <table:table-cell office:value-type="float" office:value="1054.85597516">
                <text:p>1054.85597516</text:p>
              </table:table-cell>
              <table:table-cell office:value-type="float" office:value="1264.2264807">
                <text:p>1264.2264807</text:p>
              </table:table-cell>
              <table:table-cell office:value-type="float" office:value="1424.53349092">
                <text:p>1424.53349092</text:p>
              </table:table-cell>
            </table:table-row>
            <table:table-row>
              <table:table-cell office:value-type="string">
                <text:p>NEW NEW fuzzy_token inc dec half w/threshold 0.001 and 0.999 and window limit 3</text:p>
                <draw:g>
                  <svg:desc>'comparison many modes and extravaganzas'.A21:'comparison many modes and extravaganzas'.A21</svg:desc>
                </draw:g>
              </table:table-cell>
              <table:table-cell office:value-type="float" office:value="5.23079700447">
                <text:p>5.23079700447</text:p>
                <draw:g>
                  <svg:desc>'comparison many modes and extravaganzas'.B21:'comparison many modes and extravaganzas'.AO21</svg:desc>
                </draw:g>
              </table:table-cell>
              <table:table-cell office:value-type="float" office:value="5.56746397859">
                <text:p>5.56746397859</text:p>
              </table:table-cell>
              <table:table-cell office:value-type="float" office:value="5.9142018248">
                <text:p>5.9142018248</text:p>
              </table:table-cell>
              <table:table-cell office:value-type="float" office:value="6.52015500463">
                <text:p>6.52015500463</text:p>
              </table:table-cell>
              <table:table-cell office:value-type="float" office:value="7.21891031308">
                <text:p>7.21891031308</text:p>
              </table:table-cell>
              <table:table-cell office:value-type="float" office:value="8.02325973623">
                <text:p>8.02325973623</text:p>
              </table:table-cell>
              <table:table-cell office:value-type="float" office:value="9.45236639503">
                <text:p>9.45236639503</text:p>
              </table:table-cell>
              <table:table-cell office:value-type="float" office:value="10.983140484">
                <text:p>10.983140484</text:p>
              </table:table-cell>
              <table:table-cell office:value-type="float" office:value="13.4047189638">
                <text:p>13.4047189638</text:p>
              </table:table-cell>
              <table:table-cell office:value-type="float" office:value="14.8360926373">
                <text:p>14.8360926373</text:p>
              </table:table-cell>
              <table:table-cell office:value-type="float" office:value="18.5730409633">
                <text:p>18.5730409633</text:p>
              </table:table-cell>
              <table:table-cell office:value-type="float" office:value="21.8308919243">
                <text:p>21.8308919243</text:p>
              </table:table-cell>
              <table:table-cell office:value-type="float" office:value="25.9930338064">
                <text:p>25.9930338064</text:p>
              </table:table-cell>
              <table:table-cell office:value-type="float" office:value="29.837196881">
                <text:p>29.837196881</text:p>
              </table:table-cell>
              <table:table-cell office:value-type="float" office:value="36.2935929757">
                <text:p>36.2935929757</text:p>
              </table:table-cell>
              <table:table-cell office:value-type="float" office:value="42.5237567462">
                <text:p>42.5237567462</text:p>
              </table:table-cell>
              <table:table-cell office:value-type="float" office:value="50.7849528557">
                <text:p>50.7849528557</text:p>
              </table:table-cell>
              <table:table-cell office:value-type="float" office:value="58.8110266146">
                <text:p>58.8110266146</text:p>
              </table:table-cell>
              <table:table-cell office:value-type="float" office:value="67.7359878976">
                <text:p>67.7359878976</text:p>
              </table:table-cell>
              <table:table-cell office:value-type="float" office:value="76.0169840149">
                <text:p>76.0169840149</text:p>
              </table:table-cell>
              <table:table-cell office:value-type="float" office:value="87.1958693676">
                <text:p>87.1958693676</text:p>
              </table:table-cell>
              <table:table-cell office:value-type="float" office:value="100.364341479">
                <text:p>100.364341479</text:p>
              </table:table-cell>
              <table:table-cell office:value-type="float" office:value="115.207484369">
                <text:p>115.207484369</text:p>
              </table:table-cell>
              <table:table-cell office:value-type="float" office:value="129.435599719">
                <text:p>129.435599719</text:p>
              </table:table-cell>
              <table:table-cell office:value-type="float" office:value="141.838558173">
                <text:p>141.838558173</text:p>
              </table:table-cell>
              <table:table-cell office:value-type="float" office:value="165.175977081">
                <text:p>165.175977081</text:p>
              </table:table-cell>
              <table:table-cell office:value-type="float" office:value="192.034018138">
                <text:p>192.034018138</text:p>
              </table:table-cell>
              <table:table-cell office:value-type="float" office:value="222.62686035">
                <text:p>222.62686035</text:p>
              </table:table-cell>
              <table:table-cell office:value-type="float" office:value="246.052233662">
                <text:p>246.052233662</text:p>
              </table:table-cell>
              <table:table-cell office:value-type="float" office:value="283.834191483">
                <text:p>283.834191483</text:p>
              </table:table-cell>
              <table:table-cell office:value-type="float" office:value="340.413829795">
                <text:p>340.413829795</text:p>
              </table:table-cell>
              <table:table-cell office:value-type="float" office:value="403.298817339">
                <text:p>403.298817339</text:p>
              </table:table-cell>
              <table:table-cell office:value-type="float" office:value="465.503466059">
                <text:p>465.503466059</text:p>
              </table:table-cell>
              <table:table-cell office:value-type="float" office:value="555.694760488">
                <text:p>555.694760488</text:p>
              </table:table-cell>
              <table:table-cell office:value-type="float" office:value="676.191237418">
                <text:p>676.191237418</text:p>
              </table:table-cell>
              <table:table-cell office:value-type="float" office:value="753.270658049">
                <text:p>753.270658049</text:p>
              </table:table-cell>
              <table:table-cell office:value-type="float" office:value="929.131688755">
                <text:p>929.131688755</text:p>
              </table:table-cell>
              <table:table-cell office:value-type="float" office:value="1117.43865561">
                <text:p>1117.43865561</text:p>
              </table:table-cell>
              <table:table-cell office:value-type="float" office:value="1259.77265585">
                <text:p>1259.77265585</text:p>
              </table:table-cell>
              <table:table-cell office:value-type="float" office:value="1461.56027056">
                <text:p>1461.56027056</text:p>
              </table:table-cell>
            </table:table-row>
            <table:table-row>
              <table:table-cell office:value-type="string">
                <text:p>NEW NEW fuzzy_token inc dec half w/threshold 0.001 and 0.999 and window limit 10</text:p>
                <draw:g>
                  <svg:desc>'comparison many modes and extravaganzas'.A22:'comparison many modes and extravaganzas'.A22</svg:desc>
                </draw:g>
              </table:table-cell>
              <table:table-cell office:value-type="float" office:value="5.34952698582">
                <text:p>5.34952698582</text:p>
                <draw:g>
                  <svg:desc>'comparison many modes and extravaganzas'.B22:'comparison many modes and extravaganzas'.AO22</svg:desc>
                </draw:g>
              </table:table-cell>
              <table:table-cell office:value-type="float" office:value="6.0043171118">
                <text:p>6.0043171118</text:p>
              </table:table-cell>
              <table:table-cell office:value-type="float" office:value="6.95482308402">
                <text:p>6.95482308402</text:p>
              </table:table-cell>
              <table:table-cell office:value-type="float" office:value="8.59315955391">
                <text:p>8.59315955391</text:p>
              </table:table-cell>
              <table:table-cell office:value-type="float" office:value="10.8973446516">
                <text:p>10.8973446516</text:p>
              </table:table-cell>
              <table:table-cell office:value-type="float" office:value="13.5092334374">
                <text:p>13.5092334374</text:p>
              </table:table-cell>
              <table:table-cell office:value-type="float" office:value="17.2286847963">
                <text:p>17.2286847963</text:p>
              </table:table-cell>
              <table:table-cell office:value-type="float" office:value="21.9753227864">
                <text:p>21.9753227864</text:p>
              </table:table-cell>
              <table:table-cell office:value-type="float" office:value="27.7042764089">
                <text:p>27.7042764089</text:p>
              </table:table-cell>
              <table:table-cell office:value-type="float" office:value="32.4779157266">
                <text:p>32.4779157266</text:p>
              </table:table-cell>
              <table:table-cell office:value-type="float" office:value="37.6646181329">
                <text:p>37.6646181329</text:p>
              </table:table-cell>
              <table:table-cell office:value-type="float" office:value="42.7775302056">
                <text:p>42.7775302056</text:p>
              </table:table-cell>
              <table:table-cell office:value-type="float" office:value="49.4967949275">
                <text:p>49.4967949275</text:p>
              </table:table-cell>
              <table:table-cell office:value-type="float" office:value="54.6806370744">
                <text:p>54.6806370744</text:p>
              </table:table-cell>
              <table:table-cell office:value-type="float" office:value="62.0961134353">
                <text:p>62.0961134353</text:p>
              </table:table-cell>
              <table:table-cell office:value-type="float" office:value="66.2017238211">
                <text:p>66.2017238211</text:p>
              </table:table-cell>
              <table:table-cell office:value-type="float" office:value="74.9848629341">
                <text:p>74.9848629341</text:p>
              </table:table-cell>
              <table:table-cell office:value-type="float" office:value="81.182798618">
                <text:p>81.182798618</text:p>
              </table:table-cell>
              <table:table-cell office:value-type="float" office:value="90.0736468158">
                <text:p>90.0736468158</text:p>
              </table:table-cell>
              <table:table-cell office:value-type="float" office:value="97.0809322532">
                <text:p>97.0809322532</text:p>
              </table:table-cell>
              <table:table-cell office:value-type="float" office:value="108.674977401">
                <text:p>108.674977401</text:p>
              </table:table-cell>
              <table:table-cell office:value-type="float" office:value="120.723251919">
                <text:p>120.723251919</text:p>
              </table:table-cell>
              <table:table-cell office:value-type="float" office:value="132.194313252">
                <text:p>132.194313252</text:p>
              </table:table-cell>
              <table:table-cell office:value-type="float" office:value="149.814879806">
                <text:p>149.814879806</text:p>
              </table:table-cell>
              <table:table-cell office:value-type="float" office:value="160.771739945">
                <text:p>160.771739945</text:p>
              </table:table-cell>
              <table:table-cell office:value-type="float" office:value="183.76785502">
                <text:p>183.76785502</text:p>
              </table:table-cell>
              <table:table-cell office:value-type="float" office:value="206.307269785">
                <text:p>206.307269785</text:p>
              </table:table-cell>
              <table:table-cell office:value-type="float" office:value="233.735614238">
                <text:p>233.735614238</text:p>
              </table:table-cell>
              <table:table-cell office:value-type="float" office:value="263.745710623">
                <text:p>263.745710623</text:p>
              </table:table-cell>
              <table:table-cell office:value-type="float" office:value="314.53785332">
                <text:p>314.53785332</text:p>
              </table:table-cell>
              <table:table-cell office:value-type="float" office:value="357.718795822">
                <text:p>357.718795822</text:p>
              </table:table-cell>
              <table:table-cell office:value-type="float" office:value="404.349513237">
                <text:p>404.349513237</text:p>
              </table:table-cell>
              <table:table-cell office:value-type="float" office:value="480.635735234">
                <text:p>480.635735234</text:p>
              </table:table-cell>
              <table:table-cell office:value-type="float" office:value="581.998782492">
                <text:p>581.998782492</text:p>
              </table:table-cell>
              <table:table-cell office:value-type="float" office:value="694.934850347">
                <text:p>694.934850347</text:p>
              </table:table-cell>
              <table:table-cell office:value-type="float" office:value="869.315813621">
                <text:p>869.315813621</text:p>
              </table:table-cell>
              <table:table-cell office:value-type="float" office:value="956.523347341">
                <text:p>956.523347341</text:p>
              </table:table-cell>
              <table:table-cell office:value-type="float" office:value="1137.26717693">
                <text:p>1137.26717693</text:p>
              </table:table-cell>
              <table:table-cell office:value-type="float" office:value="1312.30349594">
                <text:p>1312.30349594</text:p>
              </table:table-cell>
              <table:table-cell office:value-type="float" office:value="1523.91134574">
                <text:p>1523.91134574</text:p>
              </table:table-cell>
            </table:table-row>
            <table:table-row>
              <table:table-cell office:value-type="string">
                <text:p>NEW NEW fuzzy_token inc dec half w/threshold 0.2 and 0.8 and window limit 3</text:p>
                <draw:g>
                  <svg:desc>'comparison many modes and extravaganzas'.A23:'comparison many modes and extravaganzas'.A23</svg:desc>
                </draw:g>
              </table:table-cell>
              <table:table-cell office:value-type="float" office:value="5.20184334939">
                <text:p>5.20184334939</text:p>
                <draw:g>
                  <svg:desc>'comparison many modes and extravaganzas'.B23:'comparison many modes and extravaganzas'.AO23</svg:desc>
                </draw:g>
              </table:table-cell>
              <table:table-cell office:value-type="float" office:value="5.51383105706">
                <text:p>5.51383105706</text:p>
              </table:table-cell>
              <table:table-cell office:value-type="float" office:value="5.93510631194">
                <text:p>5.93510631194</text:p>
              </table:table-cell>
              <table:table-cell office:value-type="float" office:value="6.65756836356">
                <text:p>6.65756836356</text:p>
              </table:table-cell>
              <table:table-cell office:value-type="float" office:value="7.08524015645">
                <text:p>7.08524015645</text:p>
              </table:table-cell>
              <table:table-cell office:value-type="float" office:value="8.29757025955">
                <text:p>8.29757025955</text:p>
              </table:table-cell>
              <table:table-cell office:value-type="float" office:value="9.51786397069">
                <text:p>9.51786397069</text:p>
              </table:table-cell>
              <table:table-cell office:value-type="float" office:value="10.7973062591">
                <text:p>10.7973062591</text:p>
              </table:table-cell>
              <table:table-cell office:value-type="float" office:value="12.7160010507">
                <text:p>12.7160010507</text:p>
              </table:table-cell>
              <table:table-cell office:value-type="float" office:value="15.272886516">
                <text:p>15.272886516</text:p>
              </table:table-cell>
              <table:table-cell office:value-type="float" office:value="18.0520933564">
                <text:p>18.0520933564</text:p>
              </table:table-cell>
              <table:table-cell office:value-type="float" office:value="22.2557389678">
                <text:p>22.2557389678</text:p>
              </table:table-cell>
              <table:table-cell office:value-type="float" office:value="26.7756153803">
                <text:p>26.7756153803</text:p>
              </table:table-cell>
              <table:table-cell office:value-type="float" office:value="32.777423413">
                <text:p>32.777423413</text:p>
              </table:table-cell>
              <table:table-cell office:value-type="float" office:value="37.862630122">
                <text:p>37.862630122</text:p>
              </table:table-cell>
              <table:table-cell office:value-type="float" office:value="44.6518162768">
                <text:p>44.6518162768</text:p>
              </table:table-cell>
              <table:table-cell office:value-type="float" office:value="53.4654068288">
                <text:p>53.4654068288</text:p>
              </table:table-cell>
              <table:table-cell office:value-type="float" office:value="58.8321378523">
                <text:p>58.8321378523</text:p>
              </table:table-cell>
              <table:table-cell office:value-type="float" office:value="68.3713212946">
                <text:p>68.3713212946</text:p>
              </table:table-cell>
              <table:table-cell office:value-type="float" office:value="77.3960894465">
                <text:p>77.3960894465</text:p>
              </table:table-cell>
              <table:table-cell office:value-type="float" office:value="83.8092573434">
                <text:p>83.8092573434</text:p>
              </table:table-cell>
              <table:table-cell office:value-type="float" office:value="91.2983082896">
                <text:p>91.2983082896</text:p>
              </table:table-cell>
              <table:table-cell office:value-type="float" office:value="99.7222573048">
                <text:p>99.7222573048</text:p>
              </table:table-cell>
              <table:table-cell office:value-type="float" office:value="106.071294221">
                <text:p>106.071294221</text:p>
              </table:table-cell>
              <table:table-cell office:value-type="float" office:value="115.668900654">
                <text:p>115.668900654</text:p>
              </table:table-cell>
              <table:table-cell office:value-type="float" office:value="124.812307824">
                <text:p>124.812307824</text:p>
              </table:table-cell>
              <table:table-cell office:value-type="float" office:value="132.687011411">
                <text:p>132.687011411</text:p>
              </table:table-cell>
              <table:table-cell office:value-type="float" office:value="147.011344307">
                <text:p>147.011344307</text:p>
              </table:table-cell>
              <table:table-cell office:value-type="float" office:value="165.75950351">
                <text:p>165.75950351</text:p>
              </table:table-cell>
              <table:table-cell office:value-type="float" office:value="175.603780617">
                <text:p>175.603780617</text:p>
              </table:table-cell>
              <table:table-cell office:value-type="float" office:value="198.159526247">
                <text:p>198.159526247</text:p>
              </table:table-cell>
              <table:table-cell office:value-type="float" office:value="218.34068">
                <text:p>218.34068</text:p>
              </table:table-cell>
              <table:table-cell office:value-type="float" office:value="256.436152031">
                <text:p>256.436152031</text:p>
              </table:table-cell>
              <table:table-cell office:value-type="float" office:value="305.452584391">
                <text:p>305.452584391</text:p>
              </table:table-cell>
              <table:table-cell office:value-type="float" office:value="370.606704836">
                <text:p>370.606704836</text:p>
              </table:table-cell>
              <table:table-cell office:value-type="float" office:value="451.763012221">
                <text:p>451.763012221</text:p>
              </table:table-cell>
              <table:table-cell office:value-type="float" office:value="530.945566418">
                <text:p>530.945566418</text:p>
              </table:table-cell>
              <table:table-cell office:value-type="float" office:value="728.337050427">
                <text:p>728.337050427</text:p>
              </table:table-cell>
              <table:table-cell office:value-type="float" office:value="956.367459358">
                <text:p>956.367459358</text:p>
              </table:table-cell>
              <table:table-cell office:value-type="float" office:value="1169.08887534">
                <text:p>1169.08887534</text:p>
              </table:table-cell>
            </table:table-row>
            <table:table-row>
              <table:table-cell office:value-type="string">
                <text:p>NEW NEW fuzzy_token inc dec half w/threshold 0.3 and 0.7 and window limit 3</text:p>
                <draw:g>
                  <svg:desc>'comparison many modes and extravaganzas'.A24:'comparison many modes and extravaganzas'.A24</svg:desc>
                </draw:g>
              </table:table-cell>
              <table:table-cell office:value-type="float" office:value="5.22015626285">
                <text:p>5.22015626285</text:p>
                <draw:g>
                  <svg:desc>'comparison many modes and extravaganzas'.B24:'comparison many modes and extravaganzas'.AO24</svg:desc>
                </draw:g>
              </table:table-cell>
              <table:table-cell office:value-type="float" office:value="5.60254659271">
                <text:p>5.60254659271</text:p>
              </table:table-cell>
              <table:table-cell office:value-type="float" office:value="5.97803948481">
                <text:p>5.97803948481</text:p>
              </table:table-cell>
              <table:table-cell office:value-type="float" office:value="6.44834064022">
                <text:p>6.44834064022</text:p>
              </table:table-cell>
              <table:table-cell office:value-type="float" office:value="7.26517815592">
                <text:p>7.26517815592</text:p>
              </table:table-cell>
              <table:table-cell office:value-type="float" office:value="8.50121867033">
                <text:p>8.50121867033</text:p>
              </table:table-cell>
              <table:table-cell office:value-type="float" office:value="9.9203513295">
                <text:p>9.9203513295</text:p>
              </table:table-cell>
              <table:table-cell office:value-type="float" office:value="11.809988323">
                <text:p>11.809988323</text:p>
              </table:table-cell>
              <table:table-cell office:value-type="float" office:value="13.8636109069">
                <text:p>13.8636109069</text:p>
              </table:table-cell>
              <table:table-cell office:value-type="float" office:value="17.2069969466">
                <text:p>17.2069969466</text:p>
              </table:table-cell>
              <table:table-cell office:value-type="float" office:value="20.8744714885">
                <text:p>20.8744714885</text:p>
              </table:table-cell>
              <table:table-cell office:value-type="float" office:value="25.9462197998">
                <text:p>25.9462197998</text:p>
              </table:table-cell>
              <table:table-cell office:value-type="float" office:value="31.6405530885">
                <text:p>31.6405530885</text:p>
              </table:table-cell>
              <table:table-cell office:value-type="float" office:value="38.3586085629">
                <text:p>38.3586085629</text:p>
              </table:table-cell>
              <table:table-cell office:value-type="float" office:value="44.6713917961">
                <text:p>44.6713917961</text:p>
              </table:table-cell>
              <table:table-cell office:value-type="float" office:value="52.6457645801">
                <text:p>52.6457645801</text:p>
              </table:table-cell>
              <table:table-cell office:value-type="float" office:value="57.3914607985">
                <text:p>57.3914607985</text:p>
              </table:table-cell>
              <table:table-cell office:value-type="float" office:value="66.6196098278">
                <text:p>66.6196098278</text:p>
              </table:table-cell>
              <table:table-cell office:value-type="float" office:value="72.8885883654">
                <text:p>72.8885883654</text:p>
              </table:table-cell>
              <table:table-cell office:value-type="float" office:value="77.851463347">
                <text:p>77.851463347</text:p>
              </table:table-cell>
              <table:table-cell office:value-type="float" office:value="85.0160566418">
                <text:p>85.0160566418</text:p>
              </table:table-cell>
              <table:table-cell office:value-type="float" office:value="90.0072234589">
                <text:p>90.0072234589</text:p>
              </table:table-cell>
              <table:table-cell office:value-type="float" office:value="95.9465534712">
                <text:p>95.9465534712</text:p>
              </table:table-cell>
              <table:table-cell office:value-type="float" office:value="103.726266548">
                <text:p>103.726266548</text:p>
              </table:table-cell>
              <table:table-cell office:value-type="float" office:value="109.457734103">
                <text:p>109.457734103</text:p>
              </table:table-cell>
              <table:table-cell office:value-type="float" office:value="120.024431603">
                <text:p>120.024431603</text:p>
              </table:table-cell>
              <table:table-cell office:value-type="float" office:value="128.438262217">
                <text:p>128.438262217</text:p>
              </table:table-cell>
              <table:table-cell office:value-type="float" office:value="141.141485062">
                <text:p>141.141485062</text:p>
              </table:table-cell>
              <table:table-cell office:value-type="float" office:value="147.950832339">
                <text:p>147.950832339</text:p>
              </table:table-cell>
              <table:table-cell office:value-type="float" office:value="165.015138736">
                <text:p>165.015138736</text:p>
              </table:table-cell>
              <table:table-cell office:value-type="float" office:value="180.670820945">
                <text:p>180.670820945</text:p>
              </table:table-cell>
              <table:table-cell office:value-type="float" office:value="225.807974619">
                <text:p>225.807974619</text:p>
              </table:table-cell>
              <table:table-cell office:value-type="float" office:value="246.170456573">
                <text:p>246.170456573</text:p>
              </table:table-cell>
              <table:table-cell office:value-type="float" office:value="302.472004561">
                <text:p>302.472004561</text:p>
              </table:table-cell>
              <table:table-cell office:value-type="float" office:value="347.873365903">
                <text:p>347.873365903</text:p>
              </table:table-cell>
              <table:table-cell office:value-type="float" office:value="469.309987465">
                <text:p>469.309987465</text:p>
              </table:table-cell>
              <table:table-cell office:value-type="float" office:value="510.720971746">
                <text:p>510.720971746</text:p>
              </table:table-cell>
              <table:table-cell office:value-type="float" office:value="682.350663183">
                <text:p>682.350663183</text:p>
              </table:table-cell>
              <table:table-cell office:value-type="float" office:value="880.353530679">
                <text:p>880.353530679</text:p>
              </table:table-cell>
              <table:table-cell office:value-type="float" office:value="1031.02036232">
                <text:p>1031.02036232</text:p>
              </table:table-cell>
            </table:table-row>
            <table:table-row>
              <table:table-cell office:value-type="string">
                <text:p>NEW NEW fuzzy_token inc dec half w/threshold 0.3 and 0.7 and window limit 3 weights</text:p>
                <draw:g>
                  <svg:desc>'comparison many modes and extravaganzas'.A25:'comparison many modes and extravaganzas'.A25</svg:desc>
                </draw:g>
              </table:table-cell>
              <table:table-cell office:value-type="float" office:value="70.2593321244">
                <text:p>70.2593321244</text:p>
                <draw:g>
                  <svg:desc>'comparison many modes and extravaganzas'.B25:'comparison many modes and extravaganzas'.AO25</svg:desc>
                </draw:g>
              </table:table-cell>
              <table:table-cell office:value-type="float" office:value="72.6747231198">
                <text:p>72.6747231198</text:p>
              </table:table-cell>
              <table:table-cell office:value-type="float" office:value="76.6387111081">
                <text:p>76.6387111081</text:p>
              </table:table-cell>
              <table:table-cell office:value-type="float" office:value="79.4980078537">
                <text:p>79.4980078537</text:p>
              </table:table-cell>
              <table:table-cell office:value-type="float" office:value="87.4189534352">
                <text:p>87.4189534352</text:p>
              </table:table-cell>
              <table:table-cell office:value-type="float" office:value="101.031292551">
                <text:p>101.031292551</text:p>
              </table:table-cell>
              <table:table-cell office:value-type="float" office:value="139.07853454">
                <text:p>139.07853454</text:p>
              </table:table-cell>
              <table:table-cell office:value-type="float" office:value="167.099968133">
                <text:p>167.099968133</text:p>
              </table:table-cell>
              <table:table-cell office:value-type="float" office:value="190.230154585">
                <text:p>190.230154585</text:p>
              </table:table-cell>
              <table:table-cell office:value-type="float" office:value="208.451243138">
                <text:p>208.451243138</text:p>
              </table:table-cell>
              <table:table-cell office:value-type="float" office:value="221.198067789">
                <text:p>221.198067789</text:p>
              </table:table-cell>
              <table:table-cell office:value-type="float" office:value="222.50896591">
                <text:p>222.50896591</text:p>
              </table:table-cell>
              <table:table-cell office:value-type="float" office:value="222.481690171">
                <text:p>222.481690171</text:p>
              </table:table-cell>
              <table:table-cell office:value-type="float" office:value="224.582058229">
                <text:p>224.582058229</text:p>
              </table:table-cell>
              <table:table-cell office:value-type="float" office:value="225.331376497">
                <text:p>225.331376497</text:p>
              </table:table-cell>
              <table:table-cell office:value-type="float" office:value="223.391098371">
                <text:p>223.391098371</text:p>
              </table:table-cell>
              <table:table-cell office:value-type="float" office:value="221.060403567">
                <text:p>221.060403567</text:p>
              </table:table-cell>
              <table:table-cell office:value-type="float" office:value="224.310818776">
                <text:p>224.310818776</text:p>
              </table:table-cell>
              <table:table-cell office:value-type="float" office:value="221.591413693">
                <text:p>221.591413693</text:p>
              </table:table-cell>
              <table:table-cell office:value-type="float" office:value="219.693485111">
                <text:p>219.693485111</text:p>
              </table:table-cell>
              <table:table-cell office:value-type="float" office:value="221.413613062">
                <text:p>221.413613062</text:p>
              </table:table-cell>
              <table:table-cell office:value-type="float" office:value="223.479021965">
                <text:p>223.479021965</text:p>
              </table:table-cell>
              <table:table-cell office:value-type="float" office:value="221.37724095">
                <text:p>221.37724095</text:p>
              </table:table-cell>
              <table:table-cell office:value-type="float" office:value="230.449280923">
                <text:p>230.449280923</text:p>
              </table:table-cell>
              <table:table-cell office:value-type="float" office:value="232.94827737">
                <text:p>232.94827737</text:p>
              </table:table-cell>
              <table:table-cell office:value-type="float" office:value="241.370361546">
                <text:p>241.370361546</text:p>
              </table:table-cell>
              <table:table-cell office:value-type="float" office:value="243.758791979">
                <text:p>243.758791979</text:p>
              </table:table-cell>
              <table:table-cell office:value-type="float" office:value="255.41847104">
                <text:p>255.41847104</text:p>
              </table:table-cell>
              <table:table-cell office:value-type="float" office:value="269.065100097">
                <text:p>269.065100097</text:p>
              </table:table-cell>
              <table:table-cell office:value-type="float" office:value="271.747403842">
                <text:p>271.747403842</text:p>
              </table:table-cell>
              <table:table-cell office:value-type="float" office:value="300.171031407">
                <text:p>300.171031407</text:p>
              </table:table-cell>
              <table:table-cell office:value-type="float" office:value="326.454231986">
                <text:p>326.454231986</text:p>
              </table:table-cell>
              <table:table-cell office:value-type="float" office:value="367.979182759">
                <text:p>367.979182759</text:p>
              </table:table-cell>
              <table:table-cell office:value-type="float" office:value="423.089843224">
                <text:p>423.089843224</text:p>
              </table:table-cell>
              <table:table-cell office:value-type="float" office:value="466.54188754">
                <text:p>466.54188754</text:p>
              </table:table-cell>
              <table:table-cell office:value-type="float" office:value="542.882883876">
                <text:p>542.882883876</text:p>
              </table:table-cell>
              <table:table-cell office:value-type="float" office:value="656.893629685">
                <text:p>656.893629685</text:p>
              </table:table-cell>
              <table:table-cell office:value-type="float" office:value="822.679704858">
                <text:p>822.679704858</text:p>
              </table:table-cell>
              <table:table-cell office:value-type="float" office:value="1009.9388955">
                <text:p>1009.9388955</text:p>
              </table:table-cell>
              <table:table-cell office:value-type="float" office:value="1259.27791448">
                <text:p>1259.27791448</text:p>
              </table:table-cell>
            </table:table-row>
            <table:table-row>
              <table:table-cell office:value-type="string">
                <text:p>NEW NEW fuzzy_token inc dec half w/threshold 0.3 and 0.7 and window limit 3 CHEAT weights</text:p>
                <draw:g>
                  <svg:desc>'comparison many modes and extravaganzas'.A26:'comparison many modes and extravaganzas'.A26</svg:desc>
                </draw:g>
              </table:table-cell>
              <table:table-cell office:value-type="float" office:value="5.09339085089">
                <text:p>5.09339085089</text:p>
                <draw:g>
                  <svg:desc>'comparison many modes and extravaganzas'.B26:'comparison many modes and extravaganzas'.AO26</svg:desc>
                </draw:g>
              </table:table-cell>
              <table:table-cell office:value-type="float" office:value="5.20415029565">
                <text:p>5.20415029565</text:p>
              </table:table-cell>
              <table:table-cell office:value-type="float" office:value="5.34481971521">
                <text:p>5.34481971521</text:p>
              </table:table-cell>
              <table:table-cell office:value-type="float" office:value="5.46004942347">
                <text:p>5.46004942347</text:p>
              </table:table-cell>
              <table:table-cell office:value-type="float" office:value="5.59742419567">
                <text:p>5.59742419567</text:p>
              </table:table-cell>
              <table:table-cell office:value-type="float" office:value="5.79393425921">
                <text:p>5.79393425921</text:p>
              </table:table-cell>
              <table:table-cell office:value-type="float" office:value="6.06901779944">
                <text:p>6.06901779944</text:p>
              </table:table-cell>
              <table:table-cell office:value-type="float" office:value="6.34449256545">
                <text:p>6.34449256545</text:p>
              </table:table-cell>
              <table:table-cell office:value-type="float" office:value="6.67086428899">
                <text:p>6.67086428899</text:p>
              </table:table-cell>
              <table:table-cell office:value-type="float" office:value="7.02062815554">
                <text:p>7.02062815554</text:p>
              </table:table-cell>
              <table:table-cell office:value-type="float" office:value="7.77681610907">
                <text:p>7.77681610907</text:p>
              </table:table-cell>
              <table:table-cell office:value-type="float" office:value="8.34573894029">
                <text:p>8.34573894029</text:p>
              </table:table-cell>
              <table:table-cell office:value-type="float" office:value="9.06739558333">
                <text:p>9.06739558333</text:p>
              </table:table-cell>
              <table:table-cell office:value-type="float" office:value="9.8106405554">
                <text:p>9.8106405554</text:p>
              </table:table-cell>
              <table:table-cell office:value-type="float" office:value="11.8955083325">
                <text:p>11.8955083325</text:p>
              </table:table-cell>
              <table:table-cell office:value-type="float" office:value="13.7804079733">
                <text:p>13.7804079733</text:p>
              </table:table-cell>
              <table:table-cell office:value-type="float" office:value="15.9990310336">
                <text:p>15.9990310336</text:p>
              </table:table-cell>
              <table:table-cell office:value-type="float" office:value="20.654998958">
                <text:p>20.654998958</text:p>
              </table:table-cell>
              <table:table-cell office:value-type="float" office:value="26.24355815">
                <text:p>26.24355815</text:p>
              </table:table-cell>
              <table:table-cell office:value-type="float" office:value="33.9881581673">
                <text:p>33.9881581673</text:p>
              </table:table-cell>
              <table:table-cell office:value-type="float" office:value="44.8605077456">
                <text:p>44.8605077456</text:p>
              </table:table-cell>
              <table:table-cell office:value-type="float" office:value="65.2858067513">
                <text:p>65.2858067513</text:p>
              </table:table-cell>
              <table:table-cell office:value-type="float" office:value="74.1201401696">
                <text:p>74.1201401696</text:p>
              </table:table-cell>
              <table:table-cell office:value-type="float" office:value="98.894965927">
                <text:p>98.894965927</text:p>
              </table:table-cell>
              <table:table-cell office:value-type="float" office:value="116.702795321">
                <text:p>116.702795321</text:p>
              </table:table-cell>
              <table:table-cell office:value-type="float" office:value="131.102339836">
                <text:p>131.102339836</text:p>
              </table:table-cell>
              <table:table-cell office:value-type="float" office:value="145.529669834">
                <text:p>145.529669834</text:p>
              </table:table-cell>
              <table:table-cell office:value-type="float" office:value="160.165138604">
                <text:p>160.165138604</text:p>
              </table:table-cell>
              <table:table-cell office:value-type="float" office:value="175.134218939">
                <text:p>175.134218939</text:p>
              </table:table-cell>
              <table:table-cell office:value-type="float" office:value="197.382979299">
                <text:p>197.382979299</text:p>
              </table:table-cell>
              <table:table-cell office:value-type="float" office:value="222.810675883">
                <text:p>222.810675883</text:p>
              </table:table-cell>
              <table:table-cell office:value-type="float" office:value="254.34109393">
                <text:p>254.34109393</text:p>
              </table:table-cell>
              <table:table-cell office:value-type="float" office:value="278.863584224">
                <text:p>278.863584224</text:p>
              </table:table-cell>
              <table:table-cell office:value-type="float" office:value="325.866141076">
                <text:p>325.866141076</text:p>
              </table:table-cell>
              <table:table-cell office:value-type="float" office:value="413.00103496">
                <text:p>413.00103496</text:p>
              </table:table-cell>
              <table:table-cell office:value-type="float" office:value="500.732465575">
                <text:p>500.732465575</text:p>
              </table:table-cell>
              <table:table-cell office:value-type="float" office:value="607.030031686">
                <text:p>607.030031686</text:p>
              </table:table-cell>
              <table:table-cell office:value-type="float" office:value="817.464150256">
                <text:p>817.464150256</text:p>
              </table:table-cell>
              <table:table-cell office:value-type="float" office:value="943.810348802">
                <text:p>943.810348802</text:p>
              </table:table-cell>
              <table:table-cell office:value-type="float" office:value="1225.81109911">
                <text:p>1225.81109911</text:p>
              </table:table-cell>
            </table:table-row>
            <table:table-row>
              <table:table-cell office:value-type="string">
                <text:p>NEW NEW fuzzy_token inc dec half w/threshold 0.2 and 0.8 and window limit 3 CHEAT weights</text:p>
                <draw:g>
                  <svg:desc>'comparison many modes and extravaganzas'.A27:'comparison many modes and extravaganzas'.A27</svg:desc>
                </draw:g>
              </table:table-cell>
              <table:table-cell office:value-type="float" office:value="5.09601756207">
                <text:p>5.09601756207</text:p>
                <draw:g>
                  <svg:desc>'comparison many modes and extravaganzas'.B27:'comparison many modes and extravaganzas'.AO27</svg:desc>
                </draw:g>
              </table:table-cell>
              <table:table-cell office:value-type="float" office:value="5.20423436164">
                <text:p>5.20423436164</text:p>
              </table:table-cell>
              <table:table-cell office:value-type="float" office:value="5.30600541949">
                <text:p>5.30600541949</text:p>
              </table:table-cell>
              <table:table-cell office:value-type="float" office:value="5.45890727347">
                <text:p>5.45890727347</text:p>
              </table:table-cell>
              <table:table-cell office:value-type="float" office:value="5.64459046144">
                <text:p>5.64459046144</text:p>
              </table:table-cell>
              <table:table-cell office:value-type="float" office:value="5.79856980321">
                <text:p>5.79856980321</text:p>
              </table:table-cell>
              <table:table-cell office:value-type="float" office:value="6.02421336304">
                <text:p>6.02421336304</text:p>
              </table:table-cell>
              <table:table-cell office:value-type="float" office:value="6.28906582118">
                <text:p>6.28906582118</text:p>
              </table:table-cell>
              <table:table-cell office:value-type="float" office:value="6.60371737376">
                <text:p>6.60371737376</text:p>
              </table:table-cell>
              <table:table-cell office:value-type="float" office:value="7.12316209688">
                <text:p>7.12316209688</text:p>
              </table:table-cell>
              <table:table-cell office:value-type="float" office:value="7.65337096985">
                <text:p>7.65337096985</text:p>
              </table:table-cell>
              <table:table-cell office:value-type="float" office:value="8.27747701773">
                <text:p>8.27747701773</text:p>
              </table:table-cell>
              <table:table-cell office:value-type="float" office:value="9.0517974478">
                <text:p>9.0517974478</text:p>
              </table:table-cell>
              <table:table-cell office:value-type="float" office:value="10.035509894">
                <text:p>10.035509894</text:p>
              </table:table-cell>
              <table:table-cell office:value-type="float" office:value="11.7371818484">
                <text:p>11.7371818484</text:p>
              </table:table-cell>
              <table:table-cell office:value-type="float" office:value="12.77833869">
                <text:p>12.77833869</text:p>
              </table:table-cell>
              <table:table-cell office:value-type="float" office:value="15.5773442901">
                <text:p>15.5773442901</text:p>
              </table:table-cell>
              <table:table-cell office:value-type="float" office:value="19.1735281083">
                <text:p>19.1735281083</text:p>
              </table:table-cell>
              <table:table-cell office:value-type="float" office:value="23.2944331101">
                <text:p>23.2944331101</text:p>
              </table:table-cell>
              <table:table-cell office:value-type="float" office:value="28.8079722196">
                <text:p>28.8079722196</text:p>
              </table:table-cell>
              <table:table-cell office:value-type="float" office:value="35.613444355">
                <text:p>35.613444355</text:p>
              </table:table-cell>
              <table:table-cell office:value-type="float" office:value="52.9748165603">
                <text:p>52.9748165603</text:p>
              </table:table-cell>
              <table:table-cell office:value-type="float" office:value="68.8911525921">
                <text:p>68.8911525921</text:p>
              </table:table-cell>
              <table:table-cell office:value-type="float" office:value="86.6374730665">
                <text:p>86.6374730665</text:p>
              </table:table-cell>
              <table:table-cell office:value-type="float" office:value="111.304707732">
                <text:p>111.304707732</text:p>
              </table:table-cell>
              <table:table-cell office:value-type="float" office:value="133.540252769">
                <text:p>133.540252769</text:p>
              </table:table-cell>
              <table:table-cell office:value-type="float" office:value="153.256727132">
                <text:p>153.256727132</text:p>
              </table:table-cell>
              <table:table-cell office:value-type="float" office:value="171.149281888">
                <text:p>171.149281888</text:p>
              </table:table-cell>
              <table:table-cell office:value-type="float" office:value="190.453610321">
                <text:p>190.453610321</text:p>
              </table:table-cell>
              <table:table-cell office:value-type="float" office:value="218.441758542">
                <text:p>218.441758542</text:p>
              </table:table-cell>
              <table:table-cell office:value-type="float" office:value="247.667544383">
                <text:p>247.667544383</text:p>
              </table:table-cell>
              <table:table-cell office:value-type="float" office:value="279.217167132">
                <text:p>279.217167132</text:p>
              </table:table-cell>
              <table:table-cell office:value-type="float" office:value="318.941931946">
                <text:p>318.941931946</text:p>
              </table:table-cell>
              <table:table-cell office:value-type="float" office:value="375.783143064">
                <text:p>375.783143064</text:p>
              </table:table-cell>
              <table:table-cell office:value-type="float" office:value="446.849130093">
                <text:p>446.849130093</text:p>
              </table:table-cell>
              <table:table-cell office:value-type="float" office:value="553.056807899">
                <text:p>553.056807899</text:p>
              </table:table-cell>
              <table:table-cell office:value-type="float" office:value="709.244408949">
                <text:p>709.244408949</text:p>
              </table:table-cell>
              <table:table-cell office:value-type="float" office:value="773.980895423">
                <text:p>773.980895423</text:p>
              </table:table-cell>
              <table:table-cell office:value-type="float" office:value="985.671569657">
                <text:p>985.671569657</text:p>
              </table:table-cell>
              <table:table-cell office:value-type="float" office:value="1222.35480867">
                <text:p>1222.35480867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comparison many modes and extravaganzas'.A28:'comparison many modes and extravaganzas'.A28</svg:desc>
                </draw:g>
              </table:table-cell>
              <table:table-cell office:value-type="float" office:value="5.13704951819">
                <text:p>5.13704951819</text:p>
                <draw:g>
                  <svg:desc>'comparison many modes and extravaganzas'.B28:'comparison many modes and extravaganzas'.AO28</svg:desc>
                </draw:g>
              </table:table-cell>
              <table:table-cell office:value-type="float" office:value="5.31027952513">
                <text:p>5.31027952513</text:p>
              </table:table-cell>
              <table:table-cell office:value-type="float" office:value="5.50625266508">
                <text:p>5.50625266508</text:p>
              </table:table-cell>
              <table:table-cell office:value-type="float" office:value="5.72223573667">
                <text:p>5.72223573667</text:p>
              </table:table-cell>
              <table:table-cell office:value-type="float" office:value="6.09943337397">
                <text:p>6.09943337397</text:p>
              </table:table-cell>
              <table:table-cell office:value-type="float" office:value="6.44243819984">
                <text:p>6.44243819984</text:p>
              </table:table-cell>
              <table:table-cell office:value-type="float" office:value="6.93354795506">
                <text:p>6.93354795506</text:p>
              </table:table-cell>
              <table:table-cell office:value-type="float" office:value="7.43924210186">
                <text:p>7.43924210186</text:p>
              </table:table-cell>
              <table:table-cell office:value-type="float" office:value="8.29868172614">
                <text:p>8.29868172614</text:p>
              </table:table-cell>
              <table:table-cell office:value-type="float" office:value="9.01155604662">
                <text:p>9.01155604662</text:p>
              </table:table-cell>
              <table:table-cell office:value-type="float" office:value="10.0963474316">
                <text:p>10.0963474316</text:p>
              </table:table-cell>
              <table:table-cell office:value-type="float" office:value="11.0299887453">
                <text:p>11.0299887453</text:p>
              </table:table-cell>
              <table:table-cell office:value-type="float" office:value="12.3539822314">
                <text:p>12.3539822314</text:p>
              </table:table-cell>
              <table:table-cell office:value-type="float" office:value="13.47964525">
                <text:p>13.47964525</text:p>
              </table:table-cell>
              <table:table-cell office:value-type="float" office:value="16.4286878069">
                <text:p>16.4286878069</text:p>
              </table:table-cell>
              <table:table-cell office:value-type="float" office:value="18.6756187011">
                <text:p>18.6756187011</text:p>
              </table:table-cell>
              <table:table-cell office:value-type="float" office:value="21.9922373515">
                <text:p>21.9922373515</text:p>
              </table:table-cell>
              <table:table-cell office:value-type="float" office:value="26.9728194535">
                <text:p>26.9728194535</text:p>
              </table:table-cell>
              <table:table-cell office:value-type="float" office:value="29.9310768462">
                <text:p>29.9310768462</text:p>
              </table:table-cell>
              <table:table-cell office:value-type="float" office:value="35.2560599559">
                <text:p>35.2560599559</text:p>
              </table:table-cell>
              <table:table-cell office:value-type="float" office:value="45.0096343807">
                <text:p>45.0096343807</text:p>
              </table:table-cell>
              <table:table-cell office:value-type="float" office:value="52.0227334955">
                <text:p>52.0227334955</text:p>
              </table:table-cell>
              <table:table-cell office:value-type="float" office:value="66.9874444125">
                <text:p>66.9874444125</text:p>
              </table:table-cell>
              <table:table-cell office:value-type="float" office:value="79.3842014979">
                <text:p>79.3842014979</text:p>
              </table:table-cell>
              <table:table-cell office:value-type="float" office:value="102.537287847">
                <text:p>102.537287847</text:p>
              </table:table-cell>
              <table:table-cell office:value-type="float" office:value="127.569421984">
                <text:p>127.569421984</text:p>
              </table:table-cell>
              <table:table-cell office:value-type="float" office:value="165.471257957">
                <text:p>165.471257957</text:p>
              </table:table-cell>
              <table:table-cell office:value-type="float" office:value="216.604066369">
                <text:p>216.604066369</text:p>
              </table:table-cell>
              <table:table-cell office:value-type="float" office:value="274.325905531">
                <text:p>274.325905531</text:p>
              </table:table-cell>
              <table:table-cell office:value-type="float" office:value="368.351234253">
                <text:p>368.351234253</text:p>
              </table:table-cell>
              <table:table-cell office:value-type="float" office:value="464.928039607">
                <text:p>464.928039607</text:p>
              </table:table-cell>
              <table:table-cell office:value-type="float" office:value="599.916623509">
                <text:p>599.916623509</text:p>
              </table:table-cell>
              <table:table-cell office:value-type="float" office:value="742.954865214">
                <text:p>742.954865214</text:p>
              </table:table-cell>
              <table:table-cell office:value-type="float" office:value="841.335517207">
                <text:p>841.335517207</text:p>
              </table:table-cell>
              <table:table-cell office:value-type="float" office:value="953.286590052">
                <text:p>953.286590052</text:p>
              </table:table-cell>
              <table:table-cell office:value-type="float" office:value="1109.53121704">
                <text:p>1109.53121704</text:p>
              </table:table-cell>
              <table:table-cell office:value-type="float" office:value="1219.61444518">
                <text:p>1219.61444518</text:p>
              </table:table-cell>
              <table:table-cell office:value-type="float" office:value="1462.5562907">
                <text:p>1462.5562907</text:p>
              </table:table-cell>
              <table:table-cell office:value-type="float" office:value="1631.63410774">
                <text:p>1631.63410774</text:p>
              </table:table-cell>
              <table:table-cell office:value-type="float" office:value="1768.11411721">
                <text:p>1768.11411721</text:p>
              </table:table-cell>
            </table:table-row>
            <table:table-row>
              <table:table-cell office:value-type="string">
                <text:p/>
                <draw:g>
                  <svg:desc>'comparison many modes and extravaganzas'.A29:'comparison many modes and extravaganzas'.A29</svg:desc>
                </draw:g>
              </table:table-cell>
              <table:table-cell office:value-type="float" office:value="NaN">
                <text:p>NaN</text:p>
                <draw:g>
                  <svg:desc>'comparison many modes and extravaganzas'.B29:'comparison many modes and extravaganzas'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style-name="ch1">
        <chart:legend chart:legend-position="end" svg:x="23.854cm" svg:y="4.249cm" style:legend-expansion="high" chart:style-name="ch2"/>
        <chart:plot-area chart:style-name="ch3" table:cell-range-address="'more comparisons'.A4:'more comparisons'.AO24" chart:data-source-has-labels="both" svg:x="0.712cm" svg:y="0.438cm" svg:width="22.43cm" svg:height="21.025cm">
          <chartooo:coordinate-region svg:x="1.598cm" svg:y="0.438cm" svg:width="21.33cm" svg:height="19.48cm"/>
          <chart:axis chart:dimension="x" chart:name="primary-x" chart:style-name="ch4" chartooo:axis-type="auto">
            <chartooo:date-scale/>
            <chart:categories table:cell-range-address="'more comparisons'.B4:'more comparisons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'.B5:'more comparisons'.AO5" chart:label-cell-address="'more comparisons'.A5:'more comparisons'.A5" chart:class="chart:line">
            <chart:data-point chart:repeated="40"/>
          </chart:series>
          <chart:series chart:style-name="ch8" chart:values-cell-range-address="'more comparisons'.B6:'more comparisons'.AO6" chart:label-cell-address="'more comparisons'.A6:'more comparisons'.A6" chart:class="chart:line">
            <chart:data-point chart:repeated="40"/>
          </chart:series>
          <chart:series chart:style-name="ch9" chart:values-cell-range-address="'more comparisons'.B7:'more comparisons'.AO7" chart:label-cell-address="'more comparisons'.A7:'more comparisons'.A7" chart:class="chart:line">
            <chart:data-point chart:repeated="40"/>
          </chart:series>
          <chart:series chart:style-name="ch10" chart:values-cell-range-address="'more comparisons'.B8:'more comparisons'.AO8" chart:label-cell-address="'more comparisons'.A8:'more comparisons'.A8" chart:class="chart:line">
            <chart:data-point chart:repeated="40"/>
          </chart:series>
          <chart:series chart:style-name="ch11" chart:values-cell-range-address="'more comparisons'.B9:'more comparisons'.AO9" chart:label-cell-address="'more comparisons'.A9:'more comparisons'.A9" chart:class="chart:line">
            <chart:data-point chart:repeated="40"/>
          </chart:series>
          <chart:series chart:style-name="ch12" chart:values-cell-range-address="'more comparisons'.B10:'more comparisons'.AO10" chart:label-cell-address="'more comparisons'.A10:'more comparisons'.A10" chart:class="chart:line">
            <chart:data-point chart:repeated="40"/>
          </chart:series>
          <chart:series chart:style-name="ch13" chart:values-cell-range-address="'more comparisons'.B11:'more comparisons'.AO11" chart:label-cell-address="'more comparisons'.A11:'more comparisons'.A11" chart:class="chart:line">
            <chart:data-point chart:repeated="40"/>
          </chart:series>
          <chart:series chart:style-name="ch14" chart:values-cell-range-address="'more comparisons'.B12:'more comparisons'.AO12" chart:label-cell-address="'more comparisons'.A12:'more comparisons'.A12" chart:class="chart:line">
            <chart:data-point chart:repeated="40"/>
          </chart:series>
          <chart:series chart:style-name="ch15" chart:values-cell-range-address="'more comparisons'.B13:'more comparisons'.AO13" chart:label-cell-address="'more comparisons'.A13:'more comparisons'.A13" chart:class="chart:line">
            <chart:data-point chart:repeated="40"/>
          </chart:series>
          <chart:series chart:style-name="ch16" chart:values-cell-range-address="'more comparisons'.B14:'more comparisons'.AO14" chart:label-cell-address="'more comparisons'.A14:'more comparisons'.A14" chart:class="chart:line">
            <chart:data-point chart:repeated="40"/>
          </chart:series>
          <chart:series chart:style-name="ch17" chart:values-cell-range-address="'more comparisons'.B15:'more comparisons'.AO15" chart:label-cell-address="'more comparisons'.A15:'more comparisons'.A15" chart:class="chart:line">
            <chart:data-point chart:repeated="40"/>
          </chart:series>
          <chart:series chart:style-name="ch18" chart:values-cell-range-address="'more comparisons'.B16:'more comparisons'.AO16" chart:label-cell-address="'more comparisons'.A16:'more comparisons'.A16" chart:class="chart:line">
            <chart:data-point chart:repeated="40"/>
          </chart:series>
          <chart:series chart:style-name="ch7" chart:values-cell-range-address="'more comparisons'.B17:'more comparisons'.AO17" chart:label-cell-address="'more comparisons'.A17:'more comparisons'.A17" chart:class="chart:line">
            <chart:data-point chart:repeated="40"/>
          </chart:series>
          <chart:series chart:style-name="ch8" chart:values-cell-range-address="'more comparisons'.B18:'more comparisons'.AO18" chart:label-cell-address="'more comparisons'.A18:'more comparisons'.A18" chart:class="chart:line">
            <chart:data-point chart:repeated="40"/>
          </chart:series>
          <chart:series chart:style-name="ch9" chart:values-cell-range-address="'more comparisons'.B19:'more comparisons'.AO19" chart:label-cell-address="'more comparisons'.A19:'more comparisons'.A19" chart:class="chart:line">
            <chart:data-point chart:repeated="40"/>
          </chart:series>
          <chart:series chart:style-name="ch10" chart:values-cell-range-address="'more comparisons'.B20:'more comparisons'.AO20" chart:label-cell-address="'more comparisons'.A20:'more comparisons'.A20" chart:class="chart:line">
            <chart:data-point chart:repeated="40"/>
          </chart:series>
          <chart:series chart:style-name="ch11" chart:values-cell-range-address="'more comparisons'.B21:'more comparisons'.AO21" chart:label-cell-address="'more comparisons'.A21:'more comparisons'.A21" chart:class="chart:line">
            <chart:data-point chart:repeated="40"/>
          </chart:series>
          <chart:series chart:style-name="ch12" chart:values-cell-range-address="'more comparisons'.B22:'more comparisons'.AO22" chart:label-cell-address="'more comparisons'.A22:'more comparisons'.A22" chart:class="chart:line">
            <chart:data-point chart:repeated="40"/>
          </chart:series>
          <chart:series chart:style-name="ch13" chart:values-cell-range-address="'more comparisons'.B23:'more comparisons'.AO23" chart:label-cell-address="'more comparisons'.A23:'more comparisons'.A23" chart:class="chart:line">
            <chart:data-point chart:repeated="40"/>
          </chart:series>
          <chart:series chart:style-name="ch14" chart:values-cell-range-address="'more comparisons'.B24:'more comparisons'.AO24" chart:label-cell-address="'more comparisons'.A24:'more comparisons'.A24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'.B4:'more comparisons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more comparisons'.A5:'more comparisons'.A5</svg:desc>
                </draw:g>
              </table:table-cell>
              <table:table-cell office:value-type="float" office:value="5.12443470732">
                <text:p>5.12443470732</text:p>
                <draw:g>
                  <svg:desc>'more comparisons'.B5:'more comparisons'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'more comparisons'.A6:'more comparisons'.A6</svg:desc>
                </draw:g>
              </table:table-cell>
              <table:table-cell office:value-type="float" office:value="6.20965094364">
                <text:p>6.20965094364</text:p>
                <draw:g>
                  <svg:desc>'more comparisons'.B6:'more comparisons'.AO6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'more comparisons'.A7:'more comparisons'.A7</svg:desc>
                </draw:g>
              </table:table-cell>
              <table:table-cell office:value-type="float" office:value="36.2476425877">
                <text:p>36.2476425877</text:p>
                <draw:g>
                  <svg:desc>'more comparisons'.B7:'more comparisons'.AO7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>NEW fuzzy_token inc 1 dec half w/ thresholds 0.1 and 0.8</text:p>
                <draw:g>
                  <svg:desc>'more comparisons'.A8:'more comparisons'.A8</svg:desc>
                </draw:g>
              </table:table-cell>
              <table:table-cell office:value-type="float" office:value="5.15406937253">
                <text:p>5.15406937253</text:p>
                <draw:g>
                  <svg:desc>'more comparisons'.B8:'more comparisons'.AO8</svg:desc>
                </draw:g>
              </table:table-cell>
              <table:table-cell office:value-type="float" office:value="5.32209512224">
                <text:p>5.32209512224</text:p>
              </table:table-cell>
              <table:table-cell office:value-type="float" office:value="5.56699126819">
                <text:p>5.56699126819</text:p>
              </table:table-cell>
              <table:table-cell office:value-type="float" office:value="5.81882902408">
                <text:p>5.81882902408</text:p>
              </table:table-cell>
              <table:table-cell office:value-type="float" office:value="6.24841211273">
                <text:p>6.24841211273</text:p>
              </table:table-cell>
              <table:table-cell office:value-type="float" office:value="6.67474697902">
                <text:p>6.67474697902</text:p>
              </table:table-cell>
              <table:table-cell office:value-type="float" office:value="7.07196135621">
                <text:p>7.07196135621</text:p>
              </table:table-cell>
              <table:table-cell office:value-type="float" office:value="7.6644923261">
                <text:p>7.6644923261</text:p>
              </table:table-cell>
              <table:table-cell office:value-type="float" office:value="8.4151098559">
                <text:p>8.4151098559</text:p>
              </table:table-cell>
              <table:table-cell office:value-type="float" office:value="9.27413888733">
                <text:p>9.27413888733</text:p>
              </table:table-cell>
              <table:table-cell office:value-type="float" office:value="10.5160614641">
                <text:p>10.5160614641</text:p>
              </table:table-cell>
              <table:table-cell office:value-type="float" office:value="11.9579045894">
                <text:p>11.9579045894</text:p>
              </table:table-cell>
              <table:table-cell office:value-type="float" office:value="13.4211806139">
                <text:p>13.4211806139</text:p>
              </table:table-cell>
              <table:table-cell office:value-type="float" office:value="15.886021339">
                <text:p>15.886021339</text:p>
              </table:table-cell>
              <table:table-cell office:value-type="float" office:value="18.5325706044">
                <text:p>18.5325706044</text:p>
              </table:table-cell>
              <table:table-cell office:value-type="float" office:value="22.5183288833">
                <text:p>22.5183288833</text:p>
              </table:table-cell>
              <table:table-cell office:value-type="float" office:value="26.1389360096">
                <text:p>26.1389360096</text:p>
              </table:table-cell>
              <table:table-cell office:value-type="float" office:value="34.1808841241">
                <text:p>34.1808841241</text:p>
              </table:table-cell>
              <table:table-cell office:value-type="float" office:value="40.5041941867">
                <text:p>40.5041941867</text:p>
              </table:table-cell>
              <table:table-cell office:value-type="float" office:value="50.1353219144">
                <text:p>50.1353219144</text:p>
              </table:table-cell>
              <table:table-cell office:value-type="float" office:value="61.4314037119">
                <text:p>61.4314037119</text:p>
              </table:table-cell>
              <table:table-cell office:value-type="float" office:value="75.6206022115">
                <text:p>75.6206022115</text:p>
              </table:table-cell>
              <table:table-cell office:value-type="float" office:value="95.1631170268">
                <text:p>95.1631170268</text:p>
              </table:table-cell>
              <table:table-cell office:value-type="float" office:value="106.249417959">
                <text:p>106.249417959</text:p>
              </table:table-cell>
              <table:table-cell office:value-type="float" office:value="122.018673817">
                <text:p>122.018673817</text:p>
              </table:table-cell>
              <table:table-cell office:value-type="float" office:value="137.339471162">
                <text:p>137.339471162</text:p>
              </table:table-cell>
              <table:table-cell office:value-type="float" office:value="157.955697867">
                <text:p>157.955697867</text:p>
              </table:table-cell>
              <table:table-cell office:value-type="float" office:value="176.82732948">
                <text:p>176.82732948</text:p>
              </table:table-cell>
              <table:table-cell office:value-type="float" office:value="201.556102882">
                <text:p>201.556102882</text:p>
              </table:table-cell>
              <table:table-cell office:value-type="float" office:value="226.129167163">
                <text:p>226.129167163</text:p>
              </table:table-cell>
              <table:table-cell office:value-type="float" office:value="250.09786061">
                <text:p>250.09786061</text:p>
              </table:table-cell>
              <table:table-cell office:value-type="float" office:value="285.969426232">
                <text:p>285.969426232</text:p>
              </table:table-cell>
              <table:table-cell office:value-type="float" office:value="332.91647597">
                <text:p>332.91647597</text:p>
              </table:table-cell>
              <table:table-cell office:value-type="float" office:value="392.380049554">
                <text:p>392.380049554</text:p>
              </table:table-cell>
              <table:table-cell office:value-type="float" office:value="440.596536525">
                <text:p>440.596536525</text:p>
              </table:table-cell>
              <table:table-cell office:value-type="float" office:value="540.648689085">
                <text:p>540.648689085</text:p>
              </table:table-cell>
              <table:table-cell office:value-type="float" office:value="678.935003481">
                <text:p>678.935003481</text:p>
              </table:table-cell>
              <table:table-cell office:value-type="float" office:value="842.958206357">
                <text:p>842.958206357</text:p>
              </table:table-cell>
              <table:table-cell office:value-type="float" office:value="1004.00115122">
                <text:p>1004.00115122</text:p>
              </table:table-cell>
              <table:table-cell office:value-type="float" office:value="1193.17994473">
                <text:p>1193.17994473</text:p>
              </table:table-cell>
            </table:table-row>
            <table:table-row>
              <table:table-cell office:value-type="string">
                <text:p>NEW fuzzy_token inc 1 dec half w/ thresholds 0.5 and 0.8</text:p>
                <draw:g>
                  <svg:desc>'more comparisons'.A9:'more comparisons'.A9</svg:desc>
                </draw:g>
              </table:table-cell>
              <table:table-cell office:value-type="float" office:value="5.18050135081">
                <text:p>5.18050135081</text:p>
                <draw:g>
                  <svg:desc>'more comparisons'.B9:'more comparisons'.AO9</svg:desc>
                </draw:g>
              </table:table-cell>
              <table:table-cell office:value-type="float" office:value="5.36826539239">
                <text:p>5.36826539239</text:p>
              </table:table-cell>
              <table:table-cell office:value-type="float" office:value="5.65677319639">
                <text:p>5.65677319639</text:p>
              </table:table-cell>
              <table:table-cell office:value-type="float" office:value="6.012705906">
                <text:p>6.012705906</text:p>
              </table:table-cell>
              <table:table-cell office:value-type="float" office:value="6.58178500427">
                <text:p>6.58178500427</text:p>
              </table:table-cell>
              <table:table-cell office:value-type="float" office:value="7.26489963613">
                <text:p>7.26489963613</text:p>
              </table:table-cell>
              <table:table-cell office:value-type="float" office:value="8.19159271673">
                <text:p>8.19159271673</text:p>
              </table:table-cell>
              <table:table-cell office:value-type="float" office:value="9.49710946509">
                <text:p>9.49710946509</text:p>
              </table:table-cell>
              <table:table-cell office:value-type="float" office:value="11.6813328803">
                <text:p>11.6813328803</text:p>
              </table:table-cell>
              <table:table-cell office:value-type="float" office:value="14.0315244573">
                <text:p>14.0315244573</text:p>
              </table:table-cell>
              <table:table-cell office:value-type="float" office:value="17.8088091918">
                <text:p>17.8088091918</text:p>
              </table:table-cell>
              <table:table-cell office:value-type="float" office:value="23.6360620982">
                <text:p>23.6360620982</text:p>
              </table:table-cell>
              <table:table-cell office:value-type="float" office:value="29.5594210699">
                <text:p>29.5594210699</text:p>
              </table:table-cell>
              <table:table-cell office:value-type="float" office:value="39.1468295413">
                <text:p>39.1468295413</text:p>
              </table:table-cell>
              <table:table-cell office:value-type="float" office:value="47.0767855298">
                <text:p>47.0767855298</text:p>
              </table:table-cell>
              <table:table-cell office:value-type="float" office:value="52.8757804283">
                <text:p>52.8757804283</text:p>
              </table:table-cell>
              <table:table-cell office:value-type="float" office:value="61.2298000583">
                <text:p>61.2298000583</text:p>
              </table:table-cell>
              <table:table-cell office:value-type="float" office:value="66.7183856789">
                <text:p>66.7183856789</text:p>
              </table:table-cell>
              <table:table-cell office:value-type="float" office:value="71.7737719954">
                <text:p>71.7737719954</text:p>
              </table:table-cell>
              <table:table-cell office:value-type="float" office:value="77.4457894097">
                <text:p>77.4457894097</text:p>
              </table:table-cell>
              <table:table-cell office:value-type="float" office:value="81.1446425475">
                <text:p>81.1446425475</text:p>
              </table:table-cell>
              <table:table-cell office:value-type="float" office:value="86.1382791416">
                <text:p>86.1382791416</text:p>
              </table:table-cell>
              <table:table-cell office:value-type="float" office:value="91.7028813832">
                <text:p>91.7028813832</text:p>
              </table:table-cell>
              <table:table-cell office:value-type="float" office:value="98.3079773933">
                <text:p>98.3079773933</text:p>
              </table:table-cell>
              <table:table-cell office:value-type="float" office:value="108.093674944">
                <text:p>108.093674944</text:p>
              </table:table-cell>
              <table:table-cell office:value-type="float" office:value="111.190406199">
                <text:p>111.190406199</text:p>
              </table:table-cell>
              <table:table-cell office:value-type="float" office:value="120.853799107">
                <text:p>120.853799107</text:p>
              </table:table-cell>
              <table:table-cell office:value-type="float" office:value="129.787667207">
                <text:p>129.787667207</text:p>
              </table:table-cell>
              <table:table-cell office:value-type="float" office:value="142.500746919">
                <text:p>142.500746919</text:p>
              </table:table-cell>
              <table:table-cell office:value-type="float" office:value="154.818468266">
                <text:p>154.818468266</text:p>
              </table:table-cell>
              <table:table-cell office:value-type="float" office:value="174.712976378">
                <text:p>174.712976378</text:p>
              </table:table-cell>
              <table:table-cell office:value-type="float" office:value="204.127923756">
                <text:p>204.127923756</text:p>
              </table:table-cell>
              <table:table-cell office:value-type="float" office:value="235.718902722">
                <text:p>235.718902722</text:p>
              </table:table-cell>
              <table:table-cell office:value-type="float" office:value="276.709094769">
                <text:p>276.709094769</text:p>
              </table:table-cell>
              <table:table-cell office:value-type="float" office:value="322.51171589">
                <text:p>322.51171589</text:p>
              </table:table-cell>
              <table:table-cell office:value-type="float" office:value="393.757726717">
                <text:p>393.757726717</text:p>
              </table:table-cell>
              <table:table-cell office:value-type="float" office:value="590.038084408">
                <text:p>590.038084408</text:p>
              </table:table-cell>
              <table:table-cell office:value-type="float" office:value="703.219536087">
                <text:p>703.219536087</text:p>
              </table:table-cell>
              <table:table-cell office:value-type="float" office:value="823.895384208">
                <text:p>823.895384208</text:p>
              </table:table-cell>
              <table:table-cell office:value-type="float" office:value="1101.29159169">
                <text:p>1101.29159169</text:p>
              </table:table-cell>
            </table:table-row>
            <table:table-row>
              <table:table-cell office:value-type="string">
                <text:p>NEW fuzzy_token inc 1 dec half w/ thresholds 0.2 and 0.8 weights</text:p>
                <draw:g>
                  <svg:desc>'more comparisons'.A10:'more comparisons'.A10</svg:desc>
                </draw:g>
              </table:table-cell>
              <table:table-cell office:value-type="float" office:value="70.7212692519">
                <text:p>70.7212692519</text:p>
                <draw:g>
                  <svg:desc>'more comparisons'.B10:'more comparisons'.AO10</svg:desc>
                </draw:g>
              </table:table-cell>
              <table:table-cell office:value-type="float" office:value="73.4159786726">
                <text:p>73.4159786726</text:p>
              </table:table-cell>
              <table:table-cell office:value-type="float" office:value="78.5468012014">
                <text:p>78.5468012014</text:p>
              </table:table-cell>
              <table:table-cell office:value-type="float" office:value="85.6641553873">
                <text:p>85.6641553873</text:p>
              </table:table-cell>
              <table:table-cell office:value-type="float" office:value="103.078690834">
                <text:p>103.078690834</text:p>
              </table:table-cell>
              <table:table-cell office:value-type="float" office:value="130.612978492">
                <text:p>130.612978492</text:p>
              </table:table-cell>
              <table:table-cell office:value-type="float" office:value="174.423838857">
                <text:p>174.423838857</text:p>
              </table:table-cell>
              <table:table-cell office:value-type="float" office:value="200.340488984">
                <text:p>200.340488984</text:p>
              </table:table-cell>
              <table:table-cell office:value-type="float" office:value="220.473774262">
                <text:p>220.473774262</text:p>
              </table:table-cell>
              <table:table-cell office:value-type="float" office:value="235.83276752">
                <text:p>235.83276752</text:p>
              </table:table-cell>
              <table:table-cell office:value-type="float" office:value="238.496374544">
                <text:p>238.496374544</text:p>
              </table:table-cell>
              <table:table-cell office:value-type="float" office:value="242.563382121">
                <text:p>242.563382121</text:p>
              </table:table-cell>
              <table:table-cell office:value-type="float" office:value="245.189593657">
                <text:p>245.189593657</text:p>
              </table:table-cell>
              <table:table-cell office:value-type="float" office:value="251.884944596">
                <text:p>251.884944596</text:p>
              </table:table-cell>
              <table:table-cell office:value-type="float" office:value="257.337997639">
                <text:p>257.337997639</text:p>
              </table:table-cell>
              <table:table-cell office:value-type="float" office:value="254.008291906">
                <text:p>254.008291906</text:p>
              </table:table-cell>
              <table:table-cell office:value-type="float" office:value="258.721184302">
                <text:p>258.721184302</text:p>
              </table:table-cell>
              <table:table-cell office:value-type="float" office:value="259.584782606">
                <text:p>259.584782606</text:p>
              </table:table-cell>
              <table:table-cell office:value-type="float" office:value="267.944286836">
                <text:p>267.944286836</text:p>
              </table:table-cell>
              <table:table-cell office:value-type="float" office:value="263.824955463">
                <text:p>263.824955463</text:p>
              </table:table-cell>
              <table:table-cell office:value-type="float" office:value="274.022050613">
                <text:p>274.022050613</text:p>
              </table:table-cell>
              <table:table-cell office:value-type="float" office:value="277.671814883">
                <text:p>277.671814883</text:p>
              </table:table-cell>
              <table:table-cell office:value-type="float" office:value="278.388147189">
                <text:p>278.388147189</text:p>
              </table:table-cell>
              <table:table-cell office:value-type="float" office:value="280.024957276">
                <text:p>280.024957276</text:p>
              </table:table-cell>
              <table:table-cell office:value-type="float" office:value="296.610304663">
                <text:p>296.610304663</text:p>
              </table:table-cell>
              <table:table-cell office:value-type="float" office:value="295.460212796">
                <text:p>295.460212796</text:p>
              </table:table-cell>
              <table:table-cell office:value-type="float" office:value="306.330092655">
                <text:p>306.330092655</text:p>
              </table:table-cell>
              <table:table-cell office:value-type="float" office:value="322.291542775">
                <text:p>322.291542775</text:p>
              </table:table-cell>
              <table:table-cell office:value-type="float" office:value="346.244585497">
                <text:p>346.244585497</text:p>
              </table:table-cell>
              <table:table-cell office:value-type="float" office:value="355.58978512">
                <text:p>355.58978512</text:p>
              </table:table-cell>
              <table:table-cell office:value-type="float" office:value="375.07494002">
                <text:p>375.07494002</text:p>
              </table:table-cell>
              <table:table-cell office:value-type="float" office:value="422.157021597">
                <text:p>422.157021597</text:p>
              </table:table-cell>
              <table:table-cell office:value-type="float" office:value="447.257830943">
                <text:p>447.257830943</text:p>
              </table:table-cell>
              <table:table-cell office:value-type="float" office:value="490.173313588">
                <text:p>490.173313588</text:p>
              </table:table-cell>
              <table:table-cell office:value-type="float" office:value="559.051484894">
                <text:p>559.051484894</text:p>
              </table:table-cell>
              <table:table-cell office:value-type="float" office:value="682.489609948">
                <text:p>682.489609948</text:p>
              </table:table-cell>
              <table:table-cell office:value-type="float" office:value="750.090548439">
                <text:p>750.090548439</text:p>
              </table:table-cell>
              <table:table-cell office:value-type="float" office:value="906.786607065">
                <text:p>906.786607065</text:p>
              </table:table-cell>
              <table:table-cell office:value-type="float" office:value="1026.82635307">
                <text:p>1026.82635307</text:p>
              </table:table-cell>
              <table:table-cell office:value-type="float" office:value="1278.44067148">
                <text:p>1278.44067148</text:p>
              </table:table-cell>
            </table:table-row>
            <table:table-row>
              <table:table-cell office:value-type="string">
                <text:p>NEW fuzzy_token inc 1 dec 1 w/ thresholds 0.2 and 0.8 weights</text:p>
                <draw:g>
                  <svg:desc>'more comparisons'.A11:'more comparisons'.A11</svg:desc>
                </draw:g>
              </table:table-cell>
              <table:table-cell office:value-type="float" office:value="69.9080307232">
                <text:p>69.9080307232</text:p>
                <draw:g>
                  <svg:desc>'more comparisons'.B11:'more comparisons'.AO11</svg:desc>
                </draw:g>
              </table:table-cell>
              <table:table-cell office:value-type="float" office:value="73.3585197279">
                <text:p>73.3585197279</text:p>
              </table:table-cell>
              <table:table-cell office:value-type="float" office:value="75.8999769972">
                <text:p>75.8999769972</text:p>
              </table:table-cell>
              <table:table-cell office:value-type="float" office:value="79.3969128536">
                <text:p>79.3969128536</text:p>
              </table:table-cell>
              <table:table-cell office:value-type="float" office:value="83.1926594795">
                <text:p>83.1926594795</text:p>
              </table:table-cell>
              <table:table-cell office:value-type="float" office:value="87.9736972047">
                <text:p>87.9736972047</text:p>
              </table:table-cell>
              <table:table-cell office:value-type="float" office:value="93.2131606305">
                <text:p>93.2131606305</text:p>
              </table:table-cell>
              <table:table-cell office:value-type="float" office:value="102.252547784">
                <text:p>102.252547784</text:p>
              </table:table-cell>
              <table:table-cell office:value-type="float" office:value="111.025445357">
                <text:p>111.025445357</text:p>
              </table:table-cell>
              <table:table-cell office:value-type="float" office:value="117.774309474">
                <text:p>117.774309474</text:p>
              </table:table-cell>
              <table:table-cell office:value-type="float" office:value="126.132365589">
                <text:p>126.132365589</text:p>
              </table:table-cell>
              <table:table-cell office:value-type="float" office:value="132.396566579">
                <text:p>132.396566579</text:p>
              </table:table-cell>
              <table:table-cell office:value-type="float" office:value="141.136703036">
                <text:p>141.136703036</text:p>
              </table:table-cell>
              <table:table-cell office:value-type="float" office:value="152.020007913">
                <text:p>152.020007913</text:p>
              </table:table-cell>
              <table:table-cell office:value-type="float" office:value="163.844770889">
                <text:p>163.844770889</text:p>
              </table:table-cell>
              <table:table-cell office:value-type="float" office:value="179.363752621">
                <text:p>179.363752621</text:p>
              </table:table-cell>
              <table:table-cell office:value-type="float" office:value="198.45188939">
                <text:p>198.45188939</text:p>
              </table:table-cell>
              <table:table-cell office:value-type="float" office:value="226.864891635">
                <text:p>226.864891635</text:p>
              </table:table-cell>
              <table:table-cell office:value-type="float" office:value="248.035439586">
                <text:p>248.035439586</text:p>
              </table:table-cell>
              <table:table-cell office:value-type="float" office:value="282.117907221">
                <text:p>282.117907221</text:p>
              </table:table-cell>
              <table:table-cell office:value-type="float" office:value="324.811674207">
                <text:p>324.811674207</text:p>
              </table:table-cell>
              <table:table-cell office:value-type="float" office:value="378.348153562">
                <text:p>378.348153562</text:p>
              </table:table-cell>
              <table:table-cell office:value-type="float" office:value="422.314473172">
                <text:p>422.314473172</text:p>
              </table:table-cell>
              <table:table-cell office:value-type="float" office:value="481.88843309">
                <text:p>481.88843309</text:p>
              </table:table-cell>
              <table:table-cell office:value-type="float" office:value="554.955015277">
                <text:p>554.955015277</text:p>
              </table:table-cell>
              <table:table-cell office:value-type="float" office:value="585.230398743">
                <text:p>585.230398743</text:p>
              </table:table-cell>
              <table:table-cell office:value-type="float" office:value="647.357218541">
                <text:p>647.357218541</text:p>
              </table:table-cell>
              <table:table-cell office:value-type="float" office:value="690.598197652">
                <text:p>690.598197652</text:p>
              </table:table-cell>
              <table:table-cell office:value-type="float" office:value="762.190518787">
                <text:p>762.190518787</text:p>
              </table:table-cell>
              <table:table-cell office:value-type="float" office:value="840.275499143">
                <text:p>840.275499143</text:p>
              </table:table-cell>
              <table:table-cell office:value-type="float" office:value="890.194291399">
                <text:p>890.194291399</text:p>
              </table:table-cell>
              <table:table-cell office:value-type="float" office:value="939.502765225">
                <text:p>939.502765225</text:p>
              </table:table-cell>
              <table:table-cell office:value-type="float" office:value="1011.20115723">
                <text:p>1011.20115723</text:p>
              </table:table-cell>
              <table:table-cell office:value-type="float" office:value="1136.75548567">
                <text:p>1136.75548567</text:p>
              </table:table-cell>
              <table:table-cell office:value-type="float" office:value="1290.08905248">
                <text:p>1290.08905248</text:p>
              </table:table-cell>
              <table:table-cell office:value-type="float" office:value="1303.85223899">
                <text:p>1303.85223899</text:p>
              </table:table-cell>
              <table:table-cell office:value-type="float" office:value="1441.05601973">
                <text:p>1441.05601973</text:p>
              </table:table-cell>
              <table:table-cell office:value-type="float" office:value="1608.02917097">
                <text:p>1608.02917097</text:p>
              </table:table-cell>
              <table:table-cell office:value-type="float" office:value="1774.02292596">
                <text:p>1774.02292596</text:p>
              </table:table-cell>
              <table:table-cell office:value-type="float" office:value="1901.9605415">
                <text:p>1901.9605415</text:p>
              </table:table-cell>
            </table:table-row>
            <table:table-row>
              <table:table-cell office:value-type="string">
                <text:p>NEW fuzzy_token inc 1 dec half w/ thresholds 0.001 and 0.999</text:p>
                <draw:g>
                  <svg:desc>'more comparisons'.A12:'more comparisons'.A12</svg:desc>
                </draw:g>
              </table:table-cell>
              <table:table-cell office:value-type="float" office:value="5.138638981">
                <text:p>5.138638981</text:p>
                <draw:g>
                  <svg:desc>'more comparisons'.B12:'more comparisons'.AO12</svg:desc>
                </draw:g>
              </table:table-cell>
              <table:table-cell office:value-type="float" office:value="5.35705630269">
                <text:p>5.35705630269</text:p>
              </table:table-cell>
              <table:table-cell office:value-type="float" office:value="5.52861296782">
                <text:p>5.52861296782</text:p>
              </table:table-cell>
              <table:table-cell office:value-type="float" office:value="5.84694794429">
                <text:p>5.84694794429</text:p>
              </table:table-cell>
              <table:table-cell office:value-type="float" office:value="6.15769553111">
                <text:p>6.15769553111</text:p>
              </table:table-cell>
              <table:table-cell office:value-type="float" office:value="6.48091541635">
                <text:p>6.48091541635</text:p>
              </table:table-cell>
              <table:table-cell office:value-type="float" office:value="7.20652515609">
                <text:p>7.20652515609</text:p>
              </table:table-cell>
              <table:table-cell office:value-type="float" office:value="7.74415093635">
                <text:p>7.74415093635</text:p>
              </table:table-cell>
              <table:table-cell office:value-type="float" office:value="8.34552376574">
                <text:p>8.34552376574</text:p>
              </table:table-cell>
              <table:table-cell office:value-type="float" office:value="9.53353792955">
                <text:p>9.53353792955</text:p>
              </table:table-cell>
              <table:table-cell office:value-type="float" office:value="10.3811545116">
                <text:p>10.3811545116</text:p>
              </table:table-cell>
              <table:table-cell office:value-type="float" office:value="12.1015138559">
                <text:p>12.1015138559</text:p>
              </table:table-cell>
              <table:table-cell office:value-type="float" office:value="14.1504183083">
                <text:p>14.1504183083</text:p>
              </table:table-cell>
              <table:table-cell office:value-type="float" office:value="16.0486324268">
                <text:p>16.0486324268</text:p>
              </table:table-cell>
              <table:table-cell office:value-type="float" office:value="18.5115614702">
                <text:p>18.5115614702</text:p>
              </table:table-cell>
              <table:table-cell office:value-type="float" office:value="23.2176733836">
                <text:p>23.2176733836</text:p>
              </table:table-cell>
              <table:table-cell office:value-type="float" office:value="27.2552226549">
                <text:p>27.2552226549</text:p>
              </table:table-cell>
              <table:table-cell office:value-type="float" office:value="33.9713610704">
                <text:p>33.9713610704</text:p>
              </table:table-cell>
              <table:table-cell office:value-type="float" office:value="40.5564451614">
                <text:p>40.5564451614</text:p>
              </table:table-cell>
              <table:table-cell office:value-type="float" office:value="49.7280028109">
                <text:p>49.7280028109</text:p>
              </table:table-cell>
              <table:table-cell office:value-type="float" office:value="60.7035547725">
                <text:p>60.7035547725</text:p>
              </table:table-cell>
              <table:table-cell office:value-type="float" office:value="76.535680182">
                <text:p>76.535680182</text:p>
              </table:table-cell>
              <table:table-cell office:value-type="float" office:value="87.0200294239">
                <text:p>87.0200294239</text:p>
              </table:table-cell>
              <table:table-cell office:value-type="float" office:value="110.263083213">
                <text:p>110.263083213</text:p>
              </table:table-cell>
              <table:table-cell office:value-type="float" office:value="134.267975202">
                <text:p>134.267975202</text:p>
              </table:table-cell>
              <table:table-cell office:value-type="float" office:value="160.620336931">
                <text:p>160.620336931</text:p>
              </table:table-cell>
              <table:table-cell office:value-type="float" office:value="184.050666529">
                <text:p>184.050666529</text:p>
              </table:table-cell>
              <table:table-cell office:value-type="float" office:value="215.217575423">
                <text:p>215.217575423</text:p>
              </table:table-cell>
              <table:table-cell office:value-type="float" office:value="239.874848539">
                <text:p>239.874848539</text:p>
              </table:table-cell>
              <table:table-cell office:value-type="float" office:value="272.446651507">
                <text:p>272.446651507</text:p>
              </table:table-cell>
              <table:table-cell office:value-type="float" office:value="339.608482079">
                <text:p>339.608482079</text:p>
              </table:table-cell>
              <table:table-cell office:value-type="float" office:value="397.854680582">
                <text:p>397.854680582</text:p>
              </table:table-cell>
              <table:table-cell office:value-type="float" office:value="458.01322933">
                <text:p>458.01322933</text:p>
              </table:table-cell>
              <table:table-cell office:value-type="float" office:value="579.035512837">
                <text:p>579.035512837</text:p>
              </table:table-cell>
              <table:table-cell office:value-type="float" office:value="623.206840821">
                <text:p>623.206840821</text:p>
              </table:table-cell>
              <table:table-cell office:value-type="float" office:value="796.296031955">
                <text:p>796.296031955</text:p>
              </table:table-cell>
              <table:table-cell office:value-type="float" office:value="970.348193473">
                <text:p>970.348193473</text:p>
              </table:table-cell>
              <table:table-cell office:value-type="float" office:value="1054.85597516">
                <text:p>1054.85597516</text:p>
              </table:table-cell>
              <table:table-cell office:value-type="float" office:value="1264.2264807">
                <text:p>1264.2264807</text:p>
              </table:table-cell>
              <table:table-cell office:value-type="float" office:value="1424.53349092">
                <text:p>1424.53349092</text:p>
              </table:table-cell>
            </table:table-row>
            <table:table-row>
              <table:table-cell office:value-type="string">
                <text:p>NEW fuzzy_token inc 1 dec TO 1 w/ thresholds 0.001 and 0.999</text:p>
                <draw:g>
                  <svg:desc>'more comparisons'.A13:'more comparisons'.A13</svg:desc>
                </draw:g>
              </table:table-cell>
              <table:table-cell office:value-type="float" office:value="5.12507873825">
                <text:p>5.12507873825</text:p>
                <draw:g>
                  <svg:desc>'more comparisons'.B13:'more comparisons'.AO13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</text:p>
                <draw:g>
                  <svg:desc>'more comparisons'.A14:'more comparisons'.A14</svg:desc>
                </draw:g>
              </table:table-cell>
              <table:table-cell office:value-type="float" office:value="5.1177208002">
                <text:p>5.1177208002</text:p>
                <draw:g>
                  <svg:desc>'more comparisons'.B14:'more comparisons'.AO14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</text:p>
                <draw:g>
                  <svg:desc>'more comparisons'.A15:'more comparisons'.A15</svg:desc>
                </draw:g>
              </table:table-cell>
              <table:table-cell office:value-type="float" office:value="5.14737971911">
                <text:p>5.14737971911</text:p>
                <draw:g>
                  <svg:desc>'more comparisons'.B15:'more comparisons'.AO15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>NEW fuzzy_token inc 0.5 dec TO 1 w/ thresholds 0.001 and 0.999</text:p>
                <draw:g>
                  <svg:desc>'more comparisons'.A16:'more comparisons'.A16</svg:desc>
                </draw:g>
              </table:table-cell>
              <table:table-cell office:value-type="float" office:value="5.29717111833">
                <text:p>5.29717111833</text:p>
                <draw:g>
                  <svg:desc>'more comparisons'.B16:'more comparisons'.AO16</svg:desc>
                </draw:g>
              </table:table-cell>
              <table:table-cell office:value-type="float" office:value="5.67444885204">
                <text:p>5.67444885204</text:p>
              </table:table-cell>
              <table:table-cell office:value-type="float" office:value="6.24498688551">
                <text:p>6.24498688551</text:p>
              </table:table-cell>
              <table:table-cell office:value-type="float" office:value="6.85426595259">
                <text:p>6.85426595259</text:p>
              </table:table-cell>
              <table:table-cell office:value-type="float" office:value="7.70129993009">
                <text:p>7.70129993009</text:p>
              </table:table-cell>
              <table:table-cell office:value-type="float" office:value="8.68861611355">
                <text:p>8.68861611355</text:p>
              </table:table-cell>
              <table:table-cell office:value-type="float" office:value="10.2914943359">
                <text:p>10.2914943359</text:p>
              </table:table-cell>
              <table:table-cell office:value-type="float" office:value="11.9070251438">
                <text:p>11.9070251438</text:p>
              </table:table-cell>
              <table:table-cell office:value-type="float" office:value="13.7618984172">
                <text:p>13.7618984172</text:p>
              </table:table-cell>
              <table:table-cell office:value-type="float" office:value="15.9551835519">
                <text:p>15.9551835519</text:p>
              </table:table-cell>
              <table:table-cell office:value-type="float" office:value="18.7332398812">
                <text:p>18.7332398812</text:p>
              </table:table-cell>
              <table:table-cell office:value-type="float" office:value="21.2158135914">
                <text:p>21.2158135914</text:p>
              </table:table-cell>
              <table:table-cell office:value-type="float" office:value="24.827573018">
                <text:p>24.827573018</text:p>
              </table:table-cell>
              <table:table-cell office:value-type="float" office:value="28.8608514143">
                <text:p>28.8608514143</text:p>
              </table:table-cell>
              <table:table-cell office:value-type="float" office:value="33.0099764402">
                <text:p>33.0099764402</text:p>
              </table:table-cell>
              <table:table-cell office:value-type="float" office:value="36.6409014612">
                <text:p>36.6409014612</text:p>
              </table:table-cell>
              <table:table-cell office:value-type="float" office:value="41.5796018767">
                <text:p>41.5796018767</text:p>
              </table:table-cell>
              <table:table-cell office:value-type="float" office:value="47.2934424152">
                <text:p>47.2934424152</text:p>
              </table:table-cell>
              <table:table-cell office:value-type="float" office:value="55.137312023">
                <text:p>55.137312023</text:p>
              </table:table-cell>
              <table:table-cell office:value-type="float" office:value="61.5833336993">
                <text:p>61.5833336993</text:p>
              </table:table-cell>
              <table:table-cell office:value-type="float" office:value="66.2218732001">
                <text:p>66.2218732001</text:p>
              </table:table-cell>
              <table:table-cell office:value-type="float" office:value="77.3937363566">
                <text:p>77.3937363566</text:p>
              </table:table-cell>
              <table:table-cell office:value-type="float" office:value="87.1315479776">
                <text:p>87.1315479776</text:p>
              </table:table-cell>
              <table:table-cell office:value-type="float" office:value="100.639826759">
                <text:p>100.639826759</text:p>
              </table:table-cell>
              <table:table-cell office:value-type="float" office:value="110.097261891">
                <text:p>110.097261891</text:p>
              </table:table-cell>
              <table:table-cell office:value-type="float" office:value="130.828296259">
                <text:p>130.828296259</text:p>
              </table:table-cell>
              <table:table-cell office:value-type="float" office:value="156.832912037">
                <text:p>156.832912037</text:p>
              </table:table-cell>
              <table:table-cell office:value-type="float" office:value="178.903473177">
                <text:p>178.903473177</text:p>
              </table:table-cell>
              <table:table-cell office:value-type="float" office:value="210.633291547">
                <text:p>210.633291547</text:p>
              </table:table-cell>
              <table:table-cell office:value-type="float" office:value="253.758228712">
                <text:p>253.758228712</text:p>
              </table:table-cell>
              <table:table-cell office:value-type="float" office:value="295.406862985">
                <text:p>295.406862985</text:p>
              </table:table-cell>
              <table:table-cell office:value-type="float" office:value="322.831123528">
                <text:p>322.831123528</text:p>
              </table:table-cell>
              <table:table-cell office:value-type="float" office:value="429.322240083">
                <text:p>429.322240083</text:p>
              </table:table-cell>
              <table:table-cell office:value-type="float" office:value="520.587047044">
                <text:p>520.587047044</text:p>
              </table:table-cell>
              <table:table-cell office:value-type="float" office:value="580.255576716">
                <text:p>580.255576716</text:p>
              </table:table-cell>
              <table:table-cell office:value-type="float" office:value="685.749371528">
                <text:p>685.749371528</text:p>
              </table:table-cell>
              <table:table-cell office:value-type="float" office:value="783.282874773">
                <text:p>783.282874773</text:p>
              </table:table-cell>
              <table:table-cell office:value-type="float" office:value="996.57216944">
                <text:p>996.57216944</text:p>
              </table:table-cell>
              <table:table-cell office:value-type="float" office:value="1098.64270156">
                <text:p>1098.64270156</text:p>
              </table:table-cell>
              <table:table-cell office:value-type="float" office:value="1344.87930443">
                <text:p>1344.87930443</text:p>
              </table:table-cell>
            </table:table-row>
            <table:table-row>
              <table:table-cell office:value-type="string">
                <text:p>NEW fuzzy_token inc 2 dec TO 1 w/ thresholds 0.001 and 0.999</text:p>
                <draw:g>
                  <svg:desc>'more comparisons'.A17:'more comparisons'.A17</svg:desc>
                </draw:g>
              </table:table-cell>
              <table:table-cell office:value-type="float" office:value="5.18258243378">
                <text:p>5.18258243378</text:p>
                <draw:g>
                  <svg:desc>'more comparisons'.B17:'more comparisons'.AO17</svg:desc>
                </draw:g>
              </table:table-cell>
              <table:table-cell office:value-type="float" office:value="5.42936156353">
                <text:p>5.42936156353</text:p>
              </table:table-cell>
              <table:table-cell office:value-type="float" office:value="5.7280090968">
                <text:p>5.7280090968</text:p>
              </table:table-cell>
              <table:table-cell office:value-type="float" office:value="6.11481670366">
                <text:p>6.11481670366</text:p>
              </table:table-cell>
              <table:table-cell office:value-type="float" office:value="6.48818217817">
                <text:p>6.48818217817</text:p>
              </table:table-cell>
              <table:table-cell office:value-type="float" office:value="6.98778029937">
                <text:p>6.98778029937</text:p>
              </table:table-cell>
              <table:table-cell office:value-type="float" office:value="7.77328363882">
                <text:p>7.77328363882</text:p>
              </table:table-cell>
              <table:table-cell office:value-type="float" office:value="8.54868532418">
                <text:p>8.54868532418</text:p>
              </table:table-cell>
              <table:table-cell office:value-type="float" office:value="9.31879009572">
                <text:p>9.31879009572</text:p>
              </table:table-cell>
              <table:table-cell office:value-type="float" office:value="10.6341555264">
                <text:p>10.6341555264</text:p>
              </table:table-cell>
              <table:table-cell office:value-type="float" office:value="12.1589326581">
                <text:p>12.1589326581</text:p>
              </table:table-cell>
              <table:table-cell office:value-type="float" office:value="14.0139288233">
                <text:p>14.0139288233</text:p>
              </table:table-cell>
              <table:table-cell office:value-type="float" office:value="16.2919343291">
                <text:p>16.2919343291</text:p>
              </table:table-cell>
              <table:table-cell office:value-type="float" office:value="19.4384354071">
                <text:p>19.4384354071</text:p>
              </table:table-cell>
              <table:table-cell office:value-type="float" office:value="23.4891829837">
                <text:p>23.4891829837</text:p>
              </table:table-cell>
              <table:table-cell office:value-type="float" office:value="29.2585529584">
                <text:p>29.2585529584</text:p>
              </table:table-cell>
              <table:table-cell office:value-type="float" office:value="36.3789392842">
                <text:p>36.3789392842</text:p>
              </table:table-cell>
              <table:table-cell office:value-type="float" office:value="43.8779542373">
                <text:p>43.8779542373</text:p>
              </table:table-cell>
              <table:table-cell office:value-type="float" office:value="54.9975806399">
                <text:p>54.9975806399</text:p>
              </table:table-cell>
              <table:table-cell office:value-type="float" office:value="67.2919318738">
                <text:p>67.2919318738</text:p>
              </table:table-cell>
              <table:table-cell office:value-type="float" office:value="79.7941402635">
                <text:p>79.7941402635</text:p>
              </table:table-cell>
              <table:table-cell office:value-type="float" office:value="99.8270420861">
                <text:p>99.8270420861</text:p>
              </table:table-cell>
              <table:table-cell office:value-type="float" office:value="108.96455334">
                <text:p>108.96455334</text:p>
              </table:table-cell>
              <table:table-cell office:value-type="float" office:value="128.420105276">
                <text:p>128.420105276</text:p>
              </table:table-cell>
              <table:table-cell office:value-type="float" office:value="146.591542437">
                <text:p>146.591542437</text:p>
              </table:table-cell>
              <table:table-cell office:value-type="float" office:value="162.985221929">
                <text:p>162.985221929</text:p>
              </table:table-cell>
              <table:table-cell office:value-type="float" office:value="188.459373205">
                <text:p>188.459373205</text:p>
              </table:table-cell>
              <table:table-cell office:value-type="float" office:value="222.963242684">
                <text:p>222.963242684</text:p>
              </table:table-cell>
              <table:table-cell office:value-type="float" office:value="239.170301613">
                <text:p>239.170301613</text:p>
              </table:table-cell>
              <table:table-cell office:value-type="float" office:value="306.065349824">
                <text:p>306.065349824</text:p>
              </table:table-cell>
              <table:table-cell office:value-type="float" office:value="338.091550435">
                <text:p>338.091550435</text:p>
              </table:table-cell>
              <table:table-cell office:value-type="float" office:value="391.437284648">
                <text:p>391.437284648</text:p>
              </table:table-cell>
              <table:table-cell office:value-type="float" office:value="466.834933794">
                <text:p>466.834933794</text:p>
              </table:table-cell>
              <table:table-cell office:value-type="float" office:value="567.669401168">
                <text:p>567.669401168</text:p>
              </table:table-cell>
              <table:table-cell office:value-type="float" office:value="659.2767787">
                <text:p>659.2767787</text:p>
              </table:table-cell>
              <table:table-cell office:value-type="float" office:value="798.195103922">
                <text:p>798.195103922</text:p>
              </table:table-cell>
              <table:table-cell office:value-type="float" office:value="886.569905052">
                <text:p>886.569905052</text:p>
              </table:table-cell>
              <table:table-cell office:value-type="float" office:value="1019.96401337">
                <text:p>1019.96401337</text:p>
              </table:table-cell>
              <table:table-cell office:value-type="float" office:value="1207.7416458">
                <text:p>1207.7416458</text:p>
              </table:table-cell>
              <table:table-cell office:value-type="float" office:value="1444.19776875">
                <text:p>1444.19776875</text:p>
              </table:table-cell>
            </table:table-row>
            <table:table-row>
              <table:table-cell office:value-type="string">
                <text:p>NEW fuzzy_token inc 1 dec TO 1 w/ thresholds 0.001 and 0.999 weights 0.5</text:p>
                <draw:g>
                  <svg:desc>'more comparisons'.A18:'more comparisons'.A18</svg:desc>
                </draw:g>
              </table:table-cell>
              <table:table-cell office:value-type="float" office:value="6.27790019686">
                <text:p>6.27790019686</text:p>
                <draw:g>
                  <svg:desc>'more comparisons'.B18:'more comparisons'.AO18</svg:desc>
                </draw:g>
              </table:table-cell>
              <table:table-cell office:value-type="float" office:value="6.47714893122">
                <text:p>6.47714893122</text:p>
              </table:table-cell>
              <table:table-cell office:value-type="float" office:value="6.96497881297">
                <text:p>6.96497881297</text:p>
              </table:table-cell>
              <table:table-cell office:value-type="float" office:value="7.43225092671">
                <text:p>7.43225092671</text:p>
              </table:table-cell>
              <table:table-cell office:value-type="float" office:value="7.98944243971">
                <text:p>7.98944243971</text:p>
              </table:table-cell>
              <table:table-cell office:value-type="float" office:value="8.70606181067">
                <text:p>8.70606181067</text:p>
              </table:table-cell>
              <table:table-cell office:value-type="float" office:value="9.56388908308">
                <text:p>9.56388908308</text:p>
              </table:table-cell>
              <table:table-cell office:value-type="float" office:value="10.6106357608">
                <text:p>10.6106357608</text:p>
              </table:table-cell>
              <table:table-cell office:value-type="float" office:value="11.8668810654">
                <text:p>11.8668810654</text:p>
              </table:table-cell>
              <table:table-cell office:value-type="float" office:value="13.4221774121">
                <text:p>13.4221774121</text:p>
              </table:table-cell>
              <table:table-cell office:value-type="float" office:value="15.1775513994">
                <text:p>15.1775513994</text:p>
              </table:table-cell>
              <table:table-cell office:value-type="float" office:value="17.2586421196">
                <text:p>17.2586421196</text:p>
              </table:table-cell>
              <table:table-cell office:value-type="float" office:value="19.547721376">
                <text:p>19.547721376</text:p>
              </table:table-cell>
              <table:table-cell office:value-type="float" office:value="23.4474533059">
                <text:p>23.4474533059</text:p>
              </table:table-cell>
              <table:table-cell office:value-type="float" office:value="26.9481364466">
                <text:p>26.9481364466</text:p>
              </table:table-cell>
              <table:table-cell office:value-type="float" office:value="31.6705503333">
                <text:p>31.6705503333</text:p>
              </table:table-cell>
              <table:table-cell office:value-type="float" office:value="36.394473869">
                <text:p>36.394473869</text:p>
              </table:table-cell>
              <table:table-cell office:value-type="float" office:value="45.7794701556">
                <text:p>45.7794701556</text:p>
              </table:table-cell>
              <table:table-cell office:value-type="float" office:value="57.6097912835">
                <text:p>57.6097912835</text:p>
              </table:table-cell>
              <table:table-cell office:value-type="float" office:value="71.2768670611">
                <text:p>71.2768670611</text:p>
              </table:table-cell>
              <table:table-cell office:value-type="float" office:value="82.8333068528">
                <text:p>82.8333068528</text:p>
              </table:table-cell>
              <table:table-cell office:value-type="float" office:value="107.637171511">
                <text:p>107.637171511</text:p>
              </table:table-cell>
              <table:table-cell office:value-type="float" office:value="126.702929754">
                <text:p>126.702929754</text:p>
              </table:table-cell>
              <table:table-cell office:value-type="float" office:value="162.558697215">
                <text:p>162.558697215</text:p>
              </table:table-cell>
              <table:table-cell office:value-type="float" office:value="202.604141854">
                <text:p>202.604141854</text:p>
              </table:table-cell>
              <table:table-cell office:value-type="float" office:value="251.498082069">
                <text:p>251.498082069</text:p>
              </table:table-cell>
              <table:table-cell office:value-type="float" office:value="318.589213878">
                <text:p>318.589213878</text:p>
              </table:table-cell>
              <table:table-cell office:value-type="float" office:value="375.262091795">
                <text:p>375.262091795</text:p>
              </table:table-cell>
              <table:table-cell office:value-type="float" office:value="462.390040611">
                <text:p>462.390040611</text:p>
              </table:table-cell>
              <table:table-cell office:value-type="float" office:value="552.317352179">
                <text:p>552.317352179</text:p>
              </table:table-cell>
              <table:table-cell office:value-type="float" office:value="643.709246872">
                <text:p>643.709246872</text:p>
              </table:table-cell>
              <table:table-cell office:value-type="float" office:value="723.329385918">
                <text:p>723.329385918</text:p>
              </table:table-cell>
              <table:table-cell office:value-type="float" office:value="902.333070301">
                <text:p>902.333070301</text:p>
              </table:table-cell>
              <table:table-cell office:value-type="float" office:value="993.945763628">
                <text:p>993.945763628</text:p>
              </table:table-cell>
              <table:table-cell office:value-type="float" office:value="1105.60891749">
                <text:p>1105.60891749</text:p>
              </table:table-cell>
              <table:table-cell office:value-type="float" office:value="1249.57132948">
                <text:p>1249.57132948</text:p>
              </table:table-cell>
              <table:table-cell office:value-type="float" office:value="1356.89237953">
                <text:p>1356.89237953</text:p>
              </table:table-cell>
              <table:table-cell office:value-type="float" office:value="1534.62323229">
                <text:p>1534.62323229</text:p>
              </table:table-cell>
              <table:table-cell office:value-type="float" office:value="1785.67976879">
                <text:p>1785.67976879</text:p>
              </table:table-cell>
              <table:table-cell office:value-type="float" office:value="1848.16534224">
                <text:p>1848.16534224</text:p>
              </table:table-cell>
            </table:table-row>
            <table:table-row>
              <table:table-cell office:value-type="string">
                <text:p>GAUSSIAN fuzzy inc 1 dec TO 1 w/ th 0.001 and 0.999 sigma 0.1*sqrt(fuzzy_size)</text:p>
                <draw:g>
                  <svg:desc>'more comparisons'.A19:'more comparisons'.A19</svg:desc>
                </draw:g>
              </table:table-cell>
              <table:table-cell office:value-type="float" office:value="5.5248712299">
                <text:p>5.5248712299</text:p>
                <draw:g>
                  <svg:desc>'more comparisons'.B19:'more comparisons'.AO19</svg:desc>
                </draw:g>
              </table:table-cell>
              <table:table-cell office:value-type="float" office:value="5.72122547795">
                <text:p>5.72122547795</text:p>
              </table:table-cell>
              <table:table-cell office:value-type="float" office:value="5.9633520729">
                <text:p>5.9633520729</text:p>
              </table:table-cell>
              <table:table-cell office:value-type="float" office:value="6.22952744911">
                <text:p>6.22952744911</text:p>
              </table:table-cell>
              <table:table-cell office:value-type="float" office:value="6.54444552897">
                <text:p>6.54444552897</text:p>
              </table:table-cell>
              <table:table-cell office:value-type="float" office:value="7.03336517877">
                <text:p>7.03336517877</text:p>
              </table:table-cell>
              <table:table-cell office:value-type="float" office:value="7.48856656506">
                <text:p>7.48856656506</text:p>
              </table:table-cell>
              <table:table-cell office:value-type="float" office:value="8.20498450099">
                <text:p>8.20498450099</text:p>
              </table:table-cell>
              <table:table-cell office:value-type="float" office:value="8.90512873736">
                <text:p>8.90512873736</text:p>
              </table:table-cell>
              <table:table-cell office:value-type="float" office:value="9.65955803749">
                <text:p>9.65955803749</text:p>
              </table:table-cell>
              <table:table-cell office:value-type="float" office:value="10.7061321481">
                <text:p>10.7061321481</text:p>
              </table:table-cell>
              <table:table-cell office:value-type="float" office:value="11.7221212105">
                <text:p>11.7221212105</text:p>
              </table:table-cell>
              <table:table-cell office:value-type="float" office:value="13.2023394834">
                <text:p>13.2023394834</text:p>
              </table:table-cell>
              <table:table-cell office:value-type="float" office:value="14.9507507819">
                <text:p>14.9507507819</text:p>
              </table:table-cell>
              <table:table-cell office:value-type="float" office:value="17.6940881889">
                <text:p>17.6940881889</text:p>
              </table:table-cell>
              <table:table-cell office:value-type="float" office:value="20.1228838031">
                <text:p>20.1228838031</text:p>
              </table:table-cell>
              <table:table-cell office:value-type="float" office:value="25.3343527476">
                <text:p>25.3343527476</text:p>
              </table:table-cell>
              <table:table-cell office:value-type="float" office:value="33.4351234627">
                <text:p>33.4351234627</text:p>
              </table:table-cell>
              <table:table-cell office:value-type="float" office:value="45.8925040706">
                <text:p>45.8925040706</text:p>
              </table:table-cell>
              <table:table-cell office:value-type="float" office:value="66.0477508068">
                <text:p>66.0477508068</text:p>
              </table:table-cell>
              <table:table-cell office:value-type="float" office:value="111.195925615">
                <text:p>111.195925615</text:p>
              </table:table-cell>
              <table:table-cell office:value-type="float" office:value="149.249420612">
                <text:p>149.249420612</text:p>
              </table:table-cell>
              <table:table-cell office:value-type="float" office:value="188.957288857">
                <text:p>188.957288857</text:p>
              </table:table-cell>
              <table:table-cell office:value-type="float" office:value="213.102724624">
                <text:p>213.102724624</text:p>
              </table:table-cell>
              <table:table-cell office:value-type="float" office:value="246.527983675">
                <text:p>246.527983675</text:p>
              </table:table-cell>
              <table:table-cell office:value-type="float" office:value="272.433305695">
                <text:p>272.433305695</text:p>
              </table:table-cell>
              <table:table-cell office:value-type="float" office:value="299.941002993">
                <text:p>299.941002993</text:p>
              </table:table-cell>
              <table:table-cell office:value-type="float" office:value="327.498261296">
                <text:p>327.498261296</text:p>
              </table:table-cell>
              <table:table-cell office:value-type="float" office:value="348.327274525">
                <text:p>348.327274525</text:p>
              </table:table-cell>
              <table:table-cell office:value-type="float" office:value="402.894298692">
                <text:p>402.894298692</text:p>
              </table:table-cell>
              <table:table-cell office:value-type="float" office:value="429.434138346">
                <text:p>429.434138346</text:p>
              </table:table-cell>
              <table:table-cell office:value-type="float" office:value="481.352377009">
                <text:p>481.352377009</text:p>
              </table:table-cell>
              <table:table-cell office:value-type="float" office:value="529.18959041">
                <text:p>529.18959041</text:p>
              </table:table-cell>
              <table:table-cell office:value-type="float" office:value="630.506649637">
                <text:p>630.506649637</text:p>
              </table:table-cell>
              <table:table-cell office:value-type="float" office:value="701.915209414">
                <text:p>701.915209414</text:p>
              </table:table-cell>
              <table:table-cell office:value-type="float" office:value="748.165748667">
                <text:p>748.165748667</text:p>
              </table:table-cell>
              <table:table-cell office:value-type="float" office:value="930.713641224">
                <text:p>930.713641224</text:p>
              </table:table-cell>
              <table:table-cell office:value-type="float" office:value="1082.15005397">
                <text:p>1082.15005397</text:p>
              </table:table-cell>
              <table:table-cell office:value-type="float" office:value="1235.96981226">
                <text:p>1235.96981226</text:p>
              </table:table-cell>
              <table:table-cell office:value-type="float" office:value="1372.89958527">
                <text:p>1372.89958527</text:p>
              </table:table-cell>
            </table:table-row>
            <table:table-row>
              <table:table-cell office:value-type="string">
                <text:p>GAUSSIAN fuzzy inc 1 dec TO 1 w/ th 0.001 and 0.999 sigma 0.01*sqrt(fuzzy_size)</text:p>
                <draw:g>
                  <svg:desc>'more comparisons'.A20:'more comparisons'.A20</svg:desc>
                </draw:g>
              </table:table-cell>
              <table:table-cell office:value-type="float" office:value="30.8908311972">
                <text:p>30.8908311972</text:p>
                <draw:g>
                  <svg:desc>'more comparisons'.B20:'more comparisons'.AO20</svg:desc>
                </draw:g>
              </table:table-cell>
              <table:table-cell office:value-type="float" office:value="31.5029297125">
                <text:p>31.5029297125</text:p>
              </table:table-cell>
              <table:table-cell office:value-type="float" office:value="32.7796637038">
                <text:p>32.7796637038</text:p>
              </table:table-cell>
              <table:table-cell office:value-type="float" office:value="33.6763315542">
                <text:p>33.6763315542</text:p>
              </table:table-cell>
              <table:table-cell office:value-type="float" office:value="34.5231674318">
                <text:p>34.5231674318</text:p>
              </table:table-cell>
              <table:table-cell office:value-type="float" office:value="35.8006034616">
                <text:p>35.8006034616</text:p>
              </table:table-cell>
              <table:table-cell office:value-type="float" office:value="37.1453567765">
                <text:p>37.1453567765</text:p>
              </table:table-cell>
              <table:table-cell office:value-type="float" office:value="38.4708635519">
                <text:p>38.4708635519</text:p>
              </table:table-cell>
              <table:table-cell office:value-type="float" office:value="40.0795904883">
                <text:p>40.0795904883</text:p>
              </table:table-cell>
              <table:table-cell office:value-type="float" office:value="41.4036340979">
                <text:p>41.4036340979</text:p>
              </table:table-cell>
              <table:table-cell office:value-type="float" office:value="43.9556085932">
                <text:p>43.9556085932</text:p>
              </table:table-cell>
              <table:table-cell office:value-type="float" office:value="45.9880291402">
                <text:p>45.9880291402</text:p>
              </table:table-cell>
              <table:table-cell office:value-type="float" office:value="47.969171497">
                <text:p>47.969171497</text:p>
              </table:table-cell>
              <table:table-cell office:value-type="float" office:value="51.1101667587">
                <text:p>51.1101667587</text:p>
              </table:table-cell>
              <table:table-cell office:value-type="float" office:value="54.2215712362">
                <text:p>54.2215712362</text:p>
              </table:table-cell>
              <table:table-cell office:value-type="float" office:value="57.8972330616">
                <text:p>57.8972330616</text:p>
              </table:table-cell>
              <table:table-cell office:value-type="float" office:value="61.1732542214">
                <text:p>61.1732542214</text:p>
              </table:table-cell>
              <table:table-cell office:value-type="float" office:value="68.1547337355">
                <text:p>68.1547337355</text:p>
              </table:table-cell>
              <table:table-cell office:value-type="float" office:value="71.1077727592">
                <text:p>71.1077727592</text:p>
              </table:table-cell>
              <table:table-cell office:value-type="float" office:value="79.7623098187">
                <text:p>79.7623098187</text:p>
              </table:table-cell>
              <table:table-cell office:value-type="float" office:value="87.3449598897">
                <text:p>87.3449598897</text:p>
              </table:table-cell>
              <table:table-cell office:value-type="float" office:value="95.4656677624">
                <text:p>95.4656677624</text:p>
              </table:table-cell>
              <table:table-cell office:value-type="float" office:value="115.208321417">
                <text:p>115.208321417</text:p>
              </table:table-cell>
              <table:table-cell office:value-type="float" office:value="133.193617752">
                <text:p>133.193617752</text:p>
              </table:table-cell>
              <table:table-cell office:value-type="float" office:value="166.583985391">
                <text:p>166.583985391</text:p>
              </table:table-cell>
              <table:table-cell office:value-type="float" office:value="200.358150011">
                <text:p>200.358150011</text:p>
              </table:table-cell>
              <table:table-cell office:value-type="float" office:value="272.484786971">
                <text:p>272.484786971</text:p>
              </table:table-cell>
              <table:table-cell office:value-type="float" office:value="323.645366165">
                <text:p>323.645366165</text:p>
              </table:table-cell>
              <table:table-cell office:value-type="float" office:value="453.467407713">
                <text:p>453.467407713</text:p>
              </table:table-cell>
              <table:table-cell office:value-type="float" office:value="511.521034724">
                <text:p>511.521034724</text:p>
              </table:table-cell>
              <table:table-cell office:value-type="float" office:value="589.067746183">
                <text:p>589.067746183</text:p>
              </table:table-cell>
              <table:table-cell office:value-type="float" office:value="690.792855477">
                <text:p>690.792855477</text:p>
              </table:table-cell>
              <table:table-cell office:value-type="float" office:value="830.979380234">
                <text:p>830.979380234</text:p>
              </table:table-cell>
              <table:table-cell office:value-type="float" office:value="938.650376895">
                <text:p>938.650376895</text:p>
              </table:table-cell>
              <table:table-cell office:value-type="float" office:value="1019.79659108">
                <text:p>1019.79659108</text:p>
              </table:table-cell>
              <table:table-cell office:value-type="float" office:value="1156.98369032">
                <text:p>1156.98369032</text:p>
              </table:table-cell>
              <table:table-cell office:value-type="float" office:value="1288.64172847">
                <text:p>1288.64172847</text:p>
              </table:table-cell>
              <table:table-cell office:value-type="float" office:value="1403.71531379">
                <text:p>1403.71531379</text:p>
              </table:table-cell>
              <table:table-cell office:value-type="float" office:value="1672.24735483">
                <text:p>1672.24735483</text:p>
              </table:table-cell>
              <table:table-cell office:value-type="float" office:value="1767.20253853">
                <text:p>1767.20253853</text:p>
              </table:table-cell>
            </table:table-row>
            <table:table-row>
              <table:table-cell office:value-type="string">
                <text:p>GAUSSIAN fuzzy inc 1 dec TO 1 w/ th 0.001 and 0.999 sigma 0.5*sqrt(fuzzy_size)</text:p>
                <draw:g>
                  <svg:desc>'more comparisons'.A21:'more comparisons'.A21</svg:desc>
                </draw:g>
              </table:table-cell>
              <table:table-cell office:value-type="float" office:value="5.17676674213">
                <text:p>5.17676674213</text:p>
                <draw:g>
                  <svg:desc>'more comparisons'.B21:'more comparisons'.AO21</svg:desc>
                </draw:g>
              </table:table-cell>
              <table:table-cell office:value-type="float" office:value="5.33211371284">
                <text:p>5.33211371284</text:p>
              </table:table-cell>
              <table:table-cell office:value-type="float" office:value="5.65769107589">
                <text:p>5.65769107589</text:p>
              </table:table-cell>
              <table:table-cell office:value-type="float" office:value="6.30019376562">
                <text:p>6.30019376562</text:p>
              </table:table-cell>
              <table:table-cell office:value-type="float" office:value="7.02371425312">
                <text:p>7.02371425312</text:p>
              </table:table-cell>
              <table:table-cell office:value-type="float" office:value="9.24029367114">
                <text:p>9.24029367114</text:p>
              </table:table-cell>
              <table:table-cell office:value-type="float" office:value="12.5121699072">
                <text:p>12.5121699072</text:p>
              </table:table-cell>
              <table:table-cell office:value-type="float" office:value="17.4784836782">
                <text:p>17.4784836782</text:p>
              </table:table-cell>
              <table:table-cell office:value-type="float" office:value="39.9100337805">
                <text:p>39.9100337805</text:p>
              </table:table-cell>
              <table:table-cell office:value-type="float" office:value="68.4178313584">
                <text:p>68.4178313584</text:p>
              </table:table-cell>
              <table:table-cell office:value-type="float" office:value="100.273413995">
                <text:p>100.273413995</text:p>
              </table:table-cell>
              <table:table-cell office:value-type="float" office:value="128.457443741">
                <text:p>128.457443741</text:p>
              </table:table-cell>
              <table:table-cell office:value-type="float" office:value="140.3118784">
                <text:p>140.3118784</text:p>
              </table:table-cell>
              <table:table-cell office:value-type="float" office:value="148.934443746">
                <text:p>148.934443746</text:p>
              </table:table-cell>
              <table:table-cell office:value-type="float" office:value="157.368596534">
                <text:p>157.368596534</text:p>
              </table:table-cell>
              <table:table-cell office:value-type="float" office:value="165.489318612">
                <text:p>165.489318612</text:p>
              </table:table-cell>
              <table:table-cell office:value-type="float" office:value="169.675218512">
                <text:p>169.675218512</text:p>
              </table:table-cell>
              <table:table-cell office:value-type="float" office:value="179.52851708">
                <text:p>179.52851708</text:p>
              </table:table-cell>
              <table:table-cell office:value-type="float" office:value="189.289166258">
                <text:p>189.289166258</text:p>
              </table:table-cell>
              <table:table-cell office:value-type="float" office:value="195.593152393">
                <text:p>195.593152393</text:p>
              </table:table-cell>
              <table:table-cell office:value-type="float" office:value="207.871345993">
                <text:p>207.871345993</text:p>
              </table:table-cell>
              <table:table-cell office:value-type="float" office:value="217.498176372">
                <text:p>217.498176372</text:p>
              </table:table-cell>
              <table:table-cell office:value-type="float" office:value="232.96305653">
                <text:p>232.96305653</text:p>
              </table:table-cell>
              <table:table-cell office:value-type="float" office:value="245.296988788">
                <text:p>245.296988788</text:p>
              </table:table-cell>
              <table:table-cell office:value-type="float" office:value="260.191575655">
                <text:p>260.191575655</text:p>
              </table:table-cell>
              <table:table-cell office:value-type="float" office:value="281.470204272">
                <text:p>281.470204272</text:p>
              </table:table-cell>
              <table:table-cell office:value-type="float" office:value="313.069482735">
                <text:p>313.069482735</text:p>
              </table:table-cell>
              <table:table-cell office:value-type="float" office:value="316.939274385">
                <text:p>316.939274385</text:p>
              </table:table-cell>
              <table:table-cell office:value-type="float" office:value="356.099667968">
                <text:p>356.099667968</text:p>
              </table:table-cell>
              <table:table-cell office:value-type="float" office:value="396.667565502">
                <text:p>396.667565502</text:p>
              </table:table-cell>
              <table:table-cell office:value-type="float" office:value="442.94223691">
                <text:p>442.94223691</text:p>
              </table:table-cell>
              <table:table-cell office:value-type="float" office:value="519.710552489">
                <text:p>519.710552489</text:p>
              </table:table-cell>
              <table:table-cell office:value-type="float" office:value="519.592612412">
                <text:p>519.592612412</text:p>
              </table:table-cell>
              <table:table-cell office:value-type="float" office:value="626.951270398">
                <text:p>626.951270398</text:p>
              </table:table-cell>
              <table:table-cell office:value-type="float" office:value="699.270067649">
                <text:p>699.270067649</text:p>
              </table:table-cell>
              <table:table-cell office:value-type="float" office:value="836.197532815">
                <text:p>836.197532815</text:p>
              </table:table-cell>
              <table:table-cell office:value-type="float" office:value="990.815992932">
                <text:p>990.815992932</text:p>
              </table:table-cell>
              <table:table-cell office:value-type="float" office:value="1122.28096573">
                <text:p>1122.28096573</text:p>
              </table:table-cell>
              <table:table-cell office:value-type="float" office:value="1240.10523118">
                <text:p>1240.10523118</text:p>
              </table:table-cell>
              <table:table-cell office:value-type="float" office:value="1493.3337698">
                <text:p>1493.3337698</text:p>
              </table:table-cell>
            </table:table-row>
            <table:table-row>
              <table:table-cell office:value-type="string">
                <text:p>GAUSSIAN fuzzy inc 1 dec TO 1 w/ th 0.001 and 0.999 sigma 0.05*fuzzy_size</text:p>
                <draw:g>
                  <svg:desc>'more comparisons'.A22:'more comparisons'.A22</svg:desc>
                </draw:g>
              </table:table-cell>
              <table:table-cell office:value-type="float" office:value="5.17385795774">
                <text:p>5.17385795774</text:p>
                <draw:g>
                  <svg:desc>'more comparisons'.B22:'more comparisons'.AO22</svg:desc>
                </draw:g>
              </table:table-cell>
              <table:table-cell office:value-type="float" office:value="5.32901108115">
                <text:p>5.32901108115</text:p>
              </table:table-cell>
              <table:table-cell office:value-type="float" office:value="5.52940416581">
                <text:p>5.52940416581</text:p>
              </table:table-cell>
              <table:table-cell office:value-type="float" office:value="5.79050218936">
                <text:p>5.79050218936</text:p>
              </table:table-cell>
              <table:table-cell office:value-type="float" office:value="6.09845263189">
                <text:p>6.09845263189</text:p>
              </table:table-cell>
              <table:table-cell office:value-type="float" office:value="6.39777900963">
                <text:p>6.39777900963</text:p>
              </table:table-cell>
              <table:table-cell office:value-type="float" office:value="6.88611554733">
                <text:p>6.88611554733</text:p>
              </table:table-cell>
              <table:table-cell office:value-type="float" office:value="7.37733312779">
                <text:p>7.37733312779</text:p>
              </table:table-cell>
              <table:table-cell office:value-type="float" office:value="8.00919394651">
                <text:p>8.00919394651</text:p>
              </table:table-cell>
              <table:table-cell office:value-type="float" office:value="8.66448374764">
                <text:p>8.66448374764</text:p>
              </table:table-cell>
              <table:table-cell office:value-type="float" office:value="9.77560086566">
                <text:p>9.77560086566</text:p>
              </table:table-cell>
              <table:table-cell office:value-type="float" office:value="10.8507139302">
                <text:p>10.8507139302</text:p>
              </table:table-cell>
              <table:table-cell office:value-type="float" office:value="12.2595611318">
                <text:p>12.2595611318</text:p>
              </table:table-cell>
              <table:table-cell office:value-type="float" office:value="14.4050719835">
                <text:p>14.4050719835</text:p>
              </table:table-cell>
              <table:table-cell office:value-type="float" office:value="17.3977748447">
                <text:p>17.3977748447</text:p>
              </table:table-cell>
              <table:table-cell office:value-type="float" office:value="20.1767101931">
                <text:p>20.1767101931</text:p>
              </table:table-cell>
              <table:table-cell office:value-type="float" office:value="24.7538170602">
                <text:p>24.7538170602</text:p>
              </table:table-cell>
              <table:table-cell office:value-type="float" office:value="31.3220738889">
                <text:p>31.3220738889</text:p>
              </table:table-cell>
              <table:table-cell office:value-type="float" office:value="41.9987345701">
                <text:p>41.9987345701</text:p>
              </table:table-cell>
              <table:table-cell office:value-type="float" office:value="60.8337338204">
                <text:p>60.8337338204</text:p>
              </table:table-cell>
              <table:table-cell office:value-type="float" office:value="85.445679526">
                <text:p>85.445679526</text:p>
              </table:table-cell>
              <table:table-cell office:value-type="float" office:value="106.380260454">
                <text:p>106.380260454</text:p>
              </table:table-cell>
              <table:table-cell office:value-type="float" office:value="139.905492635">
                <text:p>139.905492635</text:p>
              </table:table-cell>
              <table:table-cell office:value-type="float" office:value="180.409802421">
                <text:p>180.409802421</text:p>
              </table:table-cell>
              <table:table-cell office:value-type="float" office:value="212.015431333">
                <text:p>212.015431333</text:p>
              </table:table-cell>
              <table:table-cell office:value-type="float" office:value="245.049329605">
                <text:p>245.049329605</text:p>
              </table:table-cell>
              <table:table-cell office:value-type="float" office:value="275.126534614">
                <text:p>275.126534614</text:p>
              </table:table-cell>
              <table:table-cell office:value-type="float" office:value="299.856137007">
                <text:p>299.856137007</text:p>
              </table:table-cell>
              <table:table-cell office:value-type="float" office:value="347.103580406">
                <text:p>347.103580406</text:p>
              </table:table-cell>
              <table:table-cell office:value-type="float" office:value="381.649189804">
                <text:p>381.649189804</text:p>
              </table:table-cell>
              <table:table-cell office:value-type="float" office:value="432.976106756">
                <text:p>432.976106756</text:p>
              </table:table-cell>
              <table:table-cell office:value-type="float" office:value="496.314153215">
                <text:p>496.314153215</text:p>
              </table:table-cell>
              <table:table-cell office:value-type="float" office:value="537.200146181">
                <text:p>537.200146181</text:p>
              </table:table-cell>
              <table:table-cell office:value-type="float" office:value="600.749198075">
                <text:p>600.749198075</text:p>
              </table:table-cell>
              <table:table-cell office:value-type="float" office:value="722.061520068">
                <text:p>722.061520068</text:p>
              </table:table-cell>
              <table:table-cell office:value-type="float" office:value="762.413256528">
                <text:p>762.413256528</text:p>
              </table:table-cell>
              <table:table-cell office:value-type="float" office:value="935.778128273">
                <text:p>935.778128273</text:p>
              </table:table-cell>
              <table:table-cell office:value-type="float" office:value="1071.09965184">
                <text:p>1071.09965184</text:p>
              </table:table-cell>
              <table:table-cell office:value-type="float" office:value="1291.05751662">
                <text:p>1291.05751662</text:p>
              </table:table-cell>
              <table:table-cell office:value-type="float" office:value="1449.43348255">
                <text:p>1449.43348255</text:p>
              </table:table-cell>
            </table:table-row>
            <table:table-row>
              <table:table-cell office:value-type="string">
                <text:p>GAUSSIAN fuzzy inc 1 dec TO 1 w/ th 0.001 and 0.999 sigma 0.01*fuzzy_size</text:p>
                <draw:g>
                  <svg:desc>'more comparisons'.A23:'more comparisons'.A23</svg:desc>
                </draw:g>
              </table:table-cell>
              <table:table-cell office:value-type="float" office:value="5.90709205452">
                <text:p>5.90709205452</text:p>
                <draw:g>
                  <svg:desc>'more comparisons'.B23:'more comparisons'.AO23</svg:desc>
                </draw:g>
              </table:table-cell>
              <table:table-cell office:value-type="float" office:value="6.20319960785">
                <text:p>6.20319960785</text:p>
              </table:table-cell>
              <table:table-cell office:value-type="float" office:value="6.61452872653">
                <text:p>6.61452872653</text:p>
              </table:table-cell>
              <table:table-cell office:value-type="float" office:value="7.17696310981">
                <text:p>7.17696310981</text:p>
              </table:table-cell>
              <table:table-cell office:value-type="float" office:value="7.73079766416">
                <text:p>7.73079766416</text:p>
              </table:table-cell>
              <table:table-cell office:value-type="float" office:value="8.64294032453">
                <text:p>8.64294032453</text:p>
              </table:table-cell>
              <table:table-cell office:value-type="float" office:value="9.46984272484">
                <text:p>9.46984272484</text:p>
              </table:table-cell>
              <table:table-cell office:value-type="float" office:value="10.848465308">
                <text:p>10.848465308</text:p>
              </table:table-cell>
              <table:table-cell office:value-type="float" office:value="12.1683403529">
                <text:p>12.1683403529</text:p>
              </table:table-cell>
              <table:table-cell office:value-type="float" office:value="13.9291277357">
                <text:p>13.9291277357</text:p>
              </table:table-cell>
              <table:table-cell office:value-type="float" office:value="15.9367291863">
                <text:p>15.9367291863</text:p>
              </table:table-cell>
              <table:table-cell office:value-type="float" office:value="18.5454368166">
                <text:p>18.5454368166</text:p>
              </table:table-cell>
              <table:table-cell office:value-type="float" office:value="22.3099663412">
                <text:p>22.3099663412</text:p>
              </table:table-cell>
              <table:table-cell office:value-type="float" office:value="25.4283151923">
                <text:p>25.4283151923</text:p>
              </table:table-cell>
              <table:table-cell office:value-type="float" office:value="30.0404188431">
                <text:p>30.0404188431</text:p>
              </table:table-cell>
              <table:table-cell office:value-type="float" office:value="34.5742768043">
                <text:p>34.5742768043</text:p>
              </table:table-cell>
              <table:table-cell office:value-type="float" office:value="41.3007039772">
                <text:p>41.3007039772</text:p>
              </table:table-cell>
              <table:table-cell office:value-type="float" office:value="49.604855906">
                <text:p>49.604855906</text:p>
              </table:table-cell>
              <table:table-cell office:value-type="float" office:value="58.2925793589">
                <text:p>58.2925793589</text:p>
              </table:table-cell>
              <table:table-cell office:value-type="float" office:value="66.9914383707">
                <text:p>66.9914383707</text:p>
              </table:table-cell>
              <table:table-cell office:value-type="float" office:value="76.141719487">
                <text:p>76.141719487</text:p>
              </table:table-cell>
              <table:table-cell office:value-type="float" office:value="90.3916384474">
                <text:p>90.3916384474</text:p>
              </table:table-cell>
              <table:table-cell office:value-type="float" office:value="103.499431476">
                <text:p>103.499431476</text:p>
              </table:table-cell>
              <table:table-cell office:value-type="float" office:value="122.043805619">
                <text:p>122.043805619</text:p>
              </table:table-cell>
              <table:table-cell office:value-type="float" office:value="149.204651242">
                <text:p>149.204651242</text:p>
              </table:table-cell>
              <table:table-cell office:value-type="float" office:value="179.395457073">
                <text:p>179.395457073</text:p>
              </table:table-cell>
              <table:table-cell office:value-type="float" office:value="233.237246673">
                <text:p>233.237246673</text:p>
              </table:table-cell>
              <table:table-cell office:value-type="float" office:value="268.753615308">
                <text:p>268.753615308</text:p>
              </table:table-cell>
              <table:table-cell office:value-type="float" office:value="338.176193699">
                <text:p>338.176193699</text:p>
              </table:table-cell>
              <table:table-cell office:value-type="float" office:value="424.660644453">
                <text:p>424.660644453</text:p>
              </table:table-cell>
              <table:table-cell office:value-type="float" office:value="521.299890148">
                <text:p>521.299890148</text:p>
              </table:table-cell>
              <table:table-cell office:value-type="float" office:value="604.792129012">
                <text:p>604.792129012</text:p>
              </table:table-cell>
              <table:table-cell office:value-type="float" office:value="680.152465698">
                <text:p>680.152465698</text:p>
              </table:table-cell>
              <table:table-cell office:value-type="float" office:value="813.07197321">
                <text:p>813.07197321</text:p>
              </table:table-cell>
              <table:table-cell office:value-type="float" office:value="927.221979397">
                <text:p>927.221979397</text:p>
              </table:table-cell>
              <table:table-cell office:value-type="float" office:value="1086.46925956">
                <text:p>1086.46925956</text:p>
              </table:table-cell>
              <table:table-cell office:value-type="float" office:value="1225.01718735">
                <text:p>1225.01718735</text:p>
              </table:table-cell>
              <table:table-cell office:value-type="float" office:value="1364.39084307">
                <text:p>1364.39084307</text:p>
              </table:table-cell>
              <table:table-cell office:value-type="float" office:value="1492.16012656">
                <text:p>1492.16012656</text:p>
              </table:table-cell>
              <table:table-cell office:value-type="float" office:value="1679.46401444">
                <text:p>1679.46401444</text:p>
              </table:table-cell>
            </table:table-row>
            <table:table-row>
              <table:table-cell office:value-type="string">
                <text:p>GAUSSIAN fuzzy inc 1 dec TO 1 w/ th 0.2 and 0.8 sigma 0.01*fuzzy_size</text:p>
                <draw:g>
                  <svg:desc>'more comparisons'.A24:'more comparisons'.A24</svg:desc>
                </draw:g>
              </table:table-cell>
              <table:table-cell office:value-type="float" office:value="5.90882491052">
                <text:p>5.90882491052</text:p>
                <draw:g>
                  <svg:desc>'more comparisons'.B24:'more comparisons'.AO24</svg:desc>
                </draw:g>
              </table:table-cell>
              <table:table-cell office:value-type="float" office:value="6.24875577899">
                <text:p>6.24875577899</text:p>
              </table:table-cell>
              <table:table-cell office:value-type="float" office:value="6.65341875668">
                <text:p>6.65341875668</text:p>
              </table:table-cell>
              <table:table-cell office:value-type="float" office:value="7.20049232349">
                <text:p>7.20049232349</text:p>
              </table:table-cell>
              <table:table-cell office:value-type="float" office:value="7.70257354097">
                <text:p>7.70257354097</text:p>
              </table:table-cell>
              <table:table-cell office:value-type="float" office:value="8.61797335842">
                <text:p>8.61797335842</text:p>
              </table:table-cell>
              <table:table-cell office:value-type="float" office:value="9.50885981449">
                <text:p>9.50885981449</text:p>
              </table:table-cell>
              <table:table-cell office:value-type="float" office:value="10.6895180795">
                <text:p>10.6895180795</text:p>
              </table:table-cell>
              <table:table-cell office:value-type="float" office:value="12.383551643">
                <text:p>12.383551643</text:p>
              </table:table-cell>
              <table:table-cell office:value-type="float" office:value="13.83410369">
                <text:p>13.83410369</text:p>
              </table:table-cell>
              <table:table-cell office:value-type="float" office:value="16.2457733412">
                <text:p>16.2457733412</text:p>
              </table:table-cell>
              <table:table-cell office:value-type="float" office:value="18.667122293">
                <text:p>18.667122293</text:p>
              </table:table-cell>
              <table:table-cell office:value-type="float" office:value="21.5545018432">
                <text:p>21.5545018432</text:p>
              </table:table-cell>
              <table:table-cell office:value-type="float" office:value="25.6946903073">
                <text:p>25.6946903073</text:p>
              </table:table-cell>
              <table:table-cell office:value-type="float" office:value="30.7837982062">
                <text:p>30.7837982062</text:p>
              </table:table-cell>
              <table:table-cell office:value-type="float" office:value="34.7539564012">
                <text:p>34.7539564012</text:p>
              </table:table-cell>
              <table:table-cell office:value-type="float" office:value="40.1785977224">
                <text:p>40.1785977224</text:p>
              </table:table-cell>
              <table:table-cell office:value-type="float" office:value="46.7965265153">
                <text:p>46.7965265153</text:p>
              </table:table-cell>
              <table:table-cell office:value-type="float" office:value="52.6903122506">
                <text:p>52.6903122506</text:p>
              </table:table-cell>
              <table:table-cell office:value-type="float" office:value="59.5901447797">
                <text:p>59.5901447797</text:p>
              </table:table-cell>
              <table:table-cell office:value-type="float" office:value="66.6972057463">
                <text:p>66.6972057463</text:p>
              </table:table-cell>
              <table:table-cell office:value-type="float" office:value="74.8258166484">
                <text:p>74.8258166484</text:p>
              </table:table-cell>
              <table:table-cell office:value-type="float" office:value="84.1771132788">
                <text:p>84.1771132788</text:p>
              </table:table-cell>
              <table:table-cell office:value-type="float" office:value="89.7258759594">
                <text:p>89.7258759594</text:p>
              </table:table-cell>
              <table:table-cell office:value-type="float" office:value="99.0526079194">
                <text:p>99.0526079194</text:p>
              </table:table-cell>
              <table:table-cell office:value-type="float" office:value="109.5931634">
                <text:p>109.5931634</text:p>
              </table:table-cell>
              <table:table-cell office:value-type="float" office:value="121.338328419">
                <text:p>121.338328419</text:p>
              </table:table-cell>
              <table:table-cell office:value-type="float" office:value="134.910630846">
                <text:p>134.910630846</text:p>
              </table:table-cell>
              <table:table-cell office:value-type="float" office:value="146.542044301">
                <text:p>146.542044301</text:p>
              </table:table-cell>
              <table:table-cell office:value-type="float" office:value="164.529449027">
                <text:p>164.529449027</text:p>
              </table:table-cell>
              <table:table-cell office:value-type="float" office:value="187.318630449">
                <text:p>187.318630449</text:p>
              </table:table-cell>
              <table:table-cell office:value-type="float" office:value="213.077470466">
                <text:p>213.077470466</text:p>
              </table:table-cell>
              <table:table-cell office:value-type="float" office:value="243.308828104">
                <text:p>243.308828104</text:p>
              </table:table-cell>
              <table:table-cell office:value-type="float" office:value="292.4745187">
                <text:p>292.4745187</text:p>
              </table:table-cell>
              <table:table-cell office:value-type="float" office:value="339.230493541">
                <text:p>339.230493541</text:p>
              </table:table-cell>
              <table:table-cell office:value-type="float" office:value="391.524569197">
                <text:p>391.524569197</text:p>
              </table:table-cell>
              <table:table-cell office:value-type="float" office:value="542.264417649">
                <text:p>542.264417649</text:p>
              </table:table-cell>
              <table:table-cell office:value-type="float" office:value="685.461597457">
                <text:p>685.461597457</text:p>
              </table:table-cell>
              <table:table-cell office:value-type="float" office:value="906.489202833">
                <text:p>906.489202833</text:p>
              </table:table-cell>
              <table:table-cell office:value-type="float" office:value="1069.53769081">
                <text:p>1069.53769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style-name="ch1">
        <chart:legend chart:legend-position="end" svg:x="23.677cm" svg:y="5.424cm" style:legend-expansion="high" chart:style-name="ch2"/>
        <chart:plot-area chart:style-name="ch3" table:cell-range-address="'more comparisons 2'.A2:'more comparisons 2'.AO18" chart:data-source-has-labels="both" svg:x="0.712cm" svg:y="0.438cm" svg:width="22.253cm" svg:height="21.025cm">
          <chartooo:coordinate-region svg:x="1.675cm" svg:y="0.438cm" svg:width="21.29cm" svg:height="19.48cm"/>
          <chart:axis chart:dimension="x" chart:name="primary-x" chart:style-name="ch4" chartooo:axis-type="auto">
            <chartooo:date-scale/>
            <chart:categories table:cell-range-address="'more comparisons 2'.B2:'more comparisons 2'.AO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2'.B3:'more comparisons 2'.AO3" chart:label-cell-address="'more comparisons 2'.A3:'more comparisons 2'.A3" chart:class="chart:line">
            <chart:data-point chart:repeated="40"/>
          </chart:series>
          <chart:series chart:style-name="ch8" chart:values-cell-range-address="'more comparisons 2'.B4:'more comparisons 2'.AO4" chart:label-cell-address="'more comparisons 2'.A4:'more comparisons 2'.A4" chart:class="chart:line">
            <chart:data-point chart:repeated="40"/>
          </chart:series>
          <chart:series chart:style-name="ch9" chart:values-cell-range-address="'more comparisons 2'.B5:'more comparisons 2'.AO5" chart:label-cell-address="'more comparisons 2'.A5:'more comparisons 2'.A5" chart:class="chart:line">
            <chart:data-point chart:repeated="40"/>
          </chart:series>
          <chart:series chart:style-name="ch10" chart:values-cell-range-address="'more comparisons 2'.B6:'more comparisons 2'.AO6" chart:label-cell-address="'more comparisons 2'.A6:'more comparisons 2'.A6" chart:class="chart:line">
            <chart:data-point chart:repeated="40"/>
          </chart:series>
          <chart:series chart:style-name="ch11" chart:values-cell-range-address="'more comparisons 2'.B7:'more comparisons 2'.AO7" chart:label-cell-address="'more comparisons 2'.A7:'more comparisons 2'.A7" chart:class="chart:line">
            <chart:data-point chart:repeated="40"/>
          </chart:series>
          <chart:series chart:style-name="ch12" chart:values-cell-range-address="'more comparisons 2'.B8:'more comparisons 2'.AO8" chart:label-cell-address="'more comparisons 2'.A8:'more comparisons 2'.A8" chart:class="chart:line">
            <chart:data-point chart:repeated="40"/>
          </chart:series>
          <chart:series chart:style-name="ch13" chart:values-cell-range-address="'more comparisons 2'.B9:'more comparisons 2'.AO9" chart:label-cell-address="'more comparisons 2'.A9:'more comparisons 2'.A9" chart:class="chart:line">
            <chart:data-point chart:repeated="40"/>
          </chart:series>
          <chart:series chart:style-name="ch14" chart:values-cell-range-address="'more comparisons 2'.B10:'more comparisons 2'.AO10" chart:label-cell-address="'more comparisons 2'.A10:'more comparisons 2'.A10" chart:class="chart:line">
            <chart:data-point chart:repeated="40"/>
          </chart:series>
          <chart:series chart:style-name="ch15" chart:values-cell-range-address="'more comparisons 2'.B11:'more comparisons 2'.AO11" chart:label-cell-address="'more comparisons 2'.A11:'more comparisons 2'.A11" chart:class="chart:line">
            <chart:data-point chart:repeated="40"/>
          </chart:series>
          <chart:series chart:style-name="ch16" chart:values-cell-range-address="'more comparisons 2'.B12:'more comparisons 2'.AO12" chart:label-cell-address="'more comparisons 2'.A12:'more comparisons 2'.A12" chart:class="chart:line">
            <chart:data-point chart:repeated="40"/>
          </chart:series>
          <chart:series chart:style-name="ch17" chart:values-cell-range-address="'more comparisons 2'.B13:'more comparisons 2'.AO13" chart:label-cell-address="'more comparisons 2'.A13:'more comparisons 2'.A13" chart:class="chart:line">
            <chart:data-point chart:repeated="40"/>
          </chart:series>
          <chart:series chart:style-name="ch18" chart:values-cell-range-address="'more comparisons 2'.B14:'more comparisons 2'.AO14" chart:label-cell-address="'more comparisons 2'.A14:'more comparisons 2'.A14" chart:class="chart:line">
            <chart:data-point chart:repeated="40"/>
          </chart:series>
          <chart:series chart:style-name="ch7" chart:values-cell-range-address="'more comparisons 2'.B15:'more comparisons 2'.AO15" chart:label-cell-address="'more comparisons 2'.A15:'more comparisons 2'.A15" chart:class="chart:line">
            <chart:data-point chart:repeated="40"/>
          </chart:series>
          <chart:series chart:style-name="ch8" chart:values-cell-range-address="'more comparisons 2'.B16:'more comparisons 2'.AO16" chart:label-cell-address="'more comparisons 2'.A16:'more comparisons 2'.A16" chart:class="chart:line">
            <chart:data-point chart:repeated="40"/>
          </chart:series>
          <chart:series chart:style-name="ch9" chart:values-cell-range-address="'more comparisons 2'.B17:'more comparisons 2'.AO17" chart:label-cell-address="'more comparisons 2'.A17:'more comparisons 2'.A17" chart:class="chart:line">
            <chart:data-point chart:repeated="40"/>
          </chart:series>
          <chart:series chart:style-name="ch10" chart:values-cell-range-address="'more comparisons 2'.B18:'more comparisons 2'.AO18" chart:label-cell-address="'more comparisons 2'.A18:'more comparisons 2'.A18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2'.B2:'more comparisons 2'.AO2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more comparisons 2'.A3:'more comparisons 2'.A3</svg:desc>
                </draw:g>
              </table:table-cell>
              <table:table-cell office:value-type="float" office:value="5.12443470732">
                <text:p>5.12443470732</text:p>
                <draw:g>
                  <svg:desc>'more comparisons 2'.B3:'more comparisons 2'.AO3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'more comparisons 2'.A4:'more comparisons 2'.A4</svg:desc>
                </draw:g>
              </table:table-cell>
              <table:table-cell office:value-type="float" office:value="6.20965094364">
                <text:p>6.20965094364</text:p>
                <draw:g>
                  <svg:desc>'more comparisons 2'.B4:'more comparisons 2'.AO4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'more comparisons 2'.A5:'more comparisons 2'.A5</svg:desc>
                </draw:g>
              </table:table-cell>
              <table:table-cell office:value-type="float" office:value="36.2476425877">
                <text:p>36.2476425877</text:p>
                <draw:g>
                  <svg:desc>'more comparisons 2'.B5:'more comparisons 2'.AO5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>NEW fuzzy_token inc 1 dec half w/ thresholds 0.5 and 0.8</text:p>
                <draw:g>
                  <svg:desc>'more comparisons 2'.A6:'more comparisons 2'.A6</svg:desc>
                </draw:g>
              </table:table-cell>
              <table:table-cell office:value-type="float" office:value="5.18050135081">
                <text:p>5.18050135081</text:p>
                <draw:g>
                  <svg:desc>'more comparisons 2'.B6:'more comparisons 2'.AO6</svg:desc>
                </draw:g>
              </table:table-cell>
              <table:table-cell office:value-type="float" office:value="5.36826539239">
                <text:p>5.36826539239</text:p>
              </table:table-cell>
              <table:table-cell office:value-type="float" office:value="5.65677319639">
                <text:p>5.65677319639</text:p>
              </table:table-cell>
              <table:table-cell office:value-type="float" office:value="6.012705906">
                <text:p>6.012705906</text:p>
              </table:table-cell>
              <table:table-cell office:value-type="float" office:value="6.58178500427">
                <text:p>6.58178500427</text:p>
              </table:table-cell>
              <table:table-cell office:value-type="float" office:value="7.26489963613">
                <text:p>7.26489963613</text:p>
              </table:table-cell>
              <table:table-cell office:value-type="float" office:value="8.19159271673">
                <text:p>8.19159271673</text:p>
              </table:table-cell>
              <table:table-cell office:value-type="float" office:value="9.49710946509">
                <text:p>9.49710946509</text:p>
              </table:table-cell>
              <table:table-cell office:value-type="float" office:value="11.6813328803">
                <text:p>11.6813328803</text:p>
              </table:table-cell>
              <table:table-cell office:value-type="float" office:value="14.0315244573">
                <text:p>14.0315244573</text:p>
              </table:table-cell>
              <table:table-cell office:value-type="float" office:value="17.8088091918">
                <text:p>17.8088091918</text:p>
              </table:table-cell>
              <table:table-cell office:value-type="float" office:value="23.6360620982">
                <text:p>23.6360620982</text:p>
              </table:table-cell>
              <table:table-cell office:value-type="float" office:value="29.5594210699">
                <text:p>29.5594210699</text:p>
              </table:table-cell>
              <table:table-cell office:value-type="float" office:value="39.1468295413">
                <text:p>39.1468295413</text:p>
              </table:table-cell>
              <table:table-cell office:value-type="float" office:value="47.0767855298">
                <text:p>47.0767855298</text:p>
              </table:table-cell>
              <table:table-cell office:value-type="float" office:value="52.8757804283">
                <text:p>52.8757804283</text:p>
              </table:table-cell>
              <table:table-cell office:value-type="float" office:value="61.2298000583">
                <text:p>61.2298000583</text:p>
              </table:table-cell>
              <table:table-cell office:value-type="float" office:value="66.7183856789">
                <text:p>66.7183856789</text:p>
              </table:table-cell>
              <table:table-cell office:value-type="float" office:value="71.7737719954">
                <text:p>71.7737719954</text:p>
              </table:table-cell>
              <table:table-cell office:value-type="float" office:value="77.4457894097">
                <text:p>77.4457894097</text:p>
              </table:table-cell>
              <table:table-cell office:value-type="float" office:value="81.1446425475">
                <text:p>81.1446425475</text:p>
              </table:table-cell>
              <table:table-cell office:value-type="float" office:value="86.1382791416">
                <text:p>86.1382791416</text:p>
              </table:table-cell>
              <table:table-cell office:value-type="float" office:value="91.7028813832">
                <text:p>91.7028813832</text:p>
              </table:table-cell>
              <table:table-cell office:value-type="float" office:value="98.3079773933">
                <text:p>98.3079773933</text:p>
              </table:table-cell>
              <table:table-cell office:value-type="float" office:value="108.093674944">
                <text:p>108.093674944</text:p>
              </table:table-cell>
              <table:table-cell office:value-type="float" office:value="111.190406199">
                <text:p>111.190406199</text:p>
              </table:table-cell>
              <table:table-cell office:value-type="float" office:value="120.853799107">
                <text:p>120.853799107</text:p>
              </table:table-cell>
              <table:table-cell office:value-type="float" office:value="129.787667207">
                <text:p>129.787667207</text:p>
              </table:table-cell>
              <table:table-cell office:value-type="float" office:value="142.500746919">
                <text:p>142.500746919</text:p>
              </table:table-cell>
              <table:table-cell office:value-type="float" office:value="154.818468266">
                <text:p>154.818468266</text:p>
              </table:table-cell>
              <table:table-cell office:value-type="float" office:value="174.712976378">
                <text:p>174.712976378</text:p>
              </table:table-cell>
              <table:table-cell office:value-type="float" office:value="204.127923756">
                <text:p>204.127923756</text:p>
              </table:table-cell>
              <table:table-cell office:value-type="float" office:value="235.718902722">
                <text:p>235.718902722</text:p>
              </table:table-cell>
              <table:table-cell office:value-type="float" office:value="276.709094769">
                <text:p>276.709094769</text:p>
              </table:table-cell>
              <table:table-cell office:value-type="float" office:value="322.51171589">
                <text:p>322.51171589</text:p>
              </table:table-cell>
              <table:table-cell office:value-type="float" office:value="393.757726717">
                <text:p>393.757726717</text:p>
              </table:table-cell>
              <table:table-cell office:value-type="float" office:value="590.038084408">
                <text:p>590.038084408</text:p>
              </table:table-cell>
              <table:table-cell office:value-type="float" office:value="703.219536087">
                <text:p>703.219536087</text:p>
              </table:table-cell>
              <table:table-cell office:value-type="float" office:value="823.895384208">
                <text:p>823.895384208</text:p>
              </table:table-cell>
              <table:table-cell office:value-type="float" office:value="1101.29159169">
                <text:p>1101.29159169</text:p>
              </table:table-cell>
            </table:table-row>
            <table:table-row>
              <table:table-cell office:value-type="string">
                <text:p>NEW fuzzy_token inc 1 dec TO 1 w/ thresholds 0.1 and 0.999</text:p>
                <draw:g>
                  <svg:desc>'more comparisons 2'.A7:'more comparisons 2'.A7</svg:desc>
                </draw:g>
              </table:table-cell>
              <table:table-cell office:value-type="float" office:value="5.1177208002">
                <text:p>5.1177208002</text:p>
                <draw:g>
                  <svg:desc>'more comparisons 2'.B7:'more comparisons 2'.AO7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</text:p>
                <draw:g>
                  <svg:desc>'more comparisons 2'.A8:'more comparisons 2'.A8</svg:desc>
                </draw:g>
              </table:table-cell>
              <table:table-cell office:value-type="float" office:value="5.14737971911">
                <text:p>5.14737971911</text:p>
                <draw:g>
                  <svg:desc>'more comparisons 2'.B8:'more comparisons 2'.AO8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>GAUSSIAN fuzzy inc 1 dec TO 1 w/ th 0.001 and 0.999 sigma 0.05*fuzzy_size</text:p>
                <draw:g>
                  <svg:desc>'more comparisons 2'.A9:'more comparisons 2'.A9</svg:desc>
                </draw:g>
              </table:table-cell>
              <table:table-cell office:value-type="float" office:value="5.17385795774">
                <text:p>5.17385795774</text:p>
                <draw:g>
                  <svg:desc>'more comparisons 2'.B9:'more comparisons 2'.AO9</svg:desc>
                </draw:g>
              </table:table-cell>
              <table:table-cell office:value-type="float" office:value="5.32901108115">
                <text:p>5.32901108115</text:p>
              </table:table-cell>
              <table:table-cell office:value-type="float" office:value="5.52940416581">
                <text:p>5.52940416581</text:p>
              </table:table-cell>
              <table:table-cell office:value-type="float" office:value="5.79050218936">
                <text:p>5.79050218936</text:p>
              </table:table-cell>
              <table:table-cell office:value-type="float" office:value="6.09845263189">
                <text:p>6.09845263189</text:p>
              </table:table-cell>
              <table:table-cell office:value-type="float" office:value="6.39777900963">
                <text:p>6.39777900963</text:p>
              </table:table-cell>
              <table:table-cell office:value-type="float" office:value="6.88611554733">
                <text:p>6.88611554733</text:p>
              </table:table-cell>
              <table:table-cell office:value-type="float" office:value="7.37733312779">
                <text:p>7.37733312779</text:p>
              </table:table-cell>
              <table:table-cell office:value-type="float" office:value="8.00919394651">
                <text:p>8.00919394651</text:p>
              </table:table-cell>
              <table:table-cell office:value-type="float" office:value="8.66448374764">
                <text:p>8.66448374764</text:p>
              </table:table-cell>
              <table:table-cell office:value-type="float" office:value="9.77560086566">
                <text:p>9.77560086566</text:p>
              </table:table-cell>
              <table:table-cell office:value-type="float" office:value="10.8507139302">
                <text:p>10.8507139302</text:p>
              </table:table-cell>
              <table:table-cell office:value-type="float" office:value="12.2595611318">
                <text:p>12.2595611318</text:p>
              </table:table-cell>
              <table:table-cell office:value-type="float" office:value="14.4050719835">
                <text:p>14.4050719835</text:p>
              </table:table-cell>
              <table:table-cell office:value-type="float" office:value="17.3977748447">
                <text:p>17.3977748447</text:p>
              </table:table-cell>
              <table:table-cell office:value-type="float" office:value="20.1767101931">
                <text:p>20.1767101931</text:p>
              </table:table-cell>
              <table:table-cell office:value-type="float" office:value="24.7538170602">
                <text:p>24.7538170602</text:p>
              </table:table-cell>
              <table:table-cell office:value-type="float" office:value="31.3220738889">
                <text:p>31.3220738889</text:p>
              </table:table-cell>
              <table:table-cell office:value-type="float" office:value="41.9987345701">
                <text:p>41.9987345701</text:p>
              </table:table-cell>
              <table:table-cell office:value-type="float" office:value="60.8337338204">
                <text:p>60.8337338204</text:p>
              </table:table-cell>
              <table:table-cell office:value-type="float" office:value="85.445679526">
                <text:p>85.445679526</text:p>
              </table:table-cell>
              <table:table-cell office:value-type="float" office:value="106.380260454">
                <text:p>106.380260454</text:p>
              </table:table-cell>
              <table:table-cell office:value-type="float" office:value="139.905492635">
                <text:p>139.905492635</text:p>
              </table:table-cell>
              <table:table-cell office:value-type="float" office:value="180.409802421">
                <text:p>180.409802421</text:p>
              </table:table-cell>
              <table:table-cell office:value-type="float" office:value="212.015431333">
                <text:p>212.015431333</text:p>
              </table:table-cell>
              <table:table-cell office:value-type="float" office:value="245.049329605">
                <text:p>245.049329605</text:p>
              </table:table-cell>
              <table:table-cell office:value-type="float" office:value="275.126534614">
                <text:p>275.126534614</text:p>
              </table:table-cell>
              <table:table-cell office:value-type="float" office:value="299.856137007">
                <text:p>299.856137007</text:p>
              </table:table-cell>
              <table:table-cell office:value-type="float" office:value="347.103580406">
                <text:p>347.103580406</text:p>
              </table:table-cell>
              <table:table-cell office:value-type="float" office:value="381.649189804">
                <text:p>381.649189804</text:p>
              </table:table-cell>
              <table:table-cell office:value-type="float" office:value="432.976106756">
                <text:p>432.976106756</text:p>
              </table:table-cell>
              <table:table-cell office:value-type="float" office:value="496.314153215">
                <text:p>496.314153215</text:p>
              </table:table-cell>
              <table:table-cell office:value-type="float" office:value="537.200146181">
                <text:p>537.200146181</text:p>
              </table:table-cell>
              <table:table-cell office:value-type="float" office:value="600.749198075">
                <text:p>600.749198075</text:p>
              </table:table-cell>
              <table:table-cell office:value-type="float" office:value="722.061520068">
                <text:p>722.061520068</text:p>
              </table:table-cell>
              <table:table-cell office:value-type="float" office:value="762.413256528">
                <text:p>762.413256528</text:p>
              </table:table-cell>
              <table:table-cell office:value-type="float" office:value="935.778128273">
                <text:p>935.778128273</text:p>
              </table:table-cell>
              <table:table-cell office:value-type="float" office:value="1071.09965184">
                <text:p>1071.09965184</text:p>
              </table:table-cell>
              <table:table-cell office:value-type="float" office:value="1291.05751662">
                <text:p>1291.05751662</text:p>
              </table:table-cell>
              <table:table-cell office:value-type="float" office:value="1449.43348255">
                <text:p>1449.43348255</text:p>
              </table:table-cell>
            </table:table-row>
            <table:table-row>
              <table:table-cell office:value-type="string">
                <text:p>GAUSSIAN fuzzy inc 1 dec TO 1 w/ th 0.2 and 0.8 sigma 0.01*fuzzy_size</text:p>
                <draw:g>
                  <svg:desc>'more comparisons 2'.A10:'more comparisons 2'.A10</svg:desc>
                </draw:g>
              </table:table-cell>
              <table:table-cell office:value-type="float" office:value="5.90882491052">
                <text:p>5.90882491052</text:p>
                <draw:g>
                  <svg:desc>'more comparisons 2'.B10:'more comparisons 2'.AO10</svg:desc>
                </draw:g>
              </table:table-cell>
              <table:table-cell office:value-type="float" office:value="6.24875577899">
                <text:p>6.24875577899</text:p>
              </table:table-cell>
              <table:table-cell office:value-type="float" office:value="6.65341875668">
                <text:p>6.65341875668</text:p>
              </table:table-cell>
              <table:table-cell office:value-type="float" office:value="7.20049232349">
                <text:p>7.20049232349</text:p>
              </table:table-cell>
              <table:table-cell office:value-type="float" office:value="7.70257354097">
                <text:p>7.70257354097</text:p>
              </table:table-cell>
              <table:table-cell office:value-type="float" office:value="8.61797335842">
                <text:p>8.61797335842</text:p>
              </table:table-cell>
              <table:table-cell office:value-type="float" office:value="9.50885981449">
                <text:p>9.50885981449</text:p>
              </table:table-cell>
              <table:table-cell office:value-type="float" office:value="10.6895180795">
                <text:p>10.6895180795</text:p>
              </table:table-cell>
              <table:table-cell office:value-type="float" office:value="12.383551643">
                <text:p>12.383551643</text:p>
              </table:table-cell>
              <table:table-cell office:value-type="float" office:value="13.83410369">
                <text:p>13.83410369</text:p>
              </table:table-cell>
              <table:table-cell office:value-type="float" office:value="16.2457733412">
                <text:p>16.2457733412</text:p>
              </table:table-cell>
              <table:table-cell office:value-type="float" office:value="18.667122293">
                <text:p>18.667122293</text:p>
              </table:table-cell>
              <table:table-cell office:value-type="float" office:value="21.5545018432">
                <text:p>21.5545018432</text:p>
              </table:table-cell>
              <table:table-cell office:value-type="float" office:value="25.6946903073">
                <text:p>25.6946903073</text:p>
              </table:table-cell>
              <table:table-cell office:value-type="float" office:value="30.7837982062">
                <text:p>30.7837982062</text:p>
              </table:table-cell>
              <table:table-cell office:value-type="float" office:value="34.7539564012">
                <text:p>34.7539564012</text:p>
              </table:table-cell>
              <table:table-cell office:value-type="float" office:value="40.1785977224">
                <text:p>40.1785977224</text:p>
              </table:table-cell>
              <table:table-cell office:value-type="float" office:value="46.7965265153">
                <text:p>46.7965265153</text:p>
              </table:table-cell>
              <table:table-cell office:value-type="float" office:value="52.6903122506">
                <text:p>52.6903122506</text:p>
              </table:table-cell>
              <table:table-cell office:value-type="float" office:value="59.5901447797">
                <text:p>59.5901447797</text:p>
              </table:table-cell>
              <table:table-cell office:value-type="float" office:value="66.6972057463">
                <text:p>66.6972057463</text:p>
              </table:table-cell>
              <table:table-cell office:value-type="float" office:value="74.8258166484">
                <text:p>74.8258166484</text:p>
              </table:table-cell>
              <table:table-cell office:value-type="float" office:value="84.1771132788">
                <text:p>84.1771132788</text:p>
              </table:table-cell>
              <table:table-cell office:value-type="float" office:value="89.7258759594">
                <text:p>89.7258759594</text:p>
              </table:table-cell>
              <table:table-cell office:value-type="float" office:value="99.0526079194">
                <text:p>99.0526079194</text:p>
              </table:table-cell>
              <table:table-cell office:value-type="float" office:value="109.5931634">
                <text:p>109.5931634</text:p>
              </table:table-cell>
              <table:table-cell office:value-type="float" office:value="121.338328419">
                <text:p>121.338328419</text:p>
              </table:table-cell>
              <table:table-cell office:value-type="float" office:value="134.910630846">
                <text:p>134.910630846</text:p>
              </table:table-cell>
              <table:table-cell office:value-type="float" office:value="146.542044301">
                <text:p>146.542044301</text:p>
              </table:table-cell>
              <table:table-cell office:value-type="float" office:value="164.529449027">
                <text:p>164.529449027</text:p>
              </table:table-cell>
              <table:table-cell office:value-type="float" office:value="187.318630449">
                <text:p>187.318630449</text:p>
              </table:table-cell>
              <table:table-cell office:value-type="float" office:value="213.077470466">
                <text:p>213.077470466</text:p>
              </table:table-cell>
              <table:table-cell office:value-type="float" office:value="243.308828104">
                <text:p>243.308828104</text:p>
              </table:table-cell>
              <table:table-cell office:value-type="float" office:value="292.4745187">
                <text:p>292.4745187</text:p>
              </table:table-cell>
              <table:table-cell office:value-type="float" office:value="339.230493541">
                <text:p>339.230493541</text:p>
              </table:table-cell>
              <table:table-cell office:value-type="float" office:value="391.524569197">
                <text:p>391.524569197</text:p>
              </table:table-cell>
              <table:table-cell office:value-type="float" office:value="542.264417649">
                <text:p>542.264417649</text:p>
              </table:table-cell>
              <table:table-cell office:value-type="float" office:value="685.461597457">
                <text:p>685.461597457</text:p>
              </table:table-cell>
              <table:table-cell office:value-type="float" office:value="906.489202833">
                <text:p>906.489202833</text:p>
              </table:table-cell>
              <table:table-cell office:value-type="float" office:value="1069.53769081">
                <text:p>1069.53769081</text:p>
              </table:table-cell>
            </table:table-row>
            <table:table-row>
              <table:table-cell office:value-type="string">
                <text:p>GAUSSIAN fuzzy inc 1 dec TO 1 w/ th 0.2 and 0.8 sigma 0.01*fuzzy_size RANDOM MAP (after brs coll and brs silence)</text:p>
                <draw:g>
                  <svg:desc>'more comparisons 2'.A11:'more comparisons 2'.A11</svg:desc>
                </draw:g>
              </table:table-cell>
              <table:table-cell office:value-type="float" office:value="5.63198454566">
                <text:p>5.63198454566</text:p>
                <draw:g>
                  <svg:desc>'more comparisons 2'.B11:'more comparisons 2'.AO11</svg:desc>
                </draw:g>
              </table:table-cell>
              <table:table-cell office:value-type="float" office:value="5.9103443421">
                <text:p>5.9103443421</text:p>
              </table:table-cell>
              <table:table-cell office:value-type="float" office:value="6.25297392205">
                <text:p>6.25297392205</text:p>
              </table:table-cell>
              <table:table-cell office:value-type="float" office:value="6.65462187789">
                <text:p>6.65462187789</text:p>
              </table:table-cell>
              <table:table-cell office:value-type="float" office:value="7.19630726631">
                <text:p>7.19630726631</text:p>
              </table:table-cell>
              <table:table-cell office:value-type="float" office:value="7.93341705485">
                <text:p>7.93341705485</text:p>
              </table:table-cell>
              <table:table-cell office:value-type="float" office:value="8.86658684267">
                <text:p>8.86658684267</text:p>
              </table:table-cell>
              <table:table-cell office:value-type="float" office:value="9.96759944179">
                <text:p>9.96759944179</text:p>
              </table:table-cell>
              <table:table-cell office:value-type="float" office:value="11.0866201267">
                <text:p>11.0866201267</text:p>
              </table:table-cell>
              <table:table-cell office:value-type="float" office:value="12.5539959042">
                <text:p>12.5539959042</text:p>
              </table:table-cell>
              <table:table-cell office:value-type="float" office:value="14.8952797198">
                <text:p>14.8952797198</text:p>
              </table:table-cell>
              <table:table-cell office:value-type="float" office:value="18.3332731784">
                <text:p>18.3332731784</text:p>
              </table:table-cell>
              <table:table-cell office:value-type="float" office:value="21.6015444539">
                <text:p>21.6015444539</text:p>
              </table:table-cell>
              <table:table-cell office:value-type="float" office:value="27.3201235085">
                <text:p>27.3201235085</text:p>
              </table:table-cell>
              <table:table-cell office:value-type="float" office:value="32.11902498">
                <text:p>32.11902498</text:p>
              </table:table-cell>
              <table:table-cell office:value-type="float" office:value="39.8745672882">
                <text:p>39.8745672882</text:p>
              </table:table-cell>
              <table:table-cell office:value-type="float" office:value="46.7184844078">
                <text:p>46.7184844078</text:p>
              </table:table-cell>
              <table:table-cell office:value-type="float" office:value="55.6519094833">
                <text:p>55.6519094833</text:p>
              </table:table-cell>
              <table:table-cell office:value-type="float" office:value="62.9827769635">
                <text:p>62.9827769635</text:p>
              </table:table-cell>
              <table:table-cell office:value-type="float" office:value="71.7581280829">
                <text:p>71.7581280829</text:p>
              </table:table-cell>
              <table:table-cell office:value-type="float" office:value="80.6714906621">
                <text:p>80.6714906621</text:p>
              </table:table-cell>
              <table:table-cell office:value-type="float" office:value="87.1743045595">
                <text:p>87.1743045595</text:p>
              </table:table-cell>
              <table:table-cell office:value-type="float" office:value="93.2494052545">
                <text:p>93.2494052545</text:p>
              </table:table-cell>
              <table:table-cell office:value-type="float" office:value="100.98071892">
                <text:p>100.98071892</text:p>
              </table:table-cell>
              <table:table-cell office:value-type="float" office:value="108.698305675">
                <text:p>108.698305675</text:p>
              </table:table-cell>
              <table:table-cell office:value-type="float" office:value="114.969480817">
                <text:p>114.969480817</text:p>
              </table:table-cell>
              <table:table-cell office:value-type="float" office:value="127.453610689">
                <text:p>127.453610689</text:p>
              </table:table-cell>
              <table:table-cell office:value-type="float" office:value="137.119248168">
                <text:p>137.119248168</text:p>
              </table:table-cell>
              <table:table-cell office:value-type="float" office:value="148.959609788">
                <text:p>148.959609788</text:p>
              </table:table-cell>
              <table:table-cell office:value-type="float" office:value="162.18118202">
                <text:p>162.18118202</text:p>
              </table:table-cell>
              <table:table-cell office:value-type="float" office:value="176.008193181">
                <text:p>176.008193181</text:p>
              </table:table-cell>
              <table:table-cell office:value-type="float" office:value="201.244855626">
                <text:p>201.244855626</text:p>
              </table:table-cell>
              <table:table-cell office:value-type="float" office:value="247.55275018">
                <text:p>247.55275018</text:p>
              </table:table-cell>
              <table:table-cell office:value-type="float" office:value="274.293812321">
                <text:p>274.293812321</text:p>
              </table:table-cell>
              <table:table-cell office:value-type="float" office:value="349.043474284">
                <text:p>349.043474284</text:p>
              </table:table-cell>
              <table:table-cell office:value-type="float" office:value="425.613055633">
                <text:p>425.613055633</text:p>
              </table:table-cell>
              <table:table-cell office:value-type="float" office:value="522.168241503">
                <text:p>522.168241503</text:p>
              </table:table-cell>
              <table:table-cell office:value-type="float" office:value="677.136300983">
                <text:p>677.136300983</text:p>
              </table:table-cell>
              <table:table-cell office:value-type="float" office:value="859.655776177">
                <text:p>859.655776177</text:p>
              </table:table-cell>
              <table:table-cell office:value-type="float" office:value="1149.46621969">
                <text:p>1149.46621969</text:p>
              </table:table-cell>
            </table:table-row>
            <table:table-row>
              <table:table-cell office:value-type="string">
                <text:p>GAUSSIAN fuzzy inc 1 dec TO 1 w/ th 0.2 and 0.8 sigma 0.01*fuzzy_size COLL RANDOM MAP (only after brs collision)</text:p>
                <draw:g>
                  <svg:desc>'more comparisons 2'.A12:'more comparisons 2'.A12</svg:desc>
                </draw:g>
              </table:table-cell>
              <table:table-cell office:value-type="float" office:value="5.88476001434">
                <text:p>5.88476001434</text:p>
                <draw:g>
                  <svg:desc>'more comparisons 2'.B12:'more comparisons 2'.AO12</svg:desc>
                </draw:g>
              </table:table-cell>
              <table:table-cell office:value-type="float" office:value="6.2178548359">
                <text:p>6.2178548359</text:p>
              </table:table-cell>
              <table:table-cell office:value-type="float" office:value="6.57411310731">
                <text:p>6.57411310731</text:p>
              </table:table-cell>
              <table:table-cell office:value-type="float" office:value="7.33936734773">
                <text:p>7.33936734773</text:p>
              </table:table-cell>
              <table:table-cell office:value-type="float" office:value="7.92379170045">
                <text:p>7.92379170045</text:p>
              </table:table-cell>
              <table:table-cell office:value-type="float" office:value="8.72954064959">
                <text:p>8.72954064959</text:p>
              </table:table-cell>
              <table:table-cell office:value-type="float" office:value="9.95907004421">
                <text:p>9.95907004421</text:p>
              </table:table-cell>
              <table:table-cell office:value-type="float" office:value="11.1538093695">
                <text:p>11.1538093695</text:p>
              </table:table-cell>
              <table:table-cell office:value-type="float" office:value="12.9847806979">
                <text:p>12.9847806979</text:p>
              </table:table-cell>
              <table:table-cell office:value-type="float" office:value="15.0311828794">
                <text:p>15.0311828794</text:p>
              </table:table-cell>
              <table:table-cell office:value-type="float" office:value="17.6617344985">
                <text:p>17.6617344985</text:p>
              </table:table-cell>
              <table:table-cell office:value-type="float" office:value="20.9511732253">
                <text:p>20.9511732253</text:p>
              </table:table-cell>
              <table:table-cell office:value-type="float" office:value="25.0986562497">
                <text:p>25.0986562497</text:p>
              </table:table-cell>
              <table:table-cell office:value-type="float" office:value="29.9209341686">
                <text:p>29.9209341686</text:p>
              </table:table-cell>
              <table:table-cell office:value-type="float" office:value="36.0457334668">
                <text:p>36.0457334668</text:p>
              </table:table-cell>
              <table:table-cell office:value-type="float" office:value="43.0202739148">
                <text:p>43.0202739148</text:p>
              </table:table-cell>
              <table:table-cell office:value-type="float" office:value="49.6679218922">
                <text:p>49.6679218922</text:p>
              </table:table-cell>
              <table:table-cell office:value-type="float" office:value="60.1719896944">
                <text:p>60.1719896944</text:p>
              </table:table-cell>
              <table:table-cell office:value-type="float" office:value="66.1129431847">
                <text:p>66.1129431847</text:p>
              </table:table-cell>
              <table:table-cell office:value-type="float" office:value="73.7767811955">
                <text:p>73.7767811955</text:p>
              </table:table-cell>
              <table:table-cell office:value-type="float" office:value="82.3380790602">
                <text:p>82.3380790602</text:p>
              </table:table-cell>
              <table:table-cell office:value-type="float" office:value="89.7056492235">
                <text:p>89.7056492235</text:p>
              </table:table-cell>
              <table:table-cell office:value-type="float" office:value="96.4636149526">
                <text:p>96.4636149526</text:p>
              </table:table-cell>
              <table:table-cell office:value-type="float" office:value="103.222343707">
                <text:p>103.222343707</text:p>
              </table:table-cell>
              <table:table-cell office:value-type="float" office:value="110.169095578">
                <text:p>110.169095578</text:p>
              </table:table-cell>
              <table:table-cell office:value-type="float" office:value="118.365959825">
                <text:p>118.365959825</text:p>
              </table:table-cell>
              <table:table-cell office:value-type="float" office:value="129.765532142">
                <text:p>129.765532142</text:p>
              </table:table-cell>
              <table:table-cell office:value-type="float" office:value="137.2761552">
                <text:p>137.2761552</text:p>
              </table:table-cell>
              <table:table-cell office:value-type="float" office:value="149.497941761">
                <text:p>149.497941761</text:p>
              </table:table-cell>
              <table:table-cell office:value-type="float" office:value="162.035091804">
                <text:p>162.035091804</text:p>
              </table:table-cell>
              <table:table-cell office:value-type="float" office:value="184.528770026">
                <text:p>184.528770026</text:p>
              </table:table-cell>
              <table:table-cell office:value-type="float" office:value="213.087463765">
                <text:p>213.087463765</text:p>
              </table:table-cell>
              <table:table-cell office:value-type="float" office:value="231.026513286">
                <text:p>231.026513286</text:p>
              </table:table-cell>
              <table:table-cell office:value-type="float" office:value="283.56350509">
                <text:p>283.56350509</text:p>
              </table:table-cell>
              <table:table-cell office:value-type="float" office:value="344.681686593">
                <text:p>344.681686593</text:p>
              </table:table-cell>
              <table:table-cell office:value-type="float" office:value="415.315281754">
                <text:p>415.315281754</text:p>
              </table:table-cell>
              <table:table-cell office:value-type="float" office:value="488.837945046">
                <text:p>488.837945046</text:p>
              </table:table-cell>
              <table:table-cell office:value-type="float" office:value="683.406296359">
                <text:p>683.406296359</text:p>
              </table:table-cell>
              <table:table-cell office:value-type="float" office:value="830.419084001">
                <text:p>830.419084001</text:p>
              </table:table-cell>
              <table:table-cell office:value-type="float" office:value="1065.93273622">
                <text:p>1065.93273622</text:p>
              </table:table-cell>
            </table:table-row>
            <table:table-row>
              <table:table-cell office:value-type="string">
                <text:p>GAUSSIAN fuzzy inc 1 dec TO 1 w/ th 0.1 and 0.999 sigma 0.01*fuzzy_size RANDOM MAP (after brs coll and brs silence)</text:p>
                <draw:g>
                  <svg:desc>'more comparisons 2'.A13:'more comparisons 2'.A13</svg:desc>
                </draw:g>
              </table:table-cell>
              <table:table-cell office:value-type="float" office:value="5.62743416971">
                <text:p>5.62743416971</text:p>
                <draw:g>
                  <svg:desc>'more comparisons 2'.B13:'more comparisons 2'.AO13</svg:desc>
                </draw:g>
              </table:table-cell>
              <table:table-cell office:value-type="float" office:value="5.85084212683">
                <text:p>5.85084212683</text:p>
              </table:table-cell>
              <table:table-cell office:value-type="float" office:value="6.16829243478">
                <text:p>6.16829243478</text:p>
              </table:table-cell>
              <table:table-cell office:value-type="float" office:value="6.45507059695">
                <text:p>6.45507059695</text:p>
              </table:table-cell>
              <table:table-cell office:value-type="float" office:value="7.00251743428">
                <text:p>7.00251743428</text:p>
              </table:table-cell>
              <table:table-cell office:value-type="float" office:value="7.26815615672">
                <text:p>7.26815615672</text:p>
              </table:table-cell>
              <table:table-cell office:value-type="float" office:value="8.14453130825">
                <text:p>8.14453130825</text:p>
              </table:table-cell>
              <table:table-cell office:value-type="float" office:value="8.75158755297">
                <text:p>8.75158755297</text:p>
              </table:table-cell>
              <table:table-cell office:value-type="float" office:value="9.89826798342">
                <text:p>9.89826798342</text:p>
              </table:table-cell>
              <table:table-cell office:value-type="float" office:value="11.1964666581">
                <text:p>11.1964666581</text:p>
              </table:table-cell>
              <table:table-cell office:value-type="float" office:value="12.7818457258">
                <text:p>12.7818457258</text:p>
              </table:table-cell>
              <table:table-cell office:value-type="float" office:value="14.7817140411">
                <text:p>14.7817140411</text:p>
              </table:table-cell>
              <table:table-cell office:value-type="float" office:value="16.962640548">
                <text:p>16.962640548</text:p>
              </table:table-cell>
              <table:table-cell office:value-type="float" office:value="21.0107577734">
                <text:p>21.0107577734</text:p>
              </table:table-cell>
              <table:table-cell office:value-type="float" office:value="25.2414072445">
                <text:p>25.2414072445</text:p>
              </table:table-cell>
              <table:table-cell office:value-type="float" office:value="33.2272695845">
                <text:p>33.2272695845</text:p>
              </table:table-cell>
              <table:table-cell office:value-type="float" office:value="40.3763311906">
                <text:p>40.3763311906</text:p>
              </table:table-cell>
              <table:table-cell office:value-type="float" office:value="50.2034249209">
                <text:p>50.2034249209</text:p>
              </table:table-cell>
              <table:table-cell office:value-type="float" office:value="56.5530213776">
                <text:p>56.5530213776</text:p>
              </table:table-cell>
              <table:table-cell office:value-type="float" office:value="72.2835496387">
                <text:p>72.2835496387</text:p>
              </table:table-cell>
              <table:table-cell office:value-type="float" office:value="85.1216897487">
                <text:p>85.1216897487</text:p>
              </table:table-cell>
              <table:table-cell office:value-type="float" office:value="97.3391172626">
                <text:p>97.3391172626</text:p>
              </table:table-cell>
              <table:table-cell office:value-type="float" office:value="107.40360013">
                <text:p>107.40360013</text:p>
              </table:table-cell>
              <table:table-cell office:value-type="float" office:value="115.384330174">
                <text:p>115.384330174</text:p>
              </table:table-cell>
              <table:table-cell office:value-type="float" office:value="129.599501279">
                <text:p>129.599501279</text:p>
              </table:table-cell>
              <table:table-cell office:value-type="float" office:value="138.206872166">
                <text:p>138.206872166</text:p>
              </table:table-cell>
              <table:table-cell office:value-type="float" office:value="149.662471759">
                <text:p>149.662471759</text:p>
              </table:table-cell>
              <table:table-cell office:value-type="float" office:value="159.337046346">
                <text:p>159.337046346</text:p>
              </table:table-cell>
              <table:table-cell office:value-type="float" office:value="176.560246759">
                <text:p>176.560246759</text:p>
              </table:table-cell>
              <table:table-cell office:value-type="float" office:value="190.833432478">
                <text:p>190.833432478</text:p>
              </table:table-cell>
              <table:table-cell office:value-type="float" office:value="211.133148937">
                <text:p>211.133148937</text:p>
              </table:table-cell>
              <table:table-cell office:value-type="float" office:value="231.12854124">
                <text:p>231.12854124</text:p>
              </table:table-cell>
              <table:table-cell office:value-type="float" office:value="261.175463756">
                <text:p>261.175463756</text:p>
              </table:table-cell>
              <table:table-cell office:value-type="float" office:value="308.248961886">
                <text:p>308.248961886</text:p>
              </table:table-cell>
              <table:table-cell office:value-type="float" office:value="362.771975881">
                <text:p>362.771975881</text:p>
              </table:table-cell>
              <table:table-cell office:value-type="float" office:value="462.692355488">
                <text:p>462.692355488</text:p>
              </table:table-cell>
              <table:table-cell office:value-type="float" office:value="581.947089817">
                <text:p>581.947089817</text:p>
              </table:table-cell>
              <table:table-cell office:value-type="float" office:value="742.915211624">
                <text:p>742.915211624</text:p>
              </table:table-cell>
              <table:table-cell office:value-type="float" office:value="918.843335417">
                <text:p>918.843335417</text:p>
              </table:table-cell>
              <table:table-cell office:value-type="float" office:value="1150.5301716">
                <text:p>1150.5301716</text:p>
              </table:table-cell>
            </table:table-row>
            <table:table-row>
              <table:table-cell office:value-type="string">
                <text:p>GAUSSIAN fuzzy inc 1 dec TO HALF w/ th 0.1 and 0.999 sigma 0.01*fuzzy_size RANDOM MAP (after brs coll and brs silence)</text:p>
                <draw:g>
                  <svg:desc>'more comparisons 2'.A14:'more comparisons 2'.A14</svg:desc>
                </draw:g>
              </table:table-cell>
              <table:table-cell office:value-type="float" office:value="5.55508339556">
                <text:p>5.55508339556</text:p>
                <draw:g>
                  <svg:desc>'more comparisons 2'.B14:'more comparisons 2'.AO14</svg:desc>
                </draw:g>
              </table:table-cell>
              <table:table-cell office:value-type="float" office:value="5.72449391996">
                <text:p>5.72449391996</text:p>
              </table:table-cell>
              <table:table-cell office:value-type="float" office:value="5.88584548935">
                <text:p>5.88584548935</text:p>
              </table:table-cell>
              <table:table-cell office:value-type="float" office:value="6.11027593919">
                <text:p>6.11027593919</text:p>
              </table:table-cell>
              <table:table-cell office:value-type="float" office:value="6.40006865774">
                <text:p>6.40006865774</text:p>
              </table:table-cell>
              <table:table-cell office:value-type="float" office:value="6.64298918136">
                <text:p>6.64298918136</text:p>
              </table:table-cell>
              <table:table-cell office:value-type="float" office:value="6.91807574991">
                <text:p>6.91807574991</text:p>
              </table:table-cell>
              <table:table-cell office:value-type="float" office:value="7.3967422838">
                <text:p>7.3967422838</text:p>
              </table:table-cell>
              <table:table-cell office:value-type="float" office:value="7.94883985547">
                <text:p>7.94883985547</text:p>
              </table:table-cell>
              <table:table-cell office:value-type="float" office:value="8.55217742607">
                <text:p>8.55217742607</text:p>
              </table:table-cell>
              <table:table-cell office:value-type="float" office:value="9.37993982248">
                <text:p>9.37993982248</text:p>
              </table:table-cell>
              <table:table-cell office:value-type="float" office:value="10.0138570117">
                <text:p>10.0138570117</text:p>
              </table:table-cell>
              <table:table-cell office:value-type="float" office:value="11.8917937985">
                <text:p>11.8917937985</text:p>
              </table:table-cell>
              <table:table-cell office:value-type="float" office:value="13.5170650835">
                <text:p>13.5170650835</text:p>
              </table:table-cell>
              <table:table-cell office:value-type="float" office:value="15.8931500003">
                <text:p>15.8931500003</text:p>
              </table:table-cell>
              <table:table-cell office:value-type="float" office:value="18.6635513484">
                <text:p>18.6635513484</text:p>
              </table:table-cell>
              <table:table-cell office:value-type="float" office:value="25.5595333694">
                <text:p>25.5595333694</text:p>
              </table:table-cell>
              <table:table-cell office:value-type="float" office:value="32.9586629468">
                <text:p>32.9586629468</text:p>
              </table:table-cell>
              <table:table-cell office:value-type="float" office:value="45.9170075001">
                <text:p>45.9170075001</text:p>
              </table:table-cell>
              <table:table-cell office:value-type="float" office:value="68.2108874181">
                <text:p>68.2108874181</text:p>
              </table:table-cell>
              <table:table-cell office:value-type="float" office:value="79.7279647139">
                <text:p>79.7279647139</text:p>
              </table:table-cell>
              <table:table-cell office:value-type="float" office:value="110.599328917">
                <text:p>110.599328917</text:p>
              </table:table-cell>
              <table:table-cell office:value-type="float" office:value="123.093488962">
                <text:p>123.093488962</text:p>
              </table:table-cell>
              <table:table-cell office:value-type="float" office:value="137.248409357">
                <text:p>137.248409357</text:p>
              </table:table-cell>
              <table:table-cell office:value-type="float" office:value="149.084442604">
                <text:p>149.084442604</text:p>
              </table:table-cell>
              <table:table-cell office:value-type="float" office:value="158.377449799">
                <text:p>158.377449799</text:p>
              </table:table-cell>
              <table:table-cell office:value-type="float" office:value="173.864524465">
                <text:p>173.864524465</text:p>
              </table:table-cell>
              <table:table-cell office:value-type="float" office:value="187.624880217">
                <text:p>187.624880217</text:p>
              </table:table-cell>
              <table:table-cell office:value-type="float" office:value="206.689478021">
                <text:p>206.689478021</text:p>
              </table:table-cell>
              <table:table-cell office:value-type="float" office:value="224.694760912">
                <text:p>224.694760912</text:p>
              </table:table-cell>
              <table:table-cell office:value-type="float" office:value="241.844164848">
                <text:p>241.844164848</text:p>
              </table:table-cell>
              <table:table-cell office:value-type="float" office:value="272.374948706">
                <text:p>272.374948706</text:p>
              </table:table-cell>
              <table:table-cell office:value-type="float" office:value="306.876788711">
                <text:p>306.876788711</text:p>
              </table:table-cell>
              <table:table-cell office:value-type="float" office:value="349.199412406">
                <text:p>349.199412406</text:p>
              </table:table-cell>
              <table:table-cell office:value-type="float" office:value="420.466848158">
                <text:p>420.466848158</text:p>
              </table:table-cell>
              <table:table-cell office:value-type="float" office:value="526.216456953">
                <text:p>526.216456953</text:p>
              </table:table-cell>
              <table:table-cell office:value-type="float" office:value="618.265779672">
                <text:p>618.265779672</text:p>
              </table:table-cell>
              <table:table-cell office:value-type="float" office:value="788.051438268">
                <text:p>788.051438268</text:p>
              </table:table-cell>
              <table:table-cell office:value-type="float" office:value="903.945048302">
                <text:p>903.945048302</text:p>
              </table:table-cell>
              <table:table-cell office:value-type="float" office:value="1232.49038623">
                <text:p>1232.49038623</text:p>
              </table:table-cell>
            </table:table-row>
            <table:table-row>
              <table:table-cell office:value-type="string">
                <text:p>NEW fuzzy inc 1 dec TO 1 w/ th 0.1 and 0.999 RANDOM MAP (after brs coll and brs silence)</text:p>
                <draw:g>
                  <svg:desc>'more comparisons 2'.A15:'more comparisons 2'.A15</svg:desc>
                </draw:g>
              </table:table-cell>
              <table:table-cell office:value-type="float" office:value="5.21397788736">
                <text:p>5.21397788736</text:p>
                <draw:g>
                  <svg:desc>'more comparisons 2'.B15:'more comparisons 2'.AO15</svg:desc>
                </draw:g>
              </table:table-cell>
              <table:table-cell office:value-type="float" office:value="5.39708631659">
                <text:p>5.39708631659</text:p>
              </table:table-cell>
              <table:table-cell office:value-type="float" office:value="5.71246034057">
                <text:p>5.71246034057</text:p>
              </table:table-cell>
              <table:table-cell office:value-type="float" office:value="6.04772867615">
                <text:p>6.04772867615</text:p>
              </table:table-cell>
              <table:table-cell office:value-type="float" office:value="6.45091313726">
                <text:p>6.45091313726</text:p>
              </table:table-cell>
              <table:table-cell office:value-type="float" office:value="7.08941882253">
                <text:p>7.08941882253</text:p>
              </table:table-cell>
              <table:table-cell office:value-type="float" office:value="7.70551693252">
                <text:p>7.70551693252</text:p>
              </table:table-cell>
              <table:table-cell office:value-type="float" office:value="8.63001209807">
                <text:p>8.63001209807</text:p>
              </table:table-cell>
              <table:table-cell office:value-type="float" office:value="9.67435527735">
                <text:p>9.67435527735</text:p>
              </table:table-cell>
              <table:table-cell office:value-type="float" office:value="10.6294048802">
                <text:p>10.6294048802</text:p>
              </table:table-cell>
              <table:table-cell office:value-type="float" office:value="12.7867985589">
                <text:p>12.7867985589</text:p>
              </table:table-cell>
              <table:table-cell office:value-type="float" office:value="14.6797021088">
                <text:p>14.6797021088</text:p>
              </table:table-cell>
              <table:table-cell office:value-type="float" office:value="17.8007372854">
                <text:p>17.8007372854</text:p>
              </table:table-cell>
              <table:table-cell office:value-type="float" office:value="21.692301371">
                <text:p>21.692301371</text:p>
              </table:table-cell>
              <table:table-cell office:value-type="float" office:value="26.896891559">
                <text:p>26.896891559</text:p>
              </table:table-cell>
              <table:table-cell office:value-type="float" office:value="32.2097244875">
                <text:p>32.2097244875</text:p>
              </table:table-cell>
              <table:table-cell office:value-type="float" office:value="41.0283489105">
                <text:p>41.0283489105</text:p>
              </table:table-cell>
              <table:table-cell office:value-type="float" office:value="53.7162683081">
                <text:p>53.7162683081</text:p>
              </table:table-cell>
              <table:table-cell office:value-type="float" office:value="61.2936709119">
                <text:p>61.2936709119</text:p>
              </table:table-cell>
              <table:table-cell office:value-type="float" office:value="76.3277341303">
                <text:p>76.3277341303</text:p>
              </table:table-cell>
              <table:table-cell office:value-type="float" office:value="86.680625762">
                <text:p>86.680625762</text:p>
              </table:table-cell>
              <table:table-cell office:value-type="float" office:value="95.0230700336">
                <text:p>95.0230700336</text:p>
              </table:table-cell>
              <table:table-cell office:value-type="float" office:value="106.337203392">
                <text:p>106.337203392</text:p>
              </table:table-cell>
              <table:table-cell office:value-type="float" office:value="117.211352112">
                <text:p>117.211352112</text:p>
              </table:table-cell>
              <table:table-cell office:value-type="float" office:value="120.591129365">
                <text:p>120.591129365</text:p>
              </table:table-cell>
              <table:table-cell office:value-type="float" office:value="134.368044215">
                <text:p>134.368044215</text:p>
              </table:table-cell>
              <table:table-cell office:value-type="float" office:value="148.112105974">
                <text:p>148.112105974</text:p>
              </table:table-cell>
              <table:table-cell office:value-type="float" office:value="155.843909491">
                <text:p>155.843909491</text:p>
              </table:table-cell>
              <table:table-cell office:value-type="float" office:value="173.147635129">
                <text:p>173.147635129</text:p>
              </table:table-cell>
              <table:table-cell office:value-type="float" office:value="191.822535874">
                <text:p>191.822535874</text:p>
              </table:table-cell>
              <table:table-cell office:value-type="float" office:value="205.844883562">
                <text:p>205.844883562</text:p>
              </table:table-cell>
              <table:table-cell office:value-type="float" office:value="228.958816697">
                <text:p>228.958816697</text:p>
              </table:table-cell>
              <table:table-cell office:value-type="float" office:value="268.961975714">
                <text:p>268.961975714</text:p>
              </table:table-cell>
              <table:table-cell office:value-type="float" office:value="331.538414382">
                <text:p>331.538414382</text:p>
              </table:table-cell>
              <table:table-cell office:value-type="float" office:value="357.085992787">
                <text:p>357.085992787</text:p>
              </table:table-cell>
              <table:table-cell office:value-type="float" office:value="408.672052747">
                <text:p>408.672052747</text:p>
              </table:table-cell>
              <table:table-cell office:value-type="float" office:value="600.664642214">
                <text:p>600.664642214</text:p>
              </table:table-cell>
              <table:table-cell office:value-type="float" office:value="698.740446475">
                <text:p>698.740446475</text:p>
              </table:table-cell>
              <table:table-cell office:value-type="float" office:value="937.073978986">
                <text:p>937.073978986</text:p>
              </table:table-cell>
              <table:table-cell office:value-type="float" office:value="1081.68451309">
                <text:p>1081.68451309</text:p>
              </table:table-cell>
            </table:table-row>
            <table:table-row>
              <table:table-cell office:value-type="string">
                <text:p>NEW fuzzy inc 1 dec TO 1 w/ th 0.1 and 0.999</text:p>
                <draw:g>
                  <svg:desc>'more comparisons 2'.A16:'more comparisons 2'.A16</svg:desc>
                </draw:g>
              </table:table-cell>
              <table:table-cell office:value-type="float" office:value="5.2569364046">
                <text:p>5.2569364046</text:p>
                <draw:g>
                  <svg:desc>'more comparisons 2'.B16:'more comparisons 2'.AO16</svg:desc>
                </draw:g>
              </table:table-cell>
              <table:table-cell office:value-type="float" office:value="5.57948486778">
                <text:p>5.57948486778</text:p>
              </table:table-cell>
              <table:table-cell office:value-type="float" office:value="5.98727166926">
                <text:p>5.98727166926</text:p>
              </table:table-cell>
              <table:table-cell office:value-type="float" office:value="6.6505080698">
                <text:p>6.6505080698</text:p>
              </table:table-cell>
              <table:table-cell office:value-type="float" office:value="7.51812172769">
                <text:p>7.51812172769</text:p>
              </table:table-cell>
              <table:table-cell office:value-type="float" office:value="8.32369964854">
                <text:p>8.32369964854</text:p>
              </table:table-cell>
              <table:table-cell office:value-type="float" office:value="9.35742898215">
                <text:p>9.35742898215</text:p>
              </table:table-cell>
              <table:table-cell office:value-type="float" office:value="11.0301496563">
                <text:p>11.0301496563</text:p>
              </table:table-cell>
              <table:table-cell office:value-type="float" office:value="12.3679869169">
                <text:p>12.3679869169</text:p>
              </table:table-cell>
              <table:table-cell office:value-type="float" office:value="14.284645488">
                <text:p>14.284645488</text:p>
              </table:table-cell>
              <table:table-cell office:value-type="float" office:value="16.1281346845">
                <text:p>16.1281346845</text:p>
              </table:table-cell>
              <table:table-cell office:value-type="float" office:value="19.0663428695">
                <text:p>19.0663428695</text:p>
              </table:table-cell>
              <table:table-cell office:value-type="float" office:value="21.8164086213">
                <text:p>21.8164086213</text:p>
              </table:table-cell>
              <table:table-cell office:value-type="float" office:value="25.6448296292">
                <text:p>25.6448296292</text:p>
              </table:table-cell>
              <table:table-cell office:value-type="float" office:value="28.1957302945">
                <text:p>28.1957302945</text:p>
              </table:table-cell>
              <table:table-cell office:value-type="float" office:value="33.4027261028">
                <text:p>33.4027261028</text:p>
              </table:table-cell>
              <table:table-cell office:value-type="float" office:value="38.2324240848">
                <text:p>38.2324240848</text:p>
              </table:table-cell>
              <table:table-cell office:value-type="float" office:value="42.7077749566">
                <text:p>42.7077749566</text:p>
              </table:table-cell>
              <table:table-cell office:value-type="float" office:value="48.9720883487">
                <text:p>48.9720883487</text:p>
              </table:table-cell>
              <table:table-cell office:value-type="float" office:value="55.720397961">
                <text:p>55.720397961</text:p>
              </table:table-cell>
              <table:table-cell office:value-type="float" office:value="61.0309320729">
                <text:p>61.0309320729</text:p>
              </table:table-cell>
              <table:table-cell office:value-type="float" office:value="69.1609105605">
                <text:p>69.1609105605</text:p>
              </table:table-cell>
              <table:table-cell office:value-type="float" office:value="77.4151938753">
                <text:p>77.4151938753</text:p>
              </table:table-cell>
              <table:table-cell office:value-type="float" office:value="85.6834478562">
                <text:p>85.6834478562</text:p>
              </table:table-cell>
              <table:table-cell office:value-type="float" office:value="97.4793054235">
                <text:p>97.4793054235</text:p>
              </table:table-cell>
              <table:table-cell office:value-type="float" office:value="109.316488633">
                <text:p>109.316488633</text:p>
              </table:table-cell>
              <table:table-cell office:value-type="float" office:value="120.177536722">
                <text:p>120.177536722</text:p>
              </table:table-cell>
              <table:table-cell office:value-type="float" office:value="135.933489633">
                <text:p>135.933489633</text:p>
              </table:table-cell>
              <table:table-cell office:value-type="float" office:value="151.958005808">
                <text:p>151.958005808</text:p>
              </table:table-cell>
              <table:table-cell office:value-type="float" office:value="173.367377271">
                <text:p>173.367377271</text:p>
              </table:table-cell>
              <table:table-cell office:value-type="float" office:value="193.200278188">
                <text:p>193.200278188</text:p>
              </table:table-cell>
              <table:table-cell office:value-type="float" office:value="220.543001292">
                <text:p>220.543001292</text:p>
              </table:table-cell>
              <table:table-cell office:value-type="float" office:value="265.157034662">
                <text:p>265.157034662</text:p>
              </table:table-cell>
              <table:table-cell office:value-type="float" office:value="312.038725223">
                <text:p>312.038725223</text:p>
              </table:table-cell>
              <table:table-cell office:value-type="float" office:value="364.553455608">
                <text:p>364.553455608</text:p>
              </table:table-cell>
              <table:table-cell office:value-type="float" office:value="463.324965979">
                <text:p>463.324965979</text:p>
              </table:table-cell>
              <table:table-cell office:value-type="float" office:value="530.658999369">
                <text:p>530.658999369</text:p>
              </table:table-cell>
              <table:table-cell office:value-type="float" office:value="710.519698332">
                <text:p>710.519698332</text:p>
              </table:table-cell>
              <table:table-cell office:value-type="float" office:value="936.888492281">
                <text:p>936.888492281</text:p>
              </table:table-cell>
              <table:table-cell office:value-type="float" office:value="1157.52994468">
                <text:p>1157.52994468</text:p>
              </table:table-cell>
            </table:table-row>
            <table:table-row>
              <table:table-cell office:value-type="string">
                <text:p>NEW fuzzy inc 1 dec TO 1 w/ th 0.1 and 0.999 weights start at token holder</text:p>
                <draw:g>
                  <svg:desc>'more comparisons 2'.A17:'more comparisons 2'.A17</svg:desc>
                </draw:g>
              </table:table-cell>
              <table:table-cell office:value-type="float" office:value="5.20601773082">
                <text:p>5.20601773082</text:p>
                <draw:g>
                  <svg:desc>'more comparisons 2'.B17:'more comparisons 2'.AO17</svg:desc>
                </draw:g>
              </table:table-cell>
              <table:table-cell office:value-type="float" office:value="5.52633096676">
                <text:p>5.52633096676</text:p>
              </table:table-cell>
              <table:table-cell office:value-type="float" office:value="5.81940506849">
                <text:p>5.81940506849</text:p>
              </table:table-cell>
              <table:table-cell office:value-type="float" office:value="6.43765662071">
                <text:p>6.43765662071</text:p>
              </table:table-cell>
              <table:table-cell office:value-type="float" office:value="7.04595816619">
                <text:p>7.04595816619</text:p>
              </table:table-cell>
              <table:table-cell office:value-type="float" office:value="7.68908623093">
                <text:p>7.68908623093</text:p>
              </table:table-cell>
              <table:table-cell office:value-type="float" office:value="8.7087277356">
                <text:p>8.7087277356</text:p>
              </table:table-cell>
              <table:table-cell office:value-type="float" office:value="9.73032022967">
                <text:p>9.73032022967</text:p>
              </table:table-cell>
              <table:table-cell office:value-type="float" office:value="11.2760173926">
                <text:p>11.2760173926</text:p>
              </table:table-cell>
              <table:table-cell office:value-type="float" office:value="12.632519829">
                <text:p>12.632519829</text:p>
              </table:table-cell>
              <table:table-cell office:value-type="float" office:value="14.7604138685">
                <text:p>14.7604138685</text:p>
              </table:table-cell>
              <table:table-cell office:value-type="float" office:value="16.9423368999">
                <text:p>16.9423368999</text:p>
              </table:table-cell>
              <table:table-cell office:value-type="float" office:value="19.2301999194">
                <text:p>19.2301999194</text:p>
              </table:table-cell>
              <table:table-cell office:value-type="float" office:value="22.8709249954">
                <text:p>22.8709249954</text:p>
              </table:table-cell>
              <table:table-cell office:value-type="float" office:value="27.362171716">
                <text:p>27.362171716</text:p>
              </table:table-cell>
              <table:table-cell office:value-type="float" office:value="30.4184387055">
                <text:p>30.4184387055</text:p>
              </table:table-cell>
              <table:table-cell office:value-type="float" office:value="36.9041623253">
                <text:p>36.9041623253</text:p>
              </table:table-cell>
              <table:table-cell office:value-type="float" office:value="42.9092909775">
                <text:p>42.9092909775</text:p>
              </table:table-cell>
              <table:table-cell office:value-type="float" office:value="50.4306248026">
                <text:p>50.4306248026</text:p>
              </table:table-cell>
              <table:table-cell office:value-type="float" office:value="59.7299976343">
                <text:p>59.7299976343</text:p>
              </table:table-cell>
              <table:table-cell office:value-type="float" office:value="65.5887055828">
                <text:p>65.5887055828</text:p>
              </table:table-cell>
              <table:table-cell office:value-type="float" office:value="79.4057836986">
                <text:p>79.4057836986</text:p>
              </table:table-cell>
              <table:table-cell office:value-type="float" office:value="85.7796867554">
                <text:p>85.7796867554</text:p>
              </table:table-cell>
              <table:table-cell office:value-type="float" office:value="99.7783652284">
                <text:p>99.7783652284</text:p>
              </table:table-cell>
              <table:table-cell office:value-type="float" office:value="104.831673254">
                <text:p>104.831673254</text:p>
              </table:table-cell>
              <table:table-cell office:value-type="float" office:value="119.429901929">
                <text:p>119.429901929</text:p>
              </table:table-cell>
              <table:table-cell office:value-type="float" office:value="133.097705382">
                <text:p>133.097705382</text:p>
              </table:table-cell>
              <table:table-cell office:value-type="float" office:value="145.657782238">
                <text:p>145.657782238</text:p>
              </table:table-cell>
              <table:table-cell office:value-type="float" office:value="162.301426204">
                <text:p>162.301426204</text:p>
              </table:table-cell>
              <table:table-cell office:value-type="float" office:value="173.544189081">
                <text:p>173.544189081</text:p>
              </table:table-cell>
              <table:table-cell office:value-type="float" office:value="200.675139054">
                <text:p>200.675139054</text:p>
              </table:table-cell>
              <table:table-cell office:value-type="float" office:value="235.519781025">
                <text:p>235.519781025</text:p>
              </table:table-cell>
              <table:table-cell office:value-type="float" office:value="269.847741206">
                <text:p>269.847741206</text:p>
              </table:table-cell>
              <table:table-cell office:value-type="float" office:value="305.989399234">
                <text:p>305.989399234</text:p>
              </table:table-cell>
              <table:table-cell office:value-type="float" office:value="366.456266657">
                <text:p>366.456266657</text:p>
              </table:table-cell>
              <table:table-cell office:value-type="float" office:value="430.088780804">
                <text:p>430.088780804</text:p>
              </table:table-cell>
              <table:table-cell office:value-type="float" office:value="550.155643465">
                <text:p>550.155643465</text:p>
              </table:table-cell>
              <table:table-cell office:value-type="float" office:value="761.432869787">
                <text:p>761.432869787</text:p>
              </table:table-cell>
              <table:table-cell office:value-type="float" office:value="878.139669975">
                <text:p>878.139669975</text:p>
              </table:table-cell>
              <table:table-cell office:value-type="float" office:value="1172.29562739">
                <text:p>1172.29562739</text:p>
              </table:table-cell>
            </table:table-row>
            <table:table-row>
              <table:table-cell office:value-type="string">
                <text:p/>
                <draw:g>
                  <svg:desc>'more comparisons 2'.A18:'more comparisons 2'.A18</svg:desc>
                </draw:g>
              </table:table-cell>
              <table:table-cell office:value-type="float" office:value="NaN">
                <text:p>NaN</text:p>
                <draw:g>
                  <svg:desc>'more comparisons 2'.B18:'more comparisons 2'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221cm" svg:height="22.051cm" xlink:href=".." xlink:type="simple" chart:class="chart:line" chart:style-name="ch1">
        <chart:legend chart:legend-position="end" svg:x="19.846cm" svg:y="4.721cm" style:legend-expansion="high" chart:style-name="ch2"/>
        <chart:plot-area chart:style-name="ch3" table:cell-range-address="'LOOKING FOR GOOD OLD RESULTS'.A4:'LOOKING FOR GOOD OLD RESULTS'.AO20" chart:data-source-has-labels="both" svg:x="0.604cm" svg:y="0.441cm" svg:width="18.638cm" svg:height="21.169cm">
          <chartooo:coordinate-region svg:x="1.567cm" svg:y="0.441cm" svg:width="17.675cm" svg:height="19.625cm"/>
          <chart:axis chart:dimension="x" chart:name="primary-x" chart:style-name="ch4" chartooo:axis-type="auto">
            <chartooo:date-scale/>
            <chart:categories table:cell-range-address="'LOOKING FOR GOOD OLD RESULTS'.B4:'LOOKING FOR GOOD OLD RESULTS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OKING FOR GOOD OLD RESULTS'.B5:'LOOKING FOR GOOD OLD RESULTS'.AO5" chart:label-cell-address="'LOOKING FOR GOOD OLD RESULTS'.A5:'LOOKING FOR GOOD OLD RESULTS'.A5" chart:class="chart:line">
            <chart:data-point chart:repeated="40"/>
          </chart:series>
          <chart:series chart:style-name="ch8" chart:values-cell-range-address="'LOOKING FOR GOOD OLD RESULTS'.B6:'LOOKING FOR GOOD OLD RESULTS'.AO6" chart:label-cell-address="'LOOKING FOR GOOD OLD RESULTS'.A6:'LOOKING FOR GOOD OLD RESULTS'.A6" chart:class="chart:line">
            <chart:data-point chart:repeated="40"/>
          </chart:series>
          <chart:series chart:style-name="ch9" chart:values-cell-range-address="'LOOKING FOR GOOD OLD RESULTS'.B7:'LOOKING FOR GOOD OLD RESULTS'.AO7" chart:label-cell-address="'LOOKING FOR GOOD OLD RESULTS'.A7:'LOOKING FOR GOOD OLD RESULTS'.A7" chart:class="chart:line">
            <chart:data-point chart:repeated="40"/>
          </chart:series>
          <chart:series chart:style-name="ch10" chart:values-cell-range-address="'LOOKING FOR GOOD OLD RESULTS'.B8:'LOOKING FOR GOOD OLD RESULTS'.AO8" chart:label-cell-address="'LOOKING FOR GOOD OLD RESULTS'.A8:'LOOKING FOR GOOD OLD RESULTS'.A8" chart:class="chart:line">
            <chart:data-point chart:repeated="40"/>
          </chart:series>
          <chart:series chart:style-name="ch11" chart:values-cell-range-address="'LOOKING FOR GOOD OLD RESULTS'.B9:'LOOKING FOR GOOD OLD RESULTS'.AO9" chart:label-cell-address="'LOOKING FOR GOOD OLD RESULTS'.A9:'LOOKING FOR GOOD OLD RESULTS'.A9" chart:class="chart:line">
            <chart:data-point chart:repeated="40"/>
          </chart:series>
          <chart:series chart:style-name="ch12" chart:values-cell-range-address="'LOOKING FOR GOOD OLD RESULTS'.B10:'LOOKING FOR GOOD OLD RESULTS'.AO10" chart:label-cell-address="'LOOKING FOR GOOD OLD RESULTS'.A10:'LOOKING FOR GOOD OLD RESULTS'.A10" chart:class="chart:line">
            <chart:data-point chart:repeated="40"/>
          </chart:series>
          <chart:series chart:style-name="ch13" chart:values-cell-range-address="'LOOKING FOR GOOD OLD RESULTS'.B11:'LOOKING FOR GOOD OLD RESULTS'.AO11" chart:label-cell-address="'LOOKING FOR GOOD OLD RESULTS'.A11:'LOOKING FOR GOOD OLD RESULTS'.A11" chart:class="chart:line">
            <chart:data-point chart:repeated="40"/>
          </chart:series>
          <chart:series chart:style-name="ch14" chart:values-cell-range-address="'LOOKING FOR GOOD OLD RESULTS'.B12:'LOOKING FOR GOOD OLD RESULTS'.AO12" chart:label-cell-address="'LOOKING FOR GOOD OLD RESULTS'.A12:'LOOKING FOR GOOD OLD RESULTS'.A12" chart:class="chart:line">
            <chart:data-point chart:repeated="40"/>
          </chart:series>
          <chart:series chart:style-name="ch15" chart:values-cell-range-address="'LOOKING FOR GOOD OLD RESULTS'.B13:'LOOKING FOR GOOD OLD RESULTS'.AO13" chart:label-cell-address="'LOOKING FOR GOOD OLD RESULTS'.A13:'LOOKING FOR GOOD OLD RESULTS'.A13" chart:class="chart:line">
            <chart:data-point chart:repeated="40"/>
          </chart:series>
          <chart:series chart:style-name="ch16" chart:values-cell-range-address="'LOOKING FOR GOOD OLD RESULTS'.B14:'LOOKING FOR GOOD OLD RESULTS'.AO14" chart:label-cell-address="'LOOKING FOR GOOD OLD RESULTS'.A14:'LOOKING FOR GOOD OLD RESULTS'.A14" chart:class="chart:line">
            <chart:data-point chart:repeated="40"/>
          </chart:series>
          <chart:series chart:style-name="ch17" chart:values-cell-range-address="'LOOKING FOR GOOD OLD RESULTS'.B15:'LOOKING FOR GOOD OLD RESULTS'.AO15" chart:label-cell-address="'LOOKING FOR GOOD OLD RESULTS'.A15:'LOOKING FOR GOOD OLD RESULTS'.A15" chart:class="chart:line">
            <chart:data-point chart:repeated="40"/>
          </chart:series>
          <chart:series chart:style-name="ch18" chart:values-cell-range-address="'LOOKING FOR GOOD OLD RESULTS'.B16:'LOOKING FOR GOOD OLD RESULTS'.AO16" chart:label-cell-address="'LOOKING FOR GOOD OLD RESULTS'.A16:'LOOKING FOR GOOD OLD RESULTS'.A16" chart:class="chart:line">
            <chart:data-point chart:repeated="40"/>
          </chart:series>
          <chart:series chart:style-name="ch19" chart:values-cell-range-address="'LOOKING FOR GOOD OLD RESULTS'.B17:'LOOKING FOR GOOD OLD RESULTS'.AO17" chart:label-cell-address="'LOOKING FOR GOOD OLD RESULTS'.A17:'LOOKING FOR GOOD OLD RESULTS'.A17" chart:class="chart:line">
            <chart:data-point chart:repeated="40"/>
          </chart:series>
          <chart:series chart:style-name="ch20" chart:values-cell-range-address="'LOOKING FOR GOOD OLD RESULTS'.B18:'LOOKING FOR GOOD OLD RESULTS'.AO18" chart:label-cell-address="'LOOKING FOR GOOD OLD RESULTS'.A18:'LOOKING FOR GOOD OLD RESULTS'.A18" chart:class="chart:line">
            <chart:data-point chart:repeated="40"/>
          </chart:series>
          <chart:series chart:style-name="ch21" chart:values-cell-range-address="'LOOKING FOR GOOD OLD RESULTS'.B19:'LOOKING FOR GOOD OLD RESULTS'.AO19" chart:label-cell-address="'LOOKING FOR GOOD OLD RESULTS'.A19:'LOOKING FOR GOOD OLD RESULTS'.A19" chart:class="chart:line">
            <chart:data-point chart:repeated="40"/>
          </chart:series>
          <chart:series chart:style-name="ch10" chart:values-cell-range-address="'LOOKING FOR GOOD OLD RESULTS'.B20:'LOOKING FOR GOOD OLD RESULTS'.AO20" chart:label-cell-address="'LOOKING FOR GOOD OLD RESULTS'.A20:'LOOKING FOR GOOD OLD RESULTS'.A20" chart:class="chart:line">
            <chart:data-point chart:repeated="4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LOOKING FOR GOOD OLD RESULTS'.B4:'LOOKING FOR GOOD OLD RESULTS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LOOKING FOR GOOD OLD RESULTS'.A5:'LOOKING FOR GOOD OLD RESULTS'.A5</svg:desc>
                </draw:g>
              </table:table-cell>
              <table:table-cell office:value-type="float" office:value="5.12443470732">
                <text:p>5.12443470732</text:p>
                <draw:g>
                  <svg:desc>'LOOKING FOR GOOD OLD RESULTS'.B5:'LOOKING FOR GOOD OLD RESULTS'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token</text:p>
                <draw:g>
                  <svg:desc>'LOOKING FOR GOOD OLD RESULTS'.A6:'LOOKING FOR GOOD OLD RESULTS'.A6</svg:desc>
                </draw:g>
              </table:table-cell>
              <table:table-cell office:value-type="float" office:value="36.2476425877">
                <text:p>36.2476425877</text:p>
                <draw:g>
                  <svg:desc>'LOOKING FOR GOOD OLD RESULTS'.B6:'LOOKING FOR GOOD OLD RESULTS'.AO6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>NEW NEW fuzzy_token inc dec half w/threshold 0.2 and 0.8 and window limit 3</text:p>
                <draw:g>
                  <svg:desc>'LOOKING FOR GOOD OLD RESULTS'.A7:'LOOKING FOR GOOD OLD RESULTS'.A7</svg:desc>
                </draw:g>
              </table:table-cell>
              <table:table-cell office:value-type="float" office:value="5.20184334939">
                <text:p>5.20184334939</text:p>
                <draw:g>
                  <svg:desc>'LOOKING FOR GOOD OLD RESULTS'.B7:'LOOKING FOR GOOD OLD RESULTS'.AO7</svg:desc>
                </draw:g>
              </table:table-cell>
              <table:table-cell office:value-type="float" office:value="5.51383105706">
                <text:p>5.51383105706</text:p>
              </table:table-cell>
              <table:table-cell office:value-type="float" office:value="5.93510631194">
                <text:p>5.93510631194</text:p>
              </table:table-cell>
              <table:table-cell office:value-type="float" office:value="6.65756836356">
                <text:p>6.65756836356</text:p>
              </table:table-cell>
              <table:table-cell office:value-type="float" office:value="7.08524015645">
                <text:p>7.08524015645</text:p>
              </table:table-cell>
              <table:table-cell office:value-type="float" office:value="8.29757025955">
                <text:p>8.29757025955</text:p>
              </table:table-cell>
              <table:table-cell office:value-type="float" office:value="9.51786397069">
                <text:p>9.51786397069</text:p>
              </table:table-cell>
              <table:table-cell office:value-type="float" office:value="10.7973062591">
                <text:p>10.7973062591</text:p>
              </table:table-cell>
              <table:table-cell office:value-type="float" office:value="12.7160010507">
                <text:p>12.7160010507</text:p>
              </table:table-cell>
              <table:table-cell office:value-type="float" office:value="15.272886516">
                <text:p>15.272886516</text:p>
              </table:table-cell>
              <table:table-cell office:value-type="float" office:value="18.0520933564">
                <text:p>18.0520933564</text:p>
              </table:table-cell>
              <table:table-cell office:value-type="float" office:value="22.2557389678">
                <text:p>22.2557389678</text:p>
              </table:table-cell>
              <table:table-cell office:value-type="float" office:value="26.7756153803">
                <text:p>26.7756153803</text:p>
              </table:table-cell>
              <table:table-cell office:value-type="float" office:value="32.777423413">
                <text:p>32.777423413</text:p>
              </table:table-cell>
              <table:table-cell office:value-type="float" office:value="37.862630122">
                <text:p>37.862630122</text:p>
              </table:table-cell>
              <table:table-cell office:value-type="float" office:value="44.6518162768">
                <text:p>44.6518162768</text:p>
              </table:table-cell>
              <table:table-cell office:value-type="float" office:value="53.4654068288">
                <text:p>53.4654068288</text:p>
              </table:table-cell>
              <table:table-cell office:value-type="float" office:value="58.8321378523">
                <text:p>58.8321378523</text:p>
              </table:table-cell>
              <table:table-cell office:value-type="float" office:value="68.3713212946">
                <text:p>68.3713212946</text:p>
              </table:table-cell>
              <table:table-cell office:value-type="float" office:value="77.3960894465">
                <text:p>77.3960894465</text:p>
              </table:table-cell>
              <table:table-cell office:value-type="float" office:value="83.8092573434">
                <text:p>83.8092573434</text:p>
              </table:table-cell>
              <table:table-cell office:value-type="float" office:value="91.2983082896">
                <text:p>91.2983082896</text:p>
              </table:table-cell>
              <table:table-cell office:value-type="float" office:value="99.7222573048">
                <text:p>99.7222573048</text:p>
              </table:table-cell>
              <table:table-cell office:value-type="float" office:value="106.071294221">
                <text:p>106.071294221</text:p>
              </table:table-cell>
              <table:table-cell office:value-type="float" office:value="115.668900654">
                <text:p>115.668900654</text:p>
              </table:table-cell>
              <table:table-cell office:value-type="float" office:value="124.812307824">
                <text:p>124.812307824</text:p>
              </table:table-cell>
              <table:table-cell office:value-type="float" office:value="132.687011411">
                <text:p>132.687011411</text:p>
              </table:table-cell>
              <table:table-cell office:value-type="float" office:value="147.011344307">
                <text:p>147.011344307</text:p>
              </table:table-cell>
              <table:table-cell office:value-type="float" office:value="165.75950351">
                <text:p>165.75950351</text:p>
              </table:table-cell>
              <table:table-cell office:value-type="float" office:value="175.603780617">
                <text:p>175.603780617</text:p>
              </table:table-cell>
              <table:table-cell office:value-type="float" office:value="198.159526247">
                <text:p>198.159526247</text:p>
              </table:table-cell>
              <table:table-cell office:value-type="float" office:value="218.34068">
                <text:p>218.34068</text:p>
              </table:table-cell>
              <table:table-cell office:value-type="float" office:value="256.436152031">
                <text:p>256.436152031</text:p>
              </table:table-cell>
              <table:table-cell office:value-type="float" office:value="305.452584391">
                <text:p>305.452584391</text:p>
              </table:table-cell>
              <table:table-cell office:value-type="float" office:value="370.606704836">
                <text:p>370.606704836</text:p>
              </table:table-cell>
              <table:table-cell office:value-type="float" office:value="451.763012221">
                <text:p>451.763012221</text:p>
              </table:table-cell>
              <table:table-cell office:value-type="float" office:value="530.945566418">
                <text:p>530.945566418</text:p>
              </table:table-cell>
              <table:table-cell office:value-type="float" office:value="728.337050427">
                <text:p>728.337050427</text:p>
              </table:table-cell>
              <table:table-cell office:value-type="float" office:value="956.367459358">
                <text:p>956.367459358</text:p>
              </table:table-cell>
              <table:table-cell office:value-type="float" office:value="1169.08887534">
                <text:p>1169.08887534</text:p>
              </table:table-cell>
            </table:table-row>
            <table:table-row>
              <table:table-cell office:value-type="string">
                <text:p>NEW NEW fuzzy_token inc dec half w/threshold 0.3 and 0.7 and window limit 3 CHEAT weights</text:p>
                <draw:g>
                  <svg:desc>'LOOKING FOR GOOD OLD RESULTS'.A8:'LOOKING FOR GOOD OLD RESULTS'.A8</svg:desc>
                </draw:g>
              </table:table-cell>
              <table:table-cell office:value-type="float" office:value="5.09339085089">
                <text:p>5.09339085089</text:p>
                <draw:g>
                  <svg:desc>'LOOKING FOR GOOD OLD RESULTS'.B8:'LOOKING FOR GOOD OLD RESULTS'.AO8</svg:desc>
                </draw:g>
              </table:table-cell>
              <table:table-cell office:value-type="float" office:value="5.20415029565">
                <text:p>5.20415029565</text:p>
              </table:table-cell>
              <table:table-cell office:value-type="float" office:value="5.34481971521">
                <text:p>5.34481971521</text:p>
              </table:table-cell>
              <table:table-cell office:value-type="float" office:value="5.46004942347">
                <text:p>5.46004942347</text:p>
              </table:table-cell>
              <table:table-cell office:value-type="float" office:value="5.59742419567">
                <text:p>5.59742419567</text:p>
              </table:table-cell>
              <table:table-cell office:value-type="float" office:value="5.79393425921">
                <text:p>5.79393425921</text:p>
              </table:table-cell>
              <table:table-cell office:value-type="float" office:value="6.06901779944">
                <text:p>6.06901779944</text:p>
              </table:table-cell>
              <table:table-cell office:value-type="float" office:value="6.34449256545">
                <text:p>6.34449256545</text:p>
              </table:table-cell>
              <table:table-cell office:value-type="float" office:value="6.67086428899">
                <text:p>6.67086428899</text:p>
              </table:table-cell>
              <table:table-cell office:value-type="float" office:value="7.02062815554">
                <text:p>7.02062815554</text:p>
              </table:table-cell>
              <table:table-cell office:value-type="float" office:value="7.77681610907">
                <text:p>7.77681610907</text:p>
              </table:table-cell>
              <table:table-cell office:value-type="float" office:value="8.34573894029">
                <text:p>8.34573894029</text:p>
              </table:table-cell>
              <table:table-cell office:value-type="float" office:value="9.06739558333">
                <text:p>9.06739558333</text:p>
              </table:table-cell>
              <table:table-cell office:value-type="float" office:value="9.8106405554">
                <text:p>9.8106405554</text:p>
              </table:table-cell>
              <table:table-cell office:value-type="float" office:value="11.8955083325">
                <text:p>11.8955083325</text:p>
              </table:table-cell>
              <table:table-cell office:value-type="float" office:value="13.7804079733">
                <text:p>13.7804079733</text:p>
              </table:table-cell>
              <table:table-cell office:value-type="float" office:value="15.9990310336">
                <text:p>15.9990310336</text:p>
              </table:table-cell>
              <table:table-cell office:value-type="float" office:value="20.654998958">
                <text:p>20.654998958</text:p>
              </table:table-cell>
              <table:table-cell office:value-type="float" office:value="26.24355815">
                <text:p>26.24355815</text:p>
              </table:table-cell>
              <table:table-cell office:value-type="float" office:value="33.9881581673">
                <text:p>33.9881581673</text:p>
              </table:table-cell>
              <table:table-cell office:value-type="float" office:value="44.8605077456">
                <text:p>44.8605077456</text:p>
              </table:table-cell>
              <table:table-cell office:value-type="float" office:value="65.2858067513">
                <text:p>65.2858067513</text:p>
              </table:table-cell>
              <table:table-cell office:value-type="float" office:value="74.1201401696">
                <text:p>74.1201401696</text:p>
              </table:table-cell>
              <table:table-cell office:value-type="float" office:value="98.894965927">
                <text:p>98.894965927</text:p>
              </table:table-cell>
              <table:table-cell office:value-type="float" office:value="116.702795321">
                <text:p>116.702795321</text:p>
              </table:table-cell>
              <table:table-cell office:value-type="float" office:value="131.102339836">
                <text:p>131.102339836</text:p>
              </table:table-cell>
              <table:table-cell office:value-type="float" office:value="145.529669834">
                <text:p>145.529669834</text:p>
              </table:table-cell>
              <table:table-cell office:value-type="float" office:value="160.165138604">
                <text:p>160.165138604</text:p>
              </table:table-cell>
              <table:table-cell office:value-type="float" office:value="175.134218939">
                <text:p>175.134218939</text:p>
              </table:table-cell>
              <table:table-cell office:value-type="float" office:value="197.382979299">
                <text:p>197.382979299</text:p>
              </table:table-cell>
              <table:table-cell office:value-type="float" office:value="222.810675883">
                <text:p>222.810675883</text:p>
              </table:table-cell>
              <table:table-cell office:value-type="float" office:value="254.34109393">
                <text:p>254.34109393</text:p>
              </table:table-cell>
              <table:table-cell office:value-type="float" office:value="278.863584224">
                <text:p>278.863584224</text:p>
              </table:table-cell>
              <table:table-cell office:value-type="float" office:value="325.866141076">
                <text:p>325.866141076</text:p>
              </table:table-cell>
              <table:table-cell office:value-type="float" office:value="413.00103496">
                <text:p>413.00103496</text:p>
              </table:table-cell>
              <table:table-cell office:value-type="float" office:value="500.732465575">
                <text:p>500.732465575</text:p>
              </table:table-cell>
              <table:table-cell office:value-type="float" office:value="607.030031686">
                <text:p>607.030031686</text:p>
              </table:table-cell>
              <table:table-cell office:value-type="float" office:value="817.464150256">
                <text:p>817.464150256</text:p>
              </table:table-cell>
              <table:table-cell office:value-type="float" office:value="943.810348802">
                <text:p>943.810348802</text:p>
              </table:table-cell>
              <table:table-cell office:value-type="float" office:value="1225.81109911">
                <text:p>1225.81109911</text:p>
              </table:table-cell>
            </table:table-row>
            <table:table-row>
              <table:table-cell office:value-type="string">
                <text:p>NEW NEW fuzzy_token inc dec half w/threshold 0.2 and 0.8 and window limit 3 CHEAT weights</text:p>
                <draw:g>
                  <svg:desc>'LOOKING FOR GOOD OLD RESULTS'.A9:'LOOKING FOR GOOD OLD RESULTS'.A9</svg:desc>
                </draw:g>
              </table:table-cell>
              <table:table-cell office:value-type="float" office:value="5.09601756207">
                <text:p>5.09601756207</text:p>
                <draw:g>
                  <svg:desc>'LOOKING FOR GOOD OLD RESULTS'.B9:'LOOKING FOR GOOD OLD RESULTS'.AO9</svg:desc>
                </draw:g>
              </table:table-cell>
              <table:table-cell office:value-type="float" office:value="5.20423436164">
                <text:p>5.20423436164</text:p>
              </table:table-cell>
              <table:table-cell office:value-type="float" office:value="5.30600541949">
                <text:p>5.30600541949</text:p>
              </table:table-cell>
              <table:table-cell office:value-type="float" office:value="5.45890727347">
                <text:p>5.45890727347</text:p>
              </table:table-cell>
              <table:table-cell office:value-type="float" office:value="5.64459046144">
                <text:p>5.64459046144</text:p>
              </table:table-cell>
              <table:table-cell office:value-type="float" office:value="5.79856980321">
                <text:p>5.79856980321</text:p>
              </table:table-cell>
              <table:table-cell office:value-type="float" office:value="6.02421336304">
                <text:p>6.02421336304</text:p>
              </table:table-cell>
              <table:table-cell office:value-type="float" office:value="6.28906582118">
                <text:p>6.28906582118</text:p>
              </table:table-cell>
              <table:table-cell office:value-type="float" office:value="6.60371737376">
                <text:p>6.60371737376</text:p>
              </table:table-cell>
              <table:table-cell office:value-type="float" office:value="7.12316209688">
                <text:p>7.12316209688</text:p>
              </table:table-cell>
              <table:table-cell office:value-type="float" office:value="7.65337096985">
                <text:p>7.65337096985</text:p>
              </table:table-cell>
              <table:table-cell office:value-type="float" office:value="8.27747701773">
                <text:p>8.27747701773</text:p>
              </table:table-cell>
              <table:table-cell office:value-type="float" office:value="9.0517974478">
                <text:p>9.0517974478</text:p>
              </table:table-cell>
              <table:table-cell office:value-type="float" office:value="10.035509894">
                <text:p>10.035509894</text:p>
              </table:table-cell>
              <table:table-cell office:value-type="float" office:value="11.7371818484">
                <text:p>11.7371818484</text:p>
              </table:table-cell>
              <table:table-cell office:value-type="float" office:value="12.77833869">
                <text:p>12.77833869</text:p>
              </table:table-cell>
              <table:table-cell office:value-type="float" office:value="15.5773442901">
                <text:p>15.5773442901</text:p>
              </table:table-cell>
              <table:table-cell office:value-type="float" office:value="19.1735281083">
                <text:p>19.1735281083</text:p>
              </table:table-cell>
              <table:table-cell office:value-type="float" office:value="23.2944331101">
                <text:p>23.2944331101</text:p>
              </table:table-cell>
              <table:table-cell office:value-type="float" office:value="28.8079722196">
                <text:p>28.8079722196</text:p>
              </table:table-cell>
              <table:table-cell office:value-type="float" office:value="35.613444355">
                <text:p>35.613444355</text:p>
              </table:table-cell>
              <table:table-cell office:value-type="float" office:value="52.9748165603">
                <text:p>52.9748165603</text:p>
              </table:table-cell>
              <table:table-cell office:value-type="float" office:value="68.8911525921">
                <text:p>68.8911525921</text:p>
              </table:table-cell>
              <table:table-cell office:value-type="float" office:value="86.6374730665">
                <text:p>86.6374730665</text:p>
              </table:table-cell>
              <table:table-cell office:value-type="float" office:value="111.304707732">
                <text:p>111.304707732</text:p>
              </table:table-cell>
              <table:table-cell office:value-type="float" office:value="133.540252769">
                <text:p>133.540252769</text:p>
              </table:table-cell>
              <table:table-cell office:value-type="float" office:value="153.256727132">
                <text:p>153.256727132</text:p>
              </table:table-cell>
              <table:table-cell office:value-type="float" office:value="171.149281888">
                <text:p>171.149281888</text:p>
              </table:table-cell>
              <table:table-cell office:value-type="float" office:value="190.453610321">
                <text:p>190.453610321</text:p>
              </table:table-cell>
              <table:table-cell office:value-type="float" office:value="218.441758542">
                <text:p>218.441758542</text:p>
              </table:table-cell>
              <table:table-cell office:value-type="float" office:value="247.667544383">
                <text:p>247.667544383</text:p>
              </table:table-cell>
              <table:table-cell office:value-type="float" office:value="279.217167132">
                <text:p>279.217167132</text:p>
              </table:table-cell>
              <table:table-cell office:value-type="float" office:value="318.941931946">
                <text:p>318.941931946</text:p>
              </table:table-cell>
              <table:table-cell office:value-type="float" office:value="375.783143064">
                <text:p>375.783143064</text:p>
              </table:table-cell>
              <table:table-cell office:value-type="float" office:value="446.849130093">
                <text:p>446.849130093</text:p>
              </table:table-cell>
              <table:table-cell office:value-type="float" office:value="553.056807899">
                <text:p>553.056807899</text:p>
              </table:table-cell>
              <table:table-cell office:value-type="float" office:value="709.244408949">
                <text:p>709.244408949</text:p>
              </table:table-cell>
              <table:table-cell office:value-type="float" office:value="773.980895423">
                <text:p>773.980895423</text:p>
              </table:table-cell>
              <table:table-cell office:value-type="float" office:value="985.671569657">
                <text:p>985.671569657</text:p>
              </table:table-cell>
              <table:table-cell office:value-type="float" office:value="1222.35480867">
                <text:p>1222.35480867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LOOKING FOR GOOD OLD RESULTS'.A10:'LOOKING FOR GOOD OLD RESULTS'.A10</svg:desc>
                </draw:g>
              </table:table-cell>
              <table:table-cell office:value-type="float" office:value="5.13704951819">
                <text:p>5.13704951819</text:p>
                <draw:g>
                  <svg:desc>'LOOKING FOR GOOD OLD RESULTS'.B10:'LOOKING FOR GOOD OLD RESULTS'.AO10</svg:desc>
                </draw:g>
              </table:table-cell>
              <table:table-cell office:value-type="float" office:value="5.31027952513">
                <text:p>5.31027952513</text:p>
              </table:table-cell>
              <table:table-cell office:value-type="float" office:value="5.50625266508">
                <text:p>5.50625266508</text:p>
              </table:table-cell>
              <table:table-cell office:value-type="float" office:value="5.72223573667">
                <text:p>5.72223573667</text:p>
              </table:table-cell>
              <table:table-cell office:value-type="float" office:value="6.09943337397">
                <text:p>6.09943337397</text:p>
              </table:table-cell>
              <table:table-cell office:value-type="float" office:value="6.44243819984">
                <text:p>6.44243819984</text:p>
              </table:table-cell>
              <table:table-cell office:value-type="float" office:value="6.93354795506">
                <text:p>6.93354795506</text:p>
              </table:table-cell>
              <table:table-cell office:value-type="float" office:value="7.43924210186">
                <text:p>7.43924210186</text:p>
              </table:table-cell>
              <table:table-cell office:value-type="float" office:value="8.29868172614">
                <text:p>8.29868172614</text:p>
              </table:table-cell>
              <table:table-cell office:value-type="float" office:value="9.01155604662">
                <text:p>9.01155604662</text:p>
              </table:table-cell>
              <table:table-cell office:value-type="float" office:value="10.0963474316">
                <text:p>10.0963474316</text:p>
              </table:table-cell>
              <table:table-cell office:value-type="float" office:value="11.0299887453">
                <text:p>11.0299887453</text:p>
              </table:table-cell>
              <table:table-cell office:value-type="float" office:value="12.3539822314">
                <text:p>12.3539822314</text:p>
              </table:table-cell>
              <table:table-cell office:value-type="float" office:value="13.47964525">
                <text:p>13.47964525</text:p>
              </table:table-cell>
              <table:table-cell office:value-type="float" office:value="16.4286878069">
                <text:p>16.4286878069</text:p>
              </table:table-cell>
              <table:table-cell office:value-type="float" office:value="18.6756187011">
                <text:p>18.6756187011</text:p>
              </table:table-cell>
              <table:table-cell office:value-type="float" office:value="21.9922373515">
                <text:p>21.9922373515</text:p>
              </table:table-cell>
              <table:table-cell office:value-type="float" office:value="26.9728194535">
                <text:p>26.9728194535</text:p>
              </table:table-cell>
              <table:table-cell office:value-type="float" office:value="29.9310768462">
                <text:p>29.9310768462</text:p>
              </table:table-cell>
              <table:table-cell office:value-type="float" office:value="35.2560599559">
                <text:p>35.2560599559</text:p>
              </table:table-cell>
              <table:table-cell office:value-type="float" office:value="45.0096343807">
                <text:p>45.0096343807</text:p>
              </table:table-cell>
              <table:table-cell office:value-type="float" office:value="52.0227334955">
                <text:p>52.0227334955</text:p>
              </table:table-cell>
              <table:table-cell office:value-type="float" office:value="66.9874444125">
                <text:p>66.9874444125</text:p>
              </table:table-cell>
              <table:table-cell office:value-type="float" office:value="79.3842014979">
                <text:p>79.3842014979</text:p>
              </table:table-cell>
              <table:table-cell office:value-type="float" office:value="102.537287847">
                <text:p>102.537287847</text:p>
              </table:table-cell>
              <table:table-cell office:value-type="float" office:value="127.569421984">
                <text:p>127.569421984</text:p>
              </table:table-cell>
              <table:table-cell office:value-type="float" office:value="165.471257957">
                <text:p>165.471257957</text:p>
              </table:table-cell>
              <table:table-cell office:value-type="float" office:value="216.604066369">
                <text:p>216.604066369</text:p>
              </table:table-cell>
              <table:table-cell office:value-type="float" office:value="274.325905531">
                <text:p>274.325905531</text:p>
              </table:table-cell>
              <table:table-cell office:value-type="float" office:value="368.351234253">
                <text:p>368.351234253</text:p>
              </table:table-cell>
              <table:table-cell office:value-type="float" office:value="464.928039607">
                <text:p>464.928039607</text:p>
              </table:table-cell>
              <table:table-cell office:value-type="float" office:value="599.916623509">
                <text:p>599.916623509</text:p>
              </table:table-cell>
              <table:table-cell office:value-type="float" office:value="742.954865214">
                <text:p>742.954865214</text:p>
              </table:table-cell>
              <table:table-cell office:value-type="float" office:value="841.335517207">
                <text:p>841.335517207</text:p>
              </table:table-cell>
              <table:table-cell office:value-type="float" office:value="953.286590052">
                <text:p>953.286590052</text:p>
              </table:table-cell>
              <table:table-cell office:value-type="float" office:value="1109.53121704">
                <text:p>1109.53121704</text:p>
              </table:table-cell>
              <table:table-cell office:value-type="float" office:value="1219.61444518">
                <text:p>1219.61444518</text:p>
              </table:table-cell>
              <table:table-cell office:value-type="float" office:value="1462.5562907">
                <text:p>1462.5562907</text:p>
              </table:table-cell>
              <table:table-cell office:value-type="float" office:value="1631.63410774">
                <text:p>1631.63410774</text:p>
              </table:table-cell>
              <table:table-cell office:value-type="float" office:value="1768.11411721">
                <text:p>1768.11411721</text:p>
              </table:table-cell>
            </table:table-row>
            <table:table-row>
              <table:table-cell office:value-type="string">
                <text:p>NEW fuzzy_token inc 1 dec TO 1 w/ thresholds 0.001 and 0.999 (from previous tab)</text:p>
                <draw:g>
                  <svg:desc>'LOOKING FOR GOOD OLD RESULTS'.A11:'LOOKING FOR GOOD OLD RESULTS'.A11</svg:desc>
                </draw:g>
              </table:table-cell>
              <table:table-cell office:value-type="float" office:value="5.12507873825">
                <text:p>5.12507873825</text:p>
                <draw:g>
                  <svg:desc>'LOOKING FOR GOOD OLD RESULTS'.B11:'LOOKING FOR GOOD OLD RESULTS'.AO11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(from previous tab)</text:p>
                <draw:g>
                  <svg:desc>'LOOKING FOR GOOD OLD RESULTS'.A12:'LOOKING FOR GOOD OLD RESULTS'.A12</svg:desc>
                </draw:g>
              </table:table-cell>
              <table:table-cell office:value-type="float" office:value="5.1177208002">
                <text:p>5.1177208002</text:p>
                <draw:g>
                  <svg:desc>'LOOKING FOR GOOD OLD RESULTS'.B12:'LOOKING FOR GOOD OLD RESULTS'.AO12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(from previous tab)</text:p>
                <draw:g>
                  <svg:desc>'LOOKING FOR GOOD OLD RESULTS'.A13:'LOOKING FOR GOOD OLD RESULTS'.A13</svg:desc>
                </draw:g>
              </table:table-cell>
              <table:table-cell office:value-type="float" office:value="5.14737971911">
                <text:p>5.14737971911</text:p>
                <draw:g>
                  <svg:desc>'LOOKING FOR GOOD OLD RESULTS'.B13:'LOOKING FOR GOOD OLD RESULTS'.AO13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LOOKING FOR GOOD OLD RESULTS'.A14:'LOOKING FOR GOOD OLD RESULTS'.A14</svg:desc>
                </draw:g>
              </table:table-cell>
              <table:table-cell office:value-type="float" office:value="NaN">
                <text:p>NaN</text:p>
                <draw:g>
                  <svg:desc>'LOOKING FOR GOOD OLD RESULTS'.B14:'LOOKING FOR GOOD OLD RESULTS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 NEW NEW fuzzy_token inc dec half w/threshold 0.2 and 0.8 and window limit 3 CHEAT weights</text:p>
                <draw:g>
                  <svg:desc>'LOOKING FOR GOOD OLD RESULTS'.A15:'LOOKING FOR GOOD OLD RESULTS'.A15</svg:desc>
                </draw:g>
              </table:table-cell>
              <table:table-cell office:value-type="float" office:value="5.08900909283">
                <text:p>5.08900909283</text:p>
                <draw:g>
                  <svg:desc>'LOOKING FOR GOOD OLD RESULTS'.B15:'LOOKING FOR GOOD OLD RESULTS'.AO15</svg:desc>
                </draw:g>
              </table:table-cell>
              <table:table-cell office:value-type="float" office:value="5.19160419169">
                <text:p>5.19160419169</text:p>
              </table:table-cell>
              <table:table-cell office:value-type="float" office:value="5.3364905058">
                <text:p>5.3364905058</text:p>
              </table:table-cell>
              <table:table-cell office:value-type="float" office:value="5.46885745775">
                <text:p>5.46885745775</text:p>
              </table:table-cell>
              <table:table-cell office:value-type="float" office:value="5.62440492379">
                <text:p>5.62440492379</text:p>
              </table:table-cell>
              <table:table-cell office:value-type="float" office:value="5.81653067009">
                <text:p>5.81653067009</text:p>
              </table:table-cell>
              <table:table-cell office:value-type="float" office:value="6.02522550424">
                <text:p>6.02522550424</text:p>
              </table:table-cell>
              <table:table-cell office:value-type="float" office:value="6.28061905444">
                <text:p>6.28061905444</text:p>
              </table:table-cell>
              <table:table-cell office:value-type="float" office:value="6.63199461417">
                <text:p>6.63199461417</text:p>
              </table:table-cell>
              <table:table-cell office:value-type="float" office:value="7.01550805184">
                <text:p>7.01550805184</text:p>
              </table:table-cell>
              <table:table-cell office:value-type="float" office:value="7.55972940064">
                <text:p>7.55972940064</text:p>
              </table:table-cell>
              <table:table-cell office:value-type="float" office:value="8.35091610505">
                <text:p>8.35091610505</text:p>
              </table:table-cell>
              <table:table-cell office:value-type="float" office:value="9.06280274768">
                <text:p>9.06280274768</text:p>
              </table:table-cell>
              <table:table-cell office:value-type="float" office:value="10.2285375019">
                <text:p>10.2285375019</text:p>
              </table:table-cell>
              <table:table-cell office:value-type="float" office:value="11.7447212015">
                <text:p>11.7447212015</text:p>
              </table:table-cell>
              <table:table-cell office:value-type="float" office:value="12.3895138241">
                <text:p>12.3895138241</text:p>
              </table:table-cell>
              <table:table-cell office:value-type="float" office:value="15.1565812023">
                <text:p>15.1565812023</text:p>
              </table:table-cell>
              <table:table-cell office:value-type="float" office:value="18.1627852002">
                <text:p>18.1627852002</text:p>
              </table:table-cell>
              <table:table-cell office:value-type="float" office:value="23.0100790347">
                <text:p>23.0100790347</text:p>
              </table:table-cell>
              <table:table-cell office:value-type="float" office:value="28.6955344287">
                <text:p>28.6955344287</text:p>
              </table:table-cell>
              <table:table-cell office:value-type="float" office:value="37.0903081277">
                <text:p>37.0903081277</text:p>
              </table:table-cell>
              <table:table-cell office:value-type="float" office:value="47.1249386444">
                <text:p>47.1249386444</text:p>
              </table:table-cell>
              <table:table-cell office:value-type="float" office:value="64.6343794793">
                <text:p>64.6343794793</text:p>
              </table:table-cell>
              <table:table-cell office:value-type="float" office:value="91.0850948628">
                <text:p>91.0850948628</text:p>
              </table:table-cell>
              <table:table-cell office:value-type="float" office:value="116.930642718">
                <text:p>116.930642718</text:p>
              </table:table-cell>
              <table:table-cell office:value-type="float" office:value="130.629016981">
                <text:p>130.629016981</text:p>
              </table:table-cell>
              <table:table-cell office:value-type="float" office:value="152.641920121">
                <text:p>152.641920121</text:p>
              </table:table-cell>
              <table:table-cell office:value-type="float" office:value="173.527940295">
                <text:p>173.527940295</text:p>
              </table:table-cell>
              <table:table-cell office:value-type="float" office:value="195.351724965">
                <text:p>195.351724965</text:p>
              </table:table-cell>
              <table:table-cell office:value-type="float" office:value="214.418960502">
                <text:p>214.418960502</text:p>
              </table:table-cell>
              <table:table-cell office:value-type="float" office:value="258.47086905">
                <text:p>258.47086905</text:p>
              </table:table-cell>
              <table:table-cell office:value-type="float" office:value="276.437343406">
                <text:p>276.437343406</text:p>
              </table:table-cell>
              <table:table-cell office:value-type="float" office:value="324.038247709">
                <text:p>324.038247709</text:p>
              </table:table-cell>
              <table:table-cell office:value-type="float" office:value="366.01028332">
                <text:p>366.01028332</text:p>
              </table:table-cell>
              <table:table-cell office:value-type="float" office:value="445.45225584">
                <text:p>445.45225584</text:p>
              </table:table-cell>
              <table:table-cell office:value-type="float" office:value="584.82846858">
                <text:p>584.82846858</text:p>
              </table:table-cell>
              <table:table-cell office:value-type="float" office:value="718.895836993">
                <text:p>718.895836993</text:p>
              </table:table-cell>
              <table:table-cell office:value-type="float" office:value="851.085439057">
                <text:p>851.085439057</text:p>
              </table:table-cell>
              <table:table-cell office:value-type="float" office:value="918.415910463">
                <text:p>918.415910463</text:p>
              </table:table-cell>
              <table:table-cell office:value-type="float" office:value="1204.2600151">
                <text:p>1204.2600151</text:p>
              </table:table-cell>
            </table:table-row>
            <table:table-row>
              <table:table-cell office:value-type="string">
                <text:p>TESTING NEW fuzzy_token inc 1 dec to 1 w/thresholds 0.001 and 0.999 and window limit 1 CHEAT weights</text:p>
                <draw:g>
                  <svg:desc>'LOOKING FOR GOOD OLD RESULTS'.A16:'LOOKING FOR GOOD OLD RESULTS'.A16</svg:desc>
                </draw:g>
              </table:table-cell>
              <table:table-cell office:value-type="float" office:value="5.11529287799">
                <text:p>5.11529287799</text:p>
                <draw:g>
                  <svg:desc>'LOOKING FOR GOOD OLD RESULTS'.B16:'LOOKING FOR GOOD OLD RESULTS'.AO16</svg:desc>
                </draw:g>
              </table:table-cell>
              <table:table-cell office:value-type="float" office:value="5.28642756996">
                <text:p>5.28642756996</text:p>
              </table:table-cell>
              <table:table-cell office:value-type="float" office:value="5.50417002658">
                <text:p>5.50417002658</text:p>
              </table:table-cell>
              <table:table-cell office:value-type="float" office:value="5.76037272826">
                <text:p>5.76037272826</text:p>
              </table:table-cell>
              <table:table-cell office:value-type="float" office:value="6.06935760609">
                <text:p>6.06935760609</text:p>
              </table:table-cell>
              <table:table-cell office:value-type="float" office:value="6.35315006762">
                <text:p>6.35315006762</text:p>
              </table:table-cell>
              <table:table-cell office:value-type="float" office:value="6.8964610683">
                <text:p>6.8964610683</text:p>
              </table:table-cell>
              <table:table-cell office:value-type="float" office:value="7.63989200551">
                <text:p>7.63989200551</text:p>
              </table:table-cell>
              <table:table-cell office:value-type="float" office:value="8.27699746699">
                <text:p>8.27699746699</text:p>
              </table:table-cell>
              <table:table-cell office:value-type="float" office:value="8.99079272925">
                <text:p>8.99079272925</text:p>
              </table:table-cell>
              <table:table-cell office:value-type="float" office:value="10.2865558045">
                <text:p>10.2865558045</text:p>
              </table:table-cell>
              <table:table-cell office:value-type="float" office:value="10.9082025427">
                <text:p>10.9082025427</text:p>
              </table:table-cell>
              <table:table-cell office:value-type="float" office:value="12.4506795354">
                <text:p>12.4506795354</text:p>
              </table:table-cell>
              <table:table-cell office:value-type="float" office:value="14.1745565456">
                <text:p>14.1745565456</text:p>
              </table:table-cell>
              <table:table-cell office:value-type="float" office:value="16.0947214517">
                <text:p>16.0947214517</text:p>
              </table:table-cell>
              <table:table-cell office:value-type="float" office:value="19.1683360158">
                <text:p>19.1683360158</text:p>
              </table:table-cell>
              <table:table-cell office:value-type="float" office:value="21.7554020942">
                <text:p>21.7554020942</text:p>
              </table:table-cell>
              <table:table-cell office:value-type="float" office:value="25.5554528565">
                <text:p>25.5554528565</text:p>
              </table:table-cell>
              <table:table-cell office:value-type="float" office:value="29.9221842073">
                <text:p>29.9221842073</text:p>
              </table:table-cell>
              <table:table-cell office:value-type="float" office:value="35.2353809293">
                <text:p>35.2353809293</text:p>
              </table:table-cell>
              <table:table-cell office:value-type="float" office:value="45.9861913897">
                <text:p>45.9861913897</text:p>
              </table:table-cell>
              <table:table-cell office:value-type="float" office:value="52.6970973886">
                <text:p>52.6970973886</text:p>
              </table:table-cell>
              <table:table-cell office:value-type="float" office:value="67.1627464129">
                <text:p>67.1627464129</text:p>
              </table:table-cell>
              <table:table-cell office:value-type="float" office:value="79.1803320188">
                <text:p>79.1803320188</text:p>
              </table:table-cell>
              <table:table-cell office:value-type="float" office:value="98.2521415149">
                <text:p>98.2521415149</text:p>
              </table:table-cell>
              <table:table-cell office:value-type="float" office:value="125.72767249">
                <text:p>125.72767249</text:p>
              </table:table-cell>
              <table:table-cell office:value-type="float" office:value="160.665085932">
                <text:p>160.665085932</text:p>
              </table:table-cell>
              <table:table-cell office:value-type="float" office:value="212.878385382">
                <text:p>212.878385382</text:p>
              </table:table-cell>
              <table:table-cell office:value-type="float" office:value="278.87367558">
                <text:p>278.87367558</text:p>
              </table:table-cell>
              <table:table-cell office:value-type="float" office:value="339.119832036">
                <text:p>339.119832036</text:p>
              </table:table-cell>
              <table:table-cell office:value-type="float" office:value="464.76853584">
                <text:p>464.76853584</text:p>
              </table:table-cell>
              <table:table-cell office:value-type="float" office:value="565.104816922">
                <text:p>565.104816922</text:p>
              </table:table-cell>
              <table:table-cell office:value-type="float" office:value="747.115977316">
                <text:p>747.115977316</text:p>
              </table:table-cell>
              <table:table-cell office:value-type="float" office:value="822.858275328">
                <text:p>822.858275328</text:p>
              </table:table-cell>
              <table:table-cell office:value-type="float" office:value="963.74812924">
                <text:p>963.74812924</text:p>
              </table:table-cell>
              <table:table-cell office:value-type="float" office:value="1166.07367438">
                <text:p>1166.07367438</text:p>
              </table:table-cell>
              <table:table-cell office:value-type="float" office:value="1223.9621419">
                <text:p>1223.9621419</text:p>
              </table:table-cell>
              <table:table-cell office:value-type="float" office:value="1431.19397916">
                <text:p>1431.19397916</text:p>
              </table:table-cell>
              <table:table-cell office:value-type="float" office:value="1601.9777022">
                <text:p>1601.9777022</text:p>
              </table:table-cell>
              <table:table-cell office:value-type="float" office:value="1780.10485245">
                <text:p>1780.10485245</text:p>
              </table:table-cell>
            </table:table-row>
            <table:table-row>
              <table:table-cell office:value-type="string">
                <text:p>TESTING NEW fuzzy_token inc 1 dec to 1 w/thresholds 0.1 and 0.999 and window limit 1 CHEAT weights</text:p>
                <draw:g>
                  <svg:desc>'LOOKING FOR GOOD OLD RESULTS'.A17:'LOOKING FOR GOOD OLD RESULTS'.A17</svg:desc>
                </draw:g>
              </table:table-cell>
              <table:table-cell office:value-type="float" office:value="5.13960693451">
                <text:p>5.13960693451</text:p>
                <draw:g>
                  <svg:desc>'LOOKING FOR GOOD OLD RESULTS'.B17:'LOOKING FOR GOOD OLD RESULTS'.AO17</svg:desc>
                </draw:g>
              </table:table-cell>
              <table:table-cell office:value-type="float" office:value="5.28161020232">
                <text:p>5.28161020232</text:p>
              </table:table-cell>
              <table:table-cell office:value-type="float" office:value="5.46863585124">
                <text:p>5.46863585124</text:p>
              </table:table-cell>
              <table:table-cell office:value-type="float" office:value="5.76718967875">
                <text:p>5.76718967875</text:p>
              </table:table-cell>
              <table:table-cell office:value-type="float" office:value="6.0787104321">
                <text:p>6.0787104321</text:p>
              </table:table-cell>
              <table:table-cell office:value-type="float" office:value="6.48834573214">
                <text:p>6.48834573214</text:p>
              </table:table-cell>
              <table:table-cell office:value-type="float" office:value="7.03620785578">
                <text:p>7.03620785578</text:p>
              </table:table-cell>
              <table:table-cell office:value-type="float" office:value="7.3909760708">
                <text:p>7.3909760708</text:p>
              </table:table-cell>
              <table:table-cell office:value-type="float" office:value="7.97306138404">
                <text:p>7.97306138404</text:p>
              </table:table-cell>
              <table:table-cell office:value-type="float" office:value="9.10364546882">
                <text:p>9.10364546882</text:p>
              </table:table-cell>
              <table:table-cell office:value-type="float" office:value="9.95856623838">
                <text:p>9.95856623838</text:p>
              </table:table-cell>
              <table:table-cell office:value-type="float" office:value="11.1669559895">
                <text:p>11.1669559895</text:p>
              </table:table-cell>
              <table:table-cell office:value-type="float" office:value="12.7344355436">
                <text:p>12.7344355436</text:p>
              </table:table-cell>
              <table:table-cell office:value-type="float" office:value="14.059718383">
                <text:p>14.059718383</text:p>
              </table:table-cell>
              <table:table-cell office:value-type="float" office:value="16.042614011">
                <text:p>16.042614011</text:p>
              </table:table-cell>
              <table:table-cell office:value-type="float" office:value="18.9828838697">
                <text:p>18.9828838697</text:p>
              </table:table-cell>
              <table:table-cell office:value-type="float" office:value="21.9120260222">
                <text:p>21.9120260222</text:p>
              </table:table-cell>
              <table:table-cell office:value-type="float" office:value="26.2821873286">
                <text:p>26.2821873286</text:p>
              </table:table-cell>
              <table:table-cell office:value-type="float" office:value="29.6648364211">
                <text:p>29.6648364211</text:p>
              </table:table-cell>
              <table:table-cell office:value-type="float" office:value="37.969653751">
                <text:p>37.969653751</text:p>
              </table:table-cell>
              <table:table-cell office:value-type="float" office:value="45.9265511902">
                <text:p>45.9265511902</text:p>
              </table:table-cell>
              <table:table-cell office:value-type="float" office:value="54.2978220201">
                <text:p>54.2978220201</text:p>
              </table:table-cell>
              <table:table-cell office:value-type="float" office:value="68.5992490289">
                <text:p>68.5992490289</text:p>
              </table:table-cell>
              <table:table-cell office:value-type="float" office:value="75.7405032731">
                <text:p>75.7405032731</text:p>
              </table:table-cell>
              <table:table-cell office:value-type="float" office:value="100.42389456">
                <text:p>100.42389456</text:p>
              </table:table-cell>
              <table:table-cell office:value-type="float" office:value="119.141235195">
                <text:p>119.141235195</text:p>
              </table:table-cell>
              <table:table-cell office:value-type="float" office:value="140.975107955">
                <text:p>140.975107955</text:p>
              </table:table-cell>
              <table:table-cell office:value-type="float" office:value="162.106428189">
                <text:p>162.106428189</text:p>
              </table:table-cell>
              <table:table-cell office:value-type="float" office:value="195.182677678">
                <text:p>195.182677678</text:p>
              </table:table-cell>
              <table:table-cell office:value-type="float" office:value="217.658899755">
                <text:p>217.658899755</text:p>
              </table:table-cell>
              <table:table-cell office:value-type="float" office:value="245.155363455">
                <text:p>245.155363455</text:p>
              </table:table-cell>
              <table:table-cell office:value-type="float" office:value="276.019904012">
                <text:p>276.019904012</text:p>
              </table:table-cell>
              <table:table-cell office:value-type="float" office:value="322.304820389">
                <text:p>322.304820389</text:p>
              </table:table-cell>
              <table:table-cell office:value-type="float" office:value="372.645999959">
                <text:p>372.645999959</text:p>
              </table:table-cell>
              <table:table-cell office:value-type="float" office:value="460.771355036">
                <text:p>460.771355036</text:p>
              </table:table-cell>
              <table:table-cell office:value-type="float" office:value="587.800965223">
                <text:p>587.800965223</text:p>
              </table:table-cell>
              <table:table-cell office:value-type="float" office:value="668.150499666">
                <text:p>668.150499666</text:p>
              </table:table-cell>
              <table:table-cell office:value-type="float" office:value="813.821087039">
                <text:p>813.821087039</text:p>
              </table:table-cell>
              <table:table-cell office:value-type="float" office:value="1033.78908088">
                <text:p>1033.78908088</text:p>
              </table:table-cell>
              <table:table-cell office:value-type="float" office:value="1291.34622698">
                <text:p>1291.34622698</text:p>
              </table:table-cell>
            </table:table-row>
            <table:table-row>
              <table:table-cell office:value-type="string">
                <text:p>TESTING NEW fuzzy_token inc 1 dec to 1 w/thresholds 0.2 and 0.999 and window limit 1 CHEAT weights</text:p>
                <draw:g>
                  <svg:desc>'LOOKING FOR GOOD OLD RESULTS'.A18:'LOOKING FOR GOOD OLD RESULTS'.A18</svg:desc>
                </draw:g>
              </table:table-cell>
              <table:table-cell office:value-type="float" office:value="5.12954297291">
                <text:p>5.12954297291</text:p>
                <draw:g>
                  <svg:desc>'LOOKING FOR GOOD OLD RESULTS'.B18:'LOOKING FOR GOOD OLD RESULTS'.AO18</svg:desc>
                </draw:g>
              </table:table-cell>
              <table:table-cell office:value-type="float" office:value="5.32147279421">
                <text:p>5.32147279421</text:p>
              </table:table-cell>
              <table:table-cell office:value-type="float" office:value="5.50996053397">
                <text:p>5.50996053397</text:p>
              </table:table-cell>
              <table:table-cell office:value-type="float" office:value="5.81504752815">
                <text:p>5.81504752815</text:p>
              </table:table-cell>
              <table:table-cell office:value-type="float" office:value="6.04310320018">
                <text:p>6.04310320018</text:p>
              </table:table-cell>
              <table:table-cell office:value-type="float" office:value="6.47657546745">
                <text:p>6.47657546745</text:p>
              </table:table-cell>
              <table:table-cell office:value-type="float" office:value="6.96542832623">
                <text:p>6.96542832623</text:p>
              </table:table-cell>
              <table:table-cell office:value-type="float" office:value="7.57653093708">
                <text:p>7.57653093708</text:p>
              </table:table-cell>
              <table:table-cell office:value-type="float" office:value="8.12288360008">
                <text:p>8.12288360008</text:p>
              </table:table-cell>
              <table:table-cell office:value-type="float" office:value="8.90164841508">
                <text:p>8.90164841508</text:p>
              </table:table-cell>
              <table:table-cell office:value-type="float" office:value="10.3375979651">
                <text:p>10.3375979651</text:p>
              </table:table-cell>
              <table:table-cell office:value-type="float" office:value="11.28300974">
                <text:p>11.28300974</text:p>
              </table:table-cell>
              <table:table-cell office:value-type="float" office:value="12.6351308314">
                <text:p>12.6351308314</text:p>
              </table:table-cell>
              <table:table-cell office:value-type="float" office:value="15.1184512939">
                <text:p>15.1184512939</text:p>
              </table:table-cell>
              <table:table-cell office:value-type="float" office:value="17.2762704773">
                <text:p>17.2762704773</text:p>
              </table:table-cell>
              <table:table-cell office:value-type="float" office:value="21.0518634131">
                <text:p>21.0518634131</text:p>
              </table:table-cell>
              <table:table-cell office:value-type="float" office:value="23.9718612987">
                <text:p>23.9718612987</text:p>
              </table:table-cell>
              <table:table-cell office:value-type="float" office:value="29.0650242214">
                <text:p>29.0650242214</text:p>
              </table:table-cell>
              <table:table-cell office:value-type="float" office:value="37.9180730242">
                <text:p>37.9180730242</text:p>
              </table:table-cell>
              <table:table-cell office:value-type="float" office:value="43.2351842819">
                <text:p>43.2351842819</text:p>
              </table:table-cell>
              <table:table-cell office:value-type="float" office:value="55.6863203878">
                <text:p>55.6863203878</text:p>
              </table:table-cell>
              <table:table-cell office:value-type="float" office:value="64.6013593529">
                <text:p>64.6013593529</text:p>
              </table:table-cell>
              <table:table-cell office:value-type="float" office:value="79.3157178703">
                <text:p>79.3157178703</text:p>
              </table:table-cell>
              <table:table-cell office:value-type="float" office:value="91.9180416068">
                <text:p>91.9180416068</text:p>
              </table:table-cell>
              <table:table-cell office:value-type="float" office:value="107.561027228">
                <text:p>107.561027228</text:p>
              </table:table-cell>
              <table:table-cell office:value-type="float" office:value="118.721006766">
                <text:p>118.721006766</text:p>
              </table:table-cell>
              <table:table-cell office:value-type="float" office:value="138.966608723">
                <text:p>138.966608723</text:p>
              </table:table-cell>
              <table:table-cell office:value-type="float" office:value="150.867491968">
                <text:p>150.867491968</text:p>
              </table:table-cell>
              <table:table-cell office:value-type="float" office:value="165.44735519">
                <text:p>165.44735519</text:p>
              </table:table-cell>
              <table:table-cell office:value-type="float" office:value="188.240121647">
                <text:p>188.240121647</text:p>
              </table:table-cell>
              <table:table-cell office:value-type="float" office:value="220.517837896">
                <text:p>220.517837896</text:p>
              </table:table-cell>
              <table:table-cell office:value-type="float" office:value="252.991101291">
                <text:p>252.991101291</text:p>
              </table:table-cell>
              <table:table-cell office:value-type="float" office:value="281.784412132">
                <text:p>281.784412132</text:p>
              </table:table-cell>
              <table:table-cell office:value-type="float" office:value="319.904627115">
                <text:p>319.904627115</text:p>
              </table:table-cell>
              <table:table-cell office:value-type="float" office:value="378.256656044">
                <text:p>378.256656044</text:p>
              </table:table-cell>
              <table:table-cell office:value-type="float" office:value="466.159474152">
                <text:p>466.159474152</text:p>
              </table:table-cell>
              <table:table-cell office:value-type="float" office:value="548.242477804">
                <text:p>548.242477804</text:p>
              </table:table-cell>
              <table:table-cell office:value-type="float" office:value="661.203359881">
                <text:p>661.203359881</text:p>
              </table:table-cell>
              <table:table-cell office:value-type="float" office:value="1006.46009172">
                <text:p>1006.46009172</text:p>
              </table:table-cell>
              <table:table-cell office:value-type="float" office:value="1082.99236055">
                <text:p>1082.99236055</text:p>
              </table:table-cell>
            </table:table-row>
            <table:table-row>
              <table:table-cell office:value-type="string">
                <text:p/>
                <draw:g>
                  <svg:desc>'LOOKING FOR GOOD OLD RESULTS'.A19:'LOOKING FOR GOOD OLD RESULTS'.A19</svg:desc>
                </draw:g>
              </table:table-cell>
              <table:table-cell office:value-type="float" office:value="NaN">
                <text:p>NaN</text:p>
                <draw:g>
                  <svg:desc>'LOOKING FOR GOOD OLD RESULTS'.B19:'LOOKING FOR GOOD OLD RESULTS'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LOOKING FOR GOOD OLD RESULTS'.A20:'LOOKING FOR GOOD OLD RESULTS'.A20</svg:desc>
                </draw:g>
              </table:table-cell>
              <table:table-cell office:value-type="float" office:value="NaN">
                <text:p>NaN</text:p>
                <draw:g>
                  <svg:desc>'LOOKING FOR GOOD OLD RESULTS'.B20:'LOOKING FOR GOOD OLD RESULTS'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